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4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9" style:family="graphic" style:parent-style-name="standard">
      <style:graphic-properties draw:stroke="none" draw:fill="none" fo:min-height="3.155cm"/>
      <style:paragraph-properties style:writing-mode="lr-tb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5" style:family="paragraph"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7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6" style:family="paragraph">
      <style:paragraph-properties fo:text-align="center"/>
      <style:text-properties fo:font-weight="bold" style:font-weight-asian="bold" style:font-weight-complex="bold"/>
    </style:style>
    <style:style style:name="P77" style:family="paragraph">
      <style:paragraph-properties fo:margin-left="0cm" fo:margin-right="0cm" fo:margin-top="0cm" fo:margin-bottom="0cm" fo:line-height="100%" fo:text-align="center" fo:text-indent="0cm"/>
    </style:style>
    <style:style style:name="P78" style:family="paragraph">
      <style:paragraph-properties fo:text-align="start"/>
      <style:text-properties fo:font-weight="normal" style:font-weight-asian="normal" style:font-weight-complex="normal"/>
    </style:style>
    <style:style style:name="P79" style:family="paragraph">
      <style:paragraph-properties fo:text-align="star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3" style:family="paragraph">
      <style:paragraph-properties fo:text-align="justify" style:writing-mode="lr-tb"/>
      <style:text-properties fo:color="#000066" loext:opacity="100%" fo:language="ru" fo:country="RU"/>
    </style:style>
    <style:style style:name="P84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5" style:family="paragraph">
      <style:paragraph-properties fo:text-align="justify"/>
    </style:style>
    <style:style style:name="P86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7" style:family="paragraph">
      <loext:graphic-properties draw:fill="solid" draw:fill-color="#007d9c"/>
      <style:paragraph-properties fo:text-align="center"/>
      <style:text-properties fo:language="ru" fo:country="RU"/>
    </style:style>
    <style:style style:name="P88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9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6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3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4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5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7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0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5" style:family="text">
      <style:text-properties style:font-name="Liberation Sans1" fo:font-size="12pt" fo:language="ru" fo:country="RU" style:font-size-asian="12pt" style:font-size-complex="12pt"/>
    </style:style>
    <style:style style:name="T116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7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1" fo:font-size="10pt" fo:language="ru" fo:country="RU" style:font-size-asian="10pt" style:font-size-complex="10pt"/>
    </style:style>
    <style:style style:name="T121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2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24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6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8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9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33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34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6" style:family="text">
      <style:text-properties style:font-name="Liberation Sans1" fo:font-size="12pt" style:font-size-asian="12pt" style:font-size-complex="12pt"/>
    </style:style>
    <style:style style:name="T147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8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6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7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6" style:family="text">
      <style:text-properties fo:font-size="14pt" style:font-size-asian="14pt" style:font-size-complex="14pt"/>
    </style:style>
    <style:style style:name="T167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68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9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9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80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1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5" style:family="text">
      <style:text-properties fo:color="#006699" loext:opacity="100%" style:text-outline="false" style:font-name="Liberation Sans1" fo:font-size="14pt" fo:language="ru" fo:country="RU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color="#006699" loext:opacity="100%" style:text-outline="false" style:font-name="Liberation Mono1" fo:font-size="14pt" fo:language="ru" fo:country="RU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187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Liberation Mono1" style:font-size-asian="14pt" style:font-style-asian="normal" style:font-weight-asian="bold" style:font-name-complex="Liberation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3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4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1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9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0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1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27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44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8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52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53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54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55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style:font-name="Liberation Sans1" fo:font-size="14pt" style:font-size-asian="14pt" style:font-size-complex="14pt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3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4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5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6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9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93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97" style:family="text">
      <style:text-properties fo:color="#007d9c" loext:opacity="100%" fo:font-size="11pt" fo:language="ru" fo:country="RU" style:font-size-asian="11pt" style:font-size-complex="11pt"/>
    </style:style>
    <style:style style:name="T298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</text:span><text:span text:style-name="T2">прогр</text:span><text:span text:style-name="T2">аммир</text:span><text:span text:style-name="T2">овани</text:span><text:span text:style-name="T2">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</text:span><text:span text:style-name="T4">Михаил В. </text:span><text:span text:style-name="T4">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ммисто</text:span><text:span text:style-name="T5">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ммисто</text:span><text:span text:style-name="T5">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аммисто</text:span><text:span text:style-name="T5">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</text:span><text:span text:style-name="T7">поGOвор</text:span><text:span text:style-name="T7">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</text:span><text:span text:style-name="T9">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</text:span><text:span text:style-name="T9">создавался язык</text:span><text:span text:style-name="T13">. </text:span><text:span text:style-name="T9">Улучшенная </text:span><text:span text:style-name="T13">т</text:span><text:span text:style-name="T14">ехнология </text:span><text:span text:style-name="T14">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</text:span><text:span text:style-name="T14">чем Go </text:span><text:span text:style-name="T14">отличается от </text:span><text:span text:style-name="T14">других языков. </text:span><text:span text:style-name="T14">Корни языка.</text:span></text:p>
            <text:p text:style-name="P13"><text:span text:style-name="T12"/></text:p>
            <text:p text:style-name="P13"><text:span text:style-name="T8">Компиляция</text:span><text:span text:style-name="T9"> </text:span><text:span text:style-name="T9">(для разных </text:span><text:span text:style-name="T9">платформ) и </text:span><text:span text:style-name="T9">выполнение.</text:span></text:p>
            <text:p text:style-name="P13"><text:span text:style-name="T8"/></text:p>
            <text:p text:style-name="P13"><text:span text:style-name="T8">Синтаксис</text:span><text:span text:style-name="T9">: </text:span><text:span text:style-name="T9">правописание и </text:span><text:span text:style-name="T9">стиль. </text:span><text:span text:style-name="T9">У</text:span><text:span text:style-name="T14">правляющие </text:span><text:span text:style-name="T14">конструкции. </text:span><text:span text:style-name="T14">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</text:span><text:span text:style-name="T14">функции, методы. </text:span><text:span text:style-name="T14">Пакеты. </text:span><text:span text:style-name="T14">Объектное </text:span><text:span text:style-name="T14">программировани</text:span><text:span text:style-name="T14">е.</text:span></text:p>
            <text:p text:style-name="P13"><text:span text:style-name="T8"/></text:p>
            <text:p text:style-name="P13"><text:span text:style-name="T8">Интерфейсы</text:span><text:span text:style-name="T9">: </text:span><text:span text:style-name="T9">типы для </text:span><text:span text:style-name="T9">действий </text:span><text:span text:style-name="T9">(contracts), <text:s/></text:span><text:span text:style-name="T9">ограничения </text:span><text:span text:style-name="T9">(constraints) для </text:span><text:span text:style-name="T9">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</text:span><text:span text:style-name="T8">ть</text:span><text:span text:style-name="T9">:</text:span><text:span text:style-name="T14"> concurrency </text:span><text:span text:style-name="T14">(goroutines, </text:span><text:span text:style-name="T14">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nd. Go </text:span><text:span text:style-name="T9">tools. IDE и </text:span><text:span text:style-name="T9">редакторы.</text:span></text:p>
            <text:p><text:span text:style-name="T9"/></text:p>
            <text:p><text:span text:style-name="T8">Применение</text:span><text:span text:style-name="T9">:</text:span><text:span text:style-name="T14"> где, </text:span><text:span text:style-name="T14">как и почему </text:span><text:span text:style-name="T14">лучше </text:span><text:span text:style-name="T14">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</text:span><text:span text:style-name="T14">недостатки Go и </text:span><text:span text:style-name="T14">альтернативы </text:span><text:span text:style-name="T14">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</text:span><text:span text:style-name="T24">for the </text:span><text:span text:style-name="T24">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</text:span><text:span text:style-name="T27">быстро </text:span><text:span text:style-name="T27">компилируемый </text:span><text:span text:style-name="T27">многопоточный </text:span><text:span text:style-name="T27">язык </text:span><text:span text:style-name="T27">программирован</text:span><text:span text:style-name="T27">ия со </text:span><text:span text:style-name="T27">статической </text:span><text:span text:style-name="T27">типизацией, </text:span><text:span text:style-name="T27">ориентированны</text:span><text:span text:style-name="T27">й на </text:span><text:span text:style-name="T27">высокопроизвод</text:span><text:span text:style-name="T27">ительную работу </text:span><text:span text:style-name="T27">в сети и </text:span><text:span text:style-name="T27">эффективное </text:span><text:span text:style-name="T27">многопоточное </text:span><text:span text:style-name="T27">выполнение </text:span><text:span text:style-name="T28">(в </text:span><text:span text:style-name="T28">виде “родных” </text:span><text:span text:style-name="T28">исполняемых </text:span><text:span text:style-name="T28">файлов), легко </text:span><text:span text:style-name="T28">осваиваемый, с </text:span><text:span text:style-name="T28">многочисленным</text:span><text:span text:style-name="T28">и надёжными </text:span><text:span text:style-name="T29">стандартными</text:span><text:span text:style-name="T28"> </text:span><text:span text:style-name="T28">библиотеками, </text:span><text:span text:style-name="T28">удобный для </text:span><text:span text:style-name="T28">сопровождения.</text:span></text:p>
            <text:p text:style-name="P13"><text:span text:style-name="T30"/></text:p>
            <text:p text:style-name="P13"><text:span text:style-name="T31">Проектировщик</text:span><text:span text:style-name="T31">и</text:span><text:span text:style-name="T30">:</text:span></text:p>
            <text:p text:style-name="P13"><text:span text:style-name="T32"><text:tab/></text:span><text:span text:style-name="T32">Robert </text:span><text:span text:style-name="T32">Griesemer </text:span><text:span text:style-name="T33">(разработчик V8 </text:span><text:span text:style-name="T33">JS engine, Java </text:span><text:span text:style-name="T33">HotSpot VM, </text:span><text:span text:style-name="T33">Sawzall; </text:span><text:span text:style-name="T34">его </text:span><text:span text:style-name="T34">учитель – Niklaus </text:span><text:span text:style-name="T34">Wirth)</text:span></text:p>
            <text:p text:style-name="P13"><text:span text:style-name="T35"><text:tab/></text:span><text:span text:style-name="T35">Rob Pike <text:s text:c="6"/></text:span><text:span text:style-name="T35"><text:s text:c="8"/></text:span><text:span text:style-name="T33">(разработчик </text:span><text:span text:style-name="T33">window system for </text:span><text:span text:style-name="T33">Unix; Plan 9, </text:span><text:span text:style-name="T33">Inferno, </text:span><text:span text:style-name="T36">UTF-8, </text:span><text:span text:style-name="T36">языка Sawzall)</text:span></text:p>
            <text:p text:style-name="P13"><text:span text:style-name="T30"><text:tab/></text:span><text:span text:style-name="T30">Ken </text:span><text:span text:style-name="T30">Thompson <text:s text:c="4"/></text:span><text:span text:style-name="T36">(разработчик </text:span><text:span text:style-name="T36">Unix, C, grep, ed, </text:span><text:span text:style-name="T36">Plan 9, Inferno, </text:span><text:span text:style-name="T36">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</text:span><text:span text:style-name="T30">Google + Go </text:span><text:span text:style-name="T30">community.</text:span></text:p>
            <text:p text:style-name="P18"><text:span text:style-name="T37"/></text:p>
            <text:p text:style-name="P18"><text:span text:style-name="T27">Цель: </text:span><text:span text:style-name="T38">система </text:span><text:span text:style-name="T38">программирован</text:span><text:span text:style-name="T38">ия</text:span><text:span text:style-name="T27"> для </text:span><text:span text:style-name="T39">разработки </text:span><text:span text:style-name="T39">больших </text:span><text:span text:style-name="T39">надёжных </text:span><text:span text:style-name="T39">высоконагружен</text:span><text:span text:style-name="T39">ных быстро </text:span><text:span text:style-name="T39">работающих </text:span><text:span text:style-name="T39">серверных </text:span><text:span text:style-name="T39">программных </text:span><text:span text:style-name="T39">комплексов с </text:span><text:span text:style-name="T39">распараллелива</text:span><text:span text:style-name="T39">нием </text:span><text:span text:style-name="T39">выполнения, </text:span><text:span text:style-name="T39">которые будут </text:span><text:span text:style-name="T39">развиваться в </text:span><text:span text:style-name="T39">течение </text:span><text:span text:style-name="T39">длительного </text:span><text:span text:style-name="T39">времени </text:span><text:span text:style-name="T39">большой </text:span><text:span text:style-name="T39">командой </text:span><text:span text:style-name="T39">разработчиков.</text:span></text:p>
            <text:p text:style-name="P18"><text:span text:style-name="T35"/></text:p>
            <text:p text:style-name="P18"><text:span text:style-name="T39">На </text:span><text:span text:style-name="T39">проектирование </text:span><text:span text:style-name="T39">Go </text:span><text:span text:style-name="T40">повлияли </text:span><text:span text:style-name="T40">языки</text:span><text:span text:style-name="T39"> </text:span><text:span text:style-name="T41">C, </text:span><text:span text:style-name="T41">Oberon-2, Active </text:span><text:span text:style-name="T41">Oberon, Oberon, </text:span><text:span text:style-name="T41">Modula-2, </text:span><text:span text:style-name="T41">Modula, Pascal, </text:span><text:span text:style-name="T41">Alef, Newsqueak, </text:span><text:span text:style-name="T41">Squeak, CSP, </text:span><text:span text:style-name="T41">Smalltalk, Limbo,</text:span><text:span text:style-name="T29"> </text:span><text:span text:style-name="T29">APL, BCPL, </text:span><text:span text:style-name="T29">occam.</text:span><text:span text:style-name="T42"> </text:span></text:p>
            <text:p text:style-name="P18"/>
            <text:p text:style-name="P18"><text:span text:style-name="T43">Разработчиков </text:span><text:span text:style-name="T43">первоначально </text:span><text:span text:style-name="T43">объединило их общее </text:span><text:span text:style-name="T43">недовольство языком </text:span><text:span text:style-name="T43">C++. Кроме того, они </text:span><text:span text:style-name="T43">хотели сделать язык с </text:span><text:span text:style-name="T43">простым синтаксисом, </text:span><text:span text:style-name="T43">но отвечающий </text:span><text:span text:style-name="T44">современным </text:span><text:span text:style-name="T44">требованиям к </text:span><text:span text:style-name="T44">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</text:span><text:span text:style-name="T48">школа»):</text:span></text:p>
            <text:p><text:span text:style-name="T49">разработчик языка C, ОС </text:span><text:span text:style-name="T49">Unix, Plan 9</text:span><text:span text:style-name="T50">, Inferno, grep, </text:span><text:span text:style-name="T50">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</text:span><text:span text:style-name="T46">(Pascal, Modula, Oberon), </text:span><text:span text:style-name="T46">европейская школа</text:span><text:span text:style-name="T54">»</text:span><text:span text:style-name="T48">):</text:span></text:p>
            <text:p><text:span text:style-name="T50">разработчик V8 JS engine, </text:span><text:span text:style-name="T50">Java HotSpot VM, языка </text:span><text:span text:style-name="T50">Sawzall, a programming </text:span><text:span text:style-name="T50">language for vector </text:span><text:span text:style-name="T50">computers, системы </text:span><text:span text:style-name="T50">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</text:span><text:span text:style-name="T48">специалист по concurrency):</text:span></text:p>
            <text:p><text:span text:style-name="T50">разработчик window </text:span><text:span text:style-name="T50">system for Unix; ОС Plan 9, </text:span><text:span text:style-name="T50">Inferno, UTF-8, sam, acme, </text:span><text:span text:style-name="T50">языков Sawzall, Limbo, </text:span><text:span text:style-name="T50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</text:span><text:span text:style-name="T56">was not to create a </text:span><text:span text:style-name="T56">new programming </text:span><text:span text:style-name="T56">language, it was to </text:span><text:span text:style-name="T56">create a better way </text:span><text:span text:style-name="T56">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</text:span><text:span text:style-name="T22">создания </text:span><text:span text:style-name="T22">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</text:span><text:span text:style-name="T27">хотели не просто </text:span><text:span text:style-name="T27">создать новый </text:span><text:span text:style-name="T27">язык, но </text:span><text:span text:style-name="T27">разработать </text:span><text:span text:style-name="T27">лучшую </text:span><text:span text:style-name="T38">технологию</text:span><text:span text:style-name="T27"> </text:span><text:span text:style-name="T38">разработки </text:span><text:span text:style-name="T38">программ</text:span><text:span text:style-name="T27"> </text:span><text:span text:style-name="T27">(большой </text:span><text:span text:style-name="T27">командой </text:span><text:span text:style-name="T27">разработчиков в </text:span><text:span text:style-name="T27">течение </text:span><text:span text:style-name="T27">длительного </text:span><text:span text:style-name="T27">времени):</text:span></text:p>
            <text:list text:style-name="L1">
              <text:list-item>
                <text:p text:style-name="P18"><text:span text:style-name="T59">язык </text:span><text:span text:style-name="T59">спроектирован </text:span><text:span text:style-name="T59">для надёжного </text:span><text:span text:style-name="T59">программирова</text:span><text:span text:style-name="T59">ния больших </text:span><text:span text:style-name="T59">программных </text:span><text:span text:style-name="T59">комплексов;</text:span></text:p>
              </text:list-item>
              <text:list-item>
                <text:p text:style-name="P18"><text:span text:style-name="T60">стабильная </text:span><text:span text:style-name="T60">спецификация </text:span><text:span text:style-name="T60">языка</text:span><text:span text:style-name="T59">: </text:span><text:span text:style-name="T59">совместимость </text:span><text:span text:style-name="T59">с предыдущими </text:span><text:span text:style-name="T59">и </text:span><text:span text:style-name="T59">последующими </text:span><text:span text:style-name="T59">версиями;</text:span></text:p>
              </text:list-item>
              <text:list-item>
                <text:p text:style-name="P18"><text:span text:style-name="T59">краткий и </text:span><text:span text:style-name="T59">логичный </text:span><text:span text:style-name="T60">синтаксис</text:span><text:span text:style-name="T59">: </text:span><text:span text:style-name="T59">легко освоить и </text:span><text:span text:style-name="T59">однозначно </text:span><text:span text:style-name="T59">понимать в </text:span><text:span text:style-name="T59">команде;</text:span></text:p>
              </text:list-item>
              <text:list-item>
                <text:p text:style-name="P18"><text:span text:style-name="T60">строгая </text:span><text:span text:style-name="T60">типизация, </text:span><text:span text:style-name="T60">объявления, </text:span><text:span text:style-name="T60">импорты</text:span><text:span text:style-name="T59">: </text:span><text:span text:style-name="T59">компилятор </text:span><text:span text:style-name="T59">контролирует </text:span><text:span text:style-name="T59">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</text:span><text:span text:style-name="T59">минимизирует </text:span><text:span text:style-name="T59">время сборки </text:span><text:span text:style-name="T59">больших </text:span><text:span text:style-name="T59">программных </text:span><text:span text:style-name="T59">систем;</text:span></text:p>
              </text:list-item>
              <text:list-item>
                <text:p text:style-name="P18"><text:span text:style-name="T60">легко </text:span><text:span text:style-name="T60">компилировать </text:span><text:span text:style-name="T60">для разных ОС </text:span><text:span text:style-name="T60">и архитектур </text:span><text:span text:style-name="T59">одни и те же </text:span><text:span text:style-name="T59">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</text:span><text:span text:style-name="T59">неявным </text:span><text:span text:style-name="T59">соответствием: </text:span><text:span text:style-name="T59">позволят </text:span><text:span text:style-name="T59">расширять </text:span><text:span text:style-name="T59">готовые </text:span><text:span text:style-name="T59">системы;</text:span></text:p>
              </text:list-item>
              <text:list-item>
                <text:p text:style-name="P18"><text:span text:style-name="T60">композиция</text:span><text:span text:style-name="T59"> </text:span><text:span text:style-name="T59">вместо </text:span><text:span text:style-name="T59">наследования: </text:span><text:span text:style-name="T59">обеспечит </text:span><text:span text:style-name="T59">независимое </text:span><text:span text:style-name="T59">развитие </text:span><text:span text:style-name="T59">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</text:span><text:span text:style-name="T59">структурируют </text:span><text:span text:style-name="T59">программу для </text:span><text:span text:style-name="T59">параллельного </text:span><text:span text:style-name="T59">выполнения;</text:span></text:p>
              </text:list-item>
              <text:list-item>
                <text:p text:style-name="P18"><text:span text:style-name="T60">каналы</text:span><text:span text:style-name="T59"> </text:span><text:span text:style-name="T59">обеспечат </text:span><text:span text:style-name="T59">удобную </text:span><text:span text:style-name="T59">синхронизацию </text:span><text:span text:style-name="T59">и обмен </text:span><text:span text:style-name="T59">данными между </text:span><text:span text:style-name="T59">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</text:span><text:span text:style-name="T59">средства языка </text:span><text:span text:style-name="T59">для явной </text:span><text:span text:style-name="T59">обработки </text:span><text:span text:style-name="T59">ошибок;</text:span></text:p>
              </text:list-item>
              <text:list-item>
                <text:p text:style-name="P18"><text:span text:style-name="T60">единый стиль </text:span><text:span text:style-name="T59">оформления </text:span><text:span text:style-name="T59">исходников: </text:span><text:span text:style-name="T59">задаётся </text:span><text:span text:style-name="T59">утилитой </text:span><text:span text:style-name="T61">go </text:span><text:span text:style-name="T61">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</text:span><text:span text:style-name="T59">надёжно </text:span><text:span text:style-name="T59">работающая </text:span><text:span text:style-name="T60">стандартная </text:span><text:span text:style-name="T60">библиотека</text:span><text:span text:style-name="T59">: </text:span><text:span text:style-name="T59">предоставит </text:span><text:span text:style-name="T59">готовые </text:span><text:span text:style-name="T59">компоненты;</text:span></text:p>
              </text:list-item>
              <text:list-item>
                <text:p text:style-name="P18"><text:span text:style-name="T59">удобная </text:span><text:span text:style-name="T60">система </text:span><text:span text:style-name="T60">управления </text:span><text:span text:style-name="T60">внешними </text:span><text:span text:style-name="T60">пакетами</text:span><text:span text:style-name="T59"> с </text:span><text:span text:style-name="T59">идентификацие</text:span><text:span text:style-name="T59">й по URL;</text:span></text:p>
              </text:list-item>
              <text:list-item>
                <text:p text:style-name="P18"><text:span text:style-name="T59">мощный набор </text:span><text:span text:style-name="T59">стандартных </text:span><text:span text:style-name="T59">инструментов: </text:span><text:span text:style-name="T62">go </text:span><text:span text:style-name="T63">command</text:span><text:span text:style-name="T59">, </text:span><text:span text:style-name="T62">go </text:span><text:span text:style-name="T62">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</text:span><text:span text:style-name="T60">возможности </text:span><text:span text:style-name="T60">для </text:span><text:span text:style-name="T60">автоматизаци</text:span><text:span text:style-name="T60">и</text:span><text:span text:style-name="T59"> за счёт </text:span><text:span text:style-name="T59">расширения </text:span><text:span text:style-name="T59">набора </text:span><text:span text:style-name="T59">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</text:span><text:span text:style-name="T60">исходный код</text:span><text:span text:style-name="T59">: </text:span><text:span text:style-name="T59">привлекает </text:span><text:span text:style-name="T59">сообщество для </text:span><text:span text:style-name="T59">развития </text:span><text:span text:style-name="T59">системы </text:span><text:span text:style-name="T59">программирова</text:span><text:span text:style-name="T59">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</text:span><text:span text:style-name="T64">ия и </text:span><text:span text:style-name="T64">совмести</text:span><text:span text:style-name="T64">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</text:span><text:span text:style-name="T67">компании </text:span><text:span text:style-name="T67">Google; </text:span><text:span text:style-name="T67">проектирование</text:span><text:span text:style-name="T67">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</text:span><text:span text:style-name="T67">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</text:span><text:span text:style-name="T67">Thompson (~ в </text:span><text:span text:style-name="T67">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</text:span><text:span text:style-name="T66">й проект (draft) </text:span><text:span text:style-name="T66">спецификации </text:span><text:span text:style-name="T66">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</text:span><text:span text:style-name="T67">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</text:span><text:span text:style-name="T68">release </text:span><text:span text:style-name="T68">weekly.2011-03-</text:span><text:span text:style-name="T68">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</text:span><text:span text:style-name="T68">&amp; a set of core </text:span><text:span text:style-name="T68">libraries.</text:span></text:p>
            <text:p text:style-name="P13"><text:span text:style-name="T70">2013-05-13</text:span><text:span text:style-name="T70"><text:tab/></text:span><text:span text:style-name="T70">go1.1: ~30%-40% </text:span><text:span text:style-name="T70">performance </text:span><text:span text:style-name="T70">improvement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</text:span><text:span text:style-name="T68">runtime written </text:span><text:span text:style-name="T68">entirely in Go </text:span><text:span text:style-name="T68">(with a little </text:span><text:span text:style-name="T68">assembler)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</text:span><text:span text:style-name="T68">Built-in fuzz </text:span><text:span text:style-name="T68">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</text:span><text:span text:style-name="T70">package; </text:span><text:span text:style-name="T68">PGO </text:span><text:span text:style-name="T68">(Profile-guided </text:span><text:span text:style-name="T68">Optimization) in </text:span><text:span text:style-name="T68">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</text:span><text:span text:style-name="T68">over function </text:span><text:span text:style-name="T68">types; </text:span><text:span text:style-name="T74">iter, </text:span><text:span text:style-name="T74">unique, structs</text:span><text:span text:style-name="T68"> </text:span><text:span text:style-name="T68">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</text:span><text:span text:style-name="T68">type aliases; </text:span><text:span text:style-name="T68">weak pointers; </text:span><text:span text:style-name="T68">post-quantum </text:span><text:span text:style-name="T68">cryptography; </text:span><text:span text:style-name="T68">FIPS mode.</text:span></text:p>
            <text:p text:style-name="P13"><text:span text:style-name="T75">2025</text:span><text:span text:style-name="T70">-08</text:span><text:span text:style-name="T70"><text:tab/></text:span><text:span text:style-name="T70"><text:tab/></text:span><text:span text:style-name="T70">go1.</text:span><text:span text:style-name="T75">25</text:span><text:span text:style-name="T73"> </text:span><text:span text:style-name="T73">(upcoming </text:span><text:span text:style-name="T74">release)</text:span><text:span text:style-name="T68">.</text:span></text:p>
            <text:p text:style-name="P13"><text:span text:style-name="T28"/></text:p>
            <text:p text:style-name="P18"><text:span text:style-name="T76">Спецификация </text:span><text:span text:style-name="T76">языка и </text:span><text:span text:style-name="T76">стандартной </text:span><text:span text:style-name="T76">библиотеки </text:span><text:span text:style-name="T76">обратно </text:span><text:span text:style-name="T76">совместимы с </text:span><text:span text:style-name="T76">версиями Go 1.x.</text:span></text:p>
            <text:p text:style-name="P18"><text:span text:style-name="T77">Поэтому многие </text:span><text:span text:style-name="T77">крупные </text:span><text:span text:style-name="T77">компании, </text:span><text:span text:style-name="T77">выждав время, </text:span><text:span text:style-name="T77">убедились в </text:span><text:span text:style-name="T77">долговременной </text:span><text:span text:style-name="T77">поддержке языка </text:span><text:span text:style-name="T77">и стали </text:span><text:span text:style-name="T77">применять его в </text:span><text:span text:style-name="T77">своих важных </text:span><text:span text:style-name="T77">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</text:span><text:span text:style-name="T64">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</text:span><text:span text:style-name="T79">Официальный </text:span><text:span text:style-name="T79">компилятор </text:span><text:span text:style-name="T79">(Google) для </text:span><text:span text:style-name="T79">ОС AIX, </text:span><text:span text:style-name="T79">Android, *BSD, </text:span><text:span text:style-name="T79">iOS, Linux, </text:span><text:span text:style-name="T79">macOS, Plan 9, </text:span><text:span text:style-name="T80">Solaris, </text:span><text:span text:style-name="T80">Windows (на </text:span><text:span text:style-name="T80">разных </text:span><text:span text:style-name="T80">аппаратных </text:span><text:span text:style-name="T80">архитектурах) </text:span><text:span text:style-name="T80">и для </text:span><text:span text:style-name="T80">WebAssembly </text:span><text:span text:style-name="T80">(WASM).</text:span></text:p>
            <text:p text:style-name="P18"><text:span text:style-name="T79"><text:tab/></text:span><text:span text:style-name="T79">2. </text:span><text:span text:style-name="T79">gofrontend + </text:span><text:span text:style-name="T79">libgo для </text:span><text:span text:style-name="T80">GCC </text:span><text:span text:style-name="T80">и других </text:span><text:span text:style-name="T80">компиляторов.</text:span></text:p>
            <text:p text:style-name="P18"><text:span text:style-name="T80"><text:tab/></text:span><text:span text:style-name="T80">3. </text:span><text:span text:style-name="T81">TinyGo</text:span><text:span text:style-name="T80"> </text:span><text:span text:style-name="T80">для embedded </text:span><text:span text:style-name="T80">systems и </text:span><text:span text:style-name="T80">WebAssembly.</text:span></text:p>
            <text:p text:style-name="P18"><text:span text:style-name="T80"><text:tab/></text:span><text:span text:style-name="T80">4. </text:span><text:span text:style-name="T81">GopherJS</text:span><text:span text:style-name="T80"> – </text:span><text:span text:style-name="T80">кросс-</text:span><text:span text:style-name="T80">компилятор из </text:span><text:span text:style-name="T80">Go в </text:span><text:span text:style-name="T80">JavaScript.</text:span></text:p>
            <text:p text:style-name="P18"><text:span text:style-name="T82"/></text:p>
            <text:p text:style-name="P18"><text:span text:style-name="T82">Поддерживаются </text:span><text:span text:style-name="T82">практически все </text:span><text:span text:style-name="T83">архитектуры</text:span><text:span text:style-name="T82">: </text:span><text:span text:style-name="T82">i386, amd64, ARM, </text:span><text:span text:style-name="T82">RISC-V, MIPS, </text:span><text:span text:style-name="T82">ppc64, …</text:span></text:p>
            <text:p text:style-name="P18"><text:span text:style-name="T84"><text:tab/></text:span><text:span text:style-name="T84"><text:tab/></text:span><text:span text:style-name="T84">go </text:span><text:span text:style-name="T84">tool dist list</text:span></text:p>
            <text:p text:style-name="P18"><text:span text:style-name="T85">Лёгкая кросс-</text:span><text:span text:style-name="T85">компиляция!</text:span></text:p>
            <text:p text:style-name="P18"><text:span text:style-name="T86"/></text:p>
            <text:p text:style-name="P18"><text:span text:style-name="T87">Установка</text:span><text:span text:style-name="T88"> </text:span><text:span text:style-name="T88">(описание </text:span><text:span text:style-name="T89">https://golang</text:span><text:span text:style-name="T89">.org/doc/insta</text:span><text:span text:style-name="T89">ll</text:span><text:span text:style-name="T86">):</text:span></text:p>
            <text:p text:style-name="P18"><text:span text:style-name="T90"><text:tab/></text:span><text:span text:style-name="T90"><text:tab/></text:span><text:span text:style-name="T84">sudo </text:span><text:span text:style-name="T84">apt-get </text:span><text:span text:style-name="T84">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</text:span><text:span text:style-name="T84">go@1.24.3 # </text:span><text:span text:style-name="T91">или</text:span><text:span text:style-name="T84"> go get </text:span><text:span text:style-name="T84">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</text:span><text:span text:style-name="T86">интерактивное </text:span><text:span text:style-name="T86">выполнение </text:span><text:span text:style-name="T86">программ в </text:span><text:span text:style-name="T86">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2">с </text:span><text:span text:style-name="T92">привето</text:span><text:span text:style-name="T92">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3">package main <text:s text:c="3"/></text:span><text:span text:style-name="T93"><text:s text:c="16"/></text:span><text:span text:style-name="T93"><text:s/>// все </text:span><text:span text:style-name="T93">программы </text:span><text:span text:style-name="T93">принадлежат к </text:span><text:span text:style-name="T93">своему пакету</text:span></text:p>
            <text:p text:style-name="P13"><text:span text:style-name="T94">import ( <text:s text:c="7"/></text:span><text:span text:style-name="T94"><text:s text:c="16"/></text:span><text:span text:style-name="T94"><text:s/></text:span><text:span text:style-name="T93">// </text:span><text:span text:style-name="T93">подключить...</text:span></text:p>
            <text:p text:style-name="P13"><text:span text:style-name="T93"><text:s text:c="2"/></text:span><text:span text:style-name="T93">"fmt" <text:s text:c="8"/></text:span><text:span text:style-name="T93"><text:s text:c="16"/></text:span><text:span text:style-name="T93"><text:s/>// ... пакет </text:span><text:span text:style-name="T93">форматированног</text:span><text:span text:style-name="T93">о вывода</text:span></text:p>
            <text:p text:style-name="P13"><text:span text:style-name="T94"><text:s text:c="2"/></text:span><text:span text:style-name="T93">"os" <text:s text:c="9"/></text:span><text:span text:style-name="T93"><text:s text:c="16"/></text:span><text:span text:style-name="T93"><text:s/>// ... и </text:span><text:span text:style-name="T93">взаимодействия </text:span><text:span text:style-name="T93">с ОС</text:span></text:p>
            <text:p text:style-name="P13"><text:span text:style-name="T93">)</text:span></text:p>
            <text:p text:style-name="P13"><text:span text:style-name="T94">const world = </text:span><text:span text:style-name="T94">"</text:span><text:span text:style-name="T94">世界</text:span><text:span text:style-name="T94">" <text:s text:c="9"/></text:span><text:span text:style-name="T94"><text:s text:c="3"/></text:span><text:span text:style-name="T93">// UTF-8 для </text:span><text:span text:style-name="T93">исходного кода </text:span><text:span text:style-name="T93">и литералов</text:span></text:p>
            <text:p text:style-name="P13"><text:span text:style-name="T95"/></text:p>
            <text:p text:style-name="P13"><text:span text:style-name="T93">func </text:span><text:span text:style-name="T96">main</text:span><text:span text:style-name="T93">() { <text:s text:c="2"/></text:span><text:span text:style-name="T93"><text:s text:c="16"/></text:span><text:span text:style-name="T93"><text:s/>// с main() </text:span><text:span text:style-name="T93">начинается </text:span><text:span text:style-name="T93">выполнение </text:span><text:span text:style-name="T93">программы</text:span></text:p>
            <text:p text:style-name="P13"><text:span text:style-name="T94"><text:s text:c="2"/></text:span><text:span text:style-name="T94">var s string </text:span><text:span text:style-name="T94">= world <text:s text:c="8"/></text:span><text:span text:style-name="T94"><text:s text:c="2"/>// var </text:span><text:span text:style-name="T97">переменная тип </text:span><text:span text:style-name="T97">= значение</text:span></text:p>
            <text:p text:style-name="P13"><text:span text:style-name="T94"><text:s text:c="16"/></text:span><text:span text:style-name="T94"><text:s text:c="16"/></text:span><text:span text:style-name="T94"><text:s/></text:span><text:span text:style-name="T94">// len() — </text:span><text:span text:style-name="T94">встроенная </text:span><text:span text:style-name="T94">функция </text:span><text:span text:style-name="T94">определения </text:span><text:span text:style-name="T94">размера </text:span></text:p>
            <text:p text:style-name="P13"><text:span text:style-name="T94"><text:s text:c="2"/></text:span><text:span text:style-name="T94">if </text:span><text:span text:style-name="T94">len(os.Args) &gt; </text:span><text:span text:style-name="T94">1 { <text:s text:c="9"/>// </text:span><text:span text:style-name="T94">в os.Args[0] — </text:span><text:span text:style-name="T94">имя программы</text:span></text:p>
            <text:p text:style-name="P13"><text:span text:style-name="T94"><text:s text:c="4"/></text:span><text:span text:style-name="T94">s = </text:span><text:span text:style-name="T94">os.Args[1] <text:s text:c="5"/></text:span><text:span text:style-name="T94"><text:s text:c="9"/>// </text:span><text:span text:style-name="T94">имена с </text:span><text:span text:style-name="T94">заглавной буквы </text:span><text:span text:style-name="T94">экспортируются</text:span></text:p>
            <text:p text:style-name="P13"><text:span text:style-name="T94"><text:s text:c="2"/></text:span><text:span text:style-name="T94">}</text:span></text:p>
            <text:p text:style-name="P13"><text:span text:style-name="T93"><text:s text:c="2"/></text:span><text:span text:style-name="T93">fmt.Printf("При</text:span><text:span text:style-name="T93">вет, %s!\n", s) </text:span><text:span text:style-name="T93">// вызов </text:span><text:span text:style-name="T93">функции из </text:span><text:span text:style-name="T93">импортированног</text:span><text:span text:style-name="T93">о пакета</text:span></text:p>
            <text:p text:style-name="P13"><text:span text:style-name="T93">} <text:s text:c="14"/></text:span><text:span text:style-name="T93"><text:s text:c="16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8">$ go run </text:span><text:span text:style-name="T98">helloWorld.go</text:span></text:p>
            <text:p><text:span text:style-name="T98">Привет, </text:span><text:span text:style-name="T98">世界</text:span><text:span text:style-name="T98">!</text:span></text:p>
            <text:p text:style-name="P13"><text:span text:style-name="T98">$ go build </text:span><text:span text:style-name="T98">helloWorld.go</text:span></text:p>
            <text:p text:style-name="P13"><text:span text:style-name="T99">$ ./helloWorld</text:span><text:span text:style-name="T98"> </text:span><text:span text:style-name="T98">мир</text:span></text:p>
            <text:p text:style-name="P13"><text:span text:style-name="T98">Привет, мир!</text:span></text:p>
            <text:p text:style-name="P13"><text:span text:style-name="T99">$ </text:span><text:span text:style-name="T100">GOOS=windows </text:span><text:span text:style-name="T100">GOARCH=amd64</text:span><text:span text:style-name="T99"> </text:span><text:span text:style-name="T98">go </text:span><text:span text:style-name="T98">build </text:span><text:span text:style-name="T98">helloWorld.go</text:span></text:p>
            <text:p text:style-name="P13"><text:span text:style-name="T99">$ ls </text:span><text:span text:style-name="T98">helloWorld*</text:span></text:p>
            <text:p text:style-name="P13"><text:span text:style-name="T101">helloWorld </text:span><text:span text:style-name="T101">helloWorld.exe</text:span><text:span text:style-name="T99"> </text:span><text:span text:style-name="T99">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</text:span><text:span text:style-name="T64">кросс-</text:span><text:span text:style-name="T64">компиляц</text:span><text:span text:style-name="T64">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3"/></text:p>
            <text:p text:style-name="P13"><text:span text:style-name="T102">env </text:span><text:span text:style-name="T103">GOOS</text:span><text:span text:style-name="T102">=</text:span><text:span text:style-name="T104">target-OS</text:span><text:span text:style-name="T102"> </text:span><text:span text:style-name="T103">GOARCH</text:span><text:span text:style-name="T102">=</text:span><text:span text:style-name="T104">target-</text:span><text:span text:style-name="T104">architecture</text:span><text:span text:style-name="T102"> </text:span><text:span text:style-name="T103">go</text:span><text:span text:style-name="T102"> </text:span><text:span text:style-name="T103">build</text:span><text:span text:style-name="T102"> </text:span><text:span text:style-name="T104">package-</text:span><text:span text:style-name="T104">import-path</text:span></text:p>
            <text:p text:style-name="P13"><text:span text:style-name="T105"/></text:p>
            <text:p text:style-name="P13"><text:span text:style-name="T106">GOOS / GOARCH:</text:span></text:p>
            <text:p text:style-name="P13"><text:span text:style-name="T105">aix/ppc64</text:span></text:p>
            <text:p text:style-name="P13"><text:span text:style-name="T106">android</text:span><text:span text:style-name="T105">/386 </text:span><text:span text:style-name="T105">amd64 arm </text:span><text:span text:style-name="T105">arm64</text:span></text:p>
            <text:p text:style-name="P13"><text:span text:style-name="T105">darwin/amd64 </text:span><text:span text:style-name="T105">arm64</text:span></text:p>
            <text:p text:style-name="P13"><text:span text:style-name="T105">dragonfly/</text:span><text:span text:style-name="T105">amd64</text:span></text:p>
            <text:p text:style-name="P13"><text:span text:style-name="T105">freebsd/386 </text:span><text:span text:style-name="T105">amd64 arm </text:span><text:span text:style-name="T105">arm64 riscv64</text:span></text:p>
            <text:p text:style-name="P13"><text:span text:style-name="T105">illumos/amd64</text:span></text:p>
            <text:p text:style-name="P13"><text:span text:style-name="T106">ios</text:span><text:span text:style-name="T105">/amd64 </text:span><text:span text:style-name="T105">arm64</text:span></text:p>
            <text:p text:style-name="P13"><text:span text:style-name="T105">js/wasm</text:span></text:p>
            <text:p text:style-name="P13"><text:span text:style-name="T106">linux</text:span><text:span text:style-name="T105">/386 </text:span><text:span text:style-name="T105">amd64 arm </text:span><text:span text:style-name="T105">arm64 loong64 </text:span><text:span text:style-name="T105">mips </text:span><text:span text:style-name="T105">mips64(le) </text:span><text:span text:style-name="T105">mipsle </text:span><text:span text:style-name="T105">ppc64(le) </text:span><text:span text:style-name="T105">riscv64 s390x</text:span></text:p>
            <text:p text:style-name="P13"><text:span text:style-name="T105">netbsd/386 </text:span><text:span text:style-name="T105">amd64 arm </text:span><text:span text:style-name="T105">arm64</text:span></text:p>
            <text:p text:style-name="P13"><text:span text:style-name="T105">openbsd/386 </text:span><text:span text:style-name="T105">amd64 arm </text:span><text:span text:style-name="T105">arm64 ppc64 </text:span><text:span text:style-name="T105">riscv64</text:span></text:p>
            <text:p text:style-name="P13"><text:span text:style-name="T105">plan9/386 </text:span><text:span text:style-name="T105">amd64 arm</text:span></text:p>
            <text:p text:style-name="P13"><text:span text:style-name="T105">solaris/amd64</text:span></text:p>
            <text:p text:style-name="P13"><text:span text:style-name="T105">wasip1/wasm</text:span></text:p>
            <text:p text:style-name="P13"><text:span text:style-name="T106">windows</text:span><text:span text:style-name="T105">/386 </text:span><text:span text:style-name="T105">amd64 arm64</text:span></text:p>
            <text:p text:style-name="P13"><text:span text:style-name="T105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2">web-</text:span><text:span text:style-name="T92">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2">package main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на основе </text:span><text:span text:style-name="T102">примера, </text:span><text:span text:style-name="T102">который привёл </text:span><text:span text:style-name="T102">Rob Pike:</text:span></text:p>
            <text:p text:style-name="P13"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полноценный </text:span><text:span text:style-name="T102">многопоточный </text:span><text:span text:style-name="T102">web-сервер</text:span></text:p>
            <text:p text:style-name="P13"><text:span text:style-name="T102">import (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импортировать </text:span><text:span text:style-name="T102">пакеты:</text:span></text:p>
            <text:p text:style-name="P13"><text:span text:style-name="T102"><text:tab/></text:span><text:span text:style-name="T102">"fmt" <text:s text:c="5"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форматированна</text:span><text:span text:style-name="T102">я печать</text:span></text:p>
            <text:p text:style-name="P13"><text:span text:style-name="T102"><text:tab/></text:span><text:span text:style-name="T102">"log" <text:s text:c="5"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протоколирован</text:span><text:span text:style-name="T102">ие</text:span></text:p>
            <text:p text:style-name="P13"><text:span text:style-name="T102"><text:tab/></text:span><text:span text:style-name="T102">"net/http" 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</text:span><text:span text:style-name="T102">сетевая магия </text:span><text:span text:style-name="T102">– в этом </text:span><text:span text:style-name="T102">пакете</text:span></text:p>
            <text:p text:style-name="P13"><text:span text:style-name="T102">)</text:span></text:p>
            <text:p text:style-name="P13"><text:span text:style-name="T102"/></text:p>
            <text:p text:style-name="P13"><text:span text:style-name="T102"><text:s text:c="15"/></text:span><text:span text:style-name="T102"><text:s text:c="8"/></text:span><text:span text:style-name="T102">// во </text:span><text:span text:style-name="T102">всех </text:span><text:span text:style-name="T102">идентификатора</text:span><text:span text:style-name="T102">х можно </text:span><text:span text:style-name="T102">использовать </text:span><text:span text:style-name="T102">символы UTF-8</text:span></text:p>
            <text:p text:style-name="P13"><text:span text:style-name="T102">func </text:span><text:span text:style-name="T107">こんにちは</text:span><text:span text:style-name="T107">Мир</text:span><text:span text:style-name="T102">(w </text:span><text:span text:style-name="T102">http.</text:span><text:span text:style-name="T103">ResponseW</text:span><text:span text:style-name="T103">riter</text:span><text:span text:style-name="T102">, req </text:span><text:span text:style-name="T102">*http.</text:span><text:span text:style-name="T103">Request</text:span><text:span text:style-name="T102">) </text:span><text:span text:style-name="T102">{</text:span></text:p>
            <text:p text:style-name="P13"><text:span text:style-name="T102"><text:tab/></text:span><text:span text:style-name="T102">fmt.Fprintf(w, </text:span><text:span text:style-name="T102">"Привет, </text:span><text:span text:style-name="T102">мир!!!\n") <text:s text:c="4"/></text:span><text:span text:style-name="T102"><text:s text:c="7"/>// </text:span><text:span text:style-name="T102">вывод ответа </text:span><text:span text:style-name="T102">прямо в сеть </text:span><text:span text:style-name="T102">8-)</text:span></text:p>
            <text:p text:style-name="P13"><text:span text:style-name="T102">}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 <text:s text:c="2"/></text:span><text:span text:style-name="T102">// точнее: в </text:span><text:span text:style-name="T102">любой Writer</text:span></text:p>
            <text:p text:style-name="P13"><text:span text:style-name="T102"/></text:p>
            <text:p text:style-name="P13"><text:span text:style-name="T102">func main() { <text:s/></text:span><text:span text:style-name="T102"><text:s text:c="15"/></text:span><text:span text:style-name="T102"><text:s text:c="15"/></text:span><text:span text:style-name="T102"><text:s text:c="15"/></text:span><text:span text:style-name="T102"><text:s text:c="3"/></text:span></text:p>
            <text:p text:style-name="P13"><text:span text:style-name="T102"><text:tab/></text:span><text:span text:style-name="T102">http.HandleFun</text:span><text:span text:style-name="T102">c("/", </text:span><text:span text:style-name="T107">こんにち</text:span><text:span text:style-name="T107">は</text:span><text:span text:style-name="T107">Мир</text:span><text:span text:style-name="T102">) <text:s text:c="8"/></text:span><text:span text:style-name="T102"><text:s text:c="3"/>// </text:span><text:span text:style-name="T102">подключить </text:span><text:span text:style-name="T102">функцию-</text:span><text:span text:style-name="T102">обработчик</text:span></text:p>
            <text:p text:style-name="P13"><text:span text:style-name="T102"><text:s text:c="15"/></text:span><text:span text:style-name="T102"><text:s text:c="15"/></text:span><text:span text:style-name="T102"><text:s text:c="15"/></text:span><text:span text:style-name="T102"><text:s text:c="4"/></text:span><text:span text:style-name="T102">// слушать </text:span><text:span text:style-name="T102">порт на хосте</text:span></text:p>
            <text:p text:style-name="P13"><text:span text:style-name="T102"><text:tab/></text:span><text:span text:style-name="T102">log.Fatal(http</text:span><text:span text:style-name="T102">.ListenAndServ</text:span><text:span text:style-name="T102">e("localhost:1</text:span><text:span text:style-name="T102">2345", nil))</text:span></text:p>
            <text:p text:style-name="P13"><text:span text:style-name="T102"><text:s text:c="15"/></text:span><text:span text:style-name="T102"><text:s text:c="15"/></text:span><text:span text:style-name="T102"><text:s text:c="10"/></text:span><text:span text:style-name="T102">// </text:span><text:span text:style-name="T102">обработать </text:span><text:span text:style-name="T102">ошибку, </text:span><text:span text:style-name="T102">записать в </text:span><text:span text:style-name="T102">протокол</text:span></text:p>
            <text:p text:style-name="P13"><text:span text:style-name="T16">} <text:s text:c="13"/></text:span><text:span text:style-name="T16"><text:s text:c="15"/></text:span><text:span text:style-name="T16"><text:s text:c="10"/></text:span><text:span text:style-name="T102">// и </text:span><text:span text:style-name="T102">завершить </text:span><text:span text:style-name="T102">бесконечный </text:span><text:span text:style-name="T102">цикл</text:span></text:p>
            <text:p text:style-name="P13"><text:span text:style-name="T16"><text:s text:c="15"/></text:span><text:span text:style-name="T16"><text:s text:c="15"/></text:span><text:span text:style-name="T16"><text:s text:c="10"/></text:span><text:span text:style-name="T16">// </text:span><text:span text:style-name="T16">nil означает: </text:span><text:span text:style-name="T16">использовать </text:span><text:span text:style-name="T102">HandleFunc</text:span></text:p>
            <text:p text:style-name="P13"><text:span text:style-name="T105"><text:s text:c="15"/></text:span><text:span text:style-name="T105"><text:s text:c="15"/></text:span><text:span text:style-name="T105"><text:s text:c="10"/></text:span><text:span text:style-name="T105">//</text:span><text:span text:style-name="T104"> </text:span><text:span text:style-name="T104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2">кириллиц</text:span><text:span text:style-name="T92">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2">package main</text:span></text:p>
            <text:p text:style-name="P29"><text:span text:style-name="T102">import (</text:span></text:p>
            <text:p text:style-name="P29"><text:span text:style-name="T102"><text:tab/></text:span><text:span text:style-name="T102">"fmt"</text:span></text:p>
            <text:p text:style-name="P29"><text:span text:style-name="T102"><text:tab/></text:span><text:span text:style-name="T102">"time"</text:span></text:p>
            <text:p text:style-name="P29"><text:span text:style-name="T102">)</text:span></text:p>
            <text:p text:style-name="P29"><text:span text:style-name="T102">const </text:span><text:span text:style-name="T107">Вопрос</text:span><text:span text:style-name="T102"> = </text:span><text:span text:style-name="T102">"Главный </text:span><text:span text:style-name="T102">вопрос жизни, </text:span><text:span text:style-name="T102">вселенной и </text:span><text:span text:style-name="T102">вообще"</text:span></text:p>
            <text:p text:style-name="P29"><text:span text:style-name="T102"/></text:p>
            <text:p text:style-name="P29"><text:span text:style-name="T102">func </text:span><text:span text:style-name="T107">Мыслитель</text:span><text:span text:style-name="T102">(</text:span><text:span text:style-name="T107">вопр</text:span><text:span text:style-name="T107">ос</text:span><text:span text:style-name="T102"> string) int </text:span><text:span text:style-name="T102">{</text:span></text:p>
            <text:p text:style-name="P29"><text:span text:style-name="T102"><text:tab/></text:span><text:span text:style-name="T102">const </text:span><text:span text:style-name="T107">Ответ</text:span><text:span text:style-name="T102"> = 42</text:span></text:p>
            <text:p text:style-name="P29"><text:span text:style-name="T102"><text:tab/></text:span><text:span text:style-name="T102">return </text:span><text:span text:style-name="T107">Ответ</text:span></text:p>
            <text:p text:style-name="P29"><text:span text:style-name="T102">}</text:span></text:p>
            <text:p text:style-name="P29"><text:span text:style-name="T102"/></text:p>
            <text:p text:style-name="P29"><text:span text:style-name="T102">func main() {</text:span></text:p>
            <text:p text:style-name="P29"><text:span text:style-name="T102"><text:tab/></text:span><text:span text:style-name="T102">var </text:span><text:span text:style-name="T107">время_работы</text:span><text:span text:style-name="T102"> = </text:span><text:span text:style-name="T102">7_500_000</text:span></text:p>
            <text:p text:style-name="P29"><text:span text:style-name="T102"><text:tab/></text:span><text:span text:style-name="T107">окончание</text:span><text:span text:style-name="T102"> := </text:span><text:span text:style-name="T102">time.Now()</text:span></text:p>
            <text:p text:style-name="P29"><text:span text:style-name="T16"><text:tab/></text:span><text:span text:style-name="T108">начало </text:span><text:span text:style-name="T16"><text:s/>:= </text:span><text:span text:style-name="T16">окончание.AddD</text:span><text:span text:style-name="T16">ate(-</text:span><text:span text:style-name="T108">время_работы</text:span><text:span text:style-name="T16">, </text:span><text:span text:style-name="T16">0, 0) // + </text:span><text:span text:style-name="T16">(годы, месяцы, </text:span><text:span text:style-name="T102">дни)</text:span></text:p>
            <text:p text:style-name="P29"><text:span text:style-name="T16"><text:tab/></text:span><text:span text:style-name="T107">ответ</text:span><text:span text:style-name="T102"> := </text:span><text:span text:style-name="T107">Мыслитель</text:span><text:span text:style-name="T102">(</text:span><text:span text:style-name="T107">Вопр</text:span><text:span text:style-name="T107">ос</text:span><text:span text:style-name="T102">)</text:span></text:p>
            <text:p text:style-name="P29"><text:span text:style-name="T102"><text:tab/></text:span><text:span text:style-name="T102">fmt.Printf(</text:span></text:p>
            <text:p text:style-name="P29"><text:span text:style-name="T102"><text:tab/></text:span><text:span text:style-name="T102"><text:tab/></text:span><text:span text:style-name="T102">"Начав </text:span><text:span text:style-name="T102">в %v и </text:span><text:span text:style-name="T102">проработав %v </text:span><text:span text:style-name="T102">лет, Мыслитель </text:span><text:span text:style-name="T102">в %v дал </text:span><text:span text:style-name="T102">ответ: '%v'.\</text:span><text:span text:style-name="T102">n", </text:span></text:p>
            <text:p text:style-name="P29"><text:span text:style-name="T102"><text:tab/></text:span><text:span text:style-name="T102"> <text:s text:c="3"/></text:span><text:span text:style-name="T107">начало</text:span><text:span text:style-name="T102">, </text:span><text:span text:style-name="T107">время_работы</text:span><text:span text:style-name="T102">, </text:span><text:span text:style-name="T107">окончание</text:span><text:span text:style-name="T102">, </text:span><text:span text:style-name="T107">ответ</text:span><text:span text:style-name="T102">)</text:span></text:p>
            <text:p text:style-name="P29"><text:span text:style-name="T10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</text:span><text:span text:style-name="T24">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09">$ echo $</text:span><text:span text:style-name="T110">GOROOT</text:span></text:p>
            <text:p><text:span text:style-name="T109">/usr/local/go</text:span></text:p>
            <text:p><text:span text:style-name="T109">$ echo $</text:span><text:span text:style-name="T110">GOPATH</text:span></text:p>
            <text:p><text:span text:style-name="T109">~/go</text:span></text:p>
            <text:p><text:span text:style-name="T109"/></text:p>
            <text:p><text:span text:style-name="T109">$ cd </text:span><text:span text:style-name="T109">$GOPATH/</text:span><text:span text:style-name="T110">src</text:span></text:p>
            <text:p text:style-name="P13"><text:span text:style-name="T109"/></text:p>
            <text:p><text:span text:style-name="T109">$ mkdir </text:span><text:span text:style-name="T111">sample</text:span><text:span text:style-name="T109"> </text:span><text:span text:style-name="T109">&amp;&amp; mkdir </text:span><text:span text:style-name="T111">sample</text:span><text:span text:style-name="T109">/</text:span><text:span text:style-name="T111">module</text:span></text:p>
            <text:p><text:span text:style-name="T109">$ cd </text:span><text:span text:style-name="T111">sample</text:span><text:span text:style-name="T109">/</text:span><text:span text:style-name="T111">module</text:span></text:p>
            <text:p text:style-name="P13"><text:span text:style-name="T112"># Напишите </text:span><text:span text:style-name="T112">program</text:span><text:span text:style-name="T113">.go</text:span><text:span text:style-name="T112"> в </text:span><text:span text:style-name="T112">своём любимом </text:span><text:span text:style-name="T112">редакторе </text:span><text:span text:style-name="T112">исходников. </text:span></text:p>
            <text:p text:style-name="P13"><text:span text:style-name="T113"/></text:p>
            <text:p text:style-name="P13"><text:span text:style-name="T113">$ cd </text:span><text:span text:style-name="T113">$GOPATH/src/</text:span><text:span text:style-name="T112">sam</text:span><text:span text:style-name="T112">ple</text:span></text:p>
            <text:p text:style-name="P13"><text:span text:style-name="T112"># Напишите </text:span><text:span text:style-name="T113">main.go,</text:span><text:span text:style-name="T112"> где </text:span><text:span text:style-name="T112">делается </text:span><text:span text:style-name="T113">import </text:span><text:span text:style-name="T113">( </text:span><text:span text:style-name="T113">"sample/module"</text:span><text:span text:style-name="T112"> </text:span><text:span text:style-name="T112">)</text:span></text:p>
            <text:p text:style-name="P13"><text:span text:style-name="T113"/></text:p>
            <text:p text:style-name="P13"><text:span text:style-name="T113">$ go mod init </text:span><text:span text:style-name="T113">sample</text:span></text:p>
            <text:p text:style-name="P13"><text:span text:style-name="T113"/></text:p>
            <text:p text:style-name="P13"><text:span text:style-name="T109">$ go run </text:span><text:span text:style-name="T109">main.go</text:span></text:p>
            <text:p text:style-name="P13"><text:span text:style-name="T109"/></text:p>
            <text:p text:style-name="P13"><text:span text:style-name="T109">$ go build </text:span><text:span text:style-name="T109">main.go</text:span></text:p>
            <text:p text:style-name="P13"><text:span text:style-name="T113">$ ./main</text:span></text:p>
            <text:p text:style-name="P13"><text:span text:style-name="T109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4">mod.go</text:span></text:p>
            <text:p><text:span text:style-name="T115">module </text:span><text:span text:style-name="T116">sample</text:span></text:p>
            <text:p><text:span text:style-name="T115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7">~/go/</text:span></text:p>
            <text:p text:style-name="P13"><text:span text:style-name="T118"><text:s text:c="4"/></text:span><text:span text:style-name="T117">│</text:span></text:p>
            <text:p text:style-name="P35"><text:span text:style-name="T118"><text:s text:c="4"/></text:span><text:span text:style-name="T119">└</text:span><text:span text:style-name="T118">─</text:span><text:span text:style-name="T117">src/</text:span></text:p>
            <text:p text:style-name="P35"><text:span text:style-name="T119"><text:s text:c="9"/></text:span><text:span text:style-name="T120">│ </text:span></text:p>
            <text:p text:style-name="P35"><text:span text:style-name="T119"><text:s text:c="9"/></text:span><text:span text:style-name="T120">└─</text:span><text:span text:style-name="T121">/</text:span><text:span text:style-name="T120">sample/</text:span></text:p>
            <text:p text:style-name="P13"><text:span text:style-name="T119"><text:s text:c="18"/></text:span><text:span text:style-name="T119">├─</text:span><text:span text:style-name="T120">go.mod</text:span></text:p>
            <text:p text:style-name="P35"><text:span text:style-name="T119"><text:s text:c="18"/></text:span><text:span text:style-name="T119">├─</text:span><text:span text:style-name="T120">main.go</text:span></text:p>
            <text:p text:style-name="P13"><text:span text:style-name="T119"><text:s text:c="18"/></text:span><text:span text:style-name="T119">├─</text:span><text:span text:style-name="T120">main</text:span></text:p>
            <text:p text:style-name="P13"><text:span text:style-name="T119"><text:s text:c="18"/></text:span><text:span text:style-name="T119">└─</text:span><text:span text:style-name="T122">/</text:span><text:span text:style-name="T123">module/</text:span></text:p>
            <text:p text:style-name="P35"><text:span text:style-name="T124"><text:s text:c="22"/></text:span><text:span text:style-name="T124"><text:s text:c="5"/>└─</text:span><text:span text:style-name="T124">program</text:span><text:span text:style-name="T123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7">main.go</text:span></text:p>
            <text:p text:style-name="P35"><text:span text:style-name="T125">package main</text:span></text:p>
            <text:p text:style-name="P35"><text:span text:style-name="T125"/></text:p>
            <text:p text:style-name="P35"><text:span text:style-name="T126">import </text:span><text:span text:style-name="T126">"sample/module"</text:span></text:p>
            <text:p text:style-name="P35"><text:span text:style-name="T126"/></text:p>
            <text:p text:style-name="P35"><text:span text:style-name="T125">func main() {</text:span></text:p>
            <text:p text:style-name="P35"><text:span text:style-name="T125"><text:s text:c="4"/></text:span><text:span text:style-name="T125">object := </text:span><text:span text:style-name="T125">module.Type{}</text:span></text:p>
            <text:p text:style-name="P35"><text:span text:style-name="T125"><text:s text:c="4"/></text:span><text:span text:style-name="T125">object.Method()</text:span></text:p>
            <text:p text:style-name="P35"><text:span text:style-name="T125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7">module/program.go</text:span></text:p>
            <text:p text:style-name="P35"><text:span text:style-name="T126">package module</text:span></text:p>
            <text:p text:style-name="P35"><text:span text:style-name="T126"/></text:p>
            <text:p text:style-name="P35"><text:span text:style-name="T126">type Type struct {</text:span></text:p>
            <text:p text:style-name="P35"><text:span text:style-name="T126">}</text:span></text:p>
            <text:p text:style-name="P35"><text:span text:style-name="T126"/></text:p>
            <text:p text:style-name="P35"><text:span text:style-name="T126">func (t Type) </text:span><text:span text:style-name="T126">Method() {</text:span></text:p>
            <text:p text:style-name="P35"><text:span text:style-name="T126"><text:s text:c="4"/></text:span><text:span text:style-name="T126">println("Method() </text:span><text:span text:style-name="T126">of Type")</text:span></text:p>
            <text:p text:style-name="P35"><text:span text:style-name="T126">}</text:span></text:p>
            <text:p text:style-name="P35"><text:span text:style-name="T126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8">Синтакси</text:span><text:span text:style-name="T128">с: </text:span><text:span text:style-name="T128">особенно</text:span><text:span text:style-name="T128">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29">Простой синтаксис. </text:span><text:span text:style-name="T129">Минимум </text:span><text:span text:style-name="T129">синтаксических </text:span><text:span text:style-name="T129">конструкций. </text:span><text:span text:style-name="T129">Однозначное </text:span><text:span text:style-name="T129">выражение действий (no </text:span><text:span text:style-name="T129">TIMTOWTDI).</text:span></text:p>
            <text:p text:style-name="P13"><text:span text:style-name="T129">Каждое утверждение </text:span><text:span text:style-name="T129">(statement) начинается с </text:span><text:span text:style-name="T129">ключевого слова. </text:span><text:span text:style-name="T129">Исходники в UTF-8.</text:span></text:p>
            <text:p text:style-name="P13"><text:span text:style-name="T129"/></text:p>
            <text:p text:style-name="P13"><text:span text:style-name="T130">Ошибки – это тип </text:span><text:span text:style-name="T130">данных </text:span><text:span text:style-name="T131">error</text:span><text:span text:style-name="T130">. Н</text:span><text:span text:style-name="T129">ет </text:span><text:span text:style-name="T129">исключений </text:span><text:span text:style-name="T129">(exceptions). Есть panic() </text:span><text:span text:style-name="T129">и recover().</text:span></text:p>
            <text:p text:style-name="P13"><text:span text:style-name="T129">Нет классов, но в </text:span><text:span text:style-name="T132">struct</text:span><text:span text:style-name="T129"> можно </text:span><text:span text:style-name="T129">описывать поля, и для </text:span><text:span text:style-name="T129">всех типов данных </text:span><text:span text:style-name="T129">можно определять </text:span><text:span text:style-name="T129">методы.</text:span></text:p>
            <text:p text:style-name="P13"><text:span text:style-name="T129">Есть интерфейсы </text:span><text:span text:style-name="T129">(абстрактные наборы </text:span><text:span text:style-name="T129">действий), и типы могут </text:span><text:span text:style-name="T129">неявно соответствовать </text:span><text:span text:style-name="T129">этим интерфейсам, </text:span><text:span text:style-name="T129">реализуя их.</text:span></text:p>
            <text:p text:style-name="P13"><text:span text:style-name="T129"/></text:p>
            <text:p text:style-name="P13"><text:span text:style-name="T133">;</text:span><text:span text:style-name="T129"> служит переводом </text:span><text:span text:style-name="T129">строки (line feed) — </text:span><text:span text:style-name="T129">автоматически </text:span><text:span text:style-name="T129">вставляется </text:span><text:span text:style-name="T129">компилятором, где </text:span><text:span text:style-name="T129">необходимо.</text:span></text:p>
            <text:p text:style-name="P13"><text:span text:style-name="T133">,</text:span><text:span text:style-name="T129"> запятая обязательна в </text:span><text:span text:style-name="T129">конце строки в списке, </text:span><text:span text:style-name="T129">если нет </text:span><text:span text:style-name="T132">)</text:span><text:span text:style-name="T129"> как </text:span><text:span text:style-name="T129">завершителя списка.</text:span></text:p>
            <text:p text:style-name="P13"><text:span text:style-name="T131">_</text:span><text:span text:style-name="T130"> “пустая переменная</text:span><text:span text:style-name="T129">“ </text:span><text:span text:style-name="T129">(blank identifier) для </text:span><text:span text:style-name="T129">игнорирования </text:span><text:span text:style-name="T129">значения.</text:span></text:p>
            <text:p text:style-name="P13"><text:span text:style-name="T134">:=</text:span><text:span text:style-name="T129"> простое объявление с </text:span><text:span text:style-name="T129">выводом типа из </text:span><text:span text:style-name="T129">значения (inferred type) и </text:span><text:span text:style-name="T129">инициализация </text:span><text:span text:style-name="T129">переменной в функции.</text:span></text:p>
            <text:p text:style-name="P13"><text:span text:style-name="T129">Все объявленные </text:span><text:span text:style-name="T129">переменные получают </text:span><text:span text:style-name="T129">начальное zero value <text:s/>(</text:span><text:span text:style-name="T132">0</text:span><text:span text:style-name="T129">, </text:span><text:span text:style-name="T132">false</text:span><text:span text:style-name="T129">, </text:span><text:span text:style-name="T132">""</text:span><text:span text:style-name="T129">, </text:span><text:span text:style-name="T132">nil</text:span><text:span text:style-name="T129"> для </text:span><text:span text:style-name="T129">интерфейсов и </text:span><text:span text:style-name="T129">ссылочных типов).</text:span></text:p>
            <text:p text:style-name="P13"><text:span text:style-name="T129"/></text:p>
            <text:p text:style-name="P13"><text:span text:style-name="T129">Имена с заглавной </text:span><text:span text:style-name="T129">буквы (Capitalized) </text:span><text:span text:style-name="T129">экспортируются (видны </text:span><text:span text:style-name="T129">вне пакета). Область </text:span><text:span text:style-name="T129">видимости имён — </text:span><text:span text:style-name="T129">пакет (package).</text:span></text:p>
            <text:p text:style-name="P13"><text:span text:style-name="T129">Все имена со строчной </text:span><text:span text:style-name="T129">буквы видны во всех </text:span><text:span text:style-name="T129">файлах внутри одного </text:span><text:span text:style-name="T129">пакета. 1 пакет = 1 </text:span><text:span text:style-name="T129">каталог.</text:span></text:p>
            <text:p text:style-name="P13"><text:span text:style-name="T129"/></text:p>
            <text:p text:style-name="P13"><text:span text:style-name="T129">Функции: multiple return </text:span><text:span text:style-name="T129">values, named return </text:span><text:span text:style-name="T129">values, bare return, </text:span><text:span text:style-name="T129">variadic functions, </text:span><text:span text:style-name="T135">anonymous</text:span><text:span text:style-name="T129"> functions.</text:span></text:p>
            <text:p text:style-name="P13"><text:span text:style-name="T133">func init() { }</text:span><text:span text:style-name="T129"> // </text:span><text:span text:style-name="T129">инициализирующие </text:span><text:span text:style-name="T129">функции в файлах </text:span><text:span text:style-name="T129">пакета.</text:span></text:p>
            <text:p text:style-name="P13"><text:span text:style-name="T133">defer</text:span><text:span text:style-name="T129"> f() // отложенное </text:span><text:span text:style-name="T129">исполнение функции </text:span><text:span text:style-name="T129">перед завершением </text:span><text:span text:style-name="T129">функции: появилось в </text:span><text:span text:style-name="T129">Go.</text:span></text:p>
            <text:p text:style-name="P13"><text:span text:style-name="T131">go f()</text:span><text:span text:style-name="T130"> </text:span><text:span text:style-name="T129">// запустить </text:span><text:span text:style-name="T129">функцию как goroutine. </text:span></text:p>
            <text:p text:style-name="P13"><text:span text:style-name="T130">Каналы: </text:span><text:span text:style-name="T136">channel</text:span><text:span text:style-name="T130"> &lt;- </text:span><text:span text:style-name="T130">value; value &lt;- channel; </text:span><text:span text:style-name="T136">select / case / </text:span><text:span text:style-name="T136">default</text:span><text:span text:style-name="T130"> // </text:span><text:span text:style-name="T129">переключение каналов</text:span></text:p>
            <text:p text:style-name="P13"><text:span text:style-name="T129"/></text:p>
            <text:p text:style-name="P13"><text:span text:style-name="T129">Безтиповые константы </text:span><text:span text:style-name="T129">(untyped constants) в </text:span><text:span text:style-name="T129">языке со строгой </text:span><text:span text:style-name="T129">типизацией!</text:span></text:p>
            <text:p text:style-name="P13"><text:span text:style-name="T133">rune</text:span><text:span text:style-name="T129"> // тип данных для </text:span><text:span text:style-name="T129">”символа” (code point) в </text:span><text:span text:style-name="T129">кодировке UTF-8.</text:span></text:p>
            <text:p text:style-name="P13"><text:span text:style-name="T133">iota</text:span><text:span text:style-name="T129"> // перечисление </text:span><text:span text:style-name="T129">(enumerator) </text:span><text:span text:style-name="T129">именованных целых </text:span><text:span text:style-name="T129">значений.</text:span></text:p>
            <text:p text:style-name="P13"><text:span text:style-name="T129"/></text:p>
            <text:p text:style-name="P13"><text:span text:style-name="T136">import </text:span><text:span text:style-name="T137">"</text:span><text:span text:style-name="T136">package</text:span><text:span text:style-name="T137">"; </text:span><text:span text:style-name="T136">var declared</text:span><text:span text:style-name="T130"> // если </text:span><text:span text:style-name="T130">не используются </text:span><text:span text:style-name="T129">— </text:span><text:span text:style-name="T129">программа не </text:span><text:span text:style-name="T129">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2" draw:layer="layout" svg:width="24.599cm" svg:height="1.352cm" svg:x="0.701cm" svg:y="0.401cm">
          <draw:text-box>
            <text:p><text:span text:style-name="T138">Синтакси</text:span><text:span text:style-name="T138">с: </text:span><text:span text:style-name="T138"><text:a xlink:href="https://go.dev/ref/spec" xlink:type="simple">go.dev/ref/spec</text:a></text:span></text:p>
          </draw:text-box>
        </draw:frame>
        <draw:frame draw:style-name="gr33" draw:text-style-name="P43" draw:layer="layout" svg:width="13.2cm" svg:height="13.1cm" svg:x="0.6cm" svg:y="2.1cm">
          <draw:text-box>
            <text:p text:style-name="P13"><text:span text:style-name="T139">const START, </text:span><text:span text:style-name="T139">STOP = 10, 16</text:span></text:p>
            <text:p text:style-name="P13"><text:span text:style-name="T139"/></text:p>
            <text:p text:style-name="P13"><text:span text:style-name="T139">type </text:span><text:span text:style-name="T139">PointerToInt </text:span><text:span text:style-name="T139">*int</text:span></text:p>
            <text:p text:style-name="P13"><text:span text:style-name="T139"/></text:p>
            <text:p text:style-name="P13"><text:span text:style-name="T139">var </text:span><text:span text:style-name="T140">i</text:span><text:span text:style-name="T139"> int = </text:span><text:span text:style-name="T139">START</text:span></text:p>
            <text:p text:style-name="P13"><text:span text:style-name="T139">var (</text:span></text:p>
            <text:p text:style-name="P13"><text:span text:style-name="T139"><text:tab/></text:span><text:span text:style-name="T139">p1 *int = </text:span><text:span text:style-name="T139">&amp;i</text:span></text:p>
            <text:p text:style-name="P13"><text:span text:style-name="T139"><text:tab/></text:span><text:span text:style-name="T139">p2 </text:span><text:span text:style-name="T139">PointerToInt</text:span></text:p>
            <text:p text:style-name="P13"><text:span text:style-name="T139">)</text:span></text:p>
            <text:p text:style-name="P13"><text:span text:style-name="T139">p2 = p1</text:span></text:p>
            <text:p text:style-name="P13"><text:span text:style-name="T139"/></text:p>
            <text:p text:style-name="P13"><text:span text:style-name="T139">loop:</text:span></text:p>
            <text:p text:style-name="P13"><text:span text:style-name="T139">for i := </text:span><text:span text:style-name="T140">i</text:span><text:span text:style-name="T139">; i &lt; </text:span><text:span text:style-name="T139">STOP; i++ {</text:span></text:p>
            <text:p text:style-name="P13"><text:span text:style-name="T139"><text:s text:c="2"/></text:span><text:span text:style-name="T139">*p1++; *p2 += </text:span><text:span text:style-name="T139">2</text:span></text:p>
            <text:p text:style-name="P13"><text:span text:style-name="T139"><text:s text:c="2"/></text:span><text:span text:style-name="T139">if i &lt; 0 </text:span><text:span text:style-name="T139">{ break loop }</text:span></text:p>
            <text:p text:style-name="P13"><text:span text:style-name="T139"><text:s text:c="2"/></text:span><text:span text:style-name="T139">fmt.Printf("i=</text:span><text:span text:style-name="T139">%d outer i=%d \</text:span><text:span text:style-name="T139">n", i, *p1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/></text:p>
          </draw:text-box>
        </draw:frame>
        <draw:frame draw:style-name="gr34" draw:text-style-name="P44" draw:layer="layout" svg:width="13.4cm" svg:height="13.1cm" svg:x="14cm" svg:y="2.1cm">
          <draw:text-box>
            <text:p text:style-name="P13"><text:span text:style-name="T68">Синтаксис похож </text:span><text:span text:style-name="T68">на языки C и </text:span><text:span text:style-name="T68">Pascal</text:span></text:p>
            <text:p text:style-name="P13"><text:span text:style-name="T68"/></text:p>
            <text:p text:style-name="P13"><text:span text:style-name="T70">тип </text:span><text:span text:style-name="T141">*int</text:span><text:span text:style-name="T68"> – </text:span><text:span text:style-name="T68">указатель на </text:span><text:span text:style-name="T142">int</text:span></text:p>
            <text:p text:style-name="P13"><text:span text:style-name="T141"/></text:p>
            <text:p text:style-name="P13"><text:span text:style-name="T141">&amp;i</text:span><text:span text:style-name="T68"> – получить </text:span><text:span text:style-name="T68">адрес </text:span><text:span text:style-name="T142">i</text:span></text:p>
            <text:p text:style-name="P13"><text:span text:style-name="T68"/></text:p>
            <text:p text:style-name="P13"><text:span text:style-name="T142"/></text:p>
            <text:p text:style-name="P13"><text:span text:style-name="T142"/></text:p>
            <text:p text:style-name="P13"><text:span text:style-name="T142">for</text:span><text:span text:style-name="T68"> – </text:span><text:span text:style-name="T68">единственная </text:span><text:span text:style-name="T68">форма цикла</text:span></text:p>
            <text:p text:style-name="P13"><text:span text:style-name="T68">“ </text:span><text:span text:style-name="T143">;</text:span><text:span text:style-name="T68"> ” == перевод </text:span><text:span text:style-name="T68">строки</text:span></text:p>
            <text:p text:style-name="P13"><text:span text:style-name="T68">в </text:span><text:span text:style-name="T142">if</text:span><text:span text:style-name="T68">, </text:span><text:span text:style-name="T142">for</text:span><text:span text:style-name="T68">, </text:span><text:span text:style-name="T142">switch</text:span><text:span text:style-name="T68"> – нет </text:span><text:span text:style-name="T68">скобок при </text:span><text:span text:style-name="T68">условии</text:span></text:p>
            <text:p text:style-name="P13"><text:span text:style-name="T70">в </text:span><text:span text:style-name="T141">Printf</text:span><text:span text:style-name="T70"> </text:span><text:span text:style-name="T68">– </text:span><text:span text:style-name="T68">много удобных </text:span><text:span text:style-name="T68">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6" draw:layer="layout" svg:width="11.6cm" svg:height="1.8cm" svg:x="0.8cm" svg:y="13.2cm">
          <text:p text:style-name="P45"><text:span text:style-name="T144">Почти </text:span><text:span text:style-name="T144">всё в </text:span><text:span text:style-name="T144">синтакс</text:span><text:span text:style-name="T144">исе </text:span><text:span text:style-name="T144">стало </text:span><text:span text:style-name="T144">понятн</text:span><text:span text:style-name="T144">о, когда </text:span></text:p>
          <text:p text:style-name="P45"><text:span text:style-name="T144">прочит</text:span><text:span text:style-name="T144">ал </text:span><text:span text:style-name="T144">статью </text:span><text:span text:style-name="T144">про Go </text:span><text:span text:style-name="T144">в </text:span><text:span text:style-name="T144">Википед</text:span><text:span text:style-name="T144">ии. <text:s text:c="7"/></text:span><text:span text:style-name="T14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7.4cm" svg:height="3.095cm" svg:x="19.9cm" svg:y="11.906cm">
          <draw:text-box>
            <text:p><text:span text:style-name="T146">i=10 outer i=13</text:span></text:p>
            <text:p><text:span text:style-name="T146">i=11 outer i=16</text:span></text:p>
            <text:p><text:span text:style-name="T146">i=12 outer i=19</text:span></text:p>
            <text:p><text:span text:style-name="T146">i=13 outer i=22</text:span></text:p>
            <text:p><text:span text:style-name="T146">i=14 outer i=25</text:span></text:p>
            <text:p><text:span text:style-name="T146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</text:span><text:span text:style-name="T64">ия</text:span></text:p>
          </draw:text-box>
        </draw:frame>
        <draw:frame draw:style-name="gr37" draw:text-style-name="P49" draw:layer="layout" svg:width="11.6cm" svg:height="13.601cm" svg:x="0.6cm" svg:y="2.1cm">
          <draw:text-box>
            <text:p text:style-name="P13"><text:span text:style-name="T147">()</text:span><text:span text:style-name="T148"> список: </text:span><text:span text:style-name="T148">импортов, констант, </text:span><text:span text:style-name="T148">параметров,</text:span></text:p>
            <text:p text:style-name="P13"><text:span text:style-name="T148"><text:s text:c="3"/></text:span><text:span text:style-name="T148">возвращаемых </text:span><text:span text:style-name="T148">значений, ...</text:span></text:p>
            <text:p text:style-name="P13"><text:span text:style-name="T148"/></text:p>
            <text:p text:style-name="P13"><text:span text:style-name="T147">[]</text:span><text:span text:style-name="T148"> размер массива, </text:span><text:span text:style-name="T148">показатель среза</text:span></text:p>
            <text:p text:style-name="P13"><text:span text:style-name="T148"><text:s text:c="3"/></text:span><text:span text:style-name="T148">элемент массива, </text:span><text:span text:style-name="T148">среза, словаря</text:span></text:p>
            <text:p text:style-name="P13"><text:span text:style-name="T147">[]</text:span><text:span text:style-name="T148"> тип параметра в </text:span><text:span text:style-name="T148">generics</text:span></text:p>
            <text:p text:style-name="P13"><text:span text:style-name="T148"/></text:p>
            <text:p text:style-name="P13"><text:span text:style-name="T147">{}</text:span><text:span text:style-name="T148"> блок определения</text:span></text:p>
            <text:p text:style-name="P13"><text:span text:style-name="T147">{}</text:span><text:span text:style-name="T148"> блок начальных </text:span><text:span text:style-name="T148">значений</text:span></text:p>
            <text:p text:style-name="P13"><text:span text:style-name="T147">{}</text:span><text:span text:style-name="T148"> блок кода</text:span></text:p>
            <text:p text:style-name="P13"><text:span text:style-name="T148"/></text:p>
            <text:p text:style-name="P13"><text:span text:style-name="T147">:</text:span><text:span text:style-name="T148"> отделяет индекс </text:span><text:span text:style-name="T148">или ключ от </text:span><text:span text:style-name="T148">значения</text:span></text:p>
            <text:p text:style-name="P13"><text:span text:style-name="T148"/></text:p>
            <text:p text:style-name="P13"><text:span text:style-name="T147">:</text:span><text:span text:style-name="T148"> ставится после </text:span><text:span text:style-name="T148">метки</text:span></text:p>
            <text:p text:style-name="P13"><text:span text:style-name="T147"/></text:p>
            <text:p text:style-name="P13"><text:span text:style-name="T147">...</text:span><text:span text:style-name="T148"> размер массива </text:span><text:span text:style-name="T148">вычисляется по </text:span><text:span text:style-name="T148">значениям</text:span></text:p>
            <text:p text:style-name="P13"><text:span text:style-name="T147">...</text:span><text:span text:style-name="T148"> список </text:span><text:span text:style-name="T148">параметров </text:span><text:span text:style-name="T148">переменной длины</text:span></text:p>
            <text:p text:style-name="P13"><text:span text:style-name="T147">...</text:span><text:span text:style-name="T148"> список </text:span><text:span text:style-name="T148">аргументов </text:span><text:span text:style-name="T148">переменной длины</text:span></text:p>
            <text:p text:style-name="P13"><text:span text:style-name="T147"/></text:p>
            <text:p text:style-name="P13"><text:span text:style-name="T147">;</text:span><text:span text:style-name="T148"> разделитель </text:span><text:span text:style-name="T148">выражений в for и </text:span><text:span text:style-name="T148">if</text:span></text:p>
            <text:p text:style-name="P13"><text:span text:style-name="T147">;</text:span><text:span text:style-name="T148"> перевод строки </text:span><text:span text:style-name="T148">(разделитель </text:span><text:span text:style-name="T148">утверждений)</text:span></text:p>
            <text:p text:style-name="P13"><text:span text:style-name="T148"/></text:p>
            <text:p text:style-name="P13"><text:span text:style-name="T147">:=</text:span><text:span text:style-name="T148"> объявление и </text:span><text:span text:style-name="T148">присваивание (в </text:span><text:span text:style-name="T148">функции)</text:span></text:p>
            <text:p text:style-name="P13"><text:span text:style-name="T148"/></text:p>
            <text:p text:style-name="P13"><text:span text:style-name="T147">,</text:span><text:span text:style-name="T148"> разделитель в </text:span><text:span text:style-name="T148">списке</text:span></text:p>
            <text:p text:style-name="P13"><text:span text:style-name="T148"/></text:p>
            <text:p text:style-name="P13"><text:span text:style-name="T147">.</text:span><text:span text:style-name="T148"> разделитель </text:span><text:span text:style-name="T148">объекта и метода</text:span></text:p>
            <text:p text:style-name="P13"><text:span text:style-name="T148"/></text:p>
            <text:p text:style-name="P13"><text:span text:style-name="T149">&lt;- </text:span><text:span text:style-name="T148">запись в канал и </text:span><text:span text:style-name="T148">чтение из канала</text:span></text:p>
            <text:p text:style-name="P13"><text:span text:style-name="T148"/></text:p>
          </draw:text-box>
        </draw:frame>
        <draw:frame draw:style-name="gr38" draw:text-style-name="P49" draw:layer="layout" svg:width="15.4cm" svg:height="13.157cm" svg:x="12.2cm" svg:y="2.1cm">
          <draw:text-box>
            <text:p text:style-name="P13"><text:span text:style-name="T150">import </text:span><text:span text:style-name="T151">(</text:span><text:span text:style-name="T150"> </text:span><text:span text:style-name="T152">"</text:span><text:span text:style-name="T153">fmt</text:span><text:span text:style-name="T152">"</text:span><text:span text:style-name="T153"> </text:span><text:span text:style-name="T154">)</text:span><text:span text:style-name="T153">; </text:span><text:span text:style-name="T153">const </text:span><text:span text:style-name="T154">(</text:span><text:span text:style-name="T153"> answer = </text:span><text:span text:style-name="T153">42 </text:span><text:span text:style-name="T154">)</text:span><text:span text:style-name="T153">; var </text:span><text:span text:style-name="T154">(</text:span><text:span text:style-name="T153"> five = </text:span><text:span text:style-name="T153">42 </text:span><text:span text:style-name="T154">)</text:span></text:p>
            <text:p text:style-name="P13"><text:span text:style-name="T148">func f</text:span><text:span text:style-name="T155">(</text:span><text:span text:style-name="T148">x float64</text:span><text:span text:style-name="T155">)</text:span><text:span text:style-name="T148"> </text:span><text:span text:style-name="T148">float64 { return </text:span><text:span text:style-name="T148">0.0 } </text:span></text:p>
            <text:p text:style-name="P13"><text:span text:style-name="T148"/></text:p>
            <text:p text:style-name="P13"><text:span text:style-name="T153">array </text:span><text:span text:style-name="T154">[</text:span><text:span text:style-name="T153">size</text:span><text:span text:style-name="T154">]</text:span><text:span text:style-name="T153">int;</text:span><text:span text:style-name="T153"><text:tab/></text:span><text:span text:style-name="T153"><text:tab/></text:span><text:span text:style-name="T148">slice </text:span><text:span text:style-name="T155">[]</text:span><text:span text:style-name="T148">string </text:span></text:p>
            <text:p text:style-name="P13"><text:span text:style-name="T153">array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slice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value = </text:span><text:span text:style-name="T153">map</text:span><text:span text:style-name="T154">[</text:span><text:span text:style-name="T153">key</text:span><text:span text:style-name="T154">]</text:span></text:p>
            <text:p text:style-name="P13"><text:span text:style-name="T153">func f</text:span><text:span text:style-name="T154">[</text:span><text:span text:style-name="T153">T any</text:span><text:span text:style-name="T154">]</text:span><text:span text:style-name="T153">(a </text:span><text:span text:style-name="T153">[]T) T { return </text:span><text:span text:style-name="T153">a[0] }; f</text:span><text:span text:style-name="T154">[</text:span><text:span text:style-name="T153">int</text:span><text:span text:style-name="T154">]</text:span><text:span text:style-name="T153">(someSlice))</text:span></text:p>
            <text:p text:style-name="P13"><text:span text:style-name="T148"/></text:p>
            <text:p text:style-name="P13"><text:span text:style-name="T148">type struct Point </text:span><text:span text:style-name="T155">{</text:span><text:span text:style-name="T148"> </text:span><text:span text:style-name="T148">x, y int32 </text:span><text:span text:style-name="T155">}</text:span></text:p>
            <text:p text:style-name="P13"><text:span text:style-name="T148">ipAddress = </text:span><text:span text:style-name="T148">[4]int</text:span><text:span text:style-name="T155">{</text:span><text:span text:style-name="T148">127, 0, 0, </text:span><text:span text:style-name="T148">1</text:span><text:span text:style-name="T155">}</text:span></text:p>
            <text:p text:style-name="P13"><text:span text:style-name="T148">func answer() int </text:span><text:span text:style-name="T155">{</text:span><text:span text:style-name="T148"> </text:span><text:span text:style-name="T148">return 42 </text:span><text:span text:style-name="T155">}</text:span><text:span text:style-name="T148"> </text:span></text:p>
            <text:p text:style-name="P13"><text:span text:style-name="T148"/></text:p>
            <text:p text:style-name="P13"><text:span text:style-name="T148">gender := </text:span><text:span text:style-name="T148">[2]string{ 0</text:span><text:span text:style-name="T155">: <text:s/></text:span><text:span text:style-name="T148">"Female", 1</text:span><text:span text:style-name="T155">: </text:span><text:span text:style-name="T148">"Male" </text:span><text:span text:style-name="T148">}</text:span></text:p>
            <text:p text:style-name="P13"><text:span text:style-name="T148">language := </text:span><text:span text:style-name="T148">map[string]int </text:span><text:span text:style-name="T148">{ "Go"</text:span><text:span text:style-name="T155">:</text:span><text:span text:style-name="T148"> 2007 }</text:span></text:p>
            <text:p text:style-name="P13"><text:span text:style-name="T148">label</text:span><text:span text:style-name="T155">:</text:span></text:p>
            <text:p text:style-name="P13"><text:span text:style-name="T148"/></text:p>
            <text:p text:style-name="P13"><text:span text:style-name="T148">shadrinsk := [</text:span><text:span text:style-name="T155">...</text:span><text:span text:style-name="T148">] </text:span><text:span text:style-name="T148">float32 { 56.05, </text:span><text:span text:style-name="T148">63.38 }</text:span></text:p>
            <text:p text:style-name="P13"><text:span text:style-name="T148">func </text:span><text:span text:style-name="T148">sum(numbers </text:span><text:span text:style-name="T155">...</text:span><text:span text:style-name="T148">int</text:span><text:span text:style-name="T148">) (sum int) { /* </text:span><text:span text:style-name="T148">range numbers */ }</text:span></text:p>
            <text:p text:style-name="P13"><text:span text:style-name="T148">integers := </text:span><text:span text:style-name="T148">[]int{1,2,3,4,5}; </text:span><text:span text:style-name="T148">sum(integers</text:span><text:span text:style-name="T155">...</text:span><text:span text:style-name="T148">)</text:span></text:p>
            <text:p text:style-name="P13"><text:span text:style-name="T148"/></text:p>
            <text:p text:style-name="P13"><text:span text:style-name="T153">for i := 0</text:span><text:span text:style-name="T149">;</text:span><text:span text:style-name="T153"> i &lt; n</text:span><text:span text:style-name="T149">;</text:span><text:span text:style-name="T153"> </text:span><text:span text:style-name="T153">i++ { if y := f(i)</text:span><text:span text:style-name="T149">;</text:span><text:span text:style-name="T153"> </text:span><text:span text:style-name="T153">y &gt; 0 </text:span><text:span text:style-name="T153">{ println(y) } }</text:span></text:p>
            <text:p text:style-name="P13"><text:span text:style-name="T153">version := 1.0</text:span><text:span text:style-name="T156">;</text:span><text:span text:style-name="T157"> </text:span><text:span text:style-name="T157">released := 2012; </text:span><text:span text:style-name="T157">fmt.Println(version</text:span><text:span text:style-name="T157">)</text:span></text:p>
            <text:p text:style-name="P13"><text:span text:style-name="T157"/></text:p>
            <text:p text:style-name="P13"><text:span text:style-name="T152">site </text:span><text:span text:style-name="T158">:=</text:span><text:span text:style-name="T152"> "</text:span><text:span text:style-name="T153"><text:a xlink:href="https://go.dev/" xlink:type="simple">https://go.dev/</text:a></text:span><text:span text:style-name="T157">"</text:span></text:p>
            <text:p text:style-name="P13"><text:span text:style-name="T157"/></text:p>
            <text:p text:style-name="P13"><text:span text:style-name="T157">place = </text:span><text:span text:style-name="T157">findLocation(latitu</text:span><text:span text:style-name="T157">de</text:span><text:span text:style-name="T156">,</text:span><text:span text:style-name="T157"> longitude)</text:span></text:p>
            <text:p text:style-name="P13"><text:span text:style-name="T157"/></text:p>
            <text:p text:style-name="P13"><text:span text:style-name="T157">result = </text:span><text:span text:style-name="T157">object</text:span><text:span text:style-name="T156">.</text:span><text:span text:style-name="T157">method()</text:span></text:p>
            <text:p text:style-name="P13"><text:span text:style-name="T157"/></text:p>
            <text:p text:style-name="P13"><text:span text:style-name="T152">channel </text:span><text:span text:style-name="T149">&lt;-</text:span><text:span text:style-name="T152"> value; </text:span><text:span text:style-name="T152">value = </text:span><text:span text:style-name="T149">&lt;-</text:span><text:span text:style-name="T157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</text:span><text:span text:style-name="T64">ие </text:span><text:span text:style-name="T64">выполнен</text:span><text:span text:style-name="T64">ием: </text:span><text:span text:style-name="T64">ветвлени</text:span><text:span text:style-name="T64">е</text:span></text:p>
          </draw:text-box>
        </draw:frame>
        <draw:frame draw:style-name="gr39" draw:text-style-name="P50" draw:layer="layout" svg:width="13.4cm" svg:height="13.1cm" svg:x="0.6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1">условие</text:span><text:span text:style-name="T16"> </text:span><text:span text:style-name="T103">{</text:span><text:span text:style-name="T102"> </text:span></text:p>
            <text:p text:style-name="P13"><text:span text:style-name="T16"><text:tab/></text:span><text:span text:style-name="T104">действие1()</text:span></text:p>
            <text:p text:style-name="P13"><text:span text:style-name="T103">} </text:span><text:span text:style-name="T162">else </text:span><text:span text:style-name="T103">{</text:span></text:p>
            <text:p text:style-name="P13"><text:span text:style-name="T16"><text:tab/></text:span><text:span text:style-name="T161">действие2()</text:span></text:p>
            <text:p text:style-name="P13"><text:span text:style-name="T103">}</text:span></text:p>
            <text:p text:style-name="P13"><text:span text:style-name="T102"/></text:p>
            <text:p text:style-name="P13"><text:span text:style-name="T103"/></text:p>
            <text:p text:style-name="P13"><text:span text:style-name="T103">switch</text:span><text:span text:style-name="T102"> </text:span><text:span text:style-name="T104">выражение</text:span><text:span text:style-name="T102"> </text:span><text:span text:style-name="T103">{</text:span></text:p>
            <text:p text:style-name="P13"><text:span text:style-name="T162"><text:tab/></text:span><text:span text:style-name="T162">case</text:span><text:span text:style-name="T16"> </text:span><text:span text:style-name="T161">значение1</text:span><text:span text:style-name="T16">, </text:span><text:span text:style-name="T104">значение2</text:span><text:span text:style-name="T103">:</text:span></text:p>
            <text:p text:style-name="P13"><text:span text:style-name="T16"><text:tab/></text:span><text:span text:style-name="T16"><text:tab/></text:span><text:span text:style-name="T161">действие1()</text:span></text:p>
            <text:p text:style-name="P13"><text:span text:style-name="T163"><text:tab/></text:span><text:span text:style-name="T163"><text:tab/></text:span><text:span text:style-name="T106">fallthrough</text:span></text:p>
            <text:p text:style-name="P13"><text:span text:style-name="T162"><text:tab/></text:span><text:span text:style-name="T162">case</text:span><text:span text:style-name="T16"> </text:span><text:span text:style-name="T104">значениеN</text:span><text:span text:style-name="T103">:</text:span></text:p>
            <text:p text:style-name="P13"><text:span text:style-name="T161"><text:tab/></text:span><text:span text:style-name="T161"><text:tab/></text:span><text:span text:style-name="T161">действиеN()</text:span></text:p>
            <text:p text:style-name="P13"><text:span text:style-name="T106"><text:tab/></text:span><text:span text:style-name="T106"><text:tab/></text:span><text:span text:style-name="T106">break</text:span></text:p>
            <text:p text:style-name="P13"><text:span text:style-name="T103"><text:tab/></text:span><text:span text:style-name="T103">default:</text:span></text:p>
            <text:p text:style-name="P13"><text:span text:style-name="T161"><text:tab/></text:span><text:span text:style-name="T161"><text:tab/></text:span><text:span text:style-name="T161">действиеПоУмол</text:span><text:span text:style-name="T161">чанию()</text:span></text:p>
            <text:p text:style-name="P13"><text:span text:style-name="T103">}</text:span></text:p>
            <text:p text:style-name="P13"><text:span text:style-name="T103"/></text:p>
            <text:p text:style-name="P13"><text:span text:style-name="T102"/></text:p>
          </draw:text-box>
        </draw:frame>
        <draw:frame draw:style-name="gr40" draw:text-style-name="P51" draw:layer="layout" svg:width="15.8cm" svg:height="12.9cm" svg:x="11.7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4">выражение</text:span><text:span text:style-name="T161">; </text:span><text:span text:style-name="T161">условие</text:span><text:span text:style-name="T16"> </text:span><text:span text:style-name="T103">{</text:span><text:span text:style-name="T102"> </text:span></text:p>
            <text:p text:style-name="P13"><text:span text:style-name="T16"><text:tab/></text:span><text:span text:style-name="T161">действие1()</text:span></text:p>
            <text:p text:style-name="P13"><text:span text:style-name="T103">} </text:span><text:span text:style-name="T162">else </text:span><text:span text:style-name="T103">{</text:span></text:p>
            <text:p text:style-name="P13"><text:span text:style-name="T16"><text:tab/></text:span><text:span text:style-name="T161">действие2()</text:span></text:p>
            <text:p text:style-name="P13"><text:span text:style-name="T103">}</text:span></text:p>
            <text:p text:style-name="P13"><text:span text:style-name="T102"/></text:p>
            <text:p text:style-name="P13"><text:span text:style-name="T103"/></text:p>
            <text:p text:style-name="P13"><text:span text:style-name="T103">switch</text:span><text:span text:style-name="T102"> </text:span><text:span text:style-name="T103">{</text:span><text:span text:style-name="T102"> <text:s text:c="6"/></text:span><text:span text:style-name="T102"><text:s text:c="6"/></text:span></text:p>
            <text:p text:style-name="P13"><text:span text:style-name="T16"><text:tab/></text:span><text:span text:style-name="T162">case</text:span><text:span text:style-name="T16"> </text:span><text:span text:style-name="T161">условие</text:span><text:span text:style-name="T104">1</text:span><text:span text:style-name="T102">:</text:span></text:p>
            <text:p text:style-name="P13"><text:span text:style-name="T16"><text:tab/></text:span><text:span text:style-name="T16"><text:tab/></text:span><text:span text:style-name="T161">действие1()</text:span></text:p>
            <text:p text:style-name="P13"><text:span text:style-name="T161"><text:tab/></text:span><text:span text:style-name="T162">case</text:span><text:span text:style-name="T161"> </text:span><text:span text:style-name="T161">условиеN:</text:span></text:p>
            <text:p text:style-name="P13"><text:span text:style-name="T16"><text:tab/></text:span><text:span text:style-name="T16"><text:tab/></text:span><text:span text:style-name="T161">действие1()</text:span></text:p>
            <text:p><text:span text:style-name="T102">}</text:span></text:p>
            <text:p><text:span text:style-name="T102"/></text:p>
            <text:p text:style-name="P13"><text:span text:style-name="T103">switch </text:span><text:span text:style-name="T104">выражение; </text:span><text:span text:style-name="T104">значение := </text:span><text:span text:style-name="T104">интерфейс(type</text:span><text:span text:style-name="T104">)</text:span><text:span text:style-name="T102"> </text:span><text:span text:style-name="T103">{</text:span></text:p>
            <text:p text:style-name="P13"><text:span text:style-name="T16"><text:tab/></text:span><text:span text:style-name="T162">case</text:span><text:span text:style-name="T16"> </text:span><text:span text:style-name="T161">Тип</text:span><text:span text:style-name="T104">1</text:span><text:span text:style-name="T102">:</text:span></text:p>
            <text:p text:style-name="P13"><text:span text:style-name="T16"><text:tab/></text:span><text:span text:style-name="T16"><text:tab/></text:span><text:span text:style-name="T161">действие1()</text:span></text:p>
            <text:p text:style-name="P13"><text:span text:style-name="T161"><text:tab/></text:span><text:span text:style-name="T162">case</text:span><text:span text:style-name="T161"> ТипN:</text:span></text:p>
            <text:p text:style-name="P13"><text:span text:style-name="T16"><text:tab/></text:span><text:span text:style-name="T16"><text:tab/></text:span><text:span text:style-name="T161">действие1()</text:span></text:p>
            <text:p text:style-name="P13"><text:span text:style-name="T10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</text:span><text:span text:style-name="T64">ие </text:span><text:span text:style-name="T64">выполнен</text:span><text:span text:style-name="T64">ием: </text:span><text:span text:style-name="T64">циклы</text:span></text:p>
          </draw:text-box>
        </draw:frame>
        <draw:frame draw:style-name="gr41" draw:text-style-name="P52" draw:layer="layout" svg:width="13.4cm" svg:height="13.151cm" svg:x="0.6cm" svg:y="2cm">
          <draw:text-box>
            <text:p text:style-name="P13"><text:span text:style-name="T93"/></text:p>
            <text:p text:style-name="P13"><text:span text:style-name="T93">// </text:span><text:span text:style-name="T93">итерационный: </text:span><text:span text:style-name="T93">(i := 0; i &lt; n; </text:span><text:span text:style-name="T93">i++)</text:span></text:p>
            <text:p text:style-name="P13"><text:span text:style-name="T165">for</text:span><text:span text:style-name="T93"> </text:span><text:span text:style-name="T96">инициализация</text:span><text:span text:style-name="T93">; </text:span><text:span text:style-name="T96">условие</text:span><text:span text:style-name="T93">; </text:span><text:span text:style-name="T96">изменение</text:span><text:span text:style-name="T93"> </text:span><text:span text:style-name="T165">{</text:span><text:span text:style-name="T165"><text:tab/></text:span></text:p>
            <text:p text:style-name="P13"><text:span text:style-name="T94"><text:tab/></text:span><text:span text:style-name="T97">обработка(данны</text:span><text:span text:style-name="T97">х)</text:span></text:p>
            <text:p text:style-name="P13"><text:span text:style-name="T165">}</text:span></text:p>
            <text:p text:style-name="P13"><text:span text:style-name="T166"/></text:p>
            <text:p text:style-name="P13"><text:span text:style-name="T165"/></text:p>
            <text:p text:style-name="P13"><text:span text:style-name="T93">// == while</text:span></text:p>
            <text:p text:style-name="P13"><text:span text:style-name="T165">for</text:span><text:span text:style-name="T93"> </text:span><text:span text:style-name="T96">условие</text:span><text:span text:style-name="T93"> {</text:span></text:p>
            <text:p text:style-name="P13"><text:span text:style-name="T94"><text:tab/></text:span><text:span text:style-name="T97">обработка(данны</text:span><text:span text:style-name="T97">х)</text:span></text:p>
            <text:p text:style-name="P13"><text:span text:style-name="T165">}</text:span></text:p>
            <text:p text:style-name="P13"><text:span text:style-name="T165"/></text:p>
            <text:p text:style-name="P13"><text:span text:style-name="T167"/></text:p>
            <text:p text:style-name="P13"><text:span text:style-name="T167">// бесконечный </text:span><text:span text:style-name="T167">цикл</text:span></text:p>
            <text:p text:style-name="P13"><text:span text:style-name="T168">метка</text:span><text:span text:style-name="T169">:</text:span></text:p>
            <text:p text:style-name="P13"><text:span text:style-name="T165">for {</text:span></text:p>
            <text:p text:style-name="P13"><text:span text:style-name="T94"><text:tab/></text:span><text:span text:style-name="T97">обработка(данны</text:span><text:span text:style-name="T97">х)</text:span></text:p>
            <text:p text:style-name="P13"><text:span text:style-name="T94"><text:tab/></text:span><text:span text:style-name="T94">if </text:span><text:span text:style-name="T97">условие</text:span><text:span text:style-name="T94"> </text:span><text:span text:style-name="T94">{ </text:span><text:span text:style-name="T170">continue</text:span><text:span text:style-name="T94"> }</text:span></text:p>
            <text:p text:style-name="P13"><text:span text:style-name="T94"><text:tab/></text:span><text:span text:style-name="T94">if </text:span><text:span text:style-name="T97">условие</text:span><text:span text:style-name="T94"> </text:span><text:span text:style-name="T94">{ </text:span><text:span text:style-name="T170">break</text:span><text:span text:style-name="T94"> </text:span><text:span text:style-name="T171">метка</text:span><text:span text:style-name="T94"> }</text:span></text:p>
            <text:p text:style-name="P13"><text:span text:style-name="T165">}</text:span></text:p>
          </draw:text-box>
        </draw:frame>
        <draw:custom-shape draw:style-name="gr42" draw:text-style-name="P54" draw:layer="layout" svg:width="7.4cm" svg:height="1.401cm" svg:x="0.5cm" svg:y="13.8cm">
          <text:p text:style-name="P53"><text:span text:style-name="T172">«One </text:span><text:span text:style-name="T173">for</text:span><text:span text:style-name="T172"> </text:span><text:span text:style-name="T172">to rule </text:span><text:span text:style-name="T172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2" draw:layer="layout" svg:width="13.4cm" svg:height="13.151cm" svg:x="14cm" svg:y="2.001cm">
          <draw:text-box>
            <text:p text:style-name="P13"><text:span text:style-name="T174"/></text:p>
            <text:p text:style-name="P13"><text:span text:style-name="T175">// перебор </text:span><text:span text:style-name="T175">целых чисел от </text:span><text:span text:style-name="T175">0 до &lt; число</text:span></text:p>
            <text:p text:style-name="P13"><text:span text:style-name="T176">for</text:span><text:span text:style-name="T174"> </text:span><text:span text:style-name="T97">значение</text:span><text:span text:style-name="T94"> := </text:span><text:span text:style-name="T177">range</text:span><text:span text:style-name="T94"> </text:span><text:span text:style-name="T97">число</text:span><text:span text:style-name="T174"> {</text:span></text:p>
            <text:p text:style-name="P13"><text:span text:style-name="T94"><text:tab/></text:span><text:span text:style-name="T97">обработка(данны</text:span><text:span text:style-name="T97">х)</text:span></text:p>
            <text:p text:style-name="P13"><text:span text:style-name="T176">}</text:span></text:p>
            <text:p text:style-name="P13"><text:span text:style-name="T166"/></text:p>
            <text:p text:style-name="P13"><text:span text:style-name="T166"/></text:p>
            <text:p text:style-name="P13"><text:span text:style-name="T174">// перебор </text:span><text:span text:style-name="T174">array или slice</text:span></text:p>
            <text:p text:style-name="P13"><text:span text:style-name="T176">for</text:span><text:span text:style-name="T174"> </text:span><text:span text:style-name="T97">индекс</text:span><text:span text:style-name="T174">, </text:span><text:span text:style-name="T97">элемент</text:span><text:span text:style-name="T174"> := </text:span><text:span text:style-name="T178">range</text:span><text:span text:style-name="T174"> </text:span><text:span text:style-name="T97">коллекция</text:span><text:span text:style-name="T94"> </text:span><text:span text:style-name="T170">{</text:span></text:p>
            <text:p text:style-name="P13"><text:span text:style-name="T94"><text:tab/></text:span><text:span text:style-name="T97">обработка(данны</text:span><text:span text:style-name="T97">х)</text:span></text:p>
            <text:p text:style-name="P13"><text:span text:style-name="T165">}</text:span></text:p>
            <text:p text:style-name="P13"><text:span text:style-name="T93"/></text:p>
            <text:p text:style-name="P13"><text:span text:style-name="T93"/></text:p>
            <text:p text:style-name="P13"><text:span text:style-name="T93">// перебор хэша</text:span></text:p>
            <text:p text:style-name="P13"><text:span text:style-name="T165">for</text:span><text:span text:style-name="T93"> </text:span><text:span text:style-name="T96">ключ</text:span><text:span text:style-name="T93">, </text:span><text:span text:style-name="T96">значение</text:span><text:span text:style-name="T93"> := </text:span><text:span text:style-name="T179">range</text:span><text:span text:style-name="T93"> </text:span><text:span text:style-name="T96">map</text:span><text:span text:style-name="T93"> </text:span><text:span text:style-name="T165">{</text:span></text:p>
            <text:p text:style-name="P13"><text:span text:style-name="T94"><text:tab/></text:span><text:span text:style-name="T97">обработка(данны</text:span><text:span text:style-name="T97">х)</text:span></text:p>
            <text:p text:style-name="P13"><text:span text:style-name="T165">}</text:span></text:p>
            <text:p text:style-name="P13"><text:span text:style-name="T165"/></text:p>
            <text:p text:style-name="P13"><text:span text:style-name="T165"/></text:p>
            <text:p text:style-name="P13"><text:span text:style-name="T174">// получение из </text:span><text:span text:style-name="T174">channel</text:span></text:p>
            <text:p text:style-name="P13"><text:span text:style-name="T176">for</text:span><text:span text:style-name="T174"> </text:span><text:span text:style-name="T97">значение</text:span><text:span text:style-name="T174"> := </text:span><text:span text:style-name="T178">range</text:span><text:span text:style-name="T174"> </text:span><text:span text:style-name="T97">канал</text:span><text:span text:style-name="T94"> </text:span><text:span text:style-name="T170">{</text:span></text:p>
            <text:p text:style-name="P13"><text:span text:style-name="T94"><text:tab/></text:span><text:span text:style-name="T97">обработка(данны</text:span><text:span text:style-name="T97">х)</text:span></text:p>
            <text:p text:style-name="P13"><text:span text:style-name="T16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</text:span><text:span text:style-name="T64">данных</text:span></text:p>
          </draw:text-box>
        </draw:frame>
        <draw:custom-shape draw:style-name="gr44" draw:text-style-name="P56" xml:id="id2" draw:id="id2" draw:layer="layout" svg:width="4.24cm" svg:height="1.4cm" svg:x="3.5cm" svg:y="4.9cm">
          <text:p text:style-name="P55"><text:span text:style-name="T67">Basic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" draw:id="id1" draw:layer="layout" svg:width="5.6cm" svg:height="1.4cm" svg:x="10.6cm" svg:y="2.3cm">
          <text:p text:style-name="P55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6" xml:id="id5" draw:id="id5" draw:layer="layout" svg:width="4.8cm" svg:height="1.4cm" svg:x="9.5cm" svg:y="4.9cm">
          <text:p text:style-name="P55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7" draw:id="id7" draw:layer="layout" svg:width="3.099cm" svg:height="1.4cm" svg:x="1.001cm" svg:y="7.1cm">
          <text:p text:style-name="P55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3" draw:id="id3" draw:layer="layout" svg:width="2.699cm" svg:height="1.4cm" svg:x="4.301cm" svg:y="7.1cm">
          <text:p text:style-name="P58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4" draw:id="id4" draw:layer="layout" svg:width="2.699cm" svg:height="1.4cm" svg:x="7.201cm" svg:y="7.1cm">
          <text:p text:style-name="P58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9" xml:id="id8" draw:id="id8" draw:layer="layout" svg:width="2.699cm" svg:height="1.4cm" svg:x="1.001cm" svg:y="8.7cm">
          <text:p text:style-name="P58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9" xml:id="id9" draw:id="id9" draw:layer="layout" svg:width="4.799cm" svg:height="1.4cm" svg:x="1.001cm" svg:y="11.9cm">
          <text:p text:style-name="P58"><text:span text:style-name="T69">float32 <text:s text:c="2"/></text:span><text:span text:style-name="T69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10" draw:id="id10" draw:layer="layout" svg:width="2.699cm" svg:height="1.4cm" svg:x="1.001cm" svg:y="13.8cm">
          <text:p text:style-name="P58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6" draw:id="id6" draw:layer="layout" svg:width="2.699cm" svg:height="1.4cm" svg:x="8.801cm" svg:y="9.8cm">
          <text:p text:style-name="P58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9" xml:id="id15" draw:id="id15" draw:layer="layout" svg:width="2.9cm" svg:height="1.4cm" svg:x="11.7cm" svg:y="9.8cm">
          <text:p text:style-name="P58"><text:span text:style-name="T69">[</text:span><text:span text:style-name="T180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6" xml:id="id11" draw:id="id11" draw:layer="layout" svg:width="4.6cm" svg:height="1.4cm" svg:x="16cm" svg:y="5cm">
          <text:p text:style-name="P55"><text:span text:style-name="T181">"</text:span><text:span text:style-name="T68">Referen</text:span><text:span text:style-name="T68">ce </text:span><text:span text:style-name="T68">types</text:span><text:span text:style-name="T181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6" draw:id="id16" draw:layer="layout" svg:width="3.099cm" svg:height="1.4cm" svg:x="21.601cm" svg:y="10cm">
          <text:p text:style-name="P58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2" draw:id="id12" draw:layer="layout" svg:width="3.099cm" svg:height="1.4cm" svg:x="14.8cm" svg:y="9.8cm">
          <text:p text:style-name="P58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9" xml:id="id13" draw:id="id13" draw:layer="layout" svg:width="2.6cm" svg:height="1.4cm" svg:x="18.1cm" svg:y="9.8cm">
          <text:p text:style-name="P58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9" xml:id="id17" draw:id="id17" draw:layer="layout" svg:width="3.099cm" svg:height="1.4cm" svg:x="21.601cm" svg:y="11.8cm">
          <text:p text:style-name="P58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8" draw:id="id18" draw:layer="layout" svg:width="3.099cm" svg:height="1.4cm" svg:x="21.601cm" svg:y="13.7cm">
          <text:p text:style-name="P58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6" xml:id="id14" draw:id="id14" draw:layer="layout" svg:width="4.6cm" svg:height="1.4cm" svg:x="22.8cm" svg:y="4.9cm">
          <text:p text:style-name="P55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6" xml:id="id19" draw:id="id19" draw:layer="layout" svg:width="5cm" svg:height="1.4cm" svg:x="12.3cm" svg:y="13.7cm">
          <text:p text:style-name="P55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9" xml:id="id20" draw:id="id20" draw:layer="layout" svg:width="3.099cm" svg:height="1.4cm" svg:x="23.54cm" svg:y="6.6cm">
          <text:p text:style-name="P58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9" xml:id="id21" draw:id="id21" draw:layer="layout" svg:width="3.099cm" svg:height="1.4cm" svg:x="23.54cm" svg:y="8.3cm">
          <text:p text:style-name="P58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9" xml:id="id22" draw:id="id22" draw:layer="layout" svg:width="2.699cm" svg:height="1.4cm" svg:x="4.301cm" svg:y="8.7cm">
          <text:p text:style-name="P58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23" draw:id="id23" draw:layer="layout" svg:width="2.699cm" svg:height="1.4cm" svg:x="1.001cm" svg:y="10.3cm">
          <text:p text:style-name="P58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1" xml:id="id24" draw:id="id24" draw:layer="layout" svg:width="2.699cm" svg:height="1.4cm" svg:x="4.301cm" svg:y="10.3cm">
          <text:p text:style-name="P60"><text:span text:style-name="T18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1" xml:id="id25" draw:id="id25" draw:layer="layout" svg:width="2.6cm" svg:height="1.4cm" svg:x="6.4cm" svg:y="12.9cm">
          <text:p text:style-name="P60"><text:span text:style-name="T183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7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4">Константы: </text:span><text:span text:style-name="T64">const</text:span></text:p>
          </draw:text-box>
        </draw:frame>
        <draw:frame draw:style-name="gr56" draw:text-style-name="P62" draw:layer="layout" svg:width="26.8cm" svg:height="13.146cm" svg:x="0.6cm" svg:y="2.116cm">
          <draw:text-box>
            <text:p text:style-name="P13"><text:span text:style-name="T185">Предопределённы</text:span><text:span text:style-name="T185">е константы </text:span><text:span text:style-name="T185">(predefined </text:span><text:span text:style-name="T185">constants):</text:span></text:p>
            <text:p text:style-name="P13"><text:span text:style-name="T94"><text:tab/></text:span><text:span text:style-name="T170">true false </text:span><text:span text:style-name="T170">nil</text:span><text:span text:style-name="T186"> iota</text:span></text:p>
            <text:p text:style-name="P13"><text:span text:style-name="T185">Безтиповые </text:span><text:span text:style-name="T185">константы </text:span><text:span text:style-name="T185">(untyped </text:span><text:span text:style-name="T185">constants):</text:span></text:p>
            <text:p text:style-name="P13"><text:span text:style-name="T165"><text:tab/></text:span><text:span text:style-name="T165">const</text:span><text:span text:style-name="T93"> </text:span><text:span text:style-name="T96">constant</text:span><text:span text:style-name="T93"> = </text:span><text:span text:style-name="T96">expression</text:span></text:p>
            <text:p text:style-name="P13"><text:span text:style-name="T165"><text:tab/></text:span><text:span text:style-name="T165">const</text:span><text:span text:style-name="T93"> </text:span><text:span text:style-name="T96">constant1</text:span><text:span text:style-name="T110">,</text:span><text:span text:style-name="T93"> </text:span><text:span text:style-name="T96">constant2</text:span><text:span text:style-name="T93"> = </text:span><text:span text:style-name="T96">value1</text:span><text:span text:style-name="T110">,</text:span><text:span text:style-name="T93"> </text:span><text:span text:style-name="T96">value2</text:span></text:p>
            <text:p text:style-name="P13"><text:span text:style-name="T170"><text:tab/></text:span><text:span text:style-name="T170">const</text:span><text:span text:style-name="T94"> </text:span><text:span text:style-name="T170">(</text:span><text:span text:style-name="T94"> </text:span><text:span text:style-name="T97">constant1</text:span><text:span text:style-name="T93"> = </text:span><text:span text:style-name="T96">value1</text:span><text:span text:style-name="T168">;</text:span><text:span text:style-name="T93"> </text:span><text:span text:style-name="T96">constant2</text:span><text:span text:style-name="T93"> = </text:span><text:span text:style-name="T96">value2</text:span><text:span text:style-name="T93"> </text:span><text:span text:style-name="T165">)</text:span></text:p>
            <text:p text:style-name="P13"><text:span text:style-name="T93"/></text:p>
            <text:p text:style-name="P13"><text:span text:style-name="T93"><text:tab/></text:span><text:span text:style-name="T93">const (</text:span></text:p>
            <text:p text:style-name="P13"><text:span text:style-name="T93"><text:tab/></text:span><text:span text:style-name="T93"><text:tab/></text:span><text:span text:style-name="T93">e <text:s/>= </text:span><text:span text:style-name="T93">2.7182818284590</text:span><text:span text:style-name="T93">452353602874713</text:span><text:span text:style-name="T93">526624977572470</text:span><text:span text:style-name="T93">936999595749669</text:span><text:span text:style-name="T93">6763</text:span></text:p>
            <text:p text:style-name="P13"><text:span text:style-name="T93"><text:tab/></text:span><text:span text:style-name="T93"><text:tab/></text:span><text:span text:style-name="T93">pi = </text:span><text:span text:style-name="T93">3.1415926535897</text:span><text:span text:style-name="T93">932384626433832</text:span><text:span text:style-name="T93">795028841971693</text:span><text:span text:style-name="T93">993751058209749</text:span><text:span text:style-name="T93">4459</text:span></text:p>
            <text:p text:style-name="P13"><text:span text:style-name="T93"><text:tab/></text:span><text:span text:style-name="T93">)</text:span></text:p>
            <text:p text:style-name="P13"><text:span text:style-name="T187">Константы с </text:span><text:span text:style-name="T187">заданным типом </text:span><text:span text:style-name="T187">(typed constants):</text:span></text:p>
            <text:p text:style-name="P13"><text:span text:style-name="T165"><text:tab/></text:span><text:span text:style-name="T165">const</text:span><text:span text:style-name="T93"> </text:span><text:span text:style-name="T96">constant</text:span><text:span text:style-name="T93"> </text:span><text:span text:style-name="T96">Type</text:span><text:span text:style-name="T93"> = </text:span><text:span text:style-name="T96">expression</text:span></text:p>
            <text:p text:style-name="P13"><text:span text:style-name="T165"/></text:p>
            <text:p text:style-name="P13"><text:span text:style-name="T94"><text:tab/></text:span><text:span text:style-name="T94">const b </text:span><text:span text:style-name="T170">byte</text:span><text:span text:style-name="T94"> = 0Xf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байт</text:span></text:p>
            <text:p text:style-name="P13"><text:span text:style-name="T94"><text:tab/></text:span><text:span text:style-name="T94">const x </text:span><text:span text:style-name="T170">complex128</text:span><text:span text:style-name="T94"> = </text:span><text:span text:style-name="T94">2+5i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комплексное </text:span><text:span text:style-name="T94">число</text:span></text:p>
            <text:p text:style-name="P13"><text:span text:style-name="T94"><text:tab/></text:span><text:span text:style-name="T94">const Big </text:span><text:span text:style-name="T170">float64</text:span><text:span text:style-name="T94"> = 1 &lt;&lt; </text:span><text:span text:style-name="T94">100</text:span><text:span text:style-name="T94"><text:tab/></text:span><text:span text:style-name="T94"><text:tab/></text:span><text:span text:style-name="T94"><text:tab/></text:span><text:span text:style-name="T94">// </text:span><text:span text:style-name="T94">binary 1 with </text:span><text:span text:style-name="T94">100 zeros</text:span></text:p>
            <text:p text:style-name="P13"><text:span text:style-name="T94"><text:tab/></text:span><text:span text:style-name="T94">const i </text:span><text:span text:style-name="T170">int32</text:span><text:span text:style-name="T94"> = -273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целое</text:span></text:p>
            <text:p text:style-name="P13"><text:span text:style-name="T94"><text:tab/></text:span><text:span text:style-name="T94">const Go </text:span><text:span text:style-name="T170">rune</text:span><text:span text:style-name="T94"> = '</text:span><text:span text:style-name="T94">碁</text:span><text:span text:style-name="T94">'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символ</text:span></text:p>
            <text:p text:style-name="P13"><text:span text:style-name="T94"><text:tab/></text:span><text:span text:style-name="T94">const </text:span><text:span text:style-name="T94">language</text:span><text:span text:style-name="T170"> string</text:span><text:span text:style-name="T94"> </text:span><text:span text:style-name="T94">= </text:span><text:span text:style-name="T188">"Go"</text:span><text:span text:style-name="T188"><text:tab/></text:span><text:span text:style-name="T188"><text:tab/></text:span><text:span text:style-name="T188"><text:tab/></text:span><text:span text:style-name="T188">// строка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89">Weekday</text:span><text:span text:style-name="T188"> int</text:span></text:p>
            <text:p text:style-name="P13"><text:span text:style-name="T188"><text:tab/></text:span><text:span text:style-name="T188">const ( Sun </text:span><text:span text:style-name="T189">Weekday</text:span><text:span text:style-name="T188"> = </text:span><text:span text:style-name="T189">iota</text:span><text:span text:style-name="T190">;</text:span><text:span text:style-name="T188"> </text:span><text:span text:style-name="T188">Mon</text:span><text:span text:style-name="T190">;</text:span><text:span text:style-name="T188"> Tue</text:span><text:span text:style-name="T190">;</text:span><text:span text:style-name="T188"> Wed</text:span><text:span text:style-name="T190">;</text:span><text:span text:style-name="T188"> </text:span><text:span text:style-name="T188">Thu</text:span><text:span text:style-name="T190">;</text:span><text:span text:style-name="T188"> Fri</text:span><text:span text:style-name="T190">;</text:span><text:span text:style-name="T188"> Sat ) </text:span><text:span text:style-name="T188">// </text:span><text:span text:style-name="T188">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пераци</text:span><text:span text:style-name="T64">и: </text:span><text:span text:style-name="T64">объявлен</text:span><text:span text:style-name="T64">ие и </text:span><text:span text:style-name="T64">присваив</text:span><text:span text:style-name="T64">ание</text:span></text:p>
          </draw:text-box>
        </draw:frame>
        <draw:frame draw:style-name="gr57" draw:text-style-name="P63" draw:layer="layout" svg:width="26.8cm" svg:height="13.1cm" svg:x="0.6cm" svg:y="2.1cm">
          <draw:text-box>
            <text:p text:style-name="P13"><text:span text:style-name="T191">var</text:span><text:span text:style-name="T192"> </text:span><text:span text:style-name="T193">переменная</text:span><text:span text:style-name="T192"> </text:span><text:span text:style-name="T194">Type</text:span></text:p>
            <text:p text:style-name="P13"><text:span text:style-name="T66">При объявлении </text:span><text:span text:style-name="T66">новой </text:span><text:span text:style-name="T66">переменной </text:span><text:span text:style-name="T65">всегда</text:span><text:span text:style-name="T66"> есть </text:span><text:span text:style-name="T66">начальное </text:span><text:span text:style-name="T66">значение (zero </text:span><text:span text:style-name="T66">value).</text:span></text:p>
            <text:p text:style-name="P13"><text:span text:style-name="T192"><text:tab/></text:span><text:span text:style-name="T192">var i <text:s text:c="4"/></text:span><text:span text:style-name="T192"><text:s/>int</text:span><text:span text:style-name="T192"><text:tab/></text:span><text:span text:style-name="T192"><text:tab/></text:span><text:span text:style-name="T192"><text:tab/></text:span><text:span text:style-name="T192">// 0</text:span></text:p>
            <text:p text:style-name="P13"><text:span text:style-name="T192"><text:tab/></text:span><text:span text:style-name="T192">var G, o <text:s/></text:span><text:span text:style-name="T192"><text:s/>rune</text:span><text:span text:style-name="T192"><text:tab/></text:span><text:span text:style-name="T192"><text:tab/></text:span><text:span text:style-name="T192">// </text:span><text:span text:style-name="T192">0, 0 </text:span></text:p>
            <text:p text:style-name="P13"><text:span text:style-name="T192"><text:tab/></text:span><text:span text:style-name="T192">var s <text:s text:c="4"/></text:span><text:span text:style-name="T192"><text:s/>string</text:span><text:span text:style-name="T192"><text:tab/></text:span><text:span text:style-name="T192"><text:tab/></text:span><text:span text:style-name="T192">// </text:span><text:span text:style-name="T192">""</text:span></text:p>
            <text:p text:style-name="P13"><text:span text:style-name="T192"><text:tab/></text:span><text:span text:style-name="T192">var (</text:span></text:p>
            <text:p text:style-name="P13"><text:span text:style-name="T192"><text:tab/></text:span><text:span text:style-name="T192"><text:tab/></text:span><text:span text:style-name="T192">tube <text:s/></text:span><text:span text:style-name="T192"><text:s/>chan string</text:span><text:span text:style-name="T192"><text:tab/></text:span><text:span text:style-name="T192">// nil </text:span></text:p>
            <text:p text:style-name="P13"><text:span text:style-name="T192"><text:tab/></text:span><text:span text:style-name="T192"><text:tab/></text:span><text:span text:style-name="T192">ok </text:span><text:span text:style-name="T192"><text:tab/></text:span><text:span text:style-name="T192"><text:tab/></text:span><text:span text:style-name="T192">bool</text:span><text:span text:style-name="T192"><text:tab/></text:span><text:span text:style-name="T192"><text:tab/></text:span><text:span text:style-name="T192">// false </text:span></text:p>
            <text:p text:style-name="P13"><text:span text:style-name="T192"><text:tab/></text:span><text:span text:style-name="T192"><text:tab/></text:span><text:span text:style-name="T192">f <text:s text:c="4"/></text:span><text:span text:style-name="T192"><text:s/>float64</text:span><text:span text:style-name="T192"><text:tab/></text:span><text:span text:style-name="T192"><text:tab/></text:span><text:span text:style-name="T192">// 0.0</text:span></text:p>
            <text:p text:style-name="P13"><text:span text:style-name="T192"><text:tab/></text:span><text:span text:style-name="T192">) <text:s/></text:span></text:p>
            <text:p text:style-name="P13"><text:span text:style-name="T192"><text:tab/></text:span><text:span text:style-name="T192">var </text:span><text:span text:style-name="T192">answer = 42</text:span><text:span text:style-name="T192"><text:tab/></text:span><text:span text:style-name="T192"><text:tab/></text:span><text:span text:style-name="T192">// </text:span><text:span text:style-name="T192">тип int </text:span><text:span text:style-name="T192">выведен из </text:span><text:span text:style-name="T192">присвоенного </text:span><text:span text:style-name="T192">значения</text:span></text:p>
            <text:p text:style-name="P13"><text:span text:style-name="T192"/></text:p>
            <text:p text:style-name="P13"><text:span text:style-name="T192">// объявление </text:span><text:span text:style-name="T192">новой </text:span><text:span text:style-name="T192">переменной и </text:span><text:span text:style-name="T192">присваивание </text:span><text:span text:style-name="T192">значения (в </text:span><text:span text:style-name="T192">функции)</text:span></text:p>
            <text:p text:style-name="P13"><text:span text:style-name="T192"><text:tab/></text:span><text:span text:style-name="T192">j </text:span><text:span text:style-name="T195">:=</text:span><text:span text:style-name="T192"> 25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тип </text:span><text:span text:style-name="T192">выводится из </text:span><text:span text:style-name="T192">присваиваемог</text:span><text:span text:style-name="T192">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</text:span><text:span text:style-name="T196">true, false</text:span><text:span text:style-name="T196"><text:tab/></text:span><text:span text:style-name="T196">// </text:span><text:span text:style-name="T196">параллельное </text:span><text:span text:style-name="T196">присваивание</text:span></text:p>
            <text:p text:style-name="P13"><text:span text:style-name="T196"/></text:p>
            <text:p text:style-name="P13"><text:span text:style-name="T196">// </text:span><text:span text:style-name="T196">присваивание </text:span><text:span text:style-name="T196">значения уже </text:span><text:span text:style-name="T196">объявленным </text:span><text:span text:style-name="T196">переменным</text:span></text:p>
            <text:p text:style-name="P13"><text:span text:style-name="T192"><text:tab/></text:span><text:span text:style-name="T192">s =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2"><text:tab/></text:span><text:span text:style-name="T192">G, o = </text:span><text:span text:style-name="T198">'</text:span><text:span text:style-name="T192">G</text:span><text:span text:style-name="T198">'</text:span><text:span text:style-name="T192">, </text:span><text:span text:style-name="T198">'</text:span><text:span text:style-name="T192">o</text:span><text:span text:style-name="T198">'</text:span><text:span text:style-name="T192"><text:tab/></text:span><text:span text:style-name="T192"><text:tab/></text:span><text:span text:style-name="T192">// </text:span><text:span text:style-name="T192">параллельное </text:span><text:span text:style-name="T192">присваивание </text:span><text:span text:style-name="T192">(tuple </text:span><text:span text:style-name="T192">assignment)</text:span></text:p>
            <text:p text:style-name="P13"><text:span text:style-name="T192"><text:tab/></text:span><text:span text:style-name="T192">i, j = j, </text:span><text:span text:style-name="T192">i</text:span><text:span text:style-name="T192"><text:tab/></text:span><text:span text:style-name="T192"><text:tab/></text:span><text:span text:style-name="T192"><text:tab/></text:span><text:span text:style-name="T192"><text:tab/></text:span><text:span text:style-name="T192">// обмен </text:span><text:span text:style-name="T192">значений i и </text:span><text:span text:style-name="T192">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</text:span><text:span text:style-name="T64">данных: </text:span><text:span text:style-name="T64">struct</text:span></text:p>
          </draw:text-box>
        </draw:frame>
        <draw:frame draw:style-name="gr58" draw:text-style-name="P63" draw:layer="layout" svg:width="26.8cm" svg:height="13.1cm" svg:x="0.6cm" svg:y="2.1cm">
          <draw:text-box>
            <text:p text:style-name="P13"><text:span text:style-name="T199">Структура </text:span><text:span text:style-name="T199">(</text:span><text:span text:style-name="T200">struct</text:span><text:span text:style-name="T201">) — </text:span><text:span text:style-name="T201">набор </text:span><text:span text:style-name="T201">разнотипных </text:span><text:span text:style-name="T201">полей</text:span></text:p>
            <text:p text:style-name="P13"><text:span text:style-name="T201"/></text:p>
            <text:p text:style-name="P13"><text:span text:style-name="T192"><text:tab/></text:span><text:span text:style-name="T192">type </text:span><text:span text:style-name="T193">Structure1</text:span><text:span text:style-name="T192"> </text:span><text:span text:style-name="T191">struct</text:span><text:span text:style-name="T192"> </text:span><text:span text:style-name="T191">{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объявление </text:span><text:span text:style-name="T192">типа </text:span><text:span text:style-name="T193">Structure1</text:span></text:p>
            <text:p text:style-name="P13"><text:span text:style-name="T202"><text:tab/></text:span><text:span text:style-name="T202"><text:tab/></text:span><text:span text:style-name="T203">field1</text:span><text:span text:style-name="T202"> </text:span><text:span text:style-name="T203">Type1</text:span></text:p>
            <text:p text:style-name="P13"><text:span text:style-name="T202"><text:tab/></text:span><text:span text:style-name="T202"><text:tab/></text:span><text:span text:style-name="T203">field2, </text:span><text:span text:style-name="T203">field3</text:span><text:span text:style-name="T202"> </text:span><text:span text:style-name="T203">Type2</text:span></text:p>
            <text:p text:style-name="P13"><text:span text:style-name="T204"><text:tab/></text:span><text:span text:style-name="T204">}</text:span></text:p>
            <text:p text:style-name="P13"><text:span text:style-name="T196"/></text:p>
            <text:p text:style-name="P13"><text:span text:style-name="T205"><text:tab/></text:span><text:span text:style-name="T205">s := </text:span><text:span text:style-name="T193">Structure1</text:span><text:span text:style-name="T192"> </text:span><text:span text:style-name="T191">{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202">// </text:span><text:span text:style-name="T202">объявление </text:span><text:span text:style-name="T202">переменной и</text:span></text:p>
            <text:p text:style-name="P13"><text:span text:style-name="T196"><text:tab/></text:span><text:span text:style-name="T196"><text:tab/></text:span><text:span text:style-name="T203">field1:</text:span><text:span text:style-name="T196"> </text:span><text:span text:style-name="T203">initial_value</text:span><text:span text:style-name="T203">1_of_Type1,</text:span><text:span text:style-name="T203"><text:tab/></text:span><text:span text:style-name="T202">// </text:span><text:span text:style-name="T202">инициализация </text:span><text:span text:style-name="T202">полей </text:span><text:span text:style-name="T202">значениями</text:span></text:p>
            <text:p text:style-name="P13"><text:span text:style-name="T205"><text:tab/></text:span><text:span text:style-name="T205"><text:tab/></text:span><text:span text:style-name="T193">field2:</text:span><text:span text:style-name="T203"> </text:span><text:span text:style-name="T203">initial_value</text:span><text:span text:style-name="T203">2_of_Type2,</text:span><text:span text:style-name="T202"><text:tab/></text:span><text:span text:style-name="T202">// по </text:span><text:span text:style-name="T202">именам (не </text:span><text:span text:style-name="T202">всех) полей</text:span></text:p>
            <text:p text:style-name="P13"><text:span text:style-name="T206"><text:tab/></text:span><text:span text:style-name="T206">}</text:span></text:p>
            <text:p text:style-name="P13"><text:span text:style-name="T196"/></text:p>
            <text:p text:style-name="P13"><text:span text:style-name="T196"><text:tab/></text:span><text:span text:style-name="T196">var s2 </text:span><text:span text:style-name="T203">Structure1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2">// </text:span><text:span text:style-name="T202">объявление </text:span><text:span text:style-name="T202">переменной</text:span></text:p>
            <text:p text:style-name="P13"><text:span text:style-name="T196"><text:tab/></text:span><text:span text:style-name="T196">s2 = s1</text:span></text:p>
            <text:p text:style-name="P13"><text:span text:style-name="T196"/></text:p>
            <text:p text:style-name="P13"><text:span text:style-name="T192">// объявление </text:span><text:span text:style-name="T192">переменной и </text:span><text:span text:style-name="T202">инициализация </text:span><text:span text:style-name="T202">полей </text:span><text:span text:style-name="T202">значениями по </text:span><text:span text:style-name="T202">порядку </text:span></text:p>
            <text:p text:style-name="P13"><text:span text:style-name="T196"><text:tab/></text:span><text:span text:style-name="T196">s3 := </text:span><text:span text:style-name="T203">Structure1</text:span><text:span text:style-name="T196">{s2</text:span><text:span text:style-name="T196">.field1, </text:span><text:span text:style-name="T196">s2.field2, </text:span><text:span text:style-name="T196">s2.field3} // </text:span><text:span text:style-name="T196">следования </text:span><text:span text:style-name="T196">полей</text:span></text:p>
            <text:p text:style-name="P13"><text:span text:style-name="T196"/></text:p>
            <text:p text:style-name="P13"><text:span text:style-name="T196"><text:tab/></text:span><text:span text:style-name="T196">var s4 </text:span><text:span text:style-name="T203">Structure1</text:span><text:span text:style-name="T196"> = </text:span><text:span text:style-name="T203">Structure1</text:span><text:span text:style-name="T196">{}</text:span><text:span text:style-name="T196"><text:tab/></text:span><text:span text:style-name="T196"><text:tab/></text:span><text:span text:style-name="T196">// </text:span><text:span text:style-name="T196">инициализация </text:span><text:span text:style-name="T196">пустой </text:span><text:span text:style-name="T196">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</text:span><text:span text:style-name="T24">ые типы: </text:span><text:span text:style-name="T24">reference </text:span><text:span text:style-name="T24">types</text:span></text:p>
          </draw:text-box>
        </draw:frame>
        <draw:frame draw:style-name="gr59" draw:text-style-name="P64" draw:layer="layout" svg:width="26.8cm" svg:height="13.1cm" svg:x="0.6cm" svg:y="2.1cm">
          <draw:text-box>
            <text:p text:style-name="P18"><text:span text:style-name="T192">Когда </text:span><text:span text:style-name="T192">переменные-</text:span><text:span text:style-name="T192">указатели </text:span><text:span text:style-name="T192">передаются в </text:span><text:span text:style-name="T192">функции, их </text:span><text:span text:style-name="T192">значения </text:span><text:span text:style-name="T192">могут быть </text:span><text:span text:style-name="T192">изменены. </text:span></text:p>
            <text:p text:style-name="P13"><text:span text:style-name="T207"/></text:p>
            <text:p text:style-name="P13"><text:span text:style-name="T191">pointer</text:span><text:span text:style-name="T192"> ~ </text:span><text:span text:style-name="T192">указатель: </text:span></text:p>
            <text:p text:style-name="P13"><text:span text:style-name="T192"><text:tab/></text:span><text:span text:style-name="T192">var v </text:span><text:span text:style-name="T193">BaseType</text:span><text:span text:style-name="T193"><text:tab/></text:span><text:span text:style-name="T193"><text:tab/></text:span><text:span text:style-name="T192">// </text:span><text:span text:style-name="T192">переменная </text:span><text:span text:style-name="T192">типа </text:span><text:span text:style-name="T193">BaseType </text:span></text:p>
            <text:p text:style-name="P13"><text:span text:style-name="T192"><text:tab/></text:span><text:span text:style-name="T192">var p </text:span><text:span text:style-name="T192">*</text:span><text:span text:style-name="T193">BaseType</text:span><text:span text:style-name="T192"><text:tab/></text:span><text:span text:style-name="T192">// </text:span><text:span text:style-name="T192">указатель на </text:span><text:span text:style-name="T192">переменную </text:span><text:span text:style-name="T192">типа </text:span><text:span text:style-name="T193">BaseType </text:span></text:p>
            <text:p text:style-name="P13"><text:span text:style-name="T192"><text:tab/></text:span><text:span text:style-name="T192">p = &amp;v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ссылка на </text:span><text:span text:style-name="T192">значение </text:span><text:span text:style-name="T192">переменной </text:span><text:span text:style-name="T192">типа </text:span><text:span text:style-name="T193">BaseType </text:span></text:p>
            <text:p text:style-name="P13"><text:span text:style-name="T192"><text:tab/></text:span><text:span text:style-name="T192">*p 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значение </text:span><text:span text:style-name="T192">переменной </text:span><text:span text:style-name="T192">типа </text:span><text:span text:style-name="T193">BaseType</text:span><text:span text:style-name="T192"> </text:span><text:span text:style-name="T192">по ссылке на </text:span><text:span text:style-name="T192">v</text:span></text:p>
            <text:p text:style-name="P13"><text:span text:style-name="T192"/></text:p>
            <text:p text:style-name="P13"><text:span text:style-name="T191">slice</text:span><text:span text:style-name="T192"> ~ </text:span><text:span text:style-name="T192">динамический </text:span><text:span text:style-name="T192">массив может </text:span><text:span text:style-name="T192">изменять свой </text:span><text:span text:style-name="T192">размер: </text:span></text:p>
            <text:p text:style-name="P13"><text:span text:style-name="T192"><text:tab/></text:span><text:span text:style-name="T192">s := </text:span><text:span text:style-name="T192">[]</text:span><text:span text:style-name="T193">Type</text:span></text:p>
            <text:p text:style-name="P13"><text:span text:style-name="T192"/></text:p>
            <text:p text:style-name="P13"><text:span text:style-name="T191">map</text:span><text:span text:style-name="T192"> ~ хэш | </text:span><text:span text:style-name="T192">ассоциативный </text:span><text:span text:style-name="T192">массив | </text:span><text:span text:style-name="T192">словарь </text:span><text:span text:style-name="T196">| </text:span><text:span text:style-name="T196">отображение | </text:span><text:span text:style-name="T196">«мапа»: </text:span></text:p>
            <text:p text:style-name="P13"><text:span text:style-name="T196"><text:tab/></text:span><text:span text:style-name="T196">m := </text:span><text:span text:style-name="T206">map</text:span><text:span text:style-name="T196">[</text:span><text:span text:style-name="T203">KeyType</text:span><text:span text:style-name="T196">]</text:span><text:span text:style-name="T203">V</text:span><text:span text:style-name="T203">alueType</text:span><text:span text:style-name="T196">{ </text:span><text:span text:style-name="T203">key</text:span><text:span text:style-name="T196">: </text:span><text:span text:style-name="T203">value</text:span><text:span text:style-name="T196"> }</text:span></text:p>
            <text:p text:style-name="P13"><text:span text:style-name="T192"/></text:p>
            <text:p text:style-name="P13"><text:span text:style-name="T191">function</text:span><text:span text:style-name="T196"> ~ </text:span><text:span text:style-name="T196">функция: </text:span></text:p>
            <text:p text:style-name="P13"><text:span text:style-name="T192"><text:tab/></text:span><text:span text:style-name="T191">func</text:span><text:span text:style-name="T192"> </text:span><text:span text:style-name="T193">f</text:span><text:span text:style-name="T192">(</text:span><text:span text:style-name="T193">parameter </text:span><text:span text:style-name="T193">Type</text:span><text:span text:style-name="T192">) </text:span><text:span text:style-name="T193">returnValueTy</text:span><text:span text:style-name="T193">pe</text:span><text:span text:style-name="T192"> { /* код </text:span><text:span text:style-name="T192">*/</text:span><text:span text:style-name="T196"> } </text:span></text:p>
            <text:p text:style-name="P13"><text:span text:style-name="T192"/></text:p>
            <text:p text:style-name="P13"><text:span text:style-name="T206">channel</text:span><text:span text:style-name="T196"> ~ </text:span><text:span text:style-name="T196">канал: </text:span></text:p>
            <text:p text:style-name="P13"><text:span text:style-name="T205"><text:tab/></text:span><text:span text:style-name="T193">ch</text:span><text:span text:style-name="T192"> </text:span><text:span text:style-name="T204">chan</text:span><text:span text:style-name="T203"> </text:span><text:span text:style-name="T203">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</text:span><text:span text:style-name="T24">рные </text:span><text:span text:style-name="T24">типы: </text:span><text:span text:style-name="T24">container </text:span><text:span text:style-name="T24">types</text:span></text:p>
          </draw:text-box>
        </draw:frame>
        <draw:frame draw:style-name="gr60" draw:text-style-name="P64" draw:layer="layout" svg:width="26.8cm" svg:height="13.1cm" svg:x="0.6cm" svg:y="2.1cm">
          <draw:text-box>
            <text:p text:style-name="P13"><text:span text:style-name="T191">[</text:span><text:span text:style-name="T194">размер</text:span><text:span text:style-name="T191">]</text:span><text:span text:style-name="T194">Type</text:span><text:span text:style-name="T192"> </text:span><text:span text:style-name="T192">// массив </text:span><text:span text:style-name="T192">(</text:span><text:span text:style-name="T191">array</text:span><text:span text:style-name="T192">) </text:span><text:span text:style-name="T196">определённой </text:span><text:span text:style-name="T196">длины:</text:span></text:p>
            <text:p text:style-name="P13"><text:span text:style-name="T196"><text:tab/></text:span><text:span text:style-name="T196">var </text:span><text:span text:style-name="T196">punchCard </text:span><text:span text:style-name="T196">[80]rune // </text:span><text:span text:style-name="T196">80 * 0</text:span></text:p>
            <text:p text:style-name="P13"><text:span text:style-name="T196"><text:tab/></text:span><text:span text:style-name="T192">localhost </text:span><text:span text:style-name="T192">:= [4]int </text:span><text:span text:style-name="T192">{127, 0, 0, </text:span><text:span text:style-name="T192">1}</text:span></text:p>
            <text:p text:style-name="P13"><text:span text:style-name="T192"><text:tab/></text:span><text:span text:style-name="T192">gender <text:s text:c="3"/></text:span><text:span text:style-name="T192">:= [2]string </text:span><text:span text:style-name="T192">{ 0:"Female", </text:span><text:span text:style-name="T192">1:"Male" }</text:span></text:p>
            <text:p text:style-name="P13"><text:span text:style-name="T192"><text:tab/></text:span><text:span text:style-name="T193">location</text:span><text:span text:style-name="T192"> <text:s/></text:span><text:span text:style-name="T192">:= </text:span><text:span text:style-name="T192">[...]float32 </text:span><text:span text:style-name="T192">{ 56.05, </text:span><text:span text:style-name="T192">63.38 }</text:span></text:p>
            <text:p text:style-name="P13"><text:span text:style-name="T191"/></text:p>
            <text:p text:style-name="P13"><text:span text:style-name="T191">[]</text:span><text:span text:style-name="T194">Type</text:span><text:span text:style-name="T193"> //</text:span><text:span text:style-name="T192"> </text:span><text:span text:style-name="T192">срез (</text:span><text:span text:style-name="T191">slice</text:span><text:span text:style-name="T192">) </text:span><text:span text:style-name="T192">— </text:span><text:span text:style-name="T192">динамический </text:span><text:span text:style-name="T192">массив:</text:span></text:p>
            <text:p text:style-name="P13"><text:span text:style-name="T192"><text:tab/></text:span><text:span text:style-name="T192">primes := </text:span><text:span text:style-name="T192">[]int{2, 3, </text:span><text:span text:style-name="T192">5, 7, 11, 13, </text:span><text:span text:style-name="T192">17, 19, 23}</text:span></text:p>
            <text:p text:style-name="P13"><text:span text:style-name="T192"><text:tab/></text:span><text:span text:style-name="T192">messages := </text:span><text:span text:style-name="T192">make([]string</text:span><text:span text:style-name="T192">, 0, 1024)</text:span></text:p>
            <text:p text:style-name="P13"><text:span text:style-name="T192"><text:tab/></text:span><text:span text:style-name="T192">messages </text:span><text:span text:style-name="T192">= </text:span><text:span text:style-name="T192">append(messag</text:span><text:span text:style-name="T192">es, "OK")</text:span></text:p>
            <text:p text:style-name="P13"><text:span text:style-name="T191"/></text:p>
            <text:p text:style-name="P13"><text:span text:style-name="T191">map[</text:span><text:span text:style-name="T194">KeyType</text:span><text:span text:style-name="T191">]</text:span><text:span text:style-name="T194">V</text:span><text:span text:style-name="T194">alueType</text:span><text:span text:style-name="T193"> // </text:span><text:span text:style-name="T191">map</text:span><text:span text:style-name="T192"> = </text:span><text:span text:style-name="T196">хэш = </text:span><text:span text:style-name="T196">ассоциативный </text:span><text:span text:style-name="T196">массив = </text:span><text:span text:style-name="T196">словарь:</text:span></text:p>
            <text:p text:style-name="P13"><text:span text:style-name="T196"><text:tab/></text:span><text:span text:style-name="T192">languages </text:span><text:span text:style-name="T192">:= </text:span><text:span text:style-name="T192">map[string]in</text:span><text:span text:style-name="T192">t { "Go": </text:span><text:span text:style-name="T192">2007 }</text:span></text:p>
            <text:p text:style-name="P13"><text:span text:style-name="T192"><text:tab/></text:span><text:span text:style-name="T192">languages["Ko</text:span><text:span text:style-name="T192">tlin"] = 2011</text:span></text:p>
            <text:p text:style-name="P13"><text:span text:style-name="T192"/></text:p>
            <text:p text:style-name="P13"><text:span text:style-name="T192"><text:tab/></text:span><text:span text:style-name="T192">type </text:span><text:span text:style-name="T192">Coordinates </text:span><text:span text:style-name="T192">map[[2]float3</text:span><text:span text:style-name="T192">2]string</text:span></text:p>
            <text:p text:style-name="P13"><text:span text:style-name="T192"><text:tab/></text:span><text:span text:style-name="T192">places := </text:span><text:span text:style-name="T192">make(Coordina</text:span><text:span text:style-name="T192">tes)</text:span><text:span text:style-name="T192"><text:tab/></text:span></text:p>
            <text:p text:style-name="P13"><text:span text:style-name="T192"><text:tab/></text:span><text:span text:style-name="T192">places[</text:span><text:span text:style-name="T193">locati</text:span><text:span text:style-name="T193">on</text:span><text:span text:style-name="T192">] = </text:span><text:span text:style-name="T192">"Шадринск"</text:span></text:p>
            <text:p text:style-name="P13"><text:span text:style-name="T192"><text:tab/></text:span><text:span text:style-name="T192">places[[2]flo</text:span><text:span text:style-name="T192">at32{33.54,-</text:span><text:span text:style-name="T192">118.05}] = </text:span><text:span text:style-name="T192">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</text:span><text:span text:style-name="T64">func </text:span><text:span text:style-name="T64">main(), </text:span><text:span text:style-name="T64">func init()</text:span></text:p>
          </draw:text-box>
        </draw:frame>
        <draw:frame draw:style-name="gr61" draw:text-style-name="P65" draw:layer="layout" svg:width="26.8cm" svg:height="13.1cm" svg:x="0.6cm" svg:y="2.1cm">
          <draw:text-box>
            <text:p text:style-name="P13"><text:span text:style-name="T192">// Главная </text:span><text:span text:style-name="T192">функция в </text:span><text:span text:style-name="T192">пакете main, </text:span><text:span text:style-name="T192">с которой </text:span><text:span text:style-name="T192">начинается </text:span><text:span text:style-name="T192">выполнение </text:span><text:span text:style-name="T192">программы.</text:span></text:p>
            <text:p text:style-name="P13"><text:span text:style-name="T192">package main</text:span></text:p>
            <text:p text:style-name="P13"><text:span text:style-name="T192"/></text:p>
            <text:p text:style-name="P13"><text:span text:style-name="T191">func </text:span><text:span text:style-name="T194">main</text:span><text:span text:style-name="T191">() {</text:span></text:p>
            <text:p text:style-name="P13"><text:span text:style-name="T192"><text:s text:c="3"/></text:span></text:p>
            <text:p text:style-name="P13"><text:span text:style-name="T192"><text:tab/></text:span><text:span text:style-name="T192">обработка(дан</text:span><text:span text:style-name="T192">ных)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// </text:span><text:span text:style-name="T192">в каждом </text:span><text:span text:style-name="T192">пакете может </text:span><text:span text:style-name="T192">быть </text:span><text:span text:style-name="T192">несколько </text:span><text:span text:style-name="T192">«инициализиру</text:span><text:span text:style-name="T192">ющих» </text:span><text:span text:style-name="T192">функций,</text:span></text:p>
            <text:p text:style-name="P13"><text:span text:style-name="T191">func </text:span><text:span text:style-name="T194">init</text:span><text:span text:style-name="T191">() {</text:span></text:p>
            <text:p text:style-name="P13"><text:span text:style-name="T192"><text:tab/></text:span></text:p>
            <text:p text:style-name="P13"><text:span text:style-name="T192"><text:tab/></text:span><text:span text:style-name="T192">инициализация</text:span><text:span text:style-name="T192">(&amp;данных)</text:span></text:p>
            <text:p text:style-name="P13"><text:span text:style-name="T191">}</text:span></text:p>
            <text:p text:style-name="P13"><text:span text:style-name="T191">// </text:span><text:span text:style-name="T192">которые </text:span><text:span text:style-name="T192">выполняются </text:span><text:span text:style-name="T192">при загрузке </text:span><text:span text:style-name="T192">пакета в </text:span><text:span text:style-name="T192">порядке их </text:span><text:span text:style-name="T192">описания</text:span></text:p>
            <text:p text:style-name="P13"><text:span text:style-name="T191">func </text:span><text:span text:style-name="T194">init</text:span><text:span text:style-name="T191">() {</text:span></text:p>
            <text:p text:style-name="P13"><text:span text:style-name="T192"><text:tab/></text:span></text:p>
            <text:p text:style-name="P13"><text:span text:style-name="T192"><text:tab/></text:span><text:span text:style-name="T192"><text:tab/></text:span><text:span text:style-name="T192">инициализация</text:span><text:span text:style-name="T192">(&amp;данных)</text:span></text:p>
            <text:p text:style-name="P13"><text:span text:style-name="T191">}</text:span></text:p>
            <text:p text:style-name="P13"><text:span text:style-name="T191">// </text:span><text:span text:style-name="T192">и могут </text:span><text:span text:style-name="T192">располагаться </text:span><text:span text:style-name="T192">в разных </text:span><text:span text:style-name="T192">файлах этого </text:span><text:span text:style-name="T192">пакета</text:span></text:p>
            <text:p text:style-name="P13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</text:span><text:span text:style-name="T64">func</text:span></text:p>
          </draw:text-box>
        </draw:frame>
        <draw:frame draw:style-name="gr62" draw:text-style-name="P52" draw:layer="layout" svg:width="26.8cm" svg:height="13.108cm" svg:x="0.6cm" svg:y="2.1cm">
          <draw:text-box>
            <text:p text:style-name="P13"><text:span text:style-name="T94">// функция без </text:span><text:span text:style-name="T94">возвращаемого </text:span><text:span text:style-name="T94">значения = </text:span><text:span text:style-name="T94">процедура</text:span></text:p>
            <text:p text:style-name="P13"><text:span text:style-name="T170">func </text:span><text:span text:style-name="T208">f1</text:span><text:span text:style-name="T170">(</text:span><text:span text:style-name="T208">param1 </text:span><text:span text:style-name="T97">T1</text:span><text:span text:style-name="T170">) { </text:span><text:span text:style-name="T208">/* ... */ </text:span><text:span text:style-name="T165">}</text:span><text:span text:style-name="T93"> // no return </text:span><text:span text:style-name="T93">value</text:span></text:p>
            <text:p text:style-name="P13"><text:span text:style-name="T97"><text:tab/></text:span><text:span text:style-name="T97">f1</text:span><text:span text:style-name="T209">(</text:span><text:span text:style-name="T96">arg1</text:span><text:span text:style-name="T209">)</text:span></text:p>
            <text:p text:style-name="P13"><text:span text:style-name="T93"/></text:p>
            <text:p text:style-name="P13"><text:span text:style-name="T94">// функция с </text:span><text:span text:style-name="T94">одним </text:span><text:span text:style-name="T94">возвращаемым </text:span><text:span text:style-name="T94">значением</text:span></text:p>
            <text:p text:style-name="P13"><text:span text:style-name="T165">func </text:span><text:span text:style-name="T210">f2</text:span><text:span text:style-name="T165">(</text:span><text:span text:style-name="T210">p1, p2 </text:span><text:span text:style-name="T96">T1</text:span><text:span text:style-name="T210">, p3 </text:span><text:span text:style-name="T96">Type3</text:span><text:span text:style-name="T165">) </text:span><text:span text:style-name="T96">ReturnType1</text:span><text:span text:style-name="T165"> </text:span><text:span text:style-name="T165">{</text:span><text:span text:style-name="T209"> </text:span><text:span text:style-name="T94">/* ...</text:span><text:span text:style-name="T209"> */ </text:span><text:span text:style-name="T209">return res </text:span><text:span text:style-name="T165">}</text:span></text:p>
            <text:p text:style-name="P13"><text:span text:style-name="T97"><text:tab/></text:span><text:span text:style-name="T97">result</text:span><text:span text:style-name="T94"> = </text:span><text:span text:style-name="T96">f2</text:span><text:span text:style-name="T209">(</text:span><text:span text:style-name="T96">a1, a2, a3</text:span><text:span text:style-name="T209">)</text:span><text:span text:style-name="T93"> </text:span></text:p>
            <text:p text:style-name="P13"><text:span text:style-name="T94"/></text:p>
            <text:p text:style-name="P13"><text:span text:style-name="T94">// функция с </text:span><text:span text:style-name="T94">одним </text:span><text:span text:style-name="T94">именованным </text:span><text:span text:style-name="T94">возвращаемым </text:span><text:span text:style-name="T94">значением</text:span></text:p>
            <text:p text:style-name="P13"><text:span text:style-name="T170">func </text:span><text:span text:style-name="T208">f3</text:span><text:span text:style-name="T170">(</text:span><text:span text:style-name="T208">p1, p2, </text:span><text:span text:style-name="T208">p3 </text:span><text:span text:style-name="T97">T3</text:span><text:span text:style-name="T170">) </text:span><text:span text:style-name="T208"><text:s/></text:span><text:span text:style-name="T170">(</text:span><text:span text:style-name="T208">returnValue1 </text:span><text:span text:style-name="T97">RT1</text:span><text:span text:style-name="T170">) {</text:span><text:span text:style-name="T94"> /* ... </text:span><text:span text:style-name="T94">*/ return </text:span><text:span text:style-name="T170">}</text:span></text:p>
            <text:p text:style-name="P13"><text:span text:style-name="T97"><text:tab/></text:span><text:span text:style-name="T97">result</text:span><text:span text:style-name="T94"> = </text:span><text:span text:style-name="T97">f3</text:span><text:span text:style-name="T94">(</text:span><text:span text:style-name="T97">a1, a2, a3</text:span><text:span text:style-name="T94">) </text:span></text:p>
            <text:p text:style-name="P13"><text:span text:style-name="T94"/></text:p>
            <text:p text:style-name="P13"><text:span text:style-name="T94">// функция с </text:span><text:span text:style-name="T94">несколькими </text:span><text:span text:style-name="T94">возвращаемыми </text:span><text:span text:style-name="T94">значениями: </text:span><text:span text:style-name="T94">возможно, </text:span><text:span text:style-name="T94">именованными</text:span></text:p>
            <text:p text:style-name="P13"><text:span text:style-name="T176">func </text:span><text:span text:style-name="T208">f4</text:span><text:span text:style-name="T170">(</text:span><text:span text:style-name="T208">p1 </text:span><text:span text:style-name="T97">T1</text:span><text:span text:style-name="T208">, </text:span><text:span text:style-name="T208">p2 </text:span><text:span text:style-name="T97">T2</text:span><text:span text:style-name="T170">)</text:span><text:span text:style-name="T208"> </text:span><text:span text:style-name="T170">(</text:span><text:span text:style-name="T208">rV1 </text:span><text:span text:style-name="T97">RT1</text:span><text:span text:style-name="T208">, rV2 </text:span><text:span text:style-name="T97">RT2</text:span><text:span text:style-name="T170">) {</text:span></text:p>
            <text:p text:style-name="P13"><text:span text:style-name="T97"><text:tab/></text:span><text:span text:style-name="T97">/* ... */ </text:span><text:span text:style-name="T94">return res1, </text:span><text:span text:style-name="T94">res2</text:span></text:p>
            <text:p text:style-name="P13"><text:span text:style-name="T165">}</text:span></text:p>
            <text:p text:style-name="P13"><text:span text:style-name="T97"><text:tab/></text:span><text:span text:style-name="T97">result1, </text:span><text:span text:style-name="T97">result2</text:span><text:span text:style-name="T94"> = </text:span><text:span text:style-name="T96">f4</text:span><text:span text:style-name="T209">(</text:span><text:span text:style-name="T96">a1, a2</text:span><text:span text:style-name="T209">)</text:span><text:span text:style-name="T93"> </text:span></text:p>
            <text:p text:style-name="P13"><text:span text:style-name="T93"/></text:p>
            <text:p text:style-name="P13"><text:span text:style-name="T94">// функция с </text:span><text:span text:style-name="T94">переменным </text:span><text:span text:style-name="T94">списком </text:span><text:span text:style-name="T94">параметров</text:span></text:p>
            <text:p text:style-name="P13"><text:span text:style-name="T170">func </text:span><text:span text:style-name="T208">f5</text:span><text:span text:style-name="T170">(</text:span><text:span text:style-name="T208">p ...T</text:span><text:span text:style-name="T170">)</text:span><text:span text:style-name="T208"> </text:span><text:span text:style-name="T97">ReturnType</text:span><text:span text:style-name="T170"> { </text:span><text:span text:style-name="T208">/* </text:span><text:span text:style-name="T208">... */ </text:span><text:span text:style-name="T165">}</text:span><text:span text:style-name="T93"> // </text:span><text:span text:style-name="T93">variadic </text:span><text:span text:style-name="T93">function</text:span></text:p>
            <text:p text:style-name="P13"><text:span text:style-name="T94"><text:tab/></text:span><text:span text:style-name="T97">arguments</text:span><text:span text:style-name="T94"> := </text:span><text:span text:style-name="T96">[]siceOfValues{</text:span><text:span text:style-name="T96">v1, v2, v3, v4, </text:span><text:span text:style-name="T96">v5}</text:span></text:p>
            <text:p text:style-name="P13"><text:span text:style-name="T97"><text:tab/></text:span><text:span text:style-name="T97">result</text:span><text:span text:style-name="T94"> = </text:span><text:span text:style-name="T97">f5</text:span><text:span text:style-name="T94">(</text:span><text:span text:style-name="T97">arguments</text:span><text:span text:style-name="T94">...</text:span><text:span text:style-name="T209">)</text:span></text:p>
            <text:p text:style-name="P13"><text:span text:style-name="T97"><text:tab/></text:span><text:span text:style-name="T97">result</text:span><text:span text:style-name="T94"> = </text:span><text:span text:style-name="T97">f5</text:span><text:span text:style-name="T94">(</text:span><text:span text:style-name="T97">a1, a2, a3</text:span><text:span text:style-name="T20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</text:span><text:span text:style-name="T64">func type</text:span></text:p>
          </draw:text-box>
        </draw:frame>
        <draw:frame draw:style-name="gr63" draw:text-style-name="P52" draw:layer="layout" svg:width="26.8cm" svg:height="13.108cm" svg:x="0.6cm" svg:y="2.1cm">
          <draw:text-box>
            <text:p text:style-name="P13"><text:span text:style-name="T94">// функция как </text:span><text:span text:style-name="T94">тип</text:span></text:p>
            <text:p text:style-name="P13"><text:span text:style-name="T94">// </text:span><text:span text:style-name="T170">type</text:span><text:span text:style-name="T94"> </text:span><text:span text:style-name="T97">FuncType</text:span><text:span text:style-name="T94"> </text:span><text:span text:style-name="T94">func(</text:span><text:span text:style-name="T97">ParamerTyp</text:span><text:span text:style-name="T97">e1, PT2</text:span><text:span text:style-name="T94">) </text:span><text:span text:style-name="T97">ReturnValueType</text:span></text:p>
            <text:p text:style-name="P13"><text:span text:style-name="T94"><text:tab/></text:span><text:span text:style-name="T94">type </text:span><text:span text:style-name="T97">F1</text:span><text:span text:style-name="T94"> </text:span><text:span text:style-name="T170">func(int, int) </text:span><text:span text:style-name="T170">int</text:span></text:p>
            <text:p text:style-name="P13"><text:span text:style-name="T94"/></text:p>
            <text:p text:style-name="P13"><text:span text:style-name="T94">// у любой </text:span><text:span text:style-name="T94">функции есть </text:span><text:span text:style-name="T94">тип, например: </text:span><text:span text:style-name="T170">func(int, int) </text:span><text:span text:style-name="T170">int</text:span></text:p>
            <text:p text:style-name="P13"><text:span text:style-name="T94"><text:tab/></text:span><text:span text:style-name="T94">func </text:span><text:span text:style-name="T97">add</text:span><text:span text:style-name="T94">(x, </text:span><text:span text:style-name="T94">y int) int </text:span><text:span text:style-name="T94">{ return x+y }</text:span></text:p>
            <text:p text:style-name="P13"><text:span text:style-name="T94"/></text:p>
            <text:p text:style-name="P13"><text:span text:style-name="T94">// функция как </text:span><text:span text:style-name="T94">значение </text:span><text:span text:style-name="T94">переменной</text:span></text:p>
            <text:p text:style-name="P13"><text:span text:style-name="T94"><text:tab/></text:span><text:span text:style-name="T94">var f0 </text:span><text:span text:style-name="T97">F1</text:span><text:span text:style-name="T94"> = </text:span><text:span text:style-name="T94">add</text:span></text:p>
            <text:p text:style-name="P13"><text:span text:style-name="T94"><text:tab/></text:span><text:span text:style-name="T94">fn := </text:span><text:span text:style-name="T94">func() </text:span><text:span text:style-name="T94">{ fmt.Println("</text:span><text:span text:style-name="T94">anonymous") } /</text:span><text:span text:style-name="T94">/ анонимная </text:span><text:span text:style-name="T94">функция типа </text:span><text:span text:style-name="T94">func()</text:span></text:p>
            <text:p text:style-name="P13"><text:span text:style-name="T94"/></text:p>
            <text:p text:style-name="P13"><text:span text:style-name="T94">// функция как </text:span><text:span text:style-name="T94">возвращаемое </text:span><text:span text:style-name="T94">значение</text:span></text:p>
            <text:p text:style-name="P13"><text:span text:style-name="T165"><text:tab/></text:span><text:span text:style-name="T165">func </text:span><text:span text:style-name="T210">returnsFunc</text:span><text:span text:style-name="T165">()</text:span><text:span text:style-name="T96"> </text:span><text:span text:style-name="T96">F1</text:span><text:span text:style-name="T165"> {</text:span><text:span text:style-name="T209"> return add </text:span><text:span text:style-name="T165">}</text:span></text:p>
            <text:p text:style-name="P13"><text:span text:style-name="T97"><text:tab/></text:span><text:span text:style-name="T97">f1</text:span><text:span text:style-name="T94"> := </text:span><text:span text:style-name="T97">returnsFunc</text:span><text:span text:style-name="T209">()</text:span></text:p>
            <text:p text:style-name="P13"><text:span text:style-name="T209"><text:tab/></text:span><text:span text:style-name="T209">y := </text:span><text:span text:style-name="T96">f1</text:span><text:span text:style-name="T209">(4, </text:span><text:span text:style-name="T209">2)</text:span></text:p>
            <text:p text:style-name="P13"><text:span text:style-name="T94"/></text:p>
            <text:p text:style-name="P13"><text:span text:style-name="T94">// функция как </text:span><text:span text:style-name="T94">параметр</text:span></text:p>
            <text:p text:style-name="P13"><text:span text:style-name="T170"><text:tab/></text:span><text:span text:style-name="T170">func </text:span><text:span text:style-name="T208">receivesFunc</text:span><text:span text:style-name="T170">(</text:span><text:span text:style-name="T94">a, </text:span><text:span text:style-name="T94">b int, f </text:span><text:span text:style-name="T97">F1</text:span><text:span text:style-name="T170">)</text:span><text:span text:style-name="T94"> (r </text:span><text:span text:style-name="T97">ReturnType</text:span><text:span text:style-name="T94">)</text:span><text:span text:style-name="T170"> </text:span><text:span text:style-name="T170">{</text:span><text:span text:style-name="T94"> r:= f(a, b); </text:span><text:span text:style-name="T94">return r </text:span><text:span text:style-name="T170">}</text:span></text:p>
            <text:p text:style-name="P13"><text:span text:style-name="T97"><text:tab/></text:span><text:span text:style-name="T97">sum</text:span><text:span text:style-name="T94"> = </text:span><text:span text:style-name="T97">receivesFunc</text:span><text:span text:style-name="T94">(</text:span><text:span text:style-name="T97">21</text:span><text:span text:style-name="T97">, 21, add</text:span><text:span text:style-name="T94">) </text:span></text:p>
            <text:p text:style-name="P13"><text:span text:style-name="T97"><text:tab/></text:span><text:span text:style-name="T97">production</text:span><text:span text:style-name="T94"> </text:span><text:span text:style-name="T94">= </text:span><text:span text:style-name="T97">receivesFunc</text:span><text:span text:style-name="T94">(</text:span><text:span text:style-name="T97">21</text:span><text:span text:style-name="T97">, 21, func(x, y </text:span><text:span text:style-name="T97">int) int </text:span><text:span text:style-name="T97">{ return </text:span><text:span text:style-name="T97">x*y } </text:span><text:span text:style-name="T94">) </text:span></text:p>
            <text:p text:style-name="P13"><text:span text:style-name="T94"/></text:p>
            <text:p text:style-name="P13"><text:span text:style-name="T94">// определение </text:span><text:span text:style-name="T94">и вызов </text:span><text:span text:style-name="T94">анонимной </text:span><text:span text:style-name="T94">функции</text:span></text:p>
            <text:p text:style-name="P13"><text:span text:style-name="T94"><text:tab/></text:span><text:span text:style-name="T170">func() </text:span><text:span text:style-name="T170">{</text:span><text:span text:style-name="T94"> fmt.Println("</text:span><text:span text:style-name="T94">lambda") </text:span><text:span text:style-name="T170">}()</text:span><text:span text:style-name="T94"> // </text:span><text:span text:style-name="T94">lambda типа </text:span><text:span text:style-name="T94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</text:span><text:span text:style-name="T64">built-in </text:span><text:span text:style-name="T64">func</text:span></text:p>
          </draw:text-box>
        </draw:frame>
        <draw:frame draw:style-name="gr64" draw:text-style-name="P64" draw:layer="layout" svg:width="26.8cm" svg:height="13.319cm" svg:x="0.6cm" svg:y="2.1cm">
          <draw:text-box>
            <text:p text:style-name="P13"><text:span text:style-name="T10">Предопределённ</text:span><text:span text:style-name="T10">ые функции: </text:span></text:p>
            <text:p text:style-name="P13"><text:span text:style-name="T211"><text:tab/></text:span><text:span text:style-name="T103">append</text:span><text:span text:style-name="T211"><text:tab/></text:span><text:span text:style-name="T10">— </text:span><text:span text:style-name="T10">добавить к </text:span><text:span text:style-name="T10">коллекции (slice, </text:span><text:span text:style-name="T10">map)</text:span></text:p>
            <text:p text:style-name="P13"><text:span text:style-name="T8"><text:tab/></text:span><text:span text:style-name="T162">cap</text:span><text:span text:style-name="T8"><text:tab/></text:span><text:span text:style-name="T8"><text:tab/></text:span><text:span text:style-name="T10">— </text:span><text:span text:style-name="T10">выдать ёмкость </text:span><text:span text:style-name="T10">коллекции </text:span><text:span text:style-name="T10">(максимальное </text:span><text:span text:style-name="T10">количество </text:span><text:span text:style-name="T10">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</text:span><text:span text:style-name="T9">удалить все </text:span><text:span text:style-name="T9">элементы в map </text:span><text:span text:style-name="T9">или slice</text:span></text:p>
            <text:p text:style-name="P13"><text:span text:style-name="T8"><text:tab/></text:span><text:span text:style-name="T162">close</text:span><text:span text:style-name="T8"><text:tab/></text:span><text:span text:style-name="T10">— </text:span><text:span text:style-name="T10">закрыть (поток, </text:span><text:span text:style-name="T10">канал)</text:span></text:p>
            <text:p text:style-name="P13"><text:span text:style-name="T8"><text:tab/></text:span><text:span text:style-name="T212">complex</text:span><text:span text:style-name="T212"><text:tab/></text:span><text:span text:style-name="T10">— </text:span><text:span text:style-name="T10">создать </text:span><text:span text:style-name="T10">комплексное </text:span><text:span text:style-name="T10">число: </text:span><text:span text:style-name="T102">complex(10, </text:span><text:span text:style-name="T102">11) == 10 + </text:span><text:span text:style-name="T102">11i</text:span></text:p>
            <text:p text:style-name="P13"><text:span text:style-name="T8"><text:tab/></text:span><text:span text:style-name="T162">copy</text:span><text:span text:style-name="T8"><text:tab/></text:span><text:span text:style-name="T10">— </text:span><text:span text:style-name="T10">скопировать </text:span><text:span text:style-name="T10">коллекцию</text:span></text:p>
            <text:p text:style-name="P13"><text:span text:style-name="T8"><text:tab/></text:span><text:span text:style-name="T162">delete</text:span><text:span text:style-name="T8"><text:tab/></text:span><text:span text:style-name="T10">— </text:span><text:span text:style-name="T10">удалить элемент </text:span><text:span text:style-name="T10">из map по ключу </text:span></text:p>
            <text:p text:style-name="P13"><text:span text:style-name="T8"><text:tab/></text:span><text:span text:style-name="T212">imag</text:span><text:span text:style-name="T8"><text:tab/></text:span><text:span text:style-name="T10">— </text:span><text:span text:style-name="T10">выдать мнимую </text:span><text:span text:style-name="T10">часть </text:span><text:span text:style-name="T10">комплексного </text:span><text:span text:style-name="T10">числа</text:span></text:p>
            <text:p text:style-name="P13"><text:span text:style-name="T8"><text:tab/></text:span><text:span text:style-name="T162">len</text:span><text:span text:style-name="T8"><text:tab/></text:span><text:span text:style-name="T8"><text:tab/></text:span><text:span text:style-name="T10">— </text:span><text:span text:style-name="T10">выдать размер </text:span><text:span text:style-name="T10">(текущее </text:span><text:span text:style-name="T10">количество </text:span><text:span text:style-name="T10">элементов в </text:span><text:span text:style-name="T10">коллекции или </text:span><text:span text:style-name="T10">строке)</text:span></text:p>
            <text:p text:style-name="P13"><text:span text:style-name="T9"><text:tab/></text:span><text:span text:style-name="T162">make</text:span><text:span text:style-name="T8"><text:tab/></text:span><text:span text:style-name="T9">— </text:span><text:span text:style-name="T9">выделить память </text:span><text:span text:style-name="T9">и</text:span><text:span text:style-name="T10"> </text:span><text:span text:style-name="T10">инициализировать </text:span><text:span text:style-name="T10">переменную </text:span><text:span text:style-name="T10">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</text:span><text:span text:style-name="T9">найти </text:span><text:span text:style-name="T9">максимальное </text:span><text:span text:style-name="T9">значение из </text:span><text:span text:style-name="T9">списка </text:span><text:span text:style-name="T9">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</text:span><text:span text:style-name="T9">найти </text:span><text:span text:style-name="T9">миниимальное </text:span><text:span text:style-name="T9">значение из </text:span><text:span text:style-name="T9">списка </text:span><text:span text:style-name="T9">аргументов</text:span></text:p>
            <text:p text:style-name="P13"><text:span text:style-name="T8"><text:tab/></text:span><text:span text:style-name="T162">new</text:span><text:span text:style-name="T8"><text:tab/></text:span><text:span text:style-name="T8"><text:tab/></text:span><text:span text:style-name="T9">— </text:span><text:span text:style-name="T10">выделить память </text:span><text:span text:style-name="T10">под переменную </text:span><text:span text:style-name="T10">типа* с нулевым </text:span><text:span text:style-name="T10">значением</text:span></text:p>
            <text:p text:style-name="P13"><text:span text:style-name="T8"><text:tab/></text:span><text:span text:style-name="T162">panic</text:span><text:span text:style-name="T8"><text:tab/></text:span><text:span text:style-name="T10">— </text:span><text:span text:style-name="T10">аварийно </text:span><text:span text:style-name="T10">останавить </text:span><text:span text:style-name="T10">обычный поток </text:span><text:span text:style-name="T10">управления в </text:span><text:span text:style-name="T10">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</text:span><text:span text:style-name="T9">вывести свои </text:span><text:span text:style-name="T9">аргументы в </text:span><text:span text:style-name="T9">стандартный </text:span><text:span text:style-name="T9">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</text:span><text:span text:style-name="T9">подобна </text:span><text:span text:style-name="T16">print</text:span><text:span text:style-name="T9">, </text:span><text:span text:style-name="T9">но выводит </text:span><text:span text:style-name="T9">пробелы между </text:span><text:span text:style-name="T9">аргументами и </text:span><text:span text:style-name="T9">перевод строки в </text:span><text:span text:style-name="T9">конце</text:span></text:p>
            <text:p text:style-name="P13"><text:span text:style-name="T8"><text:tab/></text:span><text:span text:style-name="T212">real</text:span><text:span text:style-name="T8"><text:tab/></text:span><text:span text:style-name="T9">— </text:span><text:span text:style-name="T9">выдать </text:span><text:span text:style-name="T9">действительную</text:span><text:span text:style-name="T10"> </text:span><text:span text:style-name="T10">часть </text:span><text:span text:style-name="T10">комплексного </text:span><text:span text:style-name="T10">числа</text:span></text:p>
            <text:p text:style-name="P13"><text:span text:style-name="T8"><text:tab/></text:span><text:span text:style-name="T162">recover</text:span><text:span text:style-name="T162"><text:tab/></text:span><text:span text:style-name="T9">— </text:span><text:span text:style-name="T9">восстановить </text:span><text:span text:style-name="T9">управление после </text:span><text:span text:style-name="T162">panic</text:span><text:span text:style-name="T9"> (обычно в </text:span><text:span text:style-name="T162">defer</text:span><text:span text:style-name="T9">-функции)</text:span></text:p>
            <text:p text:style-name="P13"><text:span text:style-name="T213"/></text:p>
            <text:p text:style-name="P13"><text:span text:style-name="T213">* struct, array или основные </text:span><text:span text:style-name="T213">типы — структуры данных, </text:span><text:span text:style-name="T213">которые не требуют </text:span><text:span text:style-name="T213">инициалицации при </text:span><text:span text:style-name="T213">выполнении</text:span></text:p>
            <text:p text:style-name="P13"><text:span text:style-name="T214">** slice, map, channel — </text:span><text:span text:style-name="T214">структуры данных, которым </text:span><text:span text:style-name="T214">нужна инициалицация </text:span><text:span text:style-name="T213">при </text:span><text:span text:style-name="T213">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</text:span><text:span text:style-name="T64">ды: </text:span><text:span text:style-name="T64">func </text:span><text:span text:style-name="T64">(t T) </text:span><text:span text:style-name="T64">f()</text:span></text:p>
          </draw:text-box>
        </draw:frame>
        <draw:frame draw:style-name="gr65" draw:text-style-name="P63" draw:layer="layout" svg:width="26.8cm" svg:height="13.1cm" svg:x="0.6cm" svg:y="2.1cm">
          <draw:text-box>
            <text:p text:style-name="P13"><text:span text:style-name="T215">К любому </text:span><text:span text:style-name="T215">типу данных </text:span><text:span text:style-name="T215">можно </text:span><text:span text:style-name="T215">присоединить </text:span><text:span text:style-name="T215">поведение с</text:span><text:span text:style-name="T216"> </text:span><text:span text:style-name="T216">помощью </text:span><text:span text:style-name="T216">методов:</text:span></text:p>
            <text:p text:style-name="P13"><text:span text:style-name="T217">func </text:span><text:span text:style-name="T218">(</text:span><text:span text:style-name="T219">object</text:span><text:span text:style-name="T218"> </text:span><text:span text:style-name="T219">Type</text:span><text:span text:style-name="T218">)</text:span><text:span text:style-name="T217"> </text:span><text:span text:style-name="T220">method</text:span><text:span text:style-name="T217">(</text:span><text:span text:style-name="T220">para</text:span><text:span text:style-name="T220">meters</text:span><text:span text:style-name="T217">) </text:span><text:span text:style-name="T217">{ /* body </text:span><text:span text:style-name="T217">*/ }</text:span></text:p>
            <text:p text:style-name="P13"><text:span text:style-name="T196"/></text:p>
            <text:p text:style-name="P13"><text:span text:style-name="T102"><text:tab/></text:span><text:span text:style-name="T102">type </text:span><text:span text:style-name="T221">Temperature</text:span><text:span text:style-name="T102"> </text:span><text:span text:style-name="T102">float32</text:span></text:p>
            <text:p text:style-name="P13"><text:span text:style-name="T102"><text:tab/></text:span><text:span text:style-name="T102">func (t </text:span><text:span text:style-name="T221">Temperature</text:span><text:span text:style-name="T102">) </text:span><text:span text:style-name="T102">Celsius() </text:span><text:span text:style-name="T221">Temperature</text:span><text:span text:style-name="T102"> { </text:span><text:span text:style-name="T102">return (t-</text:span><text:span text:style-name="T102">32.0)*(5.0/9.</text:span><text:span text:style-name="T102">0) }</text:span></text:p>
            <text:p text:style-name="P13"><text:span text:style-name="T102"><text:tab/></text:span><text:span text:style-name="T102">var f </text:span><text:span text:style-name="T102">Temperature = </text:span><text:span text:style-name="T102">37.0</text:span></text:p>
            <text:p text:style-name="P13"><text:span text:style-name="T102"><text:tab/></text:span><text:span text:style-name="T102">c := </text:span><text:span text:style-name="T102">f.Celsius() /</text:span><text:span text:style-name="T102">/ 2.777778 </text:span></text:p>
            <text:p text:style-name="P13"><text:span text:style-name="T102"/></text:p>
            <text:p text:style-name="P13"><text:span text:style-name="T102"><text:tab/></text:span><text:span text:style-name="T102">type </text:span><text:span text:style-name="T104">Album</text:span><text:span text:style-name="T102"> struct </text:span><text:span text:style-name="T102">{ name, </text:span><text:span text:style-name="T102">artist </text:span><text:span text:style-name="T102">string; year, </text:span><text:span text:style-name="T102">length int; </text:span><text:span text:style-name="T102">media </text:span><text:span text:style-name="T102">string }</text:span></text:p>
            <text:p text:style-name="P13"><text:span text:style-name="T16"><text:tab/></text:span><text:span text:style-name="T16">a := </text:span><text:span text:style-name="T161">Album</text:span><text:span text:style-name="T16">{"Pink </text:span><text:span text:style-name="T16">Floyd", "Dark </text:span><text:span text:style-name="T16">Side of the </text:span><text:span text:style-name="T16">Moon", 1973, </text:span><text:span text:style-name="T16">44, "катушка </text:span><text:span text:style-name="T16">18 см</text:span><text:span text:style-name="T102">"}</text:span></text:p>
            <text:p text:style-name="P13"><text:span text:style-name="T102"/></text:p>
            <text:p text:style-name="P13"><text:span text:style-name="T102"><text:tab/></text:span><text:span text:style-name="T102">type </text:span><text:span text:style-name="T221">TapeRecorder</text:span><text:span text:style-name="T102"> </text:span><text:span text:style-name="T102">struct {</text:span></text:p>
            <text:p text:style-name="P13"><text:span text:style-name="T102"><text:tab/></text:span><text:span text:style-name="T102"><text:tab/></text:span><text:span text:style-name="T102">Model </text:span><text:span text:style-name="T102">string</text:span></text:p>
            <text:p text:style-name="P13"><text:span text:style-name="T102"><text:tab/></text:span><text:span text:style-name="T102">}</text:span></text:p>
            <text:p text:style-name="P13"><text:span text:style-name="T102"><text:tab/></text:span><text:span text:style-name="T102">func (r </text:span><text:span text:style-name="T221">TapeRecorder</text:span><text:span text:style-name="T102">) </text:span><text:span text:style-name="T102">play(a Album) </text:span><text:span text:style-name="T102">{</text:span></text:p>
            <text:p text:style-name="P13"><text:span text:style-name="T102"><text:tab/></text:span><text:span text:style-name="T102"><text:tab/></text:span><text:span text:style-name="T102">fmt.Printf("P</text:span><text:span text:style-name="T102">laying album </text:span><text:span text:style-name="T102">'%s' by '%s' </text:span><text:span text:style-name="T102">for %d </text:span><text:span text:style-name="T102">minutes...\</text:span><text:span text:style-name="T102">n",</text:span></text:p>
            <text:p text:style-name="P13"><text:span text:style-name="T102"><text:tab/></text:span><text:span text:style-name="T102"><text:tab/></text:span><text:span text:style-name="T102">a.name, </text:span><text:span text:style-name="T102">a.artist, </text:span><text:span text:style-name="T102">a.length)</text:span></text:p>
            <text:p text:style-name="P13"><text:span text:style-name="T102"><text:tab/></text:span><text:span text:style-name="T102">}</text:span></text:p>
            <text:p text:style-name="P13"><text:span text:style-name="T160"><text:tab/></text:span><text:span text:style-name="T160">recorder := </text:span><text:span text:style-name="T212">TapeRecorder</text:span><text:span text:style-name="T16">{</text:span><text:span text:style-name="T16">model: "Нота </text:span><text:span text:style-name="T16">203-1 </text:span><text:span text:style-name="T16">стерео</text:span><text:span text:style-name="T102">"}</text:span></text:p>
            <text:p text:style-name="P13"><text:span text:style-name="T102"><text:tab/></text:span><text:span text:style-name="T102">recorder.play</text:span><text:span text:style-name="T102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</text:span><text:span text:style-name="T64">е </text:span><text:span text:style-name="T64">программ</text:span><text:span text:style-name="T64">ирование</text:span><text:span text:style-name="T64">: type </text:span><text:span text:style-name="T64">struct + </text:span><text:span text:style-name="T64">func </text:span></text:p>
          </draw:text-box>
        </draw:frame>
        <draw:frame draw:style-name="gr66" draw:text-style-name="P50" draw:layer="layout" svg:width="26.8cm" svg:height="13.1cm" svg:x="0.6cm" svg:y="2.1cm">
          <draw:text-box>
            <text:p text:style-name="P13"><text:span text:style-name="T16">// Нет </text:span><text:span text:style-name="T16">классов, но </text:span><text:span text:style-name="T16">можно </text:span><text:span text:style-name="T16">описывать типы </text:span><text:span text:style-name="T16">объектов на </text:span><text:span text:style-name="T16">основе struct:</text:span></text:p>
            <text:p text:style-name="P13"><text:span text:style-name="T162">package user</text:span></text:p>
            <text:p text:style-name="P13"><text:span text:style-name="T16">type </text:span><text:span text:style-name="T161">User</text:span><text:span text:style-name="T16"> </text:span><text:span text:style-name="T16">struct {</text:span></text:p>
            <text:p text:style-name="P13"><text:span text:style-name="T16"><text:tab/></text:span><text:span text:style-name="T16">login </text:span><text:span text:style-name="T16">string</text:span></text:p>
            <text:p text:style-name="P13"><text:span text:style-name="T16"><text:tab/>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>// К такому </text:span><text:span text:style-name="T16">типу можно </text:span><text:span text:style-name="T16">присоединить </text:span><text:span text:style-name="T16">поведение с</text:span><text:span text:style-name="T102"> </text:span><text:span text:style-name="T102">помощью </text:span><text:span text:style-name="T102">методов:</text:span></text:p>
            <text:p text:style-name="P13"><text:span text:style-name="T102">func (u </text:span><text:span text:style-name="T104">User</text:span><text:span text:style-name="T102">) </text:span><text:span text:style-name="T102">Login() string </text:span><text:span text:style-name="T102">{ return </text:span><text:span text:style-name="T102">u.login }</text:span></text:p>
            <text:p text:style-name="P13"><text:span text:style-name="T102">func (u </text:span><text:span text:style-name="T104">User</text:span><text:span text:style-name="T102">) </text:span><text:span text:style-name="T102">Email() string </text:span><text:span text:style-name="T102">{ return </text:span><text:span text:style-name="T102">u.email }</text:span></text:p>
            <text:p text:style-name="P13"><text:span text:style-name="T102">func (u *User) </text:span><text:span text:style-name="T102">SetEmail(mailb</text:span><text:span text:style-name="T102">ox string ) </text:span><text:span text:style-name="T102">{ u.email = </text:span><text:span text:style-name="T102">mailbox }</text:span></text:p>
            <text:p text:style-name="P13"><text:span text:style-name="T102"><text:tab/></text:span><text:span text:style-name="T102">// Это не </text:span><text:span text:style-name="T102">конструктор, а </text:span><text:span text:style-name="T102">просто обычная </text:span><text:span text:style-name="T102">функция,котору</text:span><text:span text:style-name="T102">ю назвали New</text:span></text:p>
            <text:p text:style-name="P13"><text:span text:style-name="T102">func New(l, e </text:span><text:span text:style-name="T102">string) (u </text:span><text:span text:style-name="T102">User) { u = </text:span><text:span text:style-name="T102">User{login: l, </text:span><text:span text:style-name="T102">email: e}; </text:span><text:span text:style-name="T102">return u }</text:span></text:p>
            <text:p text:style-name="P13"><text:span text:style-name="T102">//////////////</text:span><text:span text:style-name="T102">//////////////</text:span><text:span text:style-name="T102">//////////////</text:span><text:span text:style-name="T102">//////////////</text:span><text:span text:style-name="T102">//////////////</text:span><text:span text:style-name="T102">////////////</text:span></text:p>
            <text:p text:style-name="P13"><text:span text:style-name="T103"/></text:p>
            <text:p text:style-name="P13"><text:span text:style-name="T103">package main</text:span></text:p>
            <text:p text:style-name="P13"><text:span text:style-name="T16">import </text:span><text:span text:style-name="T102">"github.com/mi</text:span><text:span text:style-name="T102">ke-shock/go/sa</text:span><text:span text:style-name="T102">mple/oop/</text:span><text:span text:style-name="T103">user</text:span><text:span text:style-name="T102">"</text:span></text:p>
            <text:p text:style-name="P13"><text:span text:style-name="T102">func main() {</text:span></text:p>
            <text:p text:style-name="P13"><text:span text:style-name="T102"><text:tab/></text:span><text:span text:style-name="T102">mike := </text:span><text:span text:style-name="T103">user</text:span><text:span text:style-name="T102">.New("msho</text:span><text:span text:style-name="T102">ck", </text:span><text:span text:style-name="T102">"mshock@caiman</text:span><text:span text:style-name="T102">-club.org")</text:span></text:p>
            <text:p text:style-name="P13"><text:span text:style-name="T102"><text:tab/></text:span><text:span text:style-name="T102">mike.SetEmail(</text:span><text:span text:style-name="T102">"librarian@cai</text:span><text:span text:style-name="T102">man-club.org")</text:span></text:p>
            <text:p text:style-name="P13"><text:span text:style-name="T102"><text:tab/></text:span><text:span text:style-name="T102">fmt.Printf("'%</text:span><text:span text:style-name="T102">v' '%v'\n", </text:span><text:span text:style-name="T102">mike.Login(), </text:span><text:span text:style-name="T102">mike.Email())</text:span></text:p>
            <text:p text:style-name="P13"><text:span text:style-name="T102">}</text:span><text:span text:style-name="T10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</text:span><text:span text:style-name="T64">е </text:span><text:span text:style-name="T64">программ</text:span><text:span text:style-name="T64">ирование</text:span><text:span text:style-name="T64">: </text:span><text:span text:style-name="T64">compositi</text:span><text:span text:style-name="T64">on</text:span></text:p>
          </draw:text-box>
        </draw:frame>
        <draw:frame draw:style-name="gr67" draw:text-style-name="P66" draw:layer="layout" svg:width="26.8cm" svg:height="13.1cm" svg:x="0.6cm" svg:y="2.1cm">
          <draw:text-box>
            <text:p text:style-name="P13"><text:span text:style-name="T222">package user</text:span></text:p>
            <text:p text:style-name="P13"><text:span text:style-name="T223"/></text:p>
            <text:p text:style-name="P13"><text:span text:style-name="T223">type </text:span><text:span text:style-name="T224">UserRole</text:span><text:span text:style-name="T223"> </text:span><text:span text:style-name="T223">struct {</text:span></text:p>
            <text:p text:style-name="P13"><text:span text:style-name="T223"><text:tab/></text:span><text:span text:style-name="T223">name string</text:span></text:p>
            <text:p text:style-name="P13"><text:span text:style-name="T223"><text:tab/></text:span><text:span text:style-name="T223">id <text:s text:c="2"/>int</text:span></text:p>
            <text:p text:style-name="P13"><text:span text:style-name="T223">}</text:span></text:p>
            <text:p text:style-name="P13"><text:span text:style-name="T223">func (r </text:span><text:span text:style-name="T224">UserRole</text:span><text:span text:style-name="T223">) </text:span><text:span text:style-name="T222">Role</text:span><text:span text:style-name="T223">() string </text:span><text:span text:style-name="T223">{ return r.name }</text:span></text:p>
            <text:p text:style-name="P13"><text:span text:style-name="T223"/></text:p>
            <text:p text:style-name="P13"><text:span text:style-name="T223">type </text:span><text:span text:style-name="T225">User</text:span><text:span text:style-name="T223"> struct </text:span><text:span text:style-name="T223">{ // struct </text:span><text:span text:style-name="T223">embedding</text:span></text:p>
            <text:p text:style-name="P13"><text:span text:style-name="T223"><text:tab/></text:span><text:span text:style-name="T223">login string</text:span></text:p>
            <text:p text:style-name="P13"><text:span text:style-name="T223"><text:tab/></text:span><text:span text:style-name="T223">email string</text:span></text:p>
            <text:p text:style-name="P13"><text:span text:style-name="T223"><text:tab/></text:span><text:span text:style-name="T224">UserRole</text:span><text:span text:style-name="T224"><text:tab/></text:span><text:span text:style-name="T224"><text:tab/></text:span><text:span text:style-name="T223">// </text:span><text:span text:style-name="T223">composition via </text:span><text:span text:style-name="T223">struct embedding: </text:span><text:span text:style-name="T223">описать anonymous </text:span><text:span text:style-name="T223">field как имя </text:span><text:span text:style-name="T223">типа</text:span></text:p>
            <text:p text:style-name="P13"><text:span text:style-name="T223">}</text:span></text:p>
            <text:p text:style-name="P13"><text:span text:style-name="T223">func New(l, e </text:span><text:span text:style-name="T223">string) (u User) </text:span><text:span text:style-name="T223">{</text:span></text:p>
            <text:p text:style-name="P13"><text:span text:style-name="T223"><text:tab/></text:span><text:span text:style-name="T223">u = </text:span><text:span text:style-name="T223">User{login: l, </text:span><text:span text:style-name="T223">email: e, </text:span><text:span text:style-name="T224">UserRole</text:span><text:span text:style-name="T223">: </text:span><text:span text:style-name="T225">DefaultUserRole</text:span><text:span text:style-name="T223">()</text:span><text:span text:style-name="T223">}</text:span></text:p>
            <text:p text:style-name="P13"><text:span text:style-name="T223"><text:tab/></text:span><text:span text:style-name="T223">return u</text:span></text:p>
            <text:p text:style-name="P13"><text:span text:style-name="T223">}</text:span></text:p>
            <text:p text:style-name="P13"><text:span text:style-name="T223">/////////////////</text:span><text:span text:style-name="T223">/////////////////</text:span><text:span text:style-name="T223">/////////////////</text:span><text:span text:style-name="T223">/////////////////</text:span><text:span text:style-name="T223">//////////////</text:span></text:p>
            <text:p text:style-name="P13"><text:span text:style-name="T222">package main</text:span></text:p>
            <text:p text:style-name="P13"><text:span text:style-name="T223"/></text:p>
            <text:p text:style-name="P13"><text:span text:style-name="T226">func main() {</text:span></text:p>
            <text:p text:style-name="P13"><text:span text:style-name="T226"><text:tab/></text:span><text:span text:style-name="T226">vlad := </text:span><text:span text:style-name="T226">user.New("pirogov</text:span><text:span text:style-name="T226">", </text:span><text:span text:style-name="T226">"chairman@caiman-</text:span><text:span text:style-name="T226">club.org")</text:span></text:p>
            <text:p text:style-name="P13"><text:span text:style-name="T226"/></text:p>
            <text:p text:style-name="P13"><text:span text:style-name="T223"><text:tab/></text:span><text:span text:style-name="T223">fmt.Printf("'%v' </text:span><text:span text:style-name="T223">'%v' </text:span><text:span text:style-name="T226">'%v'\n", </text:span><text:span text:style-name="T226">vlad.Login(), </text:span><text:span text:style-name="T226">vlad.Email(), </text:span><text:span text:style-name="T226">vlad.</text:span><text:span text:style-name="T227">Role</text:span><text:span text:style-name="T226">())</text:span></text:p>
            <text:p text:style-name="P13"><text:span text:style-name="T226">}</text:span></text:p>
            <text:p text:style-name="P13"><text:span text:style-name="T223">// Внедрённый тип </text:span><text:span text:style-name="T223">UserRole передаёт </text:span><text:span text:style-name="T223">(promote) свои </text:span><text:span text:style-name="T223">поля и методы </text:span><text:span text:style-name="T223">внедряющему типу </text:span><text:span text:style-name="T223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ные </text:span><text:span text:style-name="T24">типы: </text:span><text:span text:style-name="T24">interface </text:span><text:span text:style-name="T24">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91">interface</text:span><text:span text:style-name="T192"> – </text:span><text:span text:style-name="T192">это </text:span><text:span text:style-name="T192">абстрактный </text:span><text:span text:style-name="T192">тип данных </text:span><text:span text:style-name="T192">для описания </text:span><text:span text:style-name="T192">поведения: </text:span><text:span text:style-name="T192">описывает </text:span><text:span text:style-name="T192">набор функций </text:span><text:span text:style-name="T192">(set of </text:span><text:span text:style-name="T192">method </text:span><text:span text:style-name="T192">signatures):</text:span></text:p>
            <text:p text:style-name="P13"><text:span text:style-name="T192"/></text:p>
            <text:p text:style-name="P13"><text:span text:style-name="T192"><text:tab/></text:span><text:span text:style-name="T192">type </text:span><text:span text:style-name="T193">Messenger</text:span><text:span text:style-name="T192"> </text:span><text:span text:style-name="T191">interface</text:span><text:span text:style-name="T192"> <text:s/>{</text:span><text:span text:style-name="T192"><text:tab/></text:span><text:span text:style-name="T192"><text:tab/></text:span><text:span text:style-name="T192"><text:tab/></text:span><text:span text:style-name="T192">// </text:span><text:span text:style-name="T192">Basic </text:span><text:span text:style-name="T192">interface</text:span></text:p>
            <text:p text:style-name="P13"><text:span text:style-name="T192"><text:tab/></text:span><text:span text:style-name="T192"><text:tab/></text:span><text:span text:style-name="T194">Send</text:span><text:span text:style-name="T192">(message </text:span><text:span text:style-name="T192">string) error</text:span></text:p>
            <text:p text:style-name="P13"><text:span text:style-name="T192"><text:tab/></text:span><text:span text:style-name="T192"><text:tab/></text:span><text:span text:style-name="T194">Receive</text:span><text:span text:style-name="T192">() </text:span><text:span text:style-name="T192">string</text:span></text:p>
            <text:p text:style-name="P13"><text:span text:style-name="T192"><text:tab/></text:span><text:span text:style-name="T192">}</text:span></text:p>
            <text:p text:style-name="P13"><text:span text:style-name="T94"/></text:p>
            <text:p text:style-name="P13"><text:span text:style-name="T228"><text:tab/></text:span><text:span text:style-name="T228">var icq, </text:span><text:span text:style-name="T228">skype, whatsapp, </text:span><text:span text:style-name="T228">viber, signal, </text:span><text:span text:style-name="T228">discord </text:span><text:span text:style-name="T229">Messenger</text:span><text:span text:style-name="T228"> </text:span><text:span text:style-name="T228"><text:s/></text:span></text:p>
            <text:p text:style-name="P13"><text:span text:style-name="T228">// Объявлены </text:span><text:span text:style-name="T228">переменные </text:span><text:span text:style-name="T228">абстрактного </text:span><text:span text:style-name="T228">типа, которым </text:span><text:span text:style-name="T228">можно присваивать </text:span><text:span text:style-name="T228">значения типов,</text:span></text:p>
            <text:p text:style-name="P13"><text:span text:style-name="T228">// </text:span><text:span text:style-name="T228">соответствующих </text:span><text:span text:style-name="T228">контракту </text:span><text:span text:style-name="T228">(интерфейсу);</text:span></text:p>
            <text:p text:style-name="P13"><text:span text:style-name="T228">// но пока у них </text:span><text:span text:style-name="T228">нет конкретного </text:span><text:span text:style-name="T228">типа </text:span><text:span text:style-name="T228">(реализации), а </text:span><text:span text:style-name="T228">значение = nil</text:span></text:p>
            <text:p text:style-name="P13"><text:span text:style-name="T228"/></text:p>
            <text:p text:style-name="P13"><text:span text:style-name="T228">// Конкретный тип </text:span><text:span text:style-name="T228">будет </text:span><text:span text:style-name="T229">неявно</text:span><text:span text:style-name="T228"> </text:span><text:span text:style-name="T228">соответствовать </text:span><text:span text:style-name="T228">ранее описанному <text:s/></text:span><text:span text:style-name="T228">интерфейсу,</text:span></text:p>
            <text:p text:style-name="P13"><text:span text:style-name="T228">// если реализует </text:span><text:span text:style-name="T228">все методы этого </text:span><text:span text:style-name="T228">интерфейса</text:span></text:p>
            <text:p text:style-name="P13"><text:span text:style-name="T228"><text:tab/></text:span><text:span text:style-name="T228">type </text:span><text:span text:style-name="T229">Telegram</text:span><text:span text:style-name="T228"> struct { </text:span><text:span text:style-name="T228">}</text:span><text:span text:style-name="T228"><text:tab/></text:span><text:span text:style-name="T228"><text:tab/></text:span><text:span text:style-name="T228"> </text:span></text:p>
            <text:p text:style-name="P13"><text:span text:style-name="T228"><text:tab/></text:span><text:span text:style-name="T228">func (t </text:span><text:span text:style-name="T229">Telegram</text:span><text:span text:style-name="T228">) </text:span><text:span text:style-name="T230">Send</text:span><text:span text:style-name="T228">(m </text:span><text:span text:style-name="T228">string) (e error) </text:span><text:span text:style-name="T228">{ e = </text:span><text:span text:style-name="T228">telegram.send(m); </text:span><text:span text:style-name="T228">return err }</text:span></text:p>
            <text:p text:style-name="P13"><text:span text:style-name="T228"><text:tab/></text:span><text:span text:style-name="T228">func (t </text:span><text:span text:style-name="T229">Telegram</text:span><text:span text:style-name="T228">) </text:span><text:span text:style-name="T230">Receive</text:span><text:span text:style-name="T228">() (m </text:span><text:span text:style-name="T228">string) { m = </text:span><text:span text:style-name="T228">telegram.receive(</text:span><text:span text:style-name="T228">); return m }</text:span></text:p>
            <text:p text:style-name="P13"><text:span text:style-name="T228"/></text:p>
            <text:p text:style-name="P13"><text:span text:style-name="T228">// у абстрактного </text:span><text:span text:style-name="T228">типа </text:span><text:span text:style-name="T229">динамически</text:span><text:span text:style-name="T228"> </text:span><text:span text:style-name="T228">появляется </text:span><text:span text:style-name="T228">конкретный тип </text:span><text:span text:style-name="T228">(underlying type) </text:span><text:span text:style-name="T228">и значение</text:span></text:p>
            <text:p text:style-name="P13"><text:span text:style-name="T228"><text:tab/></text:span><text:span text:style-name="T228">var telegram </text:span><text:span text:style-name="T229">Messenger</text:span><text:span text:style-name="T228"> = </text:span><text:span text:style-name="T229">Telegram</text:span><text:span text:style-name="T228">{}</text:span></text:p>
            <text:p text:style-name="P13"><text:span text:style-name="T228"><text:tab/></text:span><text:span text:style-name="T228">telegram.Send(</text:span><text:span text:style-name="T231">"Ин</text:span><text:span text:style-name="T231">терфейсы в Go"</text:span><text:span text:style-name="T228">)</text:span><text:span text:style-name="T228"><text:tab/></text:span><text:span text:style-name="T228"><text:tab/></text:span><text:span text:style-name="T228"><text:tab/></text:span><text:span text:style-name="T228">// </text:span><text:span text:style-name="T228">вызывается </text:span><text:span text:style-name="T228">реализованный </text:span><text:span text:style-name="T228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ные </text:span><text:span text:style-name="T24">типы: </text:span><text:span text:style-name="T24">interface </text:span><text:span text:style-name="T24">types</text:span></text:p>
          </draw:text-box>
        </draw:frame>
        <draw:frame draw:style-name="gr69" draw:text-style-name="P14" draw:layer="layout" svg:width="26.8cm" svg:height="12.986cm" svg:x="0.6cm" svg:y="2.115cm">
          <draw:text-box>
            <text:p text:style-name="P13"><text:span text:style-name="T192">// Интерфейс </text:span><text:span text:style-name="T192">также может </text:span><text:span text:style-name="T192">включать в </text:span><text:span text:style-name="T192">себя (embed) </text:span><text:span text:style-name="T192">другие </text:span><text:span text:style-name="T192">интерфейсы:</text:span></text:p>
            <text:p text:style-name="P13"><text:span text:style-name="T162"><text:tab/></text:span><text:span text:style-name="T162">type </text:span><text:span text:style-name="T16">File</text:span><text:span text:style-name="T162"> </text:span><text:span text:style-name="T162">interface{ </text:span></text:p>
            <text:p text:style-name="P13"><text:span text:style-name="T16"><text:tab/></text:span><text:span text:style-name="T16"><text:tab/></text:span><text:span text:style-name="T161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ed </text:span><text:span text:style-name="T16">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2"><text:tab/></text:span><text:span text:style-name="T162">}</text:span></text:p>
            <text:p text:style-name="P13"><text:span text:style-name="T162"/></text:p>
            <text:p text:style-name="P13"><text:span text:style-name="T162"><text:tab/></text:span><text:span text:style-name="T16">type </text:span><text:span text:style-name="T161">Reader</text:span><text:span text:style-name="T16"> </text:span><text:span text:style-name="T16">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</text:span><text:span text:style-name="T16">(n int, err </text:span><text:span text:style-name="T16">error)</text:span></text:p>
            <text:p text:style-name="P13"><text:span text:style-name="T16"><text:tab/></text:span><text:span text:style-name="T16">}</text:span></text:p>
            <text:p text:style-name="P13"><text:span text:style-name="T192"/></text:p>
            <text:p text:style-name="P13"><text:span text:style-name="T16">// Конкретный </text:span><text:span text:style-name="T16">тип может </text:span><text:span text:style-name="T16">соответсвовать </text:span><text:span text:style-name="T16">(implement) </text:span><text:span text:style-name="T16">нескольким </text:span><text:span text:style-name="T16">интерфейсам</text:span></text:p>
            <text:p text:style-name="P13"><text:span text:style-name="T16"><text:tab/></text:span><text:span text:style-name="T16">type </text:span><text:span text:style-name="T161">Telegram</text:span><text:span text:style-name="T16"> </text:span><text:span text:style-name="T16">struct { }</text:span></text:p>
            <text:p text:style-name="P13"><text:span text:style-name="T94"><text:tab/></text:span><text:span text:style-name="T94">func (t </text:span><text:span text:style-name="T97">Telegram</text:span><text:span text:style-name="T94">) </text:span><text:span text:style-name="T208">Read</text:span><text:span text:style-name="T94">(b</text:span><text:span text:style-name="T16"> []byte) </text:span><text:span text:style-name="T16">(int, error)</text:span><text:span text:style-name="T94"> { </text:span><text:span text:style-name="T94">return 0, nil }</text:span></text:p>
            <text:p text:style-name="P13"><text:span text:style-name="T162"/></text:p>
            <text:p text:style-name="P13"><text:span text:style-name="T192">// </text:span><text:span text:style-name="T191">any == </text:span><text:span text:style-name="T192">пустой </text:span><text:span text:style-name="T192">интерфейс</text:span></text:p>
            <text:p text:style-name="P13"><text:span text:style-name="T162"><text:tab/></text:span><text:span text:style-name="T162">type </text:span><text:span text:style-name="T161">AnyTypeSatisfy</text:span><text:span text:style-name="T161">Me</text:span><text:span text:style-name="T162"> interface{}</text:span><text:span text:style-name="T16"> </text:span><text:span text:style-name="T16">// ему </text:span><text:span text:style-name="T16">соответствует </text:span><text:span text:style-name="T16">объект любого </text:span><text:span text:style-name="T16">типа</text:span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ы: </text:span><text:span text:style-name="T24">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4">type </text:span><text:span text:style-name="T171">Flyer</text:span><text:span text:style-name="T94"> </text:span><text:span text:style-name="T94">interface </text:span><text:span text:style-name="T94">{ </text:span><text:span text:style-name="T171">fly</text:span><text:span text:style-name="T232">()</text:span><text:span text:style-name="T94"> </text:span><text:span text:style-name="T94">string }</text:span><text:span text:style-name="T94"><text:tab/></text:span><text:span text:style-name="T94"><text:tab/></text:span><text:span text:style-name="T94"><text:tab/></text:span><text:span text:style-name="T94"> <text:s text:c="3"/>// 1-й </text:span><text:span text:style-name="T94">интерфейс с </text:span><text:span text:style-name="T94">методом</text:span></text:p>
            <text:p text:style-name="P13"><text:span text:style-name="T232">// все типы, </text:span><text:span text:style-name="T232">которые </text:span><text:span text:style-name="T232">реализуют метод </text:span><text:span text:style-name="T232">fly(), будут </text:span><text:span text:style-name="T232">соответствовать </text:span><text:span text:style-name="T232">типу </text:span><text:span text:style-name="T171">Flyer</text:span></text:p>
            <text:p text:style-name="P13"><text:span text:style-name="T94"/></text:p>
            <text:p text:style-name="P13"><text:span text:style-name="T94">type </text:span><text:span text:style-name="T97">Bird</text:span><text:span text:style-name="T94"> </text:span><text:span text:style-name="T94">struct { Name </text:span><text:span text:style-name="T94">string }</text:span><text:span text:style-name="T94"><text:tab/></text:span><text:span text:style-name="T94"><text:tab/></text:span><text:span text:style-name="T94"><text:tab/></text:span><text:span text:style-name="T94"><text:tab/></text:span><text:span text:style-name="T94"> <text:s text:c="3"/>// </text:span><text:span text:style-name="T94">пользовательски</text:span><text:span text:style-name="T94">й тип </text:span><text:span text:style-name="T97">Bird</text:span></text:p>
            <text:p text:style-name="P13"><text:span text:style-name="T94">func (b </text:span><text:span text:style-name="T97">Bird</text:span><text:span text:style-name="T94">)</text:span><text:span text:style-name="T171">fly</text:span><text:span text:style-name="T94">() </text:span><text:span text:style-name="T94">string 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соответствует </text:span><text:span text:style-name="T94">интерфейсу </text:span><text:span text:style-name="T97">Flyer</text:span></text:p>
            <text:p text:style-name="P13"><text:span text:style-name="T94"><text:s text:c="4"/></text:span><text:span text:style-name="T94">return </text:span><text:span text:style-name="T94">"flying..."</text:span></text:p>
            <text:p text:style-name="P13"><text:span text:style-name="T94">}</text:span></text:p>
            <text:p text:style-name="P13"><text:span text:style-name="T94"/></text:p>
            <text:p text:style-name="P13"><text:span text:style-name="T94">type </text:span><text:span text:style-name="T97">Swimmer</text:span><text:span text:style-name="T94"> </text:span><text:span text:style-name="T94">interface </text:span><text:span text:style-name="T94">{ </text:span><text:span text:style-name="T97">swim</text:span><text:span text:style-name="T94">() string </text:span><text:span text:style-name="T94">}</text:span><text:span text:style-name="T94"><text:tab/></text:span><text:span text:style-name="T94"> <text:s text:c="7"/>// </text:span><text:span text:style-name="T94">2-й интерфейс с </text:span><text:span text:style-name="T94">методом</text:span></text:p>
            <text:p text:style-name="P13"><text:span text:style-name="T94"/></text:p>
            <text:p text:style-name="P13"><text:span text:style-name="T94">type </text:span><text:span text:style-name="T97">Penguin</text:span><text:span text:style-name="T94"> </text:span><text:span text:style-name="T94">struct { Name </text:span><text:span text:style-name="T94">string }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пользовательски</text:span><text:span text:style-name="T94">й тип </text:span><text:span text:style-name="T97">Penguin</text:span></text:p>
            <text:p text:style-name="P13"><text:span text:style-name="T94">func (f </text:span><text:span text:style-name="T97">Penguin</text:span><text:span text:style-name="T94">)</text:span><text:span text:style-name="T97">swim</text:span><text:span text:style-name="T94">() </text:span><text:span text:style-name="T94">string { return </text:span><text:span text:style-name="T94">"swimming..." } </text:span><text:span text:style-name="T94"><text:s text:c="10"/>// </text:span><text:span text:style-name="T94">соответствует </text:span><text:span text:style-name="T94">сразу</text:span></text:p>
            <text:p text:style-name="P13"><text:span text:style-name="T94">func (b </text:span><text:span text:style-name="T97">Penguin</text:span><text:span text:style-name="T94">)</text:span><text:span text:style-name="T171">fly</text:span><text:span text:style-name="T232">()</text:span><text:span text:style-name="T94"> </text:span><text:span text:style-name="T94">string { return </text:span><text:span text:style-name="T94">"I can fly </text:span><text:span text:style-name="T94">under water!" } </text:span><text:span text:style-name="T94">// двум </text:span><text:span text:style-name="T94">интерфейсам</text:span></text:p>
            <text:p text:style-name="P13"><text:span text:style-name="T94"/></text:p>
            <text:p text:style-name="P13"><text:span text:style-name="T94"><text:tab/></text:span><text:span text:style-name="T94">var s = </text:span><text:span text:style-name="T233">Bird</text:span><text:span text:style-name="T94">{"</text:span><text:span text:style-name="T234">Sparrow</text:span><text:span text:style-name="T94">"}</text:span></text:p>
            <text:p text:style-name="P13"><text:span text:style-name="T94"><text:tab/></text:span><text:span text:style-name="T94">var p = </text:span><text:span text:style-name="T233">Penguin</text:span><text:span text:style-name="T94">{"Gentoo</text:span><text:span text:style-name="T94">"}</text:span></text:p>
            <text:p text:style-name="P13"><text:span text:style-name="T94"/></text:p>
            <text:p text:style-name="P13"><text:span text:style-name="T94"><text:tab/></text:span><text:span text:style-name="T94">birds := </text:span><text:span text:style-name="T94">[]</text:span><text:span text:style-name="T171">Flyer</text:span><text:span text:style-name="T94">{s, p, </text:span><text:span text:style-name="T94">Bird{"Dove"}}</text:span><text:span text:style-name="T94"><text:tab/></text:span><text:span text:style-name="T94"><text:tab/></text:span><text:span text:style-name="T94"><text:tab/></text:span><text:span text:style-name="T94">// </text:span><text:span text:style-name="T97">Flyer</text:span><text:span text:style-name="T94"> — это тип </text:span><text:span text:style-name="T94">данных <text:s/></text:span></text:p>
            <text:p text:style-name="P13"><text:span text:style-name="T94"><text:tab/></text:span><text:span text:style-name="T94">for _, b := </text:span><text:span text:style-name="T94">range birds {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polymorphism</text:span></text:p>
            <text:p text:style-name="P13"><text:span text:style-name="T94"><text:s text:c="4"/></text:span><text:span text:style-name="T94"><text:tab/></text:span><text:span text:style-name="T94"><text:tab/></text:span><text:span text:style-name="T94">fmt.Println(b, </text:span><text:span text:style-name="T94">b.</text:span><text:span text:style-name="T232">fly()</text:span><text:span text:style-name="T94">)</text:span></text:p>
            <text:p text:style-name="P13"><text:span text:style-name="T94"><text:tab/></text:span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ные </text:span><text:span text:style-name="T24">типы: </text:span><text:span text:style-name="T24">constraint</text:span><text:span text:style-name="T24">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92">Интерфейсные </text:span><text:span text:style-name="T192">типы также </text:span><text:span text:style-name="T192">могут </text:span><text:span text:style-name="T192">описывать </text:span><text:span text:style-name="T192">ограничения </text:span><text:span text:style-name="T192">(constraints)</text:span><text:span text:style-name="T192">:</text:span></text:p>
            <text:p text:style-name="P13"><text:span text:style-name="T191"/></text:p>
            <text:p text:style-name="P13"><text:span text:style-name="T162">type </text:span><text:span text:style-name="T161">Numeric</text:span><text:span text:style-name="T162"> </text:span><text:span text:style-name="T162">interface {</text:span><text:span text:style-name="T16"> // </text:span><text:span text:style-name="T16">non-basic: has </text:span><text:span text:style-name="T16">a type set </text:span><text:span text:style-name="T16">(union) </text:span></text:p>
            <text:p text:style-name="P13"><text:span text:style-name="T162"><text:s text:c="4"/></text:span><text:span text:style-name="T16">~int | </text:span><text:span text:style-name="T16">~int8 | ~int16 </text:span><text:span text:style-name="T16">| ~int32 | </text:span><text:span text:style-name="T16">~int64 | ~uint </text:span><text:span text:style-name="T16">| ~uint8 | </text:span><text:span text:style-name="T16">~uint16 | </text:span><text:span text:style-name="T16">~uint32 |</text:span></text:p>
            <text:p text:style-name="P13"><text:span text:style-name="T16"><text:s text:c="4"/></text:span><text:span text:style-name="T16">~uint64 | </text:span><text:span text:style-name="T16">~uintptr | </text:span><text:span text:style-name="T16">~float64 | </text:span><text:span text:style-name="T16">~float32</text:span><text:span text:style-name="T16"><text:tab/></text:span><text:span text:style-name="T16"><text:tab/></text:span><text:span text:style-name="T16">// General </text:span><text:span text:style-name="T16">interface</text:span></text:p>
            <text:p text:style-name="P13"><text:span text:style-name="T162">}</text:span></text:p>
            <text:p text:style-name="P13"><text:span text:style-name="T16"/></text:p>
            <text:p text:style-name="P13"><text:span text:style-name="T16">// Интерфейс </text:span><text:span text:style-name="T16">может сочетать </text:span><text:span text:style-name="T16">ограничения, </text:span><text:span text:style-name="T16">основные </text:span><text:span text:style-name="T16">(basic) и</text:span></text:p>
            <text:p text:style-name="P13"><text:span text:style-name="T16">// </text:span><text:span text:style-name="T16">пользовательск</text:span><text:span text:style-name="T16">ие (non-basic) </text:span><text:span text:style-name="T16">типы и </text:span><text:span text:style-name="T16">интерфейсы, а </text:span><text:span text:style-name="T16">также методы</text:span></text:p>
            <text:p text:style-name="P13"><text:span text:style-name="T162">type</text:span><text:span text:style-name="T16"> </text:span><text:span text:style-name="T161">SpecialNumber</text:span><text:span text:style-name="T16"> </text:span><text:span text:style-name="T162">interface {</text:span></text:p>
            <text:p text:style-name="P13"><text:span text:style-name="T16"><text:s text:c="4"/></text:span><text:span text:style-name="T161">Number</text:span></text:p>
            <text:p text:style-name="P13"><text:span text:style-name="T16"><text:s text:c="4"/></text:span><text:span text:style-name="T161">IsSpecial</text:span><text:span text:style-name="T16">() </text:span><text:span text:style-name="T16">bool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type</text:span><text:span text:style-name="T16"> </text:span><text:span text:style-name="T161">ComaprableType</text:span><text:span text:style-name="T161">s</text:span><text:span text:style-name="T16"> </text:span><text:span text:style-name="T162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1">SomeOtherType</text:span></text:p>
            <text:p text:style-name="P13"><text:span text:style-name="T162">}</text:span></text:p>
            <text:p text:style-name="P13"><text:span text:style-name="T16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: </text:span><text:span text:style-name="T24">sortable </text:span><text:span text:style-name="T24">— </text:span><text:span text:style-name="T24">описание </text:span><text:span text:style-name="T24">+ </text:span><text:span text:style-name="T24">соответст</text:span><text:span text:style-name="T24">вие</text:span></text:p>
          </draw:text-box>
        </draw:frame>
        <draw:frame draw:style-name="gr72" draw:text-style-name="P67" draw:layer="layout" svg:width="26.8cm" svg:height="13.156cm" svg:x="0.7cm" svg:y="2.1cm">
          <draw:text-box>
            <text:p text:style-name="P13"><text:span text:style-name="T153">// чтобы </text:span><text:span text:style-name="T153">отсортировать </text:span><text:span text:style-name="T153">список, нужно 3 </text:span><text:span text:style-name="T153">функции</text:span></text:p>
            <text:p text:style-name="P13"><text:span text:style-name="T153">type </text:span><text:span text:style-name="T235">sortable</text:span><text:span text:style-name="T153"> </text:span><text:span text:style-name="T153">interface {</text:span></text:p>
            <text:p text:style-name="P13"><text:span text:style-name="T153"><text:tab/></text:span><text:span text:style-name="T236">LessEqual</text:span><text:span text:style-name="T153">(i, </text:span><text:span text:style-name="T153">j int) bool</text:span><text:span text:style-name="T153"><text:tab/></text:span><text:span text:style-name="T153"><text:tab/></text:span><text:span text:style-name="T153">// сравнить </text:span><text:span text:style-name="T153">элементы</text:span></text:p>
            <text:p text:style-name="P13"><text:span text:style-name="T153"><text:tab/></text:span><text:span text:style-name="T236">Len</text:span><text:span text:style-name="T153">() int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узнать </text:span><text:span text:style-name="T153">длину списка</text:span></text:p>
            <text:p text:style-name="P13"><text:span text:style-name="T153"><text:tab/></text:span><text:span text:style-name="T236">Swap</text:span><text:span text:style-name="T153">(i, j </text:span><text:span text:style-name="T153">int)</text:span><text:span text:style-name="T153"><text:tab/></text:span><text:span text:style-name="T153"><text:tab/></text:span><text:span text:style-name="T153"><text:tab/></text:span><text:span text:style-name="T153"><text:tab/></text:span><text:span text:style-name="T153">// поменять </text:span><text:span text:style-name="T153">элементы местами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236">ListOfIntegers</text:span><text:span text:style-name="T153"> </text:span><text:span text:style-name="T153">[]int</text:span></text:p>
            <text:p text:style-name="P13"><text:span text:style-name="T153">func (l </text:span><text:span text:style-name="T153">ListOfIntegers) </text:span><text:span text:style-name="T236">LessEqual</text:span><text:span text:style-name="T153">(i, j int) </text:span><text:span text:style-name="T153">bool { return l[i] </text:span><text:span text:style-name="T153">&lt;= l[j] }</text:span></text:p>
            <text:p text:style-name="P13"><text:span text:style-name="T153">func (l </text:span><text:span text:style-name="T153">ListOfIntegers) </text:span><text:span text:style-name="T236">Len</text:span><text:span text:style-name="T153">() int { return </text:span><text:span text:style-name="T153">len(l) }</text:span></text:p>
            <text:p text:style-name="P13"><text:span text:style-name="T153">func (l </text:span><text:span text:style-name="T153">ListOfIntegers) </text:span><text:span text:style-name="T236">Swap</text:span><text:span text:style-name="T153">(i, j int) </text:span><text:span text:style-name="T153">{ l[i], l[j] = </text:span><text:span text:style-name="T153">l[j], l[i]; </text:span><text:span text:style-name="T153">return }</text:span></text:p>
            <text:p text:style-name="P13"><text:span text:style-name="T153"/></text:p>
            <text:p text:style-name="P13"><text:span text:style-name="T153">func sortIntegers() </text:span><text:span text:style-name="T153">{</text:span></text:p>
            <text:p text:style-name="P13"><text:span text:style-name="T153"><text:tab/></text:span><text:span text:style-name="T153">ints := </text:span><text:span text:style-name="T153">ListOfIntegers{123, </text:span><text:span text:style-name="T153">789, 234, 987, 345, </text:span><text:span text:style-name="T153">890, 567, 678, 456, </text:span><text:span text:style-name="T153">876, 765, 654, 543, </text:span><text:span text:style-name="T153">432, 321}</text:span></text:p>
            <text:p text:style-name="P13"><text:span text:style-name="T153"><text:tab/></text:span><text:span text:style-name="T237">QuickSort(ints, </text:span><text:span text:style-name="T237">true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vampires </text:span><text:span text:style-name="T153">[]vampire</text:span></text:p>
            <text:p text:style-name="P13"><text:span text:style-name="T153">type vampire struct </text:span><text:span text:style-name="T153">{</text:span></text:p>
            <text:p text:style-name="P13"><text:span text:style-name="T153"><text:tab/></text:span><text:span text:style-name="T153">name <text:s text:c="8"/></text:span><text:span text:style-name="T153">string</text:span></text:p>
            <text:p text:style-name="P13"><text:span text:style-name="T153"><text:tab/></text:span><text:span text:style-name="T153">prefersWomen </text:span><text:span text:style-name="T153">bool</text:span></text:p>
            <text:p text:style-name="P13"><text:span text:style-name="T153"><text:tab/></text:span><text:span text:style-name="T153">killCount <text:s text:c="3"/></text:span><text:span text:style-name="T153">int</text:span></text:p>
            <text:p text:style-name="P13"><text:span text:style-name="T153">}</text:span></text:p>
            <text:p text:style-name="P13"><text:span text:style-name="T153">func (v vampires) </text:span><text:span text:style-name="T236">LessEqual</text:span><text:span text:style-name="T153">(i, j int) </text:span><text:span text:style-name="T153">bool { return </text:span><text:span text:style-name="T153">v[i].killCount &lt;= </text:span><text:span text:style-name="T153">v[j].killCount }</text:span></text:p>
            <text:p text:style-name="P13"><text:span text:style-name="T153">func (v vampires) </text:span><text:span text:style-name="T236">Len</text:span><text:span text:style-name="T153">() int { return </text:span><text:span text:style-name="T153">len(v) }</text:span></text:p>
            <text:p text:style-name="P13"><text:span text:style-name="T153">func (v vampires) </text:span><text:span text:style-name="T236">Swap</text:span><text:span text:style-name="T153">(i, j int) </text:span><text:span text:style-name="T153">{ v[i], v[j] = </text:span><text:span text:style-name="T153">v[j], v[i] }</text:span></text:p>
            <text:p text:style-name="P13"><text:span text:style-name="T153"/></text:p>
            <text:p text:style-name="P13"><text:span text:style-name="T153">var vampz vampires </text:span><text:span text:style-name="T153">= </text:span><text:span text:style-name="T153">vampires{vampire{"D</text:span><text:span text:style-name="T153">racula", true, </text:span><text:span text:style-name="T153">100001}, </text:span><text:span text:style-name="T153"><text:tab/></text:span><text:span text:style-name="T153">vampire{"Sava </text:span><text:span text:style-name="T153">Savanović", false, </text:span><text:span text:style-name="T153">3}}</text:span></text:p>
            <text:p text:style-name="P13"><text:span text:style-name="T153">// </text:span><text:span text:style-name="T237">QuickSort(vampz, </text:span><text:span text:style-name="T237">false)</text:span></text:p>
          </draw:text-box>
        </draw:frame>
        <draw:frame draw:style-name="gr73" draw:text-style-name="P68" draw:layer="layout" svg:width="19cm" svg:height="3.366cm" svg:x="8.6cm" svg:y="8.714cm">
          <draw:text-box>
            <text:p text:style-name="P13"><text:span text:style-name="T153">func </text:span><text:span text:style-name="T237">QuickSort(s </text:span><text:span text:style-name="T238">sortable</text:span><text:span text:style-name="T237">, </text:span><text:span text:style-name="T237">isAscending bool)</text:span><text:span text:style-name="T153"> {</text:span></text:p>
            <text:p text:style-name="P13"><text:span text:style-name="T153"><text:tab/></text:span><text:span text:style-name="T153">sort(s, 0, </text:span><text:span text:style-name="T153">s.</text:span><text:span text:style-name="T236">Len</text:span><text:span text:style-name="T153">()-1, </text:span><text:span text:style-name="T153">isAscending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sort(s </text:span><text:span text:style-name="T239">sortable</text:span><text:span text:style-name="T153">, start, </text:span><text:span text:style-name="T153">end int, </text:span><text:span text:style-name="T153">isAscending bool) { </text:span><text:span text:style-name="T153">/* ... */ }</text:span></text:p>
            <text:p text:style-name="P13"><text:span text:style-name="T153"/></text:p>
            <text:p text:style-name="P13"><text:span text:style-name="T153">func partition(s </text:span><text:span text:style-name="T239">sortable</text:span><text:span text:style-name="T153">, start, </text:span><text:span text:style-name="T153">end int, </text:span><text:span text:style-name="T153">isAscending bool) </text:span><text:span text:style-name="T153">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</text:span><text:span text:style-name="T24">йс: </text:span><text:span text:style-name="T24">sortable </text:span><text:span text:style-name="T24">— </text:span><text:span text:style-name="T24">реализац</text:span><text:span text:style-name="T24">ия</text:span></text:p>
          </draw:text-box>
        </draw:frame>
        <draw:frame draw:style-name="gr74" draw:text-style-name="P69" draw:layer="layout" svg:width="26.8cm" svg:height="12.9cm" svg:x="0.6cm" svg:y="2.1cm">
          <draw:text-box>
            <text:p text:style-name="P13"><text:span text:style-name="T223">func </text:span><text:span text:style-name="T240">QuickSort(s </text:span><text:span text:style-name="T241">sortable</text:span><text:span text:style-name="T240">, </text:span><text:span text:style-name="T240">isAscending bool)</text:span><text:span text:style-name="T223"> </text:span><text:span text:style-name="T223">{</text:span></text:p>
            <text:p text:style-name="P13"><text:span text:style-name="T223"><text:tab/></text:span><text:span text:style-name="T223">sort(s, 0, </text:span><text:span text:style-name="T223">s.</text:span><text:span text:style-name="T225">Len</text:span><text:span text:style-name="T223">()-1, </text:span><text:span text:style-name="T223">isAscending)</text:span></text:p>
            <text:p text:style-name="P13"><text:span text:style-name="T223">}</text:span></text:p>
            <text:p text:style-name="P13"><text:span text:style-name="T223"/></text:p>
            <text:p text:style-name="P13"><text:span text:style-name="T223">func sort(s </text:span><text:span text:style-name="T222">sortable</text:span><text:span text:style-name="T223">, start, </text:span><text:span text:style-name="T223">end int, </text:span><text:span text:style-name="T223">isAscending bool) </text:span><text:span text:style-name="T223">{</text:span></text:p>
            <text:p text:style-name="P13"><text:span text:style-name="T223"><text:tab/></text:span><text:span text:style-name="T223">if start &gt;= </text:span><text:span text:style-name="T223">end {</text:span></text:p>
            <text:p text:style-name="P13"><text:span text:style-name="T223"><text:tab/></text:span><text:span text:style-name="T223"><text:tab/></text:span><text:span text:style-name="T223">return</text:span></text:p>
            <text:p text:style-name="P13"><text:span text:style-name="T223"><text:tab/></text:span><text:span text:style-name="T223">}</text:span></text:p>
            <text:p text:style-name="P13"><text:span text:style-name="T223"><text:tab/></text:span><text:span text:style-name="T223">pivot := </text:span><text:span text:style-name="T223">partition(s, </text:span><text:span text:style-name="T223">start, end, </text:span><text:span text:style-name="T223">isAscending)</text:span></text:p>
            <text:p text:style-name="P13"><text:span text:style-name="T223"><text:tab/></text:span><text:span text:style-name="T223">sort(s, </text:span><text:span text:style-name="T223">start, pivot-1, </text:span><text:span text:style-name="T223">isAscending)</text:span></text:p>
            <text:p text:style-name="P13"><text:span text:style-name="T223"><text:tab/></text:span><text:span text:style-name="T223">sort(s, </text:span><text:span text:style-name="T223">pivot+1, end, </text:span><text:span text:style-name="T223">isAscending)</text:span></text:p>
            <text:p text:style-name="P13"><text:span text:style-name="T223">}</text:span></text:p>
            <text:p text:style-name="P13"><text:span text:style-name="T223"/></text:p>
            <text:p text:style-name="P13"><text:span text:style-name="T223">func partition(s </text:span><text:span text:style-name="T222">sortable</text:span><text:span text:style-name="T223">, start, </text:span><text:span text:style-name="T223">end int, </text:span><text:span text:style-name="T223">isAscending bool) </text:span><text:span text:style-name="T223">int {</text:span></text:p>
            <text:p text:style-name="P13"><text:span text:style-name="T223"><text:tab/></text:span><text:span text:style-name="T223">pivot := end</text:span></text:p>
            <text:p text:style-name="P13"><text:span text:style-name="T223"><text:tab/></text:span><text:span text:style-name="T223">partitionIndex := </text:span><text:span text:style-name="T223">start</text:span></text:p>
            <text:p text:style-name="P13"><text:span text:style-name="T223"><text:tab/></text:span><text:span text:style-name="T223">for </text:span><text:span text:style-name="T223">current := start; </text:span><text:span text:style-name="T223">current &lt; end; </text:span><text:span text:style-name="T223">current++ {</text:span></text:p>
            <text:p text:style-name="P13"><text:span text:style-name="T223"><text:tab/></text:span><text:span text:style-name="T223"><text:tab/></text:span><text:span text:style-name="T223">if </text:span><text:span text:style-name="T223">(isAscending &amp;&amp; </text:span><text:span text:style-name="T223">s.</text:span><text:span text:style-name="T225">LessEqual</text:span><text:span text:style-name="T223">(curre</text:span><text:span text:style-name="T223">nt, pivot)) || </text:span></text:p>
            <text:p text:style-name="P13"><text:span text:style-name="T223"><text:s text:c="14"/></text:span><text:span text:style-name="T223">(!</text:span><text:span text:style-name="T223">isAscending &amp;&amp; !</text:span><text:span text:style-name="T223">s.</text:span><text:span text:style-name="T225">LessEqual</text:span><text:span text:style-name="T223">(curre</text:span><text:span text:style-name="T223">nt, pivot)) {</text:span></text:p>
            <text:p text:style-name="P13"><text:span text:style-name="T223"><text:tab/></text:span><text:span text:style-name="T223"><text:tab/></text:span><text:span text:style-name="T223"><text:tab/></text:span><text:span text:style-name="T223">s.Swap(current, </text:span><text:span text:style-name="T223">partitionIndex)</text:span></text:p>
            <text:p text:style-name="P13"><text:span text:style-name="T223"><text:tab/></text:span><text:span text:style-name="T223"><text:tab/></text:span><text:span text:style-name="T223"><text:tab/></text:span><text:span text:style-name="T223">partitionIndex++</text:span></text:p>
            <text:p text:style-name="P13"><text:span text:style-name="T223"><text:tab/></text:span><text:span text:style-name="T223"><text:tab/></text:span><text:span text:style-name="T223">}</text:span></text:p>
            <text:p text:style-name="P13"><text:span text:style-name="T223"><text:tab/></text:span><text:span text:style-name="T223">}</text:span></text:p>
            <text:p text:style-name="P13"><text:span text:style-name="T223"><text:tab/></text:span><text:span text:style-name="T223">s.</text:span><text:span text:style-name="T225">Swap</text:span><text:span text:style-name="T223">(partitionI</text:span><text:span text:style-name="T223">ndex, pivot)</text:span></text:p>
            <text:p text:style-name="P13"><text:span text:style-name="T223"><text:tab/></text:span><text:span text:style-name="T223">return </text:span><text:span text:style-name="T223">partitionIndex</text:span></text:p>
            <text:p text:style-name="P13"><text:span text:style-name="T22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</text:span><text:span text:style-name="T24">ные </text:span><text:span text:style-name="T24">типы: </text:span><text:span text:style-name="T24">generics</text:span></text:p>
          </draw:text-box>
        </draw:frame>
        <draw:frame draw:style-name="gr75" draw:text-style-name="P70" draw:layer="layout" svg:width="26.8cm" svg:height="13.237cm" svg:x="0.6cm" svg:y="2.1cm">
          <draw:text-box>
            <text:p text:style-name="P13"><text:span text:style-name="T94">// Generics </text:span><text:span text:style-name="T94">описываются с </text:span><text:span text:style-name="T94">помощью </text:span><text:span text:style-name="T94">ограничений </text:span><text:span text:style-name="T94">(constraints) </text:span><text:span text:style-name="T94">на обобщённый </text:span><text:span text:style-name="T94">тип в функции:</text:span></text:p>
            <text:p text:style-name="P13"><text:span text:style-name="T170"/></text:p>
            <text:p text:style-name="P13"><text:span text:style-name="T228">func </text:span><text:span text:style-name="T229">First</text:span><text:span text:style-name="T242">[T any]</text:span><text:span text:style-name="T228">(a </text:span><text:span text:style-name="T242">[]T</text:span><text:span text:style-name="T228">) (result </text:span><text:span text:style-name="T242">T</text:span><text:span text:style-name="T228">, err error) {</text:span></text:p>
            <text:p text:style-name="P13"><text:span text:style-name="T228"><text:tab/></text:span><text:span text:style-name="T228">if len(a) == </text:span><text:span text:style-name="T228">0 {</text:span></text:p>
            <text:p text:style-name="P13"><text:span text:style-name="T228"><text:tab/></text:span><text:span text:style-name="T228"><text:tab/></text:span><text:span text:style-name="T228">return </text:span><text:span text:style-name="T228">result, </text:span><text:span text:style-name="T228">errors.New("Slice </text:span><text:span text:style-name="T228">is empty!") // </text:span><text:span text:style-name="T228">пустой результат </text:span><text:span text:style-name="T228">и ошибка <text:s/></text:span></text:p>
            <text:p text:style-name="P13"><text:span text:style-name="T228"><text:tab/></text:span><text:span text:style-name="T228">}</text:span></text:p>
            <text:p text:style-name="P13"><text:span text:style-name="T228"><text:tab/></text:span><text:span text:style-name="T228">return a[0], </text:span><text:span text:style-name="T228">err</text:span><text:span text:style-name="T228"><text:tab/></text:span><text:span text:style-name="T228">// 1-й </text:span><text:span text:style-name="T228">элемент и nil </text:span><text:span text:style-name="T228">(ошибки нет)</text:span></text:p>
            <text:p text:style-name="P13"><text:span text:style-name="T228">}</text:span></text:p>
            <text:p text:style-name="P13"><text:span text:style-name="T228">func </text:span><text:span text:style-name="T229">Last</text:span><text:span text:style-name="T242">[T any]</text:span><text:span text:style-name="T228">(a </text:span><text:span text:style-name="T242">[]T</text:span><text:span text:style-name="T228">) (result </text:span><text:span text:style-name="T242">T</text:span><text:span text:style-name="T228">, err error) {</text:span></text:p>
            <text:p text:style-name="P13"><text:span text:style-name="T228"><text:tab/></text:span><text:span text:style-name="T228">if len(a) == </text:span><text:span text:style-name="T228">0 {</text:span></text:p>
            <text:p text:style-name="P13"><text:span text:style-name="T228"><text:tab/></text:span><text:span text:style-name="T228"><text:tab/></text:span><text:span text:style-name="T228">return </text:span><text:span text:style-name="T228">result, </text:span><text:span text:style-name="T228">errors.New("Slice </text:span><text:span text:style-name="T228">is empty!") <text:s/></text:span></text:p>
            <text:p text:style-name="P13"><text:span text:style-name="T228"><text:tab/></text:span><text:span text:style-name="T228">}</text:span></text:p>
            <text:p text:style-name="P13"><text:span text:style-name="T228"><text:tab/></text:span><text:span text:style-name="T228">return </text:span><text:span text:style-name="T228">a[len(a)-1], err</text:span><text:span text:style-name="T228"><text:tab/></text:span><text:span text:style-name="T228">// </text:span><text:span text:style-name="T228">последнийй </text:span><text:span text:style-name="T228">элемент и nil</text:span></text:p>
            <text:p text:style-name="P13"><text:span text:style-name="T228">}</text:span></text:p>
            <text:p text:style-name="P13"><text:span text:style-name="T228"/></text:p>
            <text:p text:style-name="P13"><text:span text:style-name="T228"><text:tab/></text:span><text:span text:style-name="T228">sliceOfIntegers :</text:span><text:span text:style-name="T228">= []int{1, 2, 3, </text:span><text:span text:style-name="T228">4, 5}</text:span></text:p>
            <text:p text:style-name="P13"><text:span text:style-name="T228"/></text:p>
            <text:p text:style-name="P13"><text:span text:style-name="T228"><text:tab/></text:span><text:span text:style-name="T228">// если тип </text:span><text:span text:style-name="T228">параметра можно </text:span><text:span text:style-name="T228">вывести из </text:span><text:span text:style-name="T228">переменной, то </text:span><text:span text:style-name="T228">его можно не </text:span><text:span text:style-name="T228">указывать</text:span></text:p>
            <text:p text:style-name="P13"><text:span text:style-name="T228"><text:tab/></text:span><text:span text:style-name="T228">first, </text:span><text:span text:style-name="T228">err := </text:span><text:span text:style-name="T229">First</text:span><text:span text:style-name="T242">[int]</text:span><text:span text:style-name="T228">(sliceOfIntegers)</text:span></text:p>
            <text:p text:style-name="P13"><text:span text:style-name="T228"><text:tab/></text:span><text:span text:style-name="T228">last, err := </text:span><text:span text:style-name="T229">Last</text:span><text:span text:style-name="T228">(sliceOfInteg</text:span><text:span text:style-name="T228">ers)</text:span></text:p>
            <text:p text:style-name="P13"><text:span text:style-name="T228"/></text:p>
            <text:p text:style-name="P13"><text:span text:style-name="T228"><text:tab/></text:span><text:span text:style-name="T228">sliceOfStrings := </text:span><text:span text:style-name="T228">[]string{"Вышел", </text:span><text:span text:style-name="T228">"зайчик", </text:span><text:span text:style-name="T228">"погулять"}</text:span></text:p>
            <text:p text:style-name="P13"><text:span text:style-name="T228"/></text:p>
            <text:p text:style-name="P13"><text:span text:style-name="T228"><text:tab/></text:span><text:span text:style-name="T228">fmt.Println(</text:span><text:span text:style-name="T229">First</text:span><text:span text:style-name="T228">(sliceOfStrings))</text:span></text:p>
            <text:p text:style-name="P13"><text:span text:style-name="T228"><text:tab/></text:span><text:span text:style-name="T228">fmt.Println(</text:span><text:span text:style-name="T229">Last</text:span><text:span text:style-name="T242">[</text:span><text:span text:style-name="T242">string]</text:span><text:span text:style-name="T228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</text:span><text:span text:style-name="T64">package </text:span></text:p>
          </draw:text-box>
        </draw:frame>
        <draw:frame draw:style-name="gr76" draw:text-style-name="P63" draw:layer="layout" svg:width="26.8cm" svg:height="13.136cm" svg:x="0.6cm" svg:y="2.1cm">
          <draw:text-box>
            <text:p text:style-name="P18"><text:span text:style-name="T216">Пакет — это </text:span><text:span text:style-name="T216">набор </text:span><text:span text:style-name="T216">(логически </text:span><text:span text:style-name="T216">связанных) </text:span><text:span text:style-name="T216">исходных </text:span><text:span text:style-name="T216">файлов, </text:span><text:span text:style-name="T216">расположенны</text:span><text:span text:style-name="T216">х в одном </text:span><text:span text:style-name="T216">каталоге. В </text:span><text:span text:style-name="T216">начале </text:span><text:span text:style-name="T216">каждого файла </text:span><text:span text:style-name="T216">должно </text:span><text:span text:style-name="T216">описываться </text:span><text:span text:style-name="T216">его </text:span><text:span text:style-name="T216">принадлежност</text:span><text:span text:style-name="T216">ь к пакету </text:span><text:span text:style-name="T216">фразой</text:span></text:p>
            <text:p text:style-name="P13"><text:span text:style-name="T218"><text:tab/></text:span><text:span text:style-name="T218">package </text:span><text:span text:style-name="T219">packageName</text:span><text:span text:style-name="T217"><text:tab/></text:span><text:span text:style-name="T217"><text:tab/></text:span><text:span text:style-name="T217">// </text:span><text:span text:style-name="T217">site/path/pa</text:span><text:span text:style-name="T217">ckageName</text:span></text:p>
            <text:p text:style-name="P13"><text:span text:style-name="T67"/></text:p>
            <text:p text:style-name="P18"><text:span text:style-name="T66">Пакет — </text:span><text:span text:style-name="T66">единица </text:span><text:span text:style-name="T66">видимости имён </text:span><text:span text:style-name="T66">(</text:span><text:span text:style-name="T67">типов, констант, </text:span><text:span text:style-name="T67">переменных, </text:span><text:span text:style-name="T67">полей, функций):</text:span></text:p>
            <text:list text:style-name="L1">
              <text:list-item>
                <text:p text:style-name="P13"><text:span text:style-name="T67">Все имена <text:s/></text:span><text:span text:style-name="T67">видны во всех </text:span><text:span text:style-name="T67">файлах одного </text:span><text:span text:style-name="T67">пакета.</text:span></text:p>
              </text:list-item>
              <text:list-item>
                <text:p text:style-name="P18"><text:span text:style-name="T67">Имена в </text:span><text:span text:style-name="T67">пакете, </text:span><text:span text:style-name="T67">начинающиес</text:span><text:span text:style-name="T67">я </text:span><text:span text:style-name="T180">с Заглавной </text:span><text:span text:style-name="T180">буквы</text:span><text:span text:style-name="T67"> </text:span><text:span text:style-name="T67">экспортируютс</text:span><text:span text:style-name="T67">я: они видны в </text:span><text:span text:style-name="T67">программе, </text:span><text:span text:style-name="T67">которая </text:span><text:span text:style-name="T67">импортировал</text:span><text:span text:style-name="T67">а пакет </text:span><text:span text:style-name="T67">фразой</text:span></text:p>
              </text:list-item>
            </text:list>
            <text:p text:style-name="P13"><text:span text:style-name="T191"><text:tab/></text:span><text:span text:style-name="T191">import </text:span><text:span text:style-name="T243">"</text:span><text:span text:style-name="T244">packageName</text:span><text:span text:style-name="T243">"</text:span><text:span text:style-name="T243"><text:tab/></text:span><text:span text:style-name="T243">// это </text:span><text:span text:style-name="T243">строка</text:span></text:p>
            <text:p text:style-name="P13"><text:span text:style-name="T243"/></text:p>
            <text:p text:style-name="P13"><text:span text:style-name="T188"><text:tab/></text:span><text:span text:style-name="T188">var result </text:span><text:span text:style-name="T245">packageName.Typ</text:span><text:span text:style-name="T245">e =</text:span><text:span text:style-name="T188"> </text:span><text:span text:style-name="T245">packageName.Fun</text:span><text:span text:style-name="T245">c(packageName.C</text:span><text:span text:style-name="T245">onst, </text:span><text:span text:style-name="T246">packageName.Var</text:span><text:span text:style-name="T246">)</text:span></text:p>
            <text:p text:style-name="P13"><text:span text:style-name="T93"/></text:p>
            <text:p text:style-name="P18"><text:span text:style-name="T66">Пакет </text:span><text:span text:style-name="T191">main</text:span><text:span text:style-name="T66"> — </text:span><text:span text:style-name="T66">это специальное </text:span><text:span text:style-name="T66">имя пакета, </text:span><text:span text:style-name="T66">которое </text:span><text:span text:style-name="T66">означает, что </text:span><text:span text:style-name="T66">этот пакет </text:span><text:span text:style-name="T66">содержит код, </text:span><text:span text:style-name="T66">который будет </text:span><text:span text:style-name="T66">скомпилирован в </text:span><text:span text:style-name="T66">двоичный </text:span><text:span text:style-name="T66">исполняемый </text:span><text:span text:style-name="T66">файл. В одном </text:span><text:span text:style-name="T66">из файлов </text:span><text:span text:style-name="T66">(</text:span><text:span text:style-name="T67">обычно, в </text:span><text:span text:style-name="T196">main.go</text:span><text:span text:style-name="T67">) этого </text:span><text:span text:style-name="T67">пакета должна </text:span><text:span text:style-name="T67">быть функция </text:span><text:span text:style-name="T206">main()</text:span><text:span text:style-name="T67">.</text:span></text:p>
            <text:p text:style-name="P18"><text:span text:style-name="T67"/></text:p>
            <text:p text:style-name="P18"><text:span text:style-name="T67">Пакеты (не из </text:span><text:span text:style-name="T67">стандартной </text:span><text:span text:style-name="T67">библиотеки) </text:span><text:span text:style-name="T67">могут </text:span><text:span text:style-name="T67">располагаться </text:span><text:span text:style-name="T67">где угодно, их </text:span><text:span text:style-name="T67">полные адреса </text:span><text:span text:style-name="T67">(локальные пути </text:span><text:span text:style-name="T67">или URL) </text:span><text:span text:style-name="T67">содержатся в </text:span><text:span text:style-name="T67">файле</text:span></text:p>
            <text:p text:style-name="P18"><text:span text:style-name="T206"><text:tab/></text:span><text:span text:style-name="T206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</text:span><text:span text:style-name="T64">области </text:span><text:span text:style-name="T64">видимост</text:span><text:span text:style-name="T64">и</text:span></text:p>
          </draw:text-box>
        </draw:frame>
        <draw:frame draw:style-name="gr77" draw:text-style-name="P52" draw:layer="layout" svg:width="26.8cm" svg:height="13.151cm" svg:x="0.6cm" svg:y="2.1cm">
          <draw:text-box>
            <text:p text:style-name="P13"><text:span text:style-name="T93">package </text:span><text:span text:style-name="T96">packgeName</text:span></text:p>
            <text:p text:style-name="P13"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имена с </text:span><text:span text:style-name="T93">Заглавной буквы </text:span><text:span text:style-name="T93">экспортируются </text:span><text:span text:style-name="T93">вовне</text:span></text:p>
            <text:p text:style-name="P13"><text:span text:style-name="T93">const (</text:span></text:p>
            <text:p text:style-name="P13"><text:span text:style-name="T94"><text:tab/></text:span><text:span text:style-name="T93">packageConstant </text:span><text:span text:style-name="T93">= 1</text:span><text:span text:style-name="T93"><text:tab/></text:span><text:span text:style-name="T93"><text:tab/></text:span><text:span text:style-name="T93"><text:tab/></text:span><text:span text:style-name="T93">// </text:span><text:span text:style-name="T93">видна во всех </text:span><text:span text:style-name="T93">файлах этого </text:span><text:span text:style-name="T93">пакета</text:span></text:p>
            <text:p text:style-name="P13"><text:span text:style-name="T94"><text:tab/></text:span><text:span text:style-name="T94">GlobalConstant </text:span><text:span text:style-name="T94">= 2</text:span><text:span text:style-name="T94"><text:tab/></text:span><text:span text:style-name="T94"><text:tab/></text:span><text:span text:style-name="T94"><text:tab/></text:span><text:span text:style-name="T94">// </text:span><text:span text:style-name="T94">видна вне этого </text:span><text:span text:style-name="T94">пакета: </text:span><text:span text:style-name="T94">packgeName.pack</text:span><text:span text:style-name="T94">ageConstant</text:span></text:p>
            <text:p text:style-name="P13"><text:span text:style-name="T94"><text:tab/></text:span><text:span text:style-name="T94">GLOBAL_CONSTANT </text:span><text:span text:style-name="T94">= 3</text:span><text:span text:style-name="T94"><text:tab/></text:span><text:span text:style-name="T94"><text:tab/></text:span><text:span text:style-name="T94"><text:tab/></text:span><text:span text:style-name="T94">// </text:span><text:span text:style-name="T94">видна вне этого </text:span><text:span text:style-name="T94">пакета: </text:span><text:span text:style-name="T94">packgeName.GLOB</text:span><text:span text:style-name="T94">AL_CONSTANT</text:span></text:p>
            <text:p text:style-name="P13"><text:span text:style-name="T93">)</text:span></text:p>
            <text:p text:style-name="P13"><text:span text:style-name="T93">type (</text:span></text:p>
            <text:p text:style-name="P13"><text:span text:style-name="T93"><text:tab/></text:span><text:span text:style-name="T93">packageType </text:span><text:span text:style-name="T93">map[string]int</text:span></text:p>
            <text:p text:style-name="P13"><text:span text:style-name="T94"><text:tab/></text:span><text:span text:style-name="T94">GlobalType </text:span><text:span text:style-name="T94">struct </text:span><text:span text:style-name="T94">{ localField </text:span><text:span text:style-name="T94">int; </text:span><text:span text:style-name="T94">GlobalField </text:span><text:span text:style-name="T94">string }</text:span><text:span text:style-name="T94"><text:tab/></text:span><text:span text:style-name="T94">// </text:span><text:span text:style-name="T97">packgeName</text:span><text:span text:style-name="T94">.</text:span><text:span text:style-name="T93">Glob</text:span><text:span text:style-name="T93">alType</text:span></text:p>
            <text:p text:style-name="P13"><text:span text:style-name="T93">)</text:span></text:p>
            <text:p text:style-name="P13"><text:span text:style-name="T93">var (</text:span></text:p>
            <text:p text:style-name="P13"><text:span text:style-name="T93"><text:tab/></text:span><text:span text:style-name="T93">packageVariable </text:span><text:span text:style-name="T93">int = 4</text:span></text:p>
            <text:p text:style-name="P13"><text:span text:style-name="T93"><text:tab/></text:span><text:span text:style-name="T93">GlobalVariable </text:span><text:span text:style-name="T93">int = 5</text:span></text:p>
            <text:p text:style-name="P13"><text:span text:style-name="T93">)</text:span></text:p>
            <text:p text:style-name="P13"><text:span text:style-name="T93">func </text:span><text:span text:style-name="T93">packageFunction</text:span><text:span text:style-name="T93">(functionParame</text:span><text:span text:style-name="T93">ter int) </text:span><text:span text:style-name="T93">(functionResult </text:span><text:span text:style-name="T93">int) {</text:span></text:p>
            <text:p text:style-name="P13"><text:span text:style-name="T93"><text:tab/></text:span><text:span text:style-name="T93">functionVariabl</text:span><text:span text:style-name="T93">e := 6</text:span><text:span text:style-name="T93"><text:tab/></text:span><text:span text:style-name="T93"><text:tab/></text:span><text:span text:style-name="T93"><text:tab/></text:span><text:span text:style-name="T93"><text:tab/></text:span><text:span text:style-name="T93">// </text:span><text:span text:style-name="T93">видна только </text:span><text:span text:style-name="T93">внутри функции</text:span></text:p>
            <text:p text:style-name="P13"><text:span text:style-name="T93"><text:tab/></text:span><text:span text:style-name="T93">functionResult </text:span><text:span text:style-name="T93">= </text:span><text:span text:style-name="T93">functionParamet</text:span><text:span text:style-name="T93">er+functionVari</text:span><text:span text:style-name="T93">able + </text:span><text:span text:style-name="T93">packageVariable</text:span><text:span text:style-name="T93">+GlobalVariable</text:span></text:p>
            <text:p text:style-name="P13"><text:span text:style-name="T94"><text:tab/></text:span><text:span text:style-name="T94">return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</text:span><text:span text:style-name="T94">вернёт </text:span><text:span text:style-name="T93">functionResult</text:span></text:p>
            <text:p text:style-name="P13"><text:span text:style-name="T93">}</text:span></text:p>
            <text:p text:style-name="P13"><text:span text:style-name="T94">func </text:span><text:span text:style-name="T94">GlobalFunction(</text:span><text:span text:style-name="T94">i int, s </text:span><text:span text:style-name="T94">string) </text:span><text:span text:style-name="T94">GlobalType {// </text:span><text:span text:style-name="T97">packgeName</text:span><text:span text:style-name="T94">.Glob</text:span><text:span text:style-name="T94">alFunction(2009</text:span><text:span text:style-name="T94">,"Go")</text:span></text:p>
            <text:p text:style-name="P13"><text:span text:style-name="T93"><text:tab/></text:span><text:span text:style-name="T93">return </text:span><text:span text:style-name="T93">GlobalType{loca</text:span><text:span text:style-name="T93">lField: i, </text:span><text:span text:style-name="T93">GlobalField: s}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78" draw:text-style-name="P63" draw:layer="layout" svg:width="26.8cm" svg:height="13.1cm" svg:x="0.6cm" svg:y="2.1cm">
          <draw:text-box>
            <text:p text:style-name="P18"><text:span text:style-name="T201">Модуль — </text:span><text:span text:style-name="T201">это набор </text:span><text:span text:style-name="T201">пакетов, </text:span><text:span text:style-name="T201">которые </text:span><text:span text:style-name="T201">распростран</text:span><text:span text:style-name="T201">яются (с </text:span><text:span text:style-name="T201">определённы</text:span><text:span text:style-name="T201">м номером </text:span><text:span text:style-name="T201">версии) как </text:span><text:span text:style-name="T201">единое </text:span><text:span text:style-name="T201">целое. </text:span><text:span text:style-name="T201">Модули </text:span><text:span text:style-name="T201">могут </text:span><text:span text:style-name="T201">загружаться </text:span><text:span text:style-name="T201">прямо из </text:span><text:span text:style-name="T201">систем </text:span><text:span text:style-name="T201">управления </text:span><text:span text:style-name="T201">версиями </text:span><text:span text:style-name="T201">исходников </text:span><text:span text:style-name="T201">или с </text:span><text:span text:style-name="T201">общедоступн</text:span><text:span text:style-name="T201">ых серверов.</text:span></text:p>
            <text:p text:style-name="P18"><text:span text:style-name="T216"/></text:p>
            <text:p text:style-name="P18"><text:span text:style-name="T66">Модуль </text:span><text:span text:style-name="T66">идентифицирует</text:span><text:span text:style-name="T66">ся путём до </text:span><text:span text:style-name="T66">модуля (module </text:span><text:span text:style-name="T66">path), который </text:span><text:span text:style-name="T66">объявляется в </text:span><text:span text:style-name="T66">файле </text:span><text:span text:style-name="T191">go.mod</text:span><text:span text:style-name="T66"> </text:span><text:span text:style-name="T66">вместе с </text:span><text:span text:style-name="T66">информацией о </text:span><text:span text:style-name="T66">зависимостях </text:span><text:span text:style-name="T66">модуля. </text:span></text:p>
            <text:p text:style-name="P18"><text:span text:style-name="T192"/></text:p>
            <text:p text:style-name="P18"><text:span text:style-name="T192"><text:tab/></text:span><text:span text:style-name="T192"># создать </text:span><text:span text:style-name="T192">файл go.mod с </text:span><text:span text:style-name="T192">именем модуля</text:span></text:p>
            <text:p text:style-name="P18"><text:span text:style-name="T247"><text:tab/></text:span><text:span text:style-name="T247">go mod </text:span><text:span text:style-name="T247">init </text:span><text:span text:style-name="T194">path/to/</text:span><text:span text:style-name="T244">modul</text:span><text:span text:style-name="T244">e/moduleName</text:span><text:span text:style-name="T204"> </text:span></text:p>
            <text:p text:style-name="P18"><text:span text:style-name="T191"/></text:p>
            <text:p text:style-name="P18"><text:span text:style-name="T66">Например:</text:span></text:p>
            <text:p text:style-name="P18"><text:span text:style-name="T192"><text:tab/></text:span><text:span text:style-name="T192">go mod </text:span><text:span text:style-name="T192">init </text:span><text:span text:style-name="T193">caiman-</text:span><text:span text:style-name="T193">club.org/go/m</text:span><text:span text:style-name="T193">shock/present</text:span><text:span text:style-name="T193">ation</text:span><text:span text:style-name="T192"> </text:span></text:p>
            <text:p text:style-name="P18"><text:span text:style-name="T192"/></text:p>
            <text:p text:style-name="P18"><text:span text:style-name="T66">Главный каталог </text:span><text:span text:style-name="T66">модуля (module </text:span><text:span text:style-name="T66">root directory) — </text:span><text:span text:style-name="T66">это каталог, </text:span><text:span text:style-name="T66">содержащий </text:span><text:span text:style-name="T66">файл </text:span><text:span text:style-name="T206">go.mod</text:span><text:span text:style-name="T67">. </text:span><text:span text:style-name="T67">Когда модуль </text:span><text:span text:style-name="T67">состоит из </text:span><text:span text:style-name="T67">нескольких </text:span><text:span text:style-name="T67">пакетов, они </text:span><text:span text:style-name="T67">располагаются в </text:span><text:span text:style-name="T67">подкаталогах </text:span><text:span text:style-name="T67">главного </text:span><text:span text:style-name="T67">каталога модуля.</text:span></text:p>
            <text:p text:style-name="P18"><text:span text:style-name="T192"/></text:p>
            <text:p text:style-name="P18"><text:span text:style-name="T67"/></text:p>
            <text:p text:style-name="P18"><text:span text:style-name="T196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4">Модули: </text:span><text:span text:style-name="T248">go mod </text:span><text:span text:style-name="T248">&lt;comman</text:span><text:span text:style-name="T248">d&gt; 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8"><text:span text:style-name="T66">Главный каталог </text:span><text:span text:style-name="T66">модуля (module </text:span><text:span text:style-name="T66">root directory) — </text:span><text:span text:style-name="T66">это каталог, </text:span><text:span text:style-name="T66">содержащий </text:span><text:span text:style-name="T66">файл </text:span><text:span text:style-name="T206">go.mod</text:span><text:span text:style-name="T67">. </text:span><text:span text:style-name="T67">Когда модуль </text:span><text:span text:style-name="T67">состоит из </text:span><text:span text:style-name="T67">нескольких </text:span><text:span text:style-name="T67">пакетов, они </text:span><text:span text:style-name="T67">располагаются в </text:span><text:span text:style-name="T67">подкаталогах </text:span><text:span text:style-name="T67">главного </text:span><text:span text:style-name="T67">каталога модуля.</text:span></text:p>
            <text:p text:style-name="P18"><text:span text:style-name="T67"/></text:p>
            <text:p text:style-name="P18"><text:span text:style-name="T205"><text:tab/></text:span><text:span text:style-name="T205">go mod </text:span><text:span text:style-name="T205">init </text:span><text:span text:style-name="T193">path/to/</text:span><text:span text:style-name="T203">modul</text:span><text:span text:style-name="T203">e/moduleName</text:span></text:p>
            <text:p text:style-name="P18"><text:span text:style-name="T196"/></text:p>
            <text:p text:style-name="P18"><text:span text:style-name="T66">Файл </text:span><text:span text:style-name="T206">go.sum</text:span><text:span text:style-name="T67"> </text:span><text:span text:style-name="T67">содержит </text:span><text:span text:style-name="T67">контрольные </text:span><text:span text:style-name="T67">суммы для тех </text:span><text:span text:style-name="T67">версий модулей, </text:span><text:span text:style-name="T67">от которых прямо </text:span><text:span text:style-name="T67">или косвенно </text:span><text:span text:style-name="T67">зависит этот </text:span><text:span text:style-name="T67">модуль.</text:span></text:p>
            <text:p text:style-name="P18"><text:span text:style-name="T196"/></text:p>
            <text:p text:style-name="P18"><text:span text:style-name="T196">go mod tidy</text:span><text:span text:style-name="T196"><text:tab/></text:span><text:span text:style-name="T196"><text:tab/></text:span><text:span text:style-name="T196"><text:tab/></text:span><text:span text:style-name="T196">#</text:span></text:p>
            <text:p text:style-name="P18"><text:span text:style-name="T196">go mod </text:span><text:span text:style-name="T196">download</text:span><text:span text:style-name="T196"><text:tab/></text:span><text:span text:style-name="T196">#</text:span></text:p>
            <text:p text:style-name="P18"><text:span text:style-name="T196">go mod verify</text:span><text:span text:style-name="T196"><text:tab/></text:span><text:span text:style-name="T196"><text:tab/></text:span><text:span text:style-name="T196">#</text:span></text:p>
            <text:p text:style-name="P18"><text:span text:style-name="T196">go mod graph</text:span><text:span text:style-name="T196"><text:tab/></text:span><text:span text:style-name="T196"><text:tab/></text:span><text:span text:style-name="T196">#</text:span></text:p>
            <text:p text:style-name="P18"><text:span text:style-name="T196">go mod why</text:span><text:span text:style-name="T196"><text:tab/></text:span><text:span text:style-name="T196"><text:tab/></text:span><text:span text:style-name="T196"><text:tab/></text:span><text:span text:style-name="T196"># </text:span></text:p>
          </draw:text-box>
        </draw:frame>
        <draw:frame draw:style-name="gr81" draw:text-style-name="P71" draw:layer="layout" svg:width="10.5cm" svg:height="2cm" svg:x="16.6cm" svg:y="3.7cm">
          <draw:text-box>
            <text:p text:style-name="P18"><text:span text:style-name="T94">module </text:span><text:span text:style-name="T97">path/to/</text:span><text:span text:style-name="T96">module/</text:span><text:span text:style-name="T96">moduleName</text:span></text:p>
            <text:p text:style-name="P29"><text:span text:style-name="T96"/></text:p>
            <text:p text:style-name="P29"><text:span text:style-name="T20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</text:span><text:span text:style-name="T64">дачность: </text:span><text:span text:style-name="T64">concurren</text:span><text:span text:style-name="T64">cy</text:span></text:p>
          </draw:text-box>
        </draw:frame>
        <draw:frame draw:style-name="gr82" draw:text-style-name="P63" draw:layer="layout" svg:width="12.9cm" svg:height="13.418cm" svg:x="0.6cm" svg:y="2.1cm">
          <draw:text-box>
            <text:list text:style-name="L1">
              <text:list-item>
                <text:p text:style-name="P18"><text:span text:style-name="T249">concurrency</text:span><text:span text:style-name="T250"> ~ </text:span><text:span text:style-name="T250">одновременно</text:span><text:span text:style-name="T250">сть = </text:span><text:span text:style-name="T250">взаимодейств</text:span><text:span text:style-name="T250">ие множества </text:span><text:span text:style-name="T250">процессов, </text:span><text:span text:style-name="T250">которые (в </text:span><text:span text:style-name="T250">какие-то </text:span><text:span text:style-name="T250">моменты) </text:span><text:span text:style-name="T251">выполняются </text:span><text:span text:style-name="T251">одновременно </text:span><text:span text:style-name="T251"><text:s text:c="2"/></text:span></text:p>
              </text:list-item>
            </text:list>
            <text:p text:style-name="P18"><text:span text:style-name="T252"/></text:p>
            <text:p text:style-name="P18"><text:span text:style-name="T181">"</text:span><text:span text:style-name="T71">Concurrency</text:span><text:span text:style-name="T68"> is </text:span><text:span text:style-name="T68">the </text:span><text:span text:style-name="T74">composition</text:span><text:span text:style-name="T68"> </text:span><text:span text:style-name="T68">of independently </text:span><text:span text:style-name="T68">execution things.</text:span><text:span text:style-name="T181">"</text:span><text:span text:style-name="T253"> </text:span><text:span text:style-name="T253"><text:s text:c="8"/>‒ Rob Pike</text:span></text:p>
            <text:p text:style-name="P18"><text:span text:style-name="T251"/></text:p>
            <text:p text:style-name="P18"><text:span text:style-name="T249">Concurrency</text:span><text:span text:style-name="T250"> — </text:span><text:span text:style-name="T250">это способ </text:span><text:span text:style-name="T250">структурировать </text:span><text:span text:style-name="T250">программу, </text:span><text:span text:style-name="T250">согласовывая </text:span><text:span text:style-name="T250">взаимодействие </text:span><text:span text:style-name="T250">процессов </text:span><text:span text:style-name="T251">(возможно, </text:span><text:span text:style-name="T251">выполняющихся </text:span><text:span text:style-name="T251">одновременно).</text:span></text:p>
            <text:p text:style-name="P18"><text:span text:style-name="T251"/></text:p>
            <text:p text:style-name="P18"><text:span text:style-name="T254">Concurrency</text:span><text:span text:style-name="T251"> — </text:span><text:span text:style-name="T251">это о том, как </text:span><text:span text:style-name="T255">организовать</text:span><text:span text:style-name="T251"> </text:span><text:span text:style-name="T251">одновременную </text:span><text:span text:style-name="T251">обработку </text:span><text:span text:style-name="T251">многих вещей </text:span><text:span text:style-name="T251">(«</text:span><text:span text:style-name="T255">dealing</text:span><text:span text:style-name="T251"> with a </text:span><text:span text:style-name="T251">lot of things at </text:span><text:span text:style-name="T251">once»).</text:span></text:p>
            <text:p text:style-name="P18"><text:span text:style-name="T251"/></text:p>
            <text:p text:style-name="P18"><text:span text:style-name="T251">В программе, </text:span><text:span text:style-name="T251">спроектированн</text:span><text:span text:style-name="T251">ой на основе </text:span><text:span text:style-name="T254">concurrency</text:span><text:span text:style-name="T251">, </text:span><text:span text:style-name="T251">процессы не </text:span><text:span text:style-name="T251">обязательно </text:span><text:span text:style-name="T251">будут </text:span><text:span text:style-name="T251">автоматически </text:span><text:span text:style-name="T251">выполняться </text:span><text:span text:style-name="T251">параллельно </text:span><text:span text:style-name="T251">(например, из-за </text:span><text:span text:style-name="T251">аппаратных </text:span><text:span text:style-name="T251">ограничений).</text:span></text:p>
          </draw:text-box>
        </draw:frame>
        <draw:frame draw:style-name="gr83" draw:text-style-name="P63" draw:layer="layout" svg:width="12.9cm" svg:height="13.418cm" svg:x="14.5cm" svg:y="2.1cm">
          <draw:text-box>
            <text:list text:style-name="L1">
              <text:list-item>
                <text:p text:style-name="P18"><text:span text:style-name="T249">parallelism</text:span><text:span text:style-name="T250"> ~ </text:span><text:span text:style-name="T250">параллелизм = </text:span><text:span text:style-name="T250">параллельное </text:span><text:span text:style-name="T250">выполнение </text:span><text:span text:style-name="T250">множества </text:span><text:span text:style-name="T250">процессов</text:span></text:p>
              </text:list-item>
            </text:list>
            <text:p text:style-name="P18"><text:span text:style-name="T250"/></text:p>
            <text:p text:style-name="P18"><text:span text:style-name="T250"/></text:p>
            <text:p text:style-name="P18"><text:span text:style-name="T256"/></text:p>
            <text:p text:style-name="P18"><text:span text:style-name="T256">"</text:span><text:span text:style-name="T75">Parallelism</text:span><text:span text:style-name="T70"> is </text:span><text:span text:style-name="T70">the simultaneous </text:span><text:span text:style-name="T73">execution</text:span><text:span text:style-name="T70"> of </text:span><text:span text:style-name="T70">multiple </text:span><text:span text:style-name="T257">things.</text:span><text:span text:style-name="T256">"</text:span><text:span text:style-name="T253"> <text:s text:c="3"/></text:span><text:span text:style-name="T253"><text:s text:c="29"/></text:span><text:span text:style-name="T253"><text:s text:c="3"/>‒ Rob Pike</text:span></text:p>
            <text:p text:style-name="P18"><text:span text:style-name="T251"/></text:p>
            <text:p text:style-name="P18"><text:span text:style-name="T254">Parallelism</text:span><text:span text:style-name="T251"> — </text:span><text:span text:style-name="T251">это </text:span><text:span text:style-name="T251">параллельное </text:span><text:span text:style-name="T251">выполнение </text:span><text:span text:style-name="T251">нескольких </text:span><text:span text:style-name="T251">(независимых, </text:span><text:span text:style-name="T251">возможно, </text:span><text:span text:style-name="T251">взаимосвязанны</text:span><text:span text:style-name="T251">х) процессов.</text:span></text:p>
            <text:p text:style-name="P18"><text:span text:style-name="T251"/></text:p>
            <text:p text:style-name="P18"><text:span text:style-name="T249"/></text:p>
            <text:p text:style-name="P18"><text:span text:style-name="T249">Parallelism</text:span><text:span text:style-name="T250"> — </text:span><text:span text:style-name="T250">это о том, как </text:span><text:span text:style-name="T258">выполнить</text:span><text:span text:style-name="T250"> </text:span><text:span text:style-name="T250">обработку </text:span><text:span text:style-name="T250">многих вещей </text:span><text:span text:style-name="T250">параллельно</text:span><text:span text:style-name="T251"> </text:span><text:span text:style-name="T251">(«</text:span><text:span text:style-name="T255">doing</text:span><text:span text:style-name="T251"> a lot of </text:span><text:span text:style-name="T251">things at once»).</text:span></text:p>
            <text:p text:style-name="P18"><text:span text:style-name="T251"/></text:p>
            <text:p text:style-name="P18"><text:span text:style-name="T250">П</text:span><text:span text:style-name="T251">рограмма, </text:span><text:span text:style-name="T251">спроектированн</text:span><text:span text:style-name="T251">ая на основе </text:span><text:span text:style-name="T251">concurrency, </text:span><text:span text:style-name="T251">организует </text:span><text:span text:style-name="T251">взаимодействие </text:span><text:span text:style-name="T251">процессов, </text:span><text:span text:style-name="T251">учитывая их </text:span><text:span text:style-name="T251">возможный </text:span><text:span text:style-name="T254">параллелизм</text:span><text:span text:style-name="T25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</text:span><text:span text:style-name="T64">дачность: </text:span><text:span text:style-name="T64">sharing </text:span><text:span text:style-name="T64">memory</text:span></text:p>
          </draw:text-box>
        </draw:frame>
        <draw:frame draw:style-name="gr84" draw:text-style-name="P72" draw:layer="layout" svg:width="12.9cm" svg:height="11.018cm" svg:x="0.6cm" svg:y="4cm">
          <draw:text-box>
            <text:list text:style-name="L1">
              <text:list-item>
                <text:p text:style-name="P18"><text:span text:style-name="T259">«Don't </text:span><text:span text:style-name="T259">communicate by </text:span><text:span text:style-name="T259">sharing memory, </text:span><text:span text:style-name="T259">share memory by </text:span><text:span text:style-name="T259">communicating»</text:span></text:p>
                <text:p text:style-name="P24"><text:span text:style-name="T260">Rob Pike</text:span></text:p>
              </text:list-item>
            </text:list>
            <text:p text:style-name="P18"><text:span text:style-name="T261"/></text:p>
            <text:p text:style-name="P18"><text:span text:style-name="T261">(Don't let goroutines </text:span><text:span text:style-name="T261">communicate by </text:span><text:span text:style-name="T261">sharing memory, let </text:span><text:span text:style-name="T261">them share memory by </text:span><text:span text:style-name="T261">communicating through </text:span><text:span text:style-name="T261">channels.)</text:span></text:p>
            <text:p text:style-name="P18"><text:span text:style-name="T261"/></text:p>
            <text:p text:style-name="P18"><text:span text:style-name="T261">Не нужно, чтобы </text:span><text:span text:style-name="T261">сопрограммы </text:span><text:span text:style-name="T261">обменивались </text:span><text:span text:style-name="T261">данными через </text:span><text:span text:style-name="T261">разделение доступа к </text:span><text:span text:style-name="T261">памяти, пусть они </text:span><text:span text:style-name="T261">разделяют доступ к </text:span><text:span text:style-name="T261">памяти путём обмена </text:span><text:span text:style-name="T261">данными через </text:span><text:span text:style-name="T261">каналы.</text:span></text:p>
            <text:p text:style-name="P18"><text:span text:style-name="T261"/></text:p>
            <text:p text:style-name="P18"><text:span text:style-name="T261">Along with transferring </text:span><text:span text:style-name="T261">values (through </text:span><text:span text:style-name="T261">channels), the </text:span><text:span text:style-name="T261">ownership of some </text:span><text:span text:style-name="T261">values (from the logic </text:span><text:span text:style-name="T261">view) may also be </text:span><text:span text:style-name="T261">transferred between </text:span><text:span text:style-name="T261">goroutines. When a </text:span><text:span text:style-name="T261">goroutine sends a value </text:span><text:span text:style-name="T261">to a channel, we can </text:span><text:span text:style-name="T261">view the goroutine </text:span><text:span text:style-name="T261">releases the ownership </text:span><text:span text:style-name="T261">of some values (which </text:span><text:span text:style-name="T261">could be accessed </text:span><text:span text:style-name="T261">through the sent value). </text:span><text:span text:style-name="T261">When a goroutine </text:span><text:span text:style-name="T261">receives a value from a </text:span><text:span text:style-name="T261">channel, we can view </text:span><text:span text:style-name="T261">the goroutine acquires </text:span><text:span text:style-name="T261">the ownership of some </text:span><text:span text:style-name="T261">values (which could be </text:span><text:span text:style-name="T261">accessed through the </text:span><text:span text:style-name="T261">received value).</text:span></text:p>
            <text:p text:style-name="P18"><text:span text:style-name="T261"/></text:p>
          </draw:text-box>
        </draw:frame>
        <draw:frame draw:style-name="gr85" draw:text-style-name="P72" draw:layer="layout" svg:width="12.9cm" svg:height="10.518cm" svg:x="14.5cm" svg:y="4cm">
          <draw:text-box>
            <text:list text:style-name="L1">
              <text:list-item>
                <text:p text:style-name="P18"><text:span text:style-name="T261">When goroutines </text:span><text:span text:style-name="T261">communicate by </text:span><text:span text:style-name="T261">sharing memory, we </text:span><text:span text:style-name="T261">use traditional </text:span><text:span text:style-name="T261">concurrency </text:span><text:span text:style-name="T261">synchronization </text:span><text:span text:style-name="T261">techniques, such as </text:span><text:span text:style-name="T261">mutex locks, to </text:span><text:span text:style-name="T261">protect the shared </text:span><text:span text:style-name="T261">memory to prevent </text:span><text:span text:style-name="T261">data races.</text:span></text:p>
              </text:list-item>
              <text:list-item>
                <text:p text:style-name="P18"><text:span text:style-name="T261">Traditional </text:span><text:span text:style-name="T261">concurrency </text:span><text:span text:style-name="T261">synchronization </text:span><text:span text:style-name="T261">techniques are </text:span><text:span text:style-name="T261">provided in the </text:span><text:span text:style-name="T262">sync</text:span><text:span text:style-name="T261"> and </text:span><text:span text:style-name="T262">sync/atomic</text:span><text:span text:style-name="T261"> </text:span><text:span text:style-name="T261">standard packages.</text:span></text:p>
              </text:list-item>
            </text:list>
          </draw:text-box>
        </draw:frame>
        <draw:frame draw:style-name="gr86" draw:text-style-name="P73" draw:layer="layout" svg:width="27cm" svg:height="1.673cm" svg:x="0.5cm" svg:y="2.5cm">
          <draw:text-box>
            <text:p text:style-name="P18"><text:span text:style-name="T250">Communicating </text:span><text:span text:style-name="T250">by sharing </text:span><text:span text:style-name="T250">memory and </text:span><text:span text:style-name="T250">sharing memory </text:span><text:span text:style-name="T250">by </text:span><text:span text:style-name="T250">communicating </text:span><text:span text:style-name="T250">are two </text:span><text:span text:style-name="T250">programming </text:span><text:span text:style-name="T250">manners in </text:span><text:span text:style-name="T250">concurrent </text:span><text:span text:style-name="T250">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</text:span><text:span text:style-name="T64">дачность: </text:span><text:span text:style-name="T64">средства</text:span></text:p>
          </draw:text-box>
        </draw:frame>
        <draw:frame draw:style-name="gr87" draw:text-style-name="P64" draw:layer="layout" svg:width="26.8cm" svg:height="13.269cm" svg:x="0.6cm" svg:y="2.1cm">
          <draw:text-box>
            <text:p text:style-name="P18"><text:span text:style-name="T187">Многозадачность в </text:span><text:span text:style-name="T187">Go реализована </text:span><text:span text:style-name="T187">на основе CSP </text:span><text:span text:style-name="T187">(communicating </text:span><text:span text:style-name="T187">sequential </text:span><text:span text:style-name="T187">processes, C. A. R. </text:span><text:span text:style-name="T187">Hoare, 1978).</text:span></text:p>
            <text:p text:style-name="P18"><text:span text:style-name="T187"/></text:p>
            <text:p text:style-name="P13"><text:span text:style-name="T216">Для </text:span><text:span text:style-name="T216">управления </text:span><text:span text:style-name="T216">многозадачнос</text:span><text:span text:style-name="T216">тью в язык </text:span><text:span text:style-name="T216">встроено </text:span><text:span text:style-name="T216">несколько </text:span><text:span text:style-name="T216">механизмов:</text:span></text:p>
            <text:p text:style-name="P13"><text:span text:style-name="T216"/></text:p>
            <text:list text:style-name="L1">
              <text:list-item>
                <text:p text:style-name="P13"><text:span text:style-name="T215">Сопрограмм</text:span><text:span text:style-name="T215">ы </text:span><text:span text:style-name="T215">(goroutines) </text:span><text:span text:style-name="T215">для </text:span><text:span text:style-name="T215">распаралелл</text:span><text:span text:style-name="T215">ивания </text:span><text:span text:style-name="T215">выполнения:</text:span></text:p>
              </text:list-item>
            </text:list>
            <text:p text:style-name="P13"><text:span text:style-name="T263"><text:tab/></text:span><text:span text:style-name="T218">go f()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// </text:span><text:span text:style-name="T217">запустить </text:span><text:span text:style-name="T217">любую </text:span><text:span text:style-name="T217">функцию как </text:span><text:span text:style-name="T217">процесс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15">Каналы </text:span><text:span text:style-name="T215">(</text:span><text:span text:style-name="T217">channel</text:span><text:span text:style-name="T216">) </text:span><text:span text:style-name="T216">для обмена </text:span><text:span text:style-name="T216">данными и </text:span><text:span text:style-name="T216">синхронизац</text:span><text:span text:style-name="T216">ии </text:span><text:span text:style-name="T216">выполнения:</text:span></text:p>
              </text:list-item>
            </text:list>
            <text:p text:style-name="P13"><text:span text:style-name="T217"><text:tab/></text:span><text:span text:style-name="T217">channel </text:span><text:span text:style-name="T217">&lt;- value</text:span><text:span text:style-name="T217"><text:tab/></text:span><text:span text:style-name="T217"><text:tab/></text:span><text:span text:style-name="T217">// </text:span><text:span text:style-name="T217">отправить </text:span><text:span text:style-name="T217">значение в </text:span><text:span text:style-name="T217">канал и </text:span><text:span text:style-name="T217">ждать</text:span></text:p>
            <text:p text:style-name="P13"><text:span text:style-name="T263"><text:tab/></text:span><text:span text:style-name="T263">value = </text:span><text:span text:style-name="T263">&lt;-channel</text:span><text:span text:style-name="T263"><text:tab/></text:span><text:span text:style-name="T263">// </text:span><text:span text:style-name="T217">ждать и </text:span><text:span text:style-name="T217">получить </text:span><text:span text:style-name="T217">значение из </text:span><text:span text:style-name="T217">канала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16">Выбор </text:span><text:span text:style-name="T216">(</text:span><text:span text:style-name="T217">select</text:span><text:span text:style-name="T216">) для </text:span><text:span text:style-name="T216">обработки </text:span><text:span text:style-name="T216">нескольких </text:span><text:span text:style-name="T216">потоков </text:span><text:span text:style-name="T216">данных </text:span><text:span text:style-name="T216">череез </text:span><text:span text:style-name="T216">каналы:</text:span></text:p>
              </text:list-item>
            </text:list>
            <text:p text:style-name="P13"><text:span text:style-name="T217"><text:tab/></text:span><text:span text:style-name="T218">select</text:span><text:span text:style-name="T217"> {</text:span></text:p>
            <text:p text:style-name="P13"><text:span text:style-name="T217"><text:tab/></text:span><text:span text:style-name="T217">case &lt;-</text:span><text:span text:style-name="T217">ch2: </text:span><text:span text:style-name="T217"><text:tab/></text:span><text:span text:style-name="T217"><text:tab/></text:span><text:span text:style-name="T217"><text:tab/></text:span><text:span text:style-name="T217">// </text:span><text:span text:style-name="T217">ожидать, </text:span><text:span text:style-name="T217">когда что-то </text:span><text:span text:style-name="T217">появится в </text:span><text:span text:style-name="T217">канале #1</text:span></text:p>
            <text:p text:style-name="P13"><text:span text:style-name="T217"><text:tab/></text:span><text:span text:style-name="T217">case </text:span><text:span text:style-name="T217">v2 := &lt;-ch2: </text:span><text:span text:style-name="T217"><text:tab/></text:span><text:span text:style-name="T217">// ждать </text:span><text:span text:style-name="T217">и получить </text:span><text:span text:style-name="T217">значение из </text:span><text:span text:style-name="T217">канала #2</text:span></text:p>
            <text:p text:style-name="P13"><text:span text:style-name="T217"><text:tab/></text:span><text:span text:style-name="T217">case ch3 </text:span><text:span text:style-name="T217">&lt;- v3:</text:span><text:span text:style-name="T217"><text:tab/></text:span><text:span text:style-name="T217"><text:tab/></text:span><text:span text:style-name="T217">// </text:span><text:span text:style-name="T217">отправить в </text:span><text:span text:style-name="T217">канал #3</text:span></text:p>
            <text:p text:style-name="P13"><text:span text:style-name="T217"><text:tab/></text:span><text:span text:style-name="T217">default:</text:span><text:span text:style-name="T217"><text:tab/></text:span><text:span text:style-name="T217"><text:tab/></text:span><text:span text:style-name="T217"><text:tab/></text:span><text:span text:style-name="T217"><text:tab/></text:span><text:span text:style-name="T217">// </text:span><text:span text:style-name="T217">обработать </text:span><text:span text:style-name="T217">другое </text:span><text:span text:style-name="T217">событие</text:span></text:p>
            <text:p text:style-name="P13"><text:span text:style-name="T217"><text:tab/></text:span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</text:span><text:span text:style-name="T64">дачность: </text:span><text:span text:style-name="T64">goroutine</text:span><text:span text:style-name="T64">s</text:span></text:p>
          </draw:text-box>
        </draw:frame>
        <draw:frame draw:style-name="gr88" draw:text-style-name="P64" draw:layer="layout" svg:width="26.8cm" svg:height="13.1cm" svg:x="0.6cm" svg:y="2.1cm">
          <draw:text-box>
            <text:p text:style-name="P18"><text:span text:style-name="T216">Сопрограммы </text:span><text:span text:style-name="T216">(goroutines) — </text:span><text:span text:style-name="T216">это </text:span><text:span text:style-name="T216">легковесные </text:span><text:span text:style-name="T216">потоки, </text:span><text:span text:style-name="T216">которые </text:span><text:span text:style-name="T216">выполняюся </text:span><text:span text:style-name="T216">одновременно </text:span><text:span text:style-name="T216">и управляются </text:span><text:span text:style-name="T216">главным </text:span><text:span text:style-name="T216">потоком (main </text:span><text:span text:style-name="T216">go thread). </text:span></text:p>
            <text:p text:style-name="P13"><text:span text:style-name="T216"/></text:p>
            <text:p text:style-name="P13"><text:span text:style-name="T218">func f(</text:span><text:span text:style-name="T217">n </text:span><text:span text:style-name="T217">int</text:span><text:span text:style-name="T218">)</text:span><text:span text:style-name="T217"> </text:span><text:span text:style-name="T217">{ println(</text:span><text:span text:style-name="T264">n</text:span><text:span text:style-name="T217">) </text:span><text:span text:style-name="T217">} </text:span></text:p>
            <text:p text:style-name="P13"><text:span text:style-name="T217"/></text:p>
            <text:p text:style-name="P13"><text:span text:style-name="T217">func main() </text:span><text:span text:style-name="T217">{</text:span></text:p>
            <text:p text:style-name="P13"><text:span text:style-name="T217"><text:tab/></text:span><text:span text:style-name="T217">for n := </text:span><text:span text:style-name="T217">range 5 {</text:span></text:p>
            <text:p text:style-name="P13"><text:span text:style-name="T265"><text:tab/></text:span><text:span text:style-name="T265"><text:tab/></text:span><text:span text:style-name="T265">go </text:span><text:span text:style-name="T265">f(</text:span><text:span text:style-name="T263">n+1</text:span><text:span text:style-name="T265">)</text:span><text:span text:style-name="T263"><text:tab/></text:span><text:span text:style-name="T263">// </text:span><text:span text:style-name="T263">запустить 5 </text:span><text:span text:style-name="T263">экземпляров </text:span><text:span text:style-name="T263">f() </text:span><text:span text:style-name="T217">параллельно </text:span><text:span text:style-name="T217">c main()</text:span></text:p>
            <text:p text:style-name="P13"><text:span text:style-name="T217"><text:tab/></text:span></text:p>
            <text:p text:style-name="P13"><text:span text:style-name="T218"><text:tab/></text:span><text:span text:style-name="T218"><text:tab/></text:span><text:span text:style-name="T217">// </text:span><text:span text:style-name="T217">можно </text:span><text:span text:style-name="T217">запустить </text:span><text:span text:style-name="T217">анонимные </text:span><text:span text:style-name="T217">функции</text:span></text:p>
            <text:p text:style-name="P13"><text:span text:style-name="T217"><text:tab/></text:span><text:span text:style-name="T217"><text:tab/></text:span><text:span text:style-name="T218">go </text:span><text:span text:style-name="T218">func () </text:span><text:span text:style-name="T218">{</text:span><text:span text:style-name="T217"> println(n+</text:span><text:span text:style-name="T217">1) </text:span><text:span text:style-name="T218">}()</text:span></text:p>
            <text:p text:style-name="P13"><text:span text:style-name="T217"/></text:p>
            <text:p text:style-name="P13"><text:span text:style-name="T217"><text:tab/></text:span><text:span text:style-name="T217">}</text:span></text:p>
            <text:p text:style-name="P13"><text:span text:style-name="T217"/></text:p>
            <text:p text:style-name="P13"><text:span text:style-name="T217"><text:tab/></text:span><text:span text:style-name="T217">time.Sleep(1 </text:span><text:span text:style-name="T217">* </text:span><text:span text:style-name="T217">time.Second)</text:span></text:p>
            <text:p text:style-name="P13"><text:span text:style-name="T217"><text:tab/></text:span><text:span text:style-name="T217">println("Выш</text:span><text:span text:style-name="T217">ел зайчик </text:span><text:span text:style-name="T217">погулять.")</text:span></text:p>
            <text:p text:style-name="P13"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</text:span><text:span text:style-name="T64">chan T</text:span></text:p>
          </draw:text-box>
        </draw:frame>
        <draw:frame draw:style-name="gr89" draw:text-style-name="P64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</text:span><text:span text:style-name="T66">для обмена </text:span><text:span text:style-name="T66">данными между </text:span><text:span text:style-name="T66">процессами в </text:span><text:span text:style-name="T66">виде очереди </text:span><text:span text:style-name="T66">FIFO. по </text:span><text:span text:style-name="T66">умолчанию: </text:span><text:span text:style-name="T66">bidirectional, </text:span><text:span text:style-name="T66">unbuffered </text:span><text:span text:style-name="T66">(cap(ch) == 0)</text:span></text:p>
            <text:p text:style-name="P13"><text:span text:style-name="T66"/></text:p>
            <text:p text:style-name="P13"><text:span text:style-name="T192"><text:tab/></text:span><text:span text:style-name="T192">var </text:span><text:span text:style-name="T193">ch</text:span><text:span text:style-name="T205"> </text:span><text:span text:style-name="T247">chan</text:span><text:span text:style-name="T205"> </text:span><text:span text:style-name="T193">Type</text:span><text:span text:style-name="T193"><text:tab/></text:span><text:span text:style-name="T193"><text:tab/></text:span><text:span text:style-name="T192">// </text:span><text:span text:style-name="T192">объявить </text:span><text:span text:style-name="T192">канал для </text:span><text:span text:style-name="T192">обмена </text:span><text:span text:style-name="T192">данными типа </text:span><text:span text:style-name="T193">Type</text:span></text:p>
            <text:p text:style-name="P13"><text:span text:style-name="T203"><text:tab/></text:span><text:span text:style-name="T203">ch</text:span><text:span text:style-name="T202"> = </text:span><text:span text:style-name="T202">make(</text:span><text:span text:style-name="T204">chan</text:span><text:span text:style-name="T202"> </text:span><text:span text:style-name="T203">Type</text:span><text:span text:style-name="T202">) <text:s/>// </text:span></text:p>
            <text:p text:style-name="P13"><text:span text:style-name="T202"/></text:p>
            <text:p text:style-name="P13"><text:span text:style-name="T192"><text:tab/></text:span><text:span text:style-name="T192">chan </text:span><text:span text:style-name="T193">T</text:span><text:span text:style-name="T192"><text:tab/></text:span><text:span text:style-name="T192"><text:tab/></text:span><text:span text:style-name="T192"><text:tab/></text:span><text:span text:style-name="T192">// </text:span><text:span text:style-name="T192">bidirectional</text:span><text:span text:style-name="T192">: to send and </text:span><text:span text:style-name="T192">receive </text:span><text:span text:style-name="T192">values of </text:span><text:span text:style-name="T192">type </text:span><text:span text:style-name="T193">Type</text:span></text:p>
            <text:p text:style-name="P13"><text:span text:style-name="T192"><text:tab/></text:span><text:span text:style-name="T192">chan&lt;- </text:span><text:span text:style-name="T193">T</text:span><text:span text:style-name="T193"><text:tab/></text:span><text:span text:style-name="T192"> <text:s/></text:span><text:span text:style-name="T192"><text:tab/></text:span><text:span text:style-name="T192">// </text:span><text:span text:style-name="T192">unidirectiona</text:span><text:span text:style-name="T192">l: can only </text:span><text:span text:style-name="T192">be used to </text:span><text:span text:style-name="T192">send values</text:span></text:p>
            <text:p text:style-name="P13"><text:span text:style-name="T192"><text:tab/></text:span><text:span text:style-name="T192">&lt;-chan </text:span><text:span text:style-name="T193">T</text:span><text:span text:style-name="T192"><text:tab/></text:span><text:span text:style-name="T192"><text:tab/></text:span><text:span text:style-name="T192">// </text:span><text:span text:style-name="T192">unidirectiona</text:span><text:span text:style-name="T192">l: can only </text:span><text:span text:style-name="T192">be used to </text:span><text:span text:style-name="T192">receive </text:span><text:span text:style-name="T192">values</text:span></text:p>
            <text:p text:style-name="P13"><text:span text:style-name="T202"/></text:p>
            <text:p text:style-name="P13"><text:span text:style-name="T223"><text:tab/></text:span><text:span text:style-name="T223">chan (chan </text:span><text:span text:style-name="T225">Type</text:span><text:span text:style-name="T223">)</text:span><text:span text:style-name="T223"><text:tab/></text:span><text:span text:style-name="T223"><text:tab/></text:span><text:span text:style-name="T223">// </text:span><text:span text:style-name="T223">for sending &amp; </text:span><text:span text:style-name="T223">receiving values </text:span><text:span text:style-name="T223">of type </text:span><text:span text:style-name="T222">chan </text:span><text:span text:style-name="T266">Type</text:span></text:p>
            <text:p text:style-name="P13"><text:span text:style-name="T223"><text:tab/></text:span><text:span text:style-name="T223">chan (&lt;-chan </text:span><text:span text:style-name="T225">Type</text:span><text:span text:style-name="T223">)</text:span><text:span text:style-name="T223"><text:tab/></text:span><text:span text:style-name="T223"><text:tab/></text:span><text:span text:style-name="T223">// </text:span><text:span text:style-name="T223">for sending &amp; </text:span><text:span text:style-name="T223">receiving values </text:span><text:span text:style-name="T223">of type </text:span><text:span text:style-name="T222">&lt;-chan </text:span><text:span text:style-name="T266">Type</text:span></text:p>
            <text:p text:style-name="P13"><text:span text:style-name="T223"/></text:p>
            <text:p text:style-name="P13"><text:span text:style-name="T223"><text:tab/></text:span><text:span text:style-name="T223">chan&lt;- (chan </text:span><text:span text:style-name="T225">Type</text:span><text:span text:style-name="T223">)</text:span><text:span text:style-name="T223"><text:tab/></text:span><text:span text:style-name="T223"><text:tab/></text:span><text:span text:style-name="T223">// </text:span><text:span text:style-name="T223">channel for </text:span><text:span text:style-name="T223">sending values of </text:span><text:span text:style-name="T223">type </text:span><text:span text:style-name="T222">chan </text:span><text:span text:style-name="T266">Type</text:span></text:p>
            <text:p text:style-name="P13"><text:span text:style-name="T223"><text:tab/></text:span><text:span text:style-name="T223">chan&lt;- (&lt;-</text:span><text:span text:style-name="T223">chan </text:span><text:span text:style-name="T225">Type</text:span><text:span text:style-name="T223">)</text:span><text:span text:style-name="T223"><text:tab/></text:span><text:span text:style-name="T223">// </text:span><text:span text:style-name="T223">channel for </text:span><text:span text:style-name="T223">sending values of </text:span><text:span text:style-name="T223">type </text:span><text:span text:style-name="T222">&lt;-chan </text:span><text:span text:style-name="T266">Type</text:span></text:p>
            <text:p text:style-name="P13"><text:span text:style-name="T223"/></text:p>
            <text:p text:style-name="P13"><text:span text:style-name="T223"><text:tab/></text:span><text:span text:style-name="T223">&lt;-chan (chan </text:span><text:span text:style-name="T225">Type</text:span><text:span text:style-name="T223">)</text:span><text:span text:style-name="T223"><text:tab/></text:span><text:span text:style-name="T223"><text:tab/></text:span><text:span text:style-name="T223">// </text:span><text:span text:style-name="T223">channel for </text:span><text:span text:style-name="T223">receiving values </text:span><text:span text:style-name="T223">of type </text:span><text:span text:style-name="T222">chan </text:span><text:span text:style-name="T266">Type</text:span></text:p>
            <text:p text:style-name="P13"><text:span text:style-name="T223"><text:tab/></text:span><text:span text:style-name="T223">&lt;-chan (&lt;-</text:span><text:span text:style-name="T223">chan </text:span><text:span text:style-name="T225">Type</text:span><text:span text:style-name="T223">)</text:span><text:span text:style-name="T223"><text:tab/></text:span><text:span text:style-name="T223">// </text:span><text:span text:style-name="T223">channel for </text:span><text:span text:style-name="T223">receiving values </text:span><text:span text:style-name="T223">of type </text:span><text:span text:style-name="T222">&lt;-chan </text:span><text:span text:style-name="T266">Type</text:span></text:p>
            <text:p text:style-name="P13"><text:span text:style-name="T223"/></text:p>
            <text:p text:style-name="P13"><text:span text:style-name="T203"><text:tab/></text:span><text:span text:style-name="T202">var</text:span><text:span text:style-name="T203"> </text:span><text:span text:style-name="T203">nilChannel </text:span><text:span text:style-name="T202">chan</text:span><text:span text:style-name="T203"> T</text:span></text:p>
            <text:p text:style-name="P13"><text:span text:style-name="T203"><text:tab/></text:span><text:span text:style-name="T203">initializedCh</text:span><text:span text:style-name="T203">annel</text:span><text:span text:style-name="T202"> := </text:span><text:span text:style-name="T202">make(chan </text:span><text:span text:style-name="T203">T</text:span><text:span text:style-name="T202">)</text:span></text:p>
            <text:p text:style-name="P13"><text:span text:style-name="T193"><text:tab/></text:span><text:span text:style-name="T193">bufferedChann</text:span><text:span text:style-name="T193">el</text:span><text:span text:style-name="T192"> := </text:span><text:span text:style-name="T192">make(chan </text:span><text:span text:style-name="T193">T</text:span><text:span text:style-name="T192">, </text:span><text:span text:style-name="T193">capacity</text:span><text:span text:style-name="T192">)</text:span><text:span text:style-name="T19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2">Go</text:span><text:span text:style-name="T64">за</text:span><text:span text:style-name="T64">дачность: </text:span><text:span text:style-name="T64">каналы</text:span></text:p>
          </draw:text-box>
        </draw:frame>
        <draw:frame draw:style-name="gr90" draw:text-style-name="P64" draw:layer="layout" svg:width="26.8cm" svg:height="13.211cm" svg:x="0.6cm" svg:y="2.1cm">
          <draw:text-box>
            <text:p text:style-name="P13"><text:span text:style-name="T263">// объявить </text:span><text:span text:style-name="T263">переменную </text:span><text:span text:style-name="T263">для канал </text:span><text:span text:style-name="T263">обмена </text:span><text:span text:style-name="T263">данными </text:span><text:span text:style-name="T263">указанного </text:span><text:span text:style-name="T263">типа</text:span></text:p>
            <text:p text:style-name="P13"><text:span text:style-name="T265"><text:tab/></text:span><text:span text:style-name="T265">var </text:span><text:span text:style-name="T267">channel</text:span><text:span text:style-name="T265"> chan </text:span><text:span text:style-name="T267">T</text:span><text:span text:style-name="T267"><text:tab/></text:span><text:span text:style-name="T267"><text:tab/></text:span></text:p>
            <text:p text:style-name="P13"><text:span text:style-name="T267"/></text:p>
            <text:p text:style-name="P13"><text:span text:style-name="T263">//</text:span><text:span text:style-name="T263"><text:tab/></text:span><text:span text:style-name="T263">создать </text:span><text:span text:style-name="T263">канал</text:span></text:p>
            <text:p text:style-name="P13"><text:span text:style-name="T265"><text:tab/></text:span><text:span text:style-name="T267">channel</text:span><text:span text:style-name="T265"> </text:span><text:span text:style-name="T265">= make(chan </text:span><text:span text:style-name="T267">T, </text:span><text:span text:style-name="T268">размерБуфера</text:span><text:span text:style-name="T265">)</text:span></text:p>
            <text:p text:style-name="P13"><text:span text:style-name="T265"/></text:p>
            <text:p text:style-name="P13"><text:span text:style-name="T263">// отправить </text:span><text:span text:style-name="T263">значение в </text:span><text:span text:style-name="T263">канал</text:span></text:p>
            <text:p text:style-name="P13"><text:span text:style-name="T267"><text:tab/></text:span><text:span text:style-name="T267">channel</text:span><text:span text:style-name="T265"> </text:span><text:span text:style-name="T265">&lt;- value</text:span></text:p>
            <text:p text:style-name="P13"><text:span text:style-name="T263">// и ждать, </text:span><text:span text:style-name="T263">пока не </text:span><text:span text:style-name="T263">будет </text:span><text:span text:style-name="T263">прочитано </text:span><text:span text:style-name="T263">значение из </text:span><text:span text:style-name="T263">канала</text:span></text:p>
            <text:p text:style-name="P13"><text:span text:style-name="T263"/></text:p>
            <text:p text:style-name="P13"><text:span text:style-name="T263">// ждать, </text:span><text:span text:style-name="T263">пока не </text:span><text:span text:style-name="T263">будет </text:span><text:span text:style-name="T263">записано </text:span><text:span text:style-name="T263">значение в </text:span><text:span text:style-name="T263">канал</text:span></text:p>
            <text:p text:style-name="P13"><text:span text:style-name="T263">// прочитать </text:span><text:span text:style-name="T263">значение из </text:span><text:span text:style-name="T263">канала в </text:span><text:span text:style-name="T263">переменную</text:span></text:p>
            <text:p text:style-name="P13"><text:span text:style-name="T265"><text:tab/></text:span><text:span text:style-name="T265">value := </text:span><text:span text:style-name="T265">&lt;-</text:span><text:span text:style-name="T267">channel</text:span></text:p>
            <text:p text:style-name="P13"><text:span text:style-name="T265"/></text:p>
            <text:p text:style-name="P13"><text:span text:style-name="T263">// прочитать </text:span><text:span text:style-name="T263">из канала, </text:span><text:span text:style-name="T263">игнорируя </text:span><text:span text:style-name="T263">значение</text:span></text:p>
            <text:p text:style-name="P13"><text:span text:style-name="T265"><text:tab/></text:span><text:span text:style-name="T265">&lt;-</text:span><text:span text:style-name="T267">channel</text:span></text:p>
            <text:p text:style-name="P13"><text:span text:style-name="T269"/></text:p>
            <text:p text:style-name="P13"><text:span text:style-name="T265">close(</text:span><text:span text:style-name="T267">channe</text:span><text:span text:style-name="T267">l</text:span><text:span text:style-name="T265">)</text:span><text:span text:style-name="T263"><text:tab/></text:span><text:span text:style-name="T263">// </text:span><text:span text:style-name="T263">закрыть </text:span><text:span text:style-name="T263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</text:span><text:span text:style-name="T64">unbuffere</text:span><text:span text:style-name="T64">d &amp; </text:span><text:span text:style-name="T64">buffered</text:span></text:p>
          </draw:text-box>
        </draw:frame>
        <draw:frame draw:style-name="gr91" draw:text-style-name="P74" draw:layer="layout" svg:width="26.8cm" svg:height="13.211cm" svg:x="0.6cm" svg:y="2.1cm">
          <draw:text-box>
            <text:p text:style-name="P18"><text:span text:style-name="T270">Небуферизованн</text:span><text:span text:style-name="T270">ые каналы </text:span><text:span text:style-name="T58">(unbuffered </text:span><text:span text:style-name="T58">channels) </text:span><text:span text:style-name="T58">позволяют </text:span><text:span text:style-name="T58">отправлять (chan </text:span><text:span text:style-name="T58">&lt;- ) в них значения </text:span><text:span text:style-name="T58">только, если есть </text:span><text:span text:style-name="T58">соответствующий </text:span><text:span text:style-name="T58">получатель, </text:span><text:span text:style-name="T58">который будет </text:span><text:span text:style-name="T58">принимать (&lt;- </text:span><text:span text:style-name="T58">chan) значеня из </text:span><text:span text:style-name="T58">канала. </text:span></text:p>
            <text:p text:style-name="P18"><text:span text:style-name="T58">Они служат </text:span><text:span text:style-name="T58">блокирующими </text:span><text:span text:style-name="T58">механизмами (для </text:span><text:span text:style-name="T58">попеременных </text:span><text:span text:style-name="T58">операций </text:span><text:span text:style-name="T58">отправки и </text:span><text:span text:style-name="T58">получения), </text:span><text:span text:style-name="T58">которые </text:span><text:span text:style-name="T58">используются для </text:span><text:span text:style-name="T58">синхронизации </text:span><text:span text:style-name="T58">выполнения </text:span><text:span text:style-name="T58">горутин </text:span><text:span text:style-name="T58">(goroutines).</text:span></text:p>
            <text:p text:style-name="P18"><text:span text:style-name="T58"/></text:p>
            <text:p text:style-name="P18"><text:span text:style-name="T270">Буферизованные </text:span><text:span text:style-name="T270">каналы</text:span><text:span text:style-name="T58"> (buffered </text:span><text:span text:style-name="T58">channels) </text:span><text:span text:style-name="T58">принимают </text:span><text:span text:style-name="T58">определённое </text:span><text:span text:style-name="T58">количество </text:span><text:span text:style-name="T58">значений без </text:span><text:span text:style-name="T58">необходимости </text:span><text:span text:style-name="T58">чтения этих </text:span><text:span text:style-name="T58">значений, пока </text:span><text:span text:style-name="T58">есть место в </text:span><text:span text:style-name="T58">буфере.</text:span></text:p>
            <text:p text:style-name="P18"><text:span text:style-name="T58">Отправитель </text:span><text:span text:style-name="T58">блокируется </text:span><text:span text:style-name="T58">только при </text:span><text:span text:style-name="T58">заполнении </text:span><text:span text:style-name="T58">буфера, а </text:span><text:span text:style-name="T58">получатель — </text:span><text:span text:style-name="T58">когда буфер пуст.</text:span></text:p>
            <text:p text:style-name="P18"><text:span text:style-name="T58">Аварийное </text:span><text:span text:style-name="T58">завершение </text:span><text:span text:style-name="T58">происходит при </text:span><text:span text:style-name="T58">попытке </text:span><text:span text:style-name="T58">отправителя </text:span><text:span text:style-name="T58">добавить в канал </text:span><text:span text:style-name="T58">значение при </text:span><text:span text:style-name="T58">заполненном </text:span><text:span text:style-name="T58">буфере или при </text:span><text:span text:style-name="T58">попытке </text:span><text:span text:style-name="T58">получателя </text:span><text:span text:style-name="T58">получить значение </text:span><text:span text:style-name="T58">из пустого канала.</text:span></text:p>
            <text:p text:style-name="P18"><text:span text:style-name="T58">Buffered channel </text:span><text:span text:style-name="T58">must be closed for </text:span><text:span text:style-name="T58">it to be iterated.</text:span></text:p>
            <text:p text:style-name="P18"><text:span text:style-name="T58"/></text:p>
            <text:p text:style-name="P18"><text:span text:style-name="T271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5"><text:span text:style-name="T272">Unbuffered, open</text:span></text:p>
              </table:table-cell>
              <table:table-cell>
                <text:p text:style-name="P76"><text:span text:style-name="T272">Unbuffered, closed</text:span></text:p>
              </table:table-cell>
              <table:table-cell>
                <text:p text:style-name="P76"><text:span text:style-name="T272">Buffered, open</text:span></text:p>
              </table:table-cell>
              <table:table-cell>
                <text:p text:style-name="P76"><text:span text:style-name="T272">Buffered, closed</text:span></text:p>
              </table:table-cell>
              <table:table-cell>
                <text:p text:style-name="P76"><text:span text:style-name="T272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72">Receive</text:span></text:p>
                <text:p text:style-name="P2"><text:span text:style-name="T272"/></text:p>
                <text:p text:style-name="P77"><text:span text:style-name="T214"><text:s/></text:span><text:span text:style-name="T272">v, ok &lt;- ch</text:span></text:p>
              </table:table-cell>
              <table:table-cell table:style-name="ce5">
                <text:p text:style-name="P78"><text:span text:style-name="T214">Заблокирован, пока значение не будет записано в канал.</text:span></text:p>
              </table:table-cell>
              <table:table-cell>
                <text:p text:style-name="P79"><text:span text:style-name="T214">Возвращает нулевое значение и </text:span><text:span text:style-name="T272">ok == false</text:span><text:span text:style-name="T214">.</text:span></text:p>
                <text:p text:style-name="P79"><text:span text:style-name="T214"/></text:p>
              </table:table-cell>
              <table:table-cell>
                <text:p text:style-name="P79"><text:span text:style-name="T214">Заблокирован, если буфер пуст.</text:span></text:p>
              </table:table-cell>
              <table:table-cell>
                <text:p text:style-name="P79"><text:span text:style-name="T214">Возвращает очередное оставшееся значение из буфера в канале или пустое и </text:span><text:span text:style-name="T272">ok == false</text:span><text:span text:style-name="T214">. </text:span></text:p>
                <text:p text:style-name="P79"><text:span text:style-name="T214">len(ch) == 0</text:span></text:p>
              </table:table-cell>
              <table:table-cell>
                <text:p text:style-name="P79"><text:span text:style-name="T214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72">Send</text:span></text:p>
                <text:p text:style-name="P2"><text:span text:style-name="T272"/></text:p>
                <text:p text:style-name="P2"><text:span text:style-name="T272">ch &lt;- v </text:span></text:p>
              </table:table-cell>
              <table:table-cell>
                <text:p text:style-name="P79"><text:span text:style-name="T214">Заблокирован, пока значение не будет прочитано из канала.</text:span></text:p>
              </table:table-cell>
              <table:table-cell>
                <text:p text:style-name="P2"><text:span text:style-name="T272">panic</text:span></text:p>
              </table:table-cell>
              <table:table-cell>
                <text:p text:style-name="P79"><text:span text:style-name="T214">Заблокирован, если буфер заполнен.</text:span></text:p>
              </table:table-cell>
              <table:table-cell>
                <text:p text:style-name="P2"><text:span text:style-name="T272">panic</text:span></text:p>
              </table:table-cell>
              <table:table-cell>
                <text:p text:style-name="P79"><text:span text:style-name="T214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72"/></text:p>
                <text:p text:style-name="P2"><text:span text:style-name="T272">close(ch)</text:span></text:p>
              </table:table-cell>
              <table:table-cell>
                <text:p text:style-name="P79"><text:span text:style-name="T214">Канал закрывается,</text:span></text:p>
                <text:p text:style-name="P79"><text:span text:style-name="T214">но можно прочитать значение из канала.</text:span></text:p>
              </table:table-cell>
              <table:table-cell>
                <text:p text:style-name="P2"><text:span text:style-name="T272">panic</text:span></text:p>
              </table:table-cell>
              <table:table-cell>
                <text:p text:style-name="P29"><text:span text:style-name="T214">Канал закрывается,</text:span></text:p>
                <text:p text:style-name="P29"><text:span text:style-name="T214">но можно прочитать оставшиеся в буфере значения из канала.</text:span></text:p>
              </table:table-cell>
              <table:table-cell>
                <text:p text:style-name="P2"><text:span text:style-name="T272">panic</text:span></text:p>
              </table:table-cell>
              <table:table-cell>
                <text:p text:style-name="P2"><text:span text:style-name="T272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</text:span><text:span text:style-name="T24">пример</text:span></text:p>
          </draw:text-box>
        </draw:frame>
        <draw:frame draw:style-name="gr92" draw:text-style-name="P64" draw:layer="layout" svg:width="26.8cm" svg:height="13.1cm" svg:x="0.6cm" svg:y="2.1cm">
          <draw:text-box>
            <text:p text:style-name="P13"><text:span text:style-name="T192"><text:tab/></text:span><text:span text:style-name="T192">var </text:span><text:span text:style-name="T193">club</text:span><text:span text:style-name="T192"> </text:span><text:span text:style-name="T191">chan</text:span><text:span text:style-name="T192"> string</text:span><text:span text:style-name="T202"><text:tab/></text:span><text:span text:style-name="T202"><text:tab/></text:span><text:span text:style-name="T202"><text:tab/></text:span><text:span text:style-name="T202">// </text:span><text:span text:style-name="T202">объявить </text:span><text:span text:style-name="T202">канал для </text:span><text:span text:style-name="T202">строк, </text:span><text:span text:style-name="T202">значение nil</text:span></text:p>
            <text:p text:style-name="P13"><text:span text:style-name="T192"><text:tab/></text:span><text:span text:style-name="T193">club</text:span><text:span text:style-name="T192"> = </text:span><text:span text:style-name="T192">make(</text:span><text:span text:style-name="T191">chan</text:span><text:span text:style-name="T192"> </text:span><text:span text:style-name="T192">string)</text:span><text:span text:style-name="T192"><text:tab/></text:span><text:span text:style-name="T192"><text:tab/></text:span><text:span text:style-name="T192">// </text:span><text:span text:style-name="T192">выделить </text:span><text:span text:style-name="T192">память каналу </text:span><text:span text:style-name="T192">для строк</text:span></text:p>
            <text:p text:style-name="P13"><text:span text:style-name="T192"/></text:p>
            <text:p text:style-name="P13"><text:span text:style-name="T195">// club &lt;- </text:span><text:span text:style-name="T195">"Разговор о </text:span><text:span text:style-name="T195">Go"</text:span><text:span text:style-name="T195"><text:tab/></text:span><text:span text:style-name="T195"><text:tab/></text:span><text:span text:style-name="T195">// </text:span><text:span text:style-name="T195">будет </text:span><text:span text:style-name="T273">deadlock !!!</text:span></text:p>
            <text:p text:style-name="P13"><text:span text:style-name="T192">// отправить </text:span><text:span text:style-name="T192">в канал </text:span><text:span text:style-name="T192">значение</text:span><text:span text:style-name="T192"><text:tab/></text:span><text:span text:style-name="T192">параллельно</text:span></text:p>
            <text:p text:style-name="P13"><text:span text:style-name="T192"><text:tab/></text:span><text:span text:style-name="T191">go</text:span><text:span text:style-name="T192"> func() </text:span><text:span text:style-name="T192">{ club &lt;- </text:span><text:span text:style-name="T192">"Предложен </text:span><text:span text:style-name="T192">разговор о </text:span><text:span text:style-name="T192">языке Go" }() </text:span></text:p>
            <text:p text:style-name="P13"><text:span text:style-name="T192"><text:tab/></text:span><text:span text:style-name="T192">received := </text:span><text:span text:style-name="T191">&lt;-</text:span><text:span text:style-name="T193">club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получить </text:span><text:span text:style-name="T192">значение из </text:span><text:span text:style-name="T192">канала в </text:span><text:span text:style-name="T192">переменную</text:span></text:p>
            <text:p text:style-name="P13"><text:span text:style-name="T192"/></text:p>
            <text:p text:style-name="P13"><text:span text:style-name="T192"><text:tab/></text:span><text:span text:style-name="T191">go</text:span><text:span text:style-name="T192"> </text:span><text:span text:style-name="T193">sendMessage</text:span><text:span text:style-name="T192">(</text:span><text:span text:style-name="T193">c</text:span><text:span text:style-name="T193">lub</text:span><text:span text:style-name="T192">, </text:span><text:span text:style-name="T198">"Разговор о </text:span><text:span text:style-name="T198">языке Go </text:span><text:span text:style-name="T198">запланирован.</text:span><text:span text:style-name="T198">"</text:span><text:span text:style-name="T192">)</text:span></text:p>
            <text:p text:style-name="P13"><text:span text:style-name="T192"><text:tab/></text:span><text:span text:style-name="T191">go</text:span><text:span text:style-name="T192"> </text:span><text:span text:style-name="T193">sendMessage</text:span><text:span text:style-name="T192">(</text:span><text:span text:style-name="T193">c</text:span><text:span text:style-name="T193">lub</text:span><text:span text:style-name="T192">, </text:span><text:span text:style-name="T198">"Разговор о </text:span><text:span text:style-name="T198">языке Go </text:span><text:span text:style-name="T198">состоялся."</text:span><text:span text:style-name="T192">)</text:span></text:p>
            <text:p text:style-name="P13"><text:span text:style-name="T192"/></text:p>
            <text:p text:style-name="P13"><text:span text:style-name="T192"><text:tab/></text:span><text:span text:style-name="T192">m2, m1 := </text:span><text:span text:style-name="T191">&lt;-</text:span><text:span text:style-name="T193">club</text:span><text:span text:style-name="T192">, </text:span><text:span text:style-name="T191">&lt;-</text:span><text:span text:style-name="T193">club</text:span><text:span text:style-name="T192"> </text:span><text:span text:style-name="T192"><text:tab/></text:span><text:span text:style-name="T192"><text:tab/></text:span><text:span text:style-name="T192">// </text:span><text:span text:style-name="T192">получить 2 </text:span><text:span text:style-name="T192">сообщения</text:span></text:p>
            <text:p text:style-name="P13"><text:span text:style-name="T192"><text:tab/></text:span><text:span text:style-name="T192">close(</text:span><text:span text:style-name="T193">club</text:span><text:span text:style-name="T192">)</text:span></text:p>
            <text:p text:style-name="P13"><text:span text:style-name="T192"><text:tab/></text:span><text:span text:style-name="T192">message, </text:span><text:span text:style-name="T192">ok := &lt;-club </text:span><text:span text:style-name="T192"><text:tab/></text:span><text:span text:style-name="T192"><text:tab/></text:span><text:span text:style-name="T192"><text:tab/></text:span><text:span text:style-name="T192">// </text:span><text:span text:style-name="T192">проверить </text:span><text:span text:style-name="T192">доступность </text:span><text:span text:style-name="T192">канала</text:span></text:p>
            <text:p text:style-name="P13"><text:span text:style-name="T192"><text:s text:c="4"/></text:span><text:span text:style-name="T192">if !ok {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text:span text:style-name="T192">канал закрыт</text:span></text:p>
            <text:p text:style-name="P13"><text:span text:style-name="T192"><text:s text:c="8"/></text:span><text:span text:style-name="T192">fmt.Println("</text:span><text:span text:style-name="T198">Разговор</text:span><text:span text:style-name="T192"> </text:span><text:span text:style-name="T192">завершился.")</text:span></text:p>
            <text:p text:style-name="P13"><text:span text:style-name="T192"><text:s text:c="4"/></text:span><text:span text:style-name="T192">}</text:span></text:p>
            <text:p text:style-name="P13"><text:span text:style-name="T192"/></text:p>
            <text:p text:style-name="P13"><text:span text:style-name="T192"/></text:p>
          </draw:text-box>
        </draw:frame>
        <draw:frame draw:style-name="gr93" draw:text-style-name="P68" draw:layer="layout" svg:width="16.5cm" svg:height="2.168cm" svg:x="11cm" svg:y="13.1cm">
          <draw:text-box>
            <text:p text:style-name="P13"><text:span text:style-name="T192">func </text:span><text:span text:style-name="T193">sendMessage</text:span><text:span text:style-name="T192">(c</text:span><text:span text:style-name="T192">h </text:span><text:span text:style-name="T191">chan&lt;- </text:span><text:span text:style-name="T191">string</text:span><text:span text:style-name="T192">, s </text:span><text:span text:style-name="T192">string) {</text:span></text:p>
            <text:p text:style-name="P13"><text:span text:style-name="T192"><text:s text:c="4"/></text:span><text:span text:style-name="T192">ch </text:span><text:span text:style-name="T191">&lt;-</text:span><text:span text:style-name="T192">s</text:span></text:p>
            <text:p text:style-name="P13"><text:span text:style-name="T1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</text:span><text:span text:style-name="T24">select</text:span></text:p>
          </draw:text-box>
        </draw:frame>
        <draw:frame draw:style-name="gr94" draw:text-style-name="P26" draw:layer="layout" svg:width="26.8cm" svg:height="13.42cm" svg:x="0.6cm" svg:y="2.1cm">
          <draw:text-box>
            <text:p text:style-name="P18"><text:span text:style-name="T263">select</text:span><text:span text:style-name="T215"> </text:span><text:span text:style-name="T215">применяется, </text:span><text:span text:style-name="T215">чтобы ожидать </text:span><text:span text:style-name="T215">завершения </text:span><text:span text:style-name="T215">нескольких </text:span><text:span text:style-name="T215">операций с </text:span><text:span text:style-name="T215">каналами </text:span><text:span text:style-name="T215">(получение </text:span><text:span text:style-name="T215">или отправка </text:span><text:span text:style-name="T215">значений), </text:span><text:span text:style-name="T215">которые </text:span><text:span text:style-name="T215">выполняются </text:span><text:span text:style-name="T215">одновременно.</text:span></text:p>
            <text:p text:style-name="P18"><text:span text:style-name="T215"/></text:p>
            <text:list text:style-name="L1">
              <text:list-item>
                <text:p text:style-name="P18"><text:span text:style-name="T192">select</text:span><text:span text:style-name="T66"> — это </text:span><text:span text:style-name="T66">блокирующая </text:span><text:span text:style-name="T66">конструкция, </text:span><text:span text:style-name="T66">то есть один </text:span><text:span text:style-name="T66">из вариантов </text:span><text:span text:style-name="T66">(case) выбора </text:span><text:span text:style-name="T66">в select будет </text:span><text:span text:style-name="T66">ожидать, пока </text:span><text:span text:style-name="T66">одна из </text:span><text:span text:style-name="T66">операций не </text:span><text:span text:style-name="T66">будет </text:span><text:span text:style-name="T66">разблокирован</text:span><text:span text:style-name="T66">а;</text:span></text:p>
              </text:list-item>
              <text:list-item>
                <text:p text:style-name="P18"><text:span text:style-name="T66">если можно </text:span><text:span text:style-name="T66">выполнить </text:span><text:span text:style-name="T66">операции в </text:span><text:span text:style-name="T66">нескольких </text:span><text:span text:style-name="T66">вариантах </text:span><text:span text:style-name="T66">(</text:span><text:span text:style-name="T192">case</text:span><text:span text:style-name="T66">) </text:span><text:span text:style-name="T66">выбора, </text:span><text:span text:style-name="T66">выбирается </text:span><text:span text:style-name="T66">один из них </text:span><text:span text:style-name="T66">случайным </text:span><text:span text:style-name="T66">образом;</text:span></text:p>
              </text:list-item>
              <text:list-item>
                <text:p text:style-name="P18"><text:span text:style-name="T66">вариант </text:span><text:span text:style-name="T192">default</text:span><text:span text:style-name="T66"> </text:span><text:span text:style-name="T66">будет выбран, </text:span><text:span text:style-name="T66">если операции </text:span><text:span text:style-name="T66">во всех </text:span><text:span text:style-name="T66">вариантах </text:span><text:span text:style-name="T66">(</text:span><text:span text:style-name="T192">case</text:span><text:span text:style-name="T66">) </text:span><text:span text:style-name="T66">заблокирован</text:span><text:span text:style-name="T66">ы.</text:span></text:p>
              </text:list-item>
            </text:list>
            <text:p text:style-name="P18"><text:span text:style-name="T66"/></text:p>
            <text:p text:style-name="P18"><text:span text:style-name="T263">select</text:span><text:span text:style-name="T215"> </text:span><text:span text:style-name="T215">полезен </text:span><text:span text:style-name="T215">всегда, когда </text:span><text:span text:style-name="T215">множество </text:span><text:span text:style-name="T215">сопрограмм </text:span><text:span text:style-name="T215">(goroutines) </text:span><text:span text:style-name="T215">разделяют </text:span><text:span text:style-name="T215">данные, и в </text:span><text:span text:style-name="T215">одном канале </text:span><text:span text:style-name="T215">обработка </text:span><text:span text:style-name="T215">данных </text:span><text:span text:style-name="T215">должна </text:span><text:span text:style-name="T215">завершиться </text:span><text:span text:style-name="T215">раньше, чем в </text:span><text:span text:style-name="T215">другом.</text:span></text:p>
            <text:p text:style-name="P18"><text:span text:style-name="T94"/></text:p>
            <text:p text:style-name="P18"><text:span text:style-name="T94"><text:tab/></text:span><text:span text:style-name="T94">select {</text:span></text:p>
            <text:p text:style-name="P18"><text:span text:style-name="T94"><text:tab/></text:span><text:span text:style-name="T94"><text:tab/></text:span><text:span text:style-name="T94">case </text:span><text:span text:style-name="T94">vlue1 := &lt;-</text:span><text:span text:style-name="T94">channel1:</text:span></text:p>
            <text:p text:style-name="P18"><text:span text:style-name="T94"><text:tab/></text:span><text:span text:style-name="T94"><text:tab/></text:span><text:span text:style-name="T94"><text:tab/></text:span><text:span text:style-name="T94">process(value1)</text:span></text:p>
            <text:p text:style-name="P18"><text:span text:style-name="T94"><text:tab/></text:span><text:span text:style-name="T94"><text:tab/></text:span><text:span text:style-name="T94">case </text:span><text:span text:style-name="T94">value2 := &lt;-</text:span><text:span text:style-name="T94">channel:</text:span></text:p>
            <text:p text:style-name="P18"><text:span text:style-name="T94"><text:tab/></text:span><text:span text:style-name="T94"><text:tab/></text:span><text:span text:style-name="T94"><text:tab/></text:span><text:span text:style-name="T94">process(value2)</text:span></text:p>
            <text:p text:style-name="P18"><text:span text:style-name="T94"><text:tab/></text:span><text:span text:style-name="T94"><text:tab/></text:span><text:span text:style-name="T94">default:</text:span></text:p>
            <text:p text:style-name="P18"><text:span text:style-name="T94"><text:tab/></text:span><text:span text:style-name="T94"><text:tab/></text:span><text:span text:style-name="T94"><text:tab/></text:span><text:span text:style-name="T94">println("Все </text:span><text:span text:style-name="T94">каналы </text:span><text:span text:style-name="T94">заблокированы")</text:span></text:p>
            <text:p text:style-name="P18"><text:span text:style-name="T94"><text:tab/></text:span><text:span text:style-name="T94"><text:tab/></text:span><text:span text:style-name="T94"><text:tab/></text:span><text:span text:style-name="T94">return</text:span></text:p>
            <text:p text:style-name="P18"><text:span text:style-name="T94"><text:tab/></text:span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</text:span><text:span text:style-name="T64">нты: go </text:span><text:span text:style-name="T92">command</text:span></text:p>
          </draw:text-box>
        </draw:frame>
        <draw:frame draw:style-name="gr95" draw:text-style-name="P50" draw:layer="layout" svg:width="26.8cm" svg:height="13.1cm" svg:x="0.6cm" svg:y="2.1cm">
          <draw:text-box>
            <text:p text:style-name="P13"><text:span text:style-name="T16"><text:tab/></text:span><text:span text:style-name="T162">go</text:span><text:span text:style-name="T16"> </text:span><text:span text:style-name="T161">command</text:span><text:span text:style-name="T16"> </text:span><text:span text:style-name="T16">[</text:span><text:span text:style-name="T161">arguments...</text:span><text:span text:style-name="T16">]</text:span></text:p>
            <text:p text:style-name="P13"><text:span text:style-name="T16">The </text:span><text:span text:style-name="T161">commands</text:span><text:span text:style-name="T16"> </text:span><text:span text:style-name="T16">are:</text:span></text:p>
            <text:p text:style-name="P13"><text:span text:style-name="T16"><text:tab/></text:span><text:span text:style-name="T16">bug <text:s text:c="7"/></text:span><text:span text:style-name="T16"><text:s/>start a bug </text:span><text:span text:style-name="T16">report</text:span></text:p>
            <text:p text:style-name="P13"><text:span text:style-name="T16"><text:tab/></text:span><text:span text:style-name="T162">build</text:span><text:span text:style-name="T16"> <text:s text:c="5"/></text:span><text:span text:style-name="T16"><text:s/>compile </text:span><text:span text:style-name="T16">packages and </text:span><text:span text:style-name="T16">dependencies</text:span></text:p>
            <text:p text:style-name="P13"><text:span text:style-name="T16"><text:tab/></text:span><text:span text:style-name="T16">clean <text:s text:c="5"/></text:span><text:span text:style-name="T16"><text:s/>remove object </text:span><text:span text:style-name="T16">files and </text:span><text:span text:style-name="T16">cached files</text:span></text:p>
            <text:p text:style-name="P13"><text:span text:style-name="T16"><text:tab/></text:span><text:span text:style-name="T162">doc</text:span><text:span text:style-name="T16"> <text:s text:c="7"/></text:span><text:span text:style-name="T16"><text:s/>show </text:span><text:span text:style-name="T16">documentation </text:span><text:span text:style-name="T16">for package or </text:span><text:span text:style-name="T16">symbol</text:span></text:p>
            <text:p text:style-name="P13"><text:span text:style-name="T16"><text:tab/></text:span><text:span text:style-name="T16">env <text:s text:c="7"/></text:span><text:span text:style-name="T16"><text:s/>print Go </text:span><text:span text:style-name="T16">environment </text:span><text:span text:style-name="T16">information</text:span></text:p>
            <text:p text:style-name="P13"><text:span text:style-name="T16"><text:tab/></text:span><text:span text:style-name="T16">fix <text:s text:c="7"/></text:span><text:span text:style-name="T16"><text:s/>update </text:span><text:span text:style-name="T16">packages to </text:span><text:span text:style-name="T16">use new APIs</text:span></text:p>
            <text:p text:style-name="P13"><text:span text:style-name="T16"><text:tab/></text:span><text:span text:style-name="T162">fmt</text:span><text:span text:style-name="T16"> <text:s text:c="7"/></text:span><text:span text:style-name="T16"><text:s/>gofmt </text:span><text:span text:style-name="T16">(reformat) </text:span><text:span text:style-name="T16">package </text:span><text:span text:style-name="T16">sources</text:span></text:p>
            <text:p text:style-name="P13"><text:span text:style-name="T16"><text:tab/></text:span><text:span text:style-name="T16">generate <text:s text:c="2"/></text:span><text:span text:style-name="T16"><text:s/>generate Go </text:span><text:span text:style-name="T16">files by </text:span><text:span text:style-name="T16">processing </text:span><text:span text:style-name="T16">source</text:span></text:p>
            <text:p text:style-name="P13"><text:span text:style-name="T16"><text:tab/></text:span><text:span text:style-name="T162">get</text:span><text:span text:style-name="T16"> <text:s text:c="7"/></text:span><text:span text:style-name="T16"><text:s/>add </text:span><text:span text:style-name="T16">dependencies </text:span><text:span text:style-name="T16">to current </text:span><text:span text:style-name="T16">module and </text:span><text:span text:style-name="T16">install them</text:span></text:p>
            <text:p text:style-name="P13"><text:span text:style-name="T16"><text:tab/></text:span><text:span text:style-name="T162">install</text:span><text:span text:style-name="T16"> <text:s text:c="3"/></text:span><text:span text:style-name="T16"><text:s/>compile and </text:span><text:span text:style-name="T16">install </text:span><text:span text:style-name="T16">packages and </text:span><text:span text:style-name="T16">dependencies</text:span></text:p>
            <text:p text:style-name="P13"><text:span text:style-name="T16"><text:tab/></text:span><text:span text:style-name="T16">list <text:s text:c="6"/></text:span><text:span text:style-name="T16"><text:s/>list packages </text:span><text:span text:style-name="T16">or modules</text:span></text:p>
            <text:p text:style-name="P13"><text:span text:style-name="T16"><text:tab/></text:span><text:span text:style-name="T162">mod</text:span><text:span text:style-name="T16"> <text:s text:c="7"/></text:span><text:span text:style-name="T16"><text:s/>module </text:span><text:span text:style-name="T16">maintenance</text:span></text:p>
            <text:p text:style-name="P13"><text:span text:style-name="T16"><text:tab/></text:span><text:span text:style-name="T16">work <text:s text:c="6"/></text:span><text:span text:style-name="T16"><text:s/>workspace </text:span><text:span text:style-name="T16">maintenance</text:span></text:p>
            <text:p text:style-name="P13"><text:span text:style-name="T16"><text:tab/></text:span><text:span text:style-name="T162">run</text:span><text:span text:style-name="T16"> <text:s text:c="7"/></text:span><text:span text:style-name="T16"><text:s/>compile and </text:span><text:span text:style-name="T16">run Go program</text:span></text:p>
            <text:p text:style-name="P13"><text:span text:style-name="T16"><text:tab/></text:span><text:span text:style-name="T16">telemetry <text:s/></text:span><text:span text:style-name="T16"><text:s/>manage </text:span><text:span text:style-name="T16">telemetry data </text:span><text:span text:style-name="T16">and settings</text:span></text:p>
            <text:p text:style-name="P13"><text:span text:style-name="T16"><text:tab/></text:span><text:span text:style-name="T162">test</text:span><text:span text:style-name="T16"> <text:s text:c="6"/></text:span><text:span text:style-name="T16"><text:s/>test packages</text:span></text:p>
            <text:p text:style-name="P13"><text:span text:style-name="T16"><text:tab/></text:span><text:span text:style-name="T16">tool <text:s text:c="6"/></text:span><text:span text:style-name="T16"><text:s/>run specified </text:span><text:span text:style-name="T16">go tool</text:span></text:p>
            <text:p text:style-name="P13"><text:span text:style-name="T16"><text:tab/></text:span><text:span text:style-name="T16">version <text:s text:c="3"/></text:span><text:span text:style-name="T16"><text:s/>print Go </text:span><text:span text:style-name="T16">version</text:span></text:p>
            <text:p text:style-name="P13"><text:span text:style-name="T16"><text:tab/></text:span><text:span text:style-name="T16">vet <text:s text:c="7"/></text:span><text:span text:style-name="T16"><text:s/>report likely </text:span><text:span text:style-name="T16">mistakes in </text:span><text:span text:style-name="T16">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</text:span><text:span text:style-name="T64">нты: go </text:span><text:span text:style-name="T64">tool</text:span></text:p>
          </draw:text-box>
        </draw:frame>
        <draw:frame draw:style-name="gr96" draw:text-style-name="P50" draw:layer="layout" svg:width="26.8cm" svg:height="13.1cm" svg:x="0.6cm" svg:y="2.1cm">
          <draw:text-box>
            <text:p text:style-name="P13"><text:span text:style-name="T16"><text:tab/></text:span><text:span text:style-name="T162">go tool</text:span><text:span text:style-name="T16"> [-</text:span><text:span text:style-name="T16">n] </text:span><text:span text:style-name="T161">command</text:span><text:span text:style-name="T16"> </text:span><text:span text:style-name="T16">[</text:span><text:span text:style-name="T161">arguments</text:span><text:span text:style-name="T16">...]</text:span></text:p>
            <text:p text:style-name="P13"><text:span text:style-name="T94">Команды:</text:span></text:p>
            <text:p text:style-name="P13"><text:span text:style-name="T170">addr2line</text:span><text:span text:style-name="T94"> reads </text:span><text:span text:style-name="T94">hex addresses </text:span><text:span text:style-name="T94">and prints name </text:span><text:span text:style-name="T94">of function &amp; </text:span><text:span text:style-name="T94">the file:line </text:span><text:span text:style-name="T94">of source code</text:span></text:p>
            <text:p text:style-name="P13"><text:span text:style-name="T170">asm</text:span><text:span text:style-name="T94"><text:tab/></text:span><text:span text:style-name="T94"> <text:s text:c="5"/></text:span><text:span text:style-name="T94">assembles </text:span><text:span text:style-name="T97">x.go</text:span><text:span text:style-name="T94"> </text:span><text:span text:style-name="T94">into </text:span><text:span text:style-name="T97">x.o</text:span><text:span text:style-name="T94"> to be </text:span><text:span text:style-name="T94">combined with </text:span><text:span text:style-name="T94">other objects </text:span><text:span text:style-name="T94">into package </text:span><text:span text:style-name="T94">archive</text:span></text:p>
            <text:p text:style-name="P13"><text:span text:style-name="T170">buildid</text:span><text:span text:style-name="T94"> <text:s text:c="2"/></text:span><text:span text:style-name="T94">prints or </text:span><text:span text:style-name="T94">rewrites (with </text:span><text:span text:style-name="T94">-w option) the </text:span><text:span text:style-name="T94">build ID found </text:span><text:span text:style-name="T94">in the named </text:span><text:span text:style-name="T94">file </text:span></text:p>
            <text:p text:style-name="P13"><text:span text:style-name="T170">cgo</text:span><text:span text:style-name="T94"> <text:s text:c="6"/></text:span><text:span text:style-name="T94">преобразует </text:span><text:span text:style-name="T94">исходные Go </text:span><text:span text:style-name="T94">файлы в </text:span><text:span text:style-name="T94">несколько </text:span><text:span text:style-name="T94">исходных Go и C </text:span><text:span text:style-name="T94">файлов</text:span></text:p>
            <text:p text:style-name="P13"><text:span text:style-name="T170">compile</text:span><text:span text:style-name="T94"> <text:s text:c="2"/></text:span><text:span text:style-name="T94">compiles Go </text:span><text:span text:style-name="T94">package files </text:span><text:span text:style-name="T94">and writes a </text:span><text:span text:style-name="T94">single object </text:span><text:span text:style-name="T94">file </text:span></text:p>
            <text:p text:style-name="P13"><text:span text:style-name="T170">covdata</text:span><text:span text:style-name="T94"> <text:s text:c="2"/></text:span><text:span text:style-name="T94">generates </text:span><text:span text:style-name="T94">reports from </text:span><text:span text:style-name="T94">2nd-generation </text:span><text:span text:style-name="T94">coverage </text:span><text:span text:style-name="T94">testing output </text:span><text:span text:style-name="T94">files</text:span></text:p>
            <text:p text:style-name="P13"><text:span text:style-name="T170">cover</text:span><text:span text:style-name="T94"> <text:s text:c="4"/></text:span><text:span text:style-name="T94">analyzes the </text:span><text:span text:style-name="T94">coverage </text:span><text:span text:style-name="T94">profiles </text:span><text:span text:style-name="T94">generated by </text:span><text:span text:style-name="T94">'go test -</text:span><text:span text:style-name="T94">coverprofile=co</text:span><text:span text:style-name="T94">ver.out'</text:span></text:p>
            <text:p text:style-name="P13"><text:span text:style-name="T94">doc <text:s text:c="6"/>== go </text:span><text:span text:style-name="T94">doc</text:span></text:p>
            <text:p text:style-name="P13"><text:span text:style-name="T94">fix <text:s text:c="6"/>finds </text:span><text:span text:style-name="T94">Go programs </text:span><text:span text:style-name="T94">that use old </text:span><text:span text:style-name="T94">APIs and </text:span><text:span text:style-name="T94">rewrites them </text:span><text:span text:style-name="T94">to use newer </text:span><text:span text:style-name="T94">ones</text:span></text:p>
            <text:p text:style-name="P13"><text:span text:style-name="T170">link</text:span><text:span text:style-name="T94"> <text:s text:c="5"/>reads </text:span><text:span text:style-name="T94">main object and </text:span><text:span text:style-name="T94">dependencies &amp; </text:span><text:span text:style-name="T94">combines them </text:span><text:span text:style-name="T94">into an </text:span><text:span text:style-name="T94">executable </text:span><text:span text:style-name="T94">binary </text:span></text:p>
            <text:p text:style-name="P13"><text:span text:style-name="T170">nm</text:span><text:span text:style-name="T94"> <text:s text:c="7"/>lists </text:span><text:span text:style-name="T94">the symbols </text:span><text:span text:style-name="T94">defined or used </text:span><text:span text:style-name="T94">by an object </text:span><text:span text:style-name="T94">file, archive, </text:span><text:span text:style-name="T94">or executable</text:span></text:p>
            <text:p text:style-name="P13"><text:span text:style-name="T170">objdump</text:span><text:span text:style-name="T94"> <text:s text:c="2"/></text:span><text:span text:style-name="T94">disassembles </text:span><text:span text:style-name="T94">executable </text:span><text:span text:style-name="T94">files</text:span></text:p>
            <text:p text:style-name="P13"><text:span text:style-name="T170">pack</text:span><text:span text:style-name="T94"> <text:s text:c="5"/></text:span><text:span text:style-name="T94">simple version </text:span><text:span text:style-name="T94">of the </text:span><text:span text:style-name="T94">traditional </text:span><text:span text:style-name="T94">Unix </text:span><text:span text:style-name="T97">ar</text:span><text:span text:style-name="T94"> tool </text:span><text:span text:style-name="T94">with operations </text:span><text:span text:style-name="T94">needed by Go</text:span></text:p>
            <text:p text:style-name="P13"><text:span text:style-name="T170">pprof</text:span><text:span text:style-name="T94"> <text:s text:c="4"/></text:span><text:span text:style-name="T94">interprets and </text:span><text:span text:style-name="T94">displays </text:span><text:span text:style-name="T94">profiles of Go </text:span><text:span text:style-name="T94">programs</text:span></text:p>
            <text:p text:style-name="P13"><text:span text:style-name="T170">preprofile</text:span><text:span text:style-name="T94"> </text:span><text:span text:style-name="T94">creates an </text:span><text:span text:style-name="T94">intermediate </text:span><text:span text:style-name="T94">representation </text:span><text:span text:style-name="T94">of a pprof </text:span><text:span text:style-name="T94">profile for use </text:span><text:span text:style-name="T94">during PGO</text:span></text:p>
            <text:p text:style-name="P13"><text:span text:style-name="T170">test2json</text:span><text:span text:style-name="T94"> </text:span><text:span text:style-name="T94">converts go </text:span><text:span text:style-name="T94">test output to </text:span><text:span text:style-name="T94">a machine-</text:span><text:span text:style-name="T94">readable JSON </text:span><text:span text:style-name="T94">stream</text:span></text:p>
            <text:p text:style-name="P13"><text:span text:style-name="T170">trace</text:span><text:span text:style-name="T94"> <text:s text:c="4"/>a </text:span><text:span text:style-name="T94">tool for </text:span><text:span text:style-name="T94">viewing trace </text:span><text:span text:style-name="T94">files generated </text:span><text:span text:style-name="T94">with </text:span><text:span text:style-name="T170">go test -</text:span><text:span text:style-name="T170">trace</text:span></text:p>
            <text:p text:style-name="P13"><text:span text:style-name="T94">vet <text:s text:c="6"/></text:span><text:span text:style-name="T94">examines Go </text:span><text:span text:style-name="T94">source code and </text:span><text:span text:style-name="T94">reports </text:span><text:span text:style-name="T94">suspicious </text:span><text:span text:style-name="T94">constructs</text:span></text:p>
            <text:p text:style-name="P13"><text:span text:style-name="T16"><text:s text:c="15"/></text:span><text:span text:style-name="T16"><text:s text:c="15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</text:span><text:span text:style-name="T64">нты: IDEs</text:span></text:p>
          </draw:text-box>
        </draw:frame>
        <draw:frame draw:style-name="gr97" draw:text-style-name="P64" draw:layer="layout" svg:width="26.8cm" svg:height="13.1cm" svg:x="0.6cm" svg:y="2.1cm">
          <draw:text-box>
            <text:p text:style-name="P13"><text:span text:style-name="T274"><text:a xlink:href="https://go.dev/wiki/IDEsAndTextEditorPlugins" xlink:type="simple">▲ IDEs And Text Editor Plugins @ go.dev</text:a></text:span><text:span text:style-name="T274">:</text:span></text:p>
            <text:p text:style-name="P13"><text:span text:style-name="T274"/></text:p>
            <text:list text:style-name="L1">
              <text:list-item>
                <text:p text:style-name="P13"><text:span text:style-name="T275">Visual </text:span><text:span text:style-name="T275">Studio Code</text:span><text:span text:style-name="T274"> </text:span><text:span text:style-name="T274">+ plug-in </text:span><text:span text:style-name="T274">(Microsoft)</text:span></text:p>
              </text:list-item>
              <text:list-item>
                <text:p text:style-name="P13"><text:span text:style-name="T275">GoLand</text:span><text:span text:style-name="T274"> (IDE </text:span><text:span text:style-name="T274">by JetBrains)</text:span></text:p>
              </text:list-item>
              <text:list-item>
                <text:p text:style-name="P13"><text:span text:style-name="T275">LiteIDE</text:span><text:span text:style-name="T274"> </text:span><text:span text:style-name="T274">(open source </text:span><text:span text:style-name="T274">and cross-</text:span><text:span text:style-name="T274">platform Go </text:span><text:span text:style-name="T274">IDE)</text:span></text:p>
              </text:list-item>
              <text:list-item>
                <text:p text:style-name="P13"><text:span text:style-name="T275">Komodo IDE</text:span><text:span text:style-name="T274"> </text:span><text:span text:style-name="T274">(cross-</text:span><text:span text:style-name="T274">platform IDE </text:span><text:span text:style-name="T274">with built-in </text:span><text:span text:style-name="T274">Go support)</text:span></text:p>
              </text:list-item>
            </text:list>
            <text:p text:style-name="P13"><text:span text:style-name="T275"/></text:p>
            <text:list text:continue-numbering="true" text:style-name="L1">
              <text:list-item>
                <text:p text:style-name="P13"><text:span text:style-name="T275">Komodo </text:span><text:span text:style-name="T275">Edit</text:span><text:span text:style-name="T274"> + plug-in </text:span><text:span text:style-name="T274">(cross-</text:span><text:span text:style-name="T274">platform text </text:span><text:span text:style-name="T274">editor)</text:span></text:p>
              </text:list-item>
              <text:list-item>
                <text:p text:style-name="P13"><text:span text:style-name="T275">jEdit</text:span><text:span text:style-name="T274"> (open-</text:span><text:span text:style-name="T274">source, </text:span><text:span text:style-name="T274">cross-</text:span><text:span text:style-name="T274">platform text </text:span><text:span text:style-name="T274">editor: Java)</text:span></text:p>
              </text:list-item>
              <text:list-item>
                <text:p text:style-name="P13"><text:span text:style-name="T275">Geany</text:span><text:span text:style-name="T274"> (free </text:span><text:span text:style-name="T274">cross-</text:span><text:span text:style-name="T274">platform </text:span><text:span text:style-name="T274">programmer's </text:span><text:span text:style-name="T274">text editor)</text:span></text:p>
              </text:list-item>
              <text:list-item>
                <text:p text:style-name="P13"><text:span text:style-name="T275">Notepad++</text:span><text:span text:style-name="T274"> </text:span><text:span text:style-name="T274">(text &amp; source </text:span><text:span text:style-name="T274">code editor: </text:span><text:span text:style-name="T274">Windows)</text:span></text:p>
              </text:list-item>
              <text:list-item>
                <text:p text:style-name="P13"><text:span text:style-name="T275">Kate</text:span><text:span text:style-name="T274"> (cross-</text:span><text:span text:style-name="T274">platform text </text:span><text:span text:style-name="T274">editor with Go </text:span><text:span text:style-name="T274">support out-</text:span><text:span text:style-name="T274">of-the-box: </text:span><text:span text:style-name="T274">KDE)</text:span></text:p>
              </text:list-item>
              <text:list-item>
                <text:p text:style-name="P13"><text:span text:style-name="T275">Sublime Text</text:span><text:span text:style-name="T274"> </text:span><text:span text:style-name="T274">(commercial </text:span><text:span text:style-name="T274">text editor: </text:span><text:span text:style-name="T274">macOS, </text:span><text:span text:style-name="T274">Windows, </text:span><text:span text:style-name="T274">Linux)</text:span></text:p>
              </text:list-item>
              <text:list-item>
                <text:p text:style-name="P13"><text:span text:style-name="T275">TextMate</text:span><text:span text:style-name="T274"> </text:span><text:span text:style-name="T274">(commercial </text:span><text:span text:style-name="T274">text editor: </text:span><text:span text:style-name="T274">macOS)</text:span></text:p>
              </text:list-item>
              <text:list-item>
                <text:p text:style-name="P13"><text:span text:style-name="T275">vim</text:span><text:span text:style-name="T274"> &amp; </text:span><text:span text:style-name="T275">Neovim</text:span><text:span text:style-name="T274">+ </text:span><text:span text:style-name="T274">vim-go plugin </text:span><text:span text:style-name="T274">(open-source, </text:span><text:span text:style-name="T274">cross-</text:span><text:span text:style-name="T274">platform text </text:span><text:span text:style-name="T274">editor)</text:span></text:p>
              </text:list-item>
            </text:list>
            <text:p text:style-name="P13"><text:span text:style-name="T274"/></text:p>
            <text:p text:style-name="P18"><text:span text:style-name="T276">... Atom, BBEdit, </text:span><text:span text:style-name="T276">Chime, </text:span><text:span text:style-name="T276">CodeLobster IDE, </text:span><text:span text:style-name="T276">Coding Rooms, </text:span><text:span text:style-name="T276">emacs, Gitpod, </text:span><text:span text:style-name="T276">IDEone, Jdoodle, </text:span><text:span text:style-name="T276">OneComplier, </text:span><text:span text:style-name="T276">OnlineGDB, Micro, </text:span><text:span text:style-name="T276">Nova, zed, Zeus </text:span><text:span text:style-name="T276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</text:span><text:span text:style-name="T24">ранение</text:span></text:p>
          </draw:text-box>
        </draw:frame>
        <draw:frame draw:style-name="gr98" draw:text-style-name="P80" draw:layer="layout" svg:width="26.8cm" svg:height="12.843cm" svg:x="0.6cm" svg:y="2.07cm">
          <draw:text-box>
            <text:p text:style-name="P18"><text:span text:style-name="T277">Go </text:span><text:span text:style-name="T278">применяетс</text:span><text:span text:style-name="T278">я</text:span><text:span text:style-name="T277"> в </text:span><text:span text:style-name="T279">(&gt; 40% IT </text:span><text:span text:style-name="T279">technology </text:span><text:span text:style-name="T279">companies </text:span><text:span text:style-name="T279">worldwide)</text:span><text:span text:style-name="T277">:</text:span></text:p>
            <text:p text:style-name="P18"><text:span text:style-name="T215"><text:tab/></text:span><text:span text:style-name="T280">Alibaba</text:span><text:span text:style-name="T215">, </text:span><text:span text:style-name="T215">Amazon, </text:span><text:span text:style-name="T215">American </text:span><text:span text:style-name="T215">Express, </text:span><text:span text:style-name="T280">Apple</text:span><text:span text:style-name="T215">, Armut </text:span><text:span text:style-name="T215">(</text:span><text:span text:style-name="T281">C#→Go</text:span><text:span text:style-name="T215">), </text:span><text:span text:style-name="T280">Baidu</text:span><text:span text:style-name="T215">, BBC, </text:span><text:span text:style-name="T215">bitly, </text:span><text:span text:style-name="T215">ByteDance, </text:span><text:span text:style-name="T215">Canonical, </text:span><text:span text:style-name="T215">Capital One, </text:span><text:span text:style-name="T215">CERN, </text:span><text:span text:style-name="T280">Cloudflare</text:span><text:span text:style-name="T215">, </text:span><text:span text:style-name="T215">Cockroach </text:span><text:span text:style-name="T215">Labs, Curve, </text:span><text:span text:style-name="T215">DataDog, </text:span><text:span text:style-name="T215">Dailymotion, </text:span><text:span text:style-name="T280">Docker</text:span><text:span text:style-name="T215">, </text:span><text:span text:style-name="T215">DropBox</text:span><text:span text:style-name="T281"> </text:span><text:span text:style-name="T281">(Python→Go)</text:span><text:span text:style-name="T215">, </text:span><text:span text:style-name="T215">GitHub, </text:span><text:span text:style-name="T280">Google</text:span><text:span text:style-name="T215">, </text:span><text:span text:style-name="T215">gov.uk, Heroku, </text:span><text:span text:style-name="T280">IBM</text:span><text:span text:style-name="T215">, InfluxDB, </text:span><text:span text:style-name="T215">Intel, K8s, </text:span><text:span text:style-name="T215">Kubernetes, </text:span><text:span text:style-name="T280">Meta</text:span><text:span text:style-name="T215">, </text:span><text:span text:style-name="T280">Microsoft</text:span><text:span text:style-name="T215">, </text:span><text:span text:style-name="T215">Monzo Bank, </text:span><text:span text:style-name="T280">Mozilla</text:span><text:span text:style-name="T215"> (</text:span><text:span text:style-name="T281">Rust &amp; </text:span><text:span text:style-name="T281">Go</text:span><text:span text:style-name="T215">), Netflix </text:span><text:span text:style-name="T215">(</text:span><text:span text:style-name="T281">Java→Go</text:span><text:span text:style-name="T215">), </text:span><text:span text:style-name="T215">New York </text:span><text:span text:style-name="T215">Times, </text:span><text:span text:style-name="T280">Oracle</text:span><text:span text:style-name="T215">, </text:span><text:span text:style-name="T215">PayPal, </text:span><text:span text:style-name="T215">Pinterest, </text:span><text:span text:style-name="T280">Reddit</text:span><text:span text:style-name="T215">, Riot </text:span><text:span text:style-name="T215">Games, Slack, </text:span><text:span text:style-name="T215">Salesforce</text:span><text:span text:style-name="T281"> </text:span><text:span text:style-name="T281">(Python, </text:span><text:span text:style-name="T281">C→Go)</text:span><text:span text:style-name="T215">, </text:span><text:span text:style-name="T215">SendGrid, </text:span><text:span text:style-name="T215">Stream</text:span><text:span text:style-name="T281"> </text:span><text:span text:style-name="T281">(Python→Go)</text:span><text:span text:style-name="T215">, </text:span><text:span text:style-name="T215">SoundCloud, </text:span><text:span text:style-name="T215">Terraform, The </text:span><text:span text:style-name="T215">Economist, The </text:span><text:span text:style-name="T215">New York </text:span><text:span text:style-name="T215">Times, </text:span><text:span text:style-name="T280">Twitch</text:span><text:span text:style-name="T215">, </text:span><text:span text:style-name="T215">Uber, Walmart, </text:span><text:span text:style-name="T215">YouTube, </text:span><text:span text:style-name="T280">X</text:span><text:span text:style-name="T215">, </text:span><text:span text:style-name="T281">многих</text:span><text:span text:style-name="T282"> других </text:span><text:span text:style-name="T282">организациях </text:span><text:span text:style-name="T282">и проектах </text:span><text:span text:style-name="T282">open-source.</text:span></text:p>
            <text:p text:style-name="P18"><text:span text:style-name="T216"/></text:p>
            <text:p text:style-name="P18"><text:span text:style-name="T283">В </text:span><text:span text:style-name="T284">России</text:span><text:span text:style-name="T283"> </text:span><text:span text:style-name="T283">(всеми </text:span><text:span text:style-name="T283">крупными </text:span><text:span text:style-name="T283">компаниями)</text:span><text:span text:style-name="T283">:</text:span></text:p>
            <text:p text:style-name="P18"><text:span text:style-name="T215"><text:tab/></text:span><text:span text:style-name="T280">Яндекс</text:span><text:span text:style-name="T215">, </text:span><text:span text:style-name="T215">ЦУМ, УГМК-</text:span><text:span text:style-name="T215">Телеком, </text:span><text:span text:style-name="T215">Точка, Т-Банк, </text:span><text:span text:style-name="T215">Совкомбанк </text:span><text:span text:style-name="T215">Технологии, </text:span><text:span text:style-name="T280">СберТех</text:span><text:span text:style-name="T215">, </text:span><text:span text:style-name="T215">Ростелеком, </text:span><text:span text:style-name="T215">Онлайн-</text:span><text:span text:style-name="T215">кинотеатр Иви, </text:span><text:span text:style-name="T280">МТС</text:span><text:span text:style-name="T215">+MWS, </text:span><text:span text:style-name="T215">Магнит.Tech, </text:span><text:span text:style-name="T215">Лаборатория </text:span><text:span text:style-name="T215">Касперского, </text:span><text:span text:style-name="T215">ИТ-Холдинг </text:span><text:span text:style-name="T215">Т1, </text:span><text:span text:style-name="T215">ИнГосСтрах </text:span><text:span text:style-name="T215">Банк, Домклик, </text:span><text:span text:style-name="T215">Группа Астра, </text:span><text:span text:style-name="T215">ГНИВЦ, АйТи </text:span><text:span text:style-name="T215">Инновация, </text:span><text:span text:style-name="T215">YADRO, X5 </text:span><text:span text:style-name="T215">Digital, </text:span><text:span text:style-name="T280">VK</text:span><text:span text:style-name="T215">, </text:span><text:span text:style-name="T215">Viasat Tech, </text:span><text:span text:style-name="T215">Tutu, </text:span><text:span text:style-name="T280">Tele2</text:span><text:span text:style-name="T215">, </text:span><text:span text:style-name="T215">Selectel, </text:span><text:span text:style-name="T215">S8.Capital, </text:span><text:span text:style-name="T280">Ozon</text:span><text:span text:style-name="T215">, Okko, </text:span><text:span text:style-name="T280">Mail.ru</text:span><text:span text:style-name="T215">, </text:span><text:span text:style-name="T215">Lamoda Tech</text:span><text:span text:style-name="T216">, </text:span><text:span text:style-name="T216">iSpring, IBS, </text:span><text:span text:style-name="T216">Cloud.ru, </text:span><text:span text:style-name="T216">Boxberry: IT, </text:span><text:span text:style-name="T285">Beeline</text:span><text:span text:style-name="T216">, </text:span><text:span text:style-name="T285">Avito</text:span><text:span text:style-name="T216">, </text:span><text:span text:style-name="T216">2GIS </text:span><text:span text:style-name="T282">и многие </text:span><text:span text:style-name="T282">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</text:span><text:span text:style-name="T64">ние</text:span></text:p>
          </draw:text-box>
        </draw:frame>
        <draw:frame draw:style-name="gr99" draw:text-style-name="P64" draw:layer="layout" svg:width="26.8cm" svg:height="13.363cm" svg:x="0.6cm" svg:y="2.1cm">
          <draw:text-box>
            <text:p text:style-name="P13"><text:span text:style-name="T286">Области </text:span><text:span text:style-name="T286"><text:a xlink:href="https://github.com/avelino/awesome-go" xlink:type="simple">применения ▲</text:a></text:span><text:span text:style-name="T286"><text:s/>Go:</text:span></text:p>
            <text:list text:style-name="L1">
              <text:list-item>
                <text:p text:style-name="P81"><text:span text:style-name="T287"><text:a xlink:href="https://go.dev/solutions/devops" xlink:type="simple">DevOps &amp; SRE ▲</text:a></text:span><text:span text:style-name="T287"><text:s/></text:span><text:span text:style-name="T287">(Devel</text:span><text:span text:style-name="T287">opmen</text:span><text:span text:style-name="T287">t </text:span><text:span text:style-name="T287">Opera</text:span><text:span text:style-name="T287">tions </text:span><text:span text:style-name="T287">&amp; Site </text:span><text:span text:style-name="T287">Reliabi</text:span><text:span text:style-name="T287">lity </text:span><text:span text:style-name="T287">Engin</text:span><text:span text:style-name="T287">eering</text:span><text:span text:style-name="T287">)</text:span></text:p>
              </text:list-item>
              <text:list-item>
                <text:p text:style-name="P81"><text:span text:style-name="T287"><text:a xlink:href="https://go.dev/solutions/cloud" xlink:type="simple">Cloud &amp; Distributed Network Services ▲</text:a></text:span><text:span text:style-name="T287"><text:s/></text:span></text:p>
              </text:list-item>
              <text:list-item>
                <text:p text:style-name="P81"><text:span text:style-name="T216"><text:a xlink:href="https://go.dev/solutions/webdev" xlink:type="simple">Web Development ▲</text:a></text:span><text:span text:style-name="T216"><text:s/></text:span><text:span text:style-name="T216">(frame</text:span><text:span text:style-name="T216">works, </text:span><text:span text:style-name="T216">toolkit</text:span><text:span text:style-name="T216">s, </text:span><text:span text:style-name="T216">engine</text:span><text:span text:style-name="T216">s, </text:span><text:span text:style-name="T216">server</text:span><text:span text:style-name="T216">s)</text:span></text:p>
              </text:list-item>
              <text:list-item>
                <text:p text:style-name="P81"><text:span text:style-name="T287"><text:a xlink:href="https://go.dev/solutions/clis" xlink:type="simple">System Automation &amp; CLIs ▲</text:a></text:span><text:span text:style-name="T287">, </text:span><text:span text:style-name="T287">Utilitie</text:span><text:span text:style-name="T287">s &amp; </text:span><text:span text:style-name="T287">Stand-</text:span><text:span text:style-name="T287">Alone </text:span><text:span text:style-name="T287">Tools</text:span></text:p>
              </text:list-item>
              <text:list-item>
                <text:p text:style-name="P81"><text:span text:style-name="T287">... </text:span><text:span text:style-name="T287">multi-</text:span><text:span text:style-name="T287">platfor</text:span><text:span text:style-name="T287">m GUI </text:span><text:span text:style-name="T287">apps (</text:span><text:span text:style-name="T287"><text:a xlink:href="https://fyne.io/" xlink:type="simple">fyne.io</text:a></text:span><text:span text:style-name="T287">)</text:span></text:p>
              </text:list-item>
              <text:list-item>
                <text:p text:style-name="P81"><text:span text:style-name="T287">... AI </text:span><text:span text:style-name="T287">clients </text:span><text:span text:style-name="T287">via </text:span><text:span text:style-name="T287">API &amp; </text:span><text:span text:style-name="T287">librarie</text:span><text:span text:style-name="T287">s </text:span><text:span text:style-name="T287">(Tenso</text:span><text:span text:style-name="T287">rFlow </text:span><text:span text:style-name="T287">in Go, </text:span><text:span text:style-name="T287">etc.)</text:span></text:p>
              </text:list-item>
              <text:list-item>
                <text:p text:style-name="P81"><text:span text:style-name="T287">… </text:span><text:span text:style-name="T287">IoT </text:span><text:span text:style-name="T287">&amp; </text:span><text:span text:style-name="T287">embed</text:span><text:span text:style-name="T287">ded </text:span><text:span text:style-name="T287">syste</text:span><text:span text:style-name="T287">ms </text:span><text:span text:style-name="T287">(TinyG</text:span><text:span text:style-name="T287">o)</text:span></text:p>
              </text:list-item>
            </text:list>
            <text:p text:style-name="P13"><text:span text:style-name="T201">Software на </text:span><text:span text:style-name="T201">Go:</text:span></text:p>
            <text:p text:style-name="P18"><text:span text:style-name="T66"><text:tab/></text:span><text:span text:style-name="T66">Allegro </text:span><text:span text:style-name="T288">(eCommerce)</text:span><text:span text:style-name="T66">, </text:span><text:span text:style-name="T65">AmneziaWG</text:span><text:span text:style-name="T66">, </text:span><text:span text:style-name="T65">AKS</text:span><text:span text:style-name="T66"> [Azure </text:span><text:span text:style-name="T66">Container </text:span><text:span text:style-name="T66">Service] @ </text:span><text:span text:style-name="T66">Microsoft, AresDB </text:span><text:span text:style-name="T288">@ Uber</text:span><text:span text:style-name="T66">, Buffalo </text:span><text:span text:style-name="T288">(web framework)</text:span><text:span text:style-name="T66">, </text:span><text:span text:style-name="T66">Caddy </text:span><text:span text:style-name="T288">(web </text:span><text:span text:style-name="T288">server)</text:span><text:span text:style-name="T66">, </text:span><text:span text:style-name="T66">CockroachDB, </text:span><text:span text:style-name="T66">Digger </text:span><text:span text:style-name="T288">(IaC)</text:span><text:span text:style-name="T66">, </text:span><text:span text:style-name="T65">Docker</text:span><text:span text:style-name="T66">, Drone </text:span><text:span text:style-name="T288">(CD)</text:span><text:span text:style-name="T66">, </text:span><text:span text:style-name="T65">DropBox</text:span><text:span text:style-name="T66"> </text:span><text:span text:style-name="T288">(backend)</text:span><text:span text:style-name="T66">, ent </text:span><text:span text:style-name="T288">@ </text:span><text:span text:style-name="T288">Meta</text:span><text:span text:style-name="T66">, Genkit, </text:span><text:span text:style-name="T66">Flamingo </text:span><text:span text:style-name="T288">(web </text:span><text:span text:style-name="T288">framework)</text:span><text:span text:style-name="T66">, Gin </text:span><text:span text:style-name="T288">(web framework), </text:span><text:span text:style-name="T66">Gitlab Runner, </text:span><text:span text:style-name="T65">Google Cloud</text:span><text:span text:style-name="T66">, </text:span><text:span text:style-name="T66">Gorilla </text:span><text:span text:style-name="T288">(web </text:span><text:span text:style-name="T288">toolkit)</text:span><text:span text:style-name="T66">, </text:span><text:span text:style-name="T65">Grafana</text:span><text:span text:style-name="T66">, </text:span><text:span text:style-name="T66">Hugo </text:span><text:span text:style-name="T288">(website </text:span><text:span text:style-name="T288">engine)</text:span><text:span text:style-name="T66">, InfluxDB, </text:span><text:span text:style-name="T66">JuiceFS, </text:span><text:span text:style-name="T65">Kubernetes</text:span><text:span text:style-name="T66">, </text:span><text:span text:style-name="T66">LangChainGo, </text:span><text:span text:style-name="T65">LocalAI</text:span><text:span text:style-name="T66">, LXD </text:span><text:span text:style-name="T288">@ </text:span><text:span text:style-name="T288">Canonical</text:span><text:span text:style-name="T66">, </text:span><text:span text:style-name="T65">Mattermost</text:span><text:span text:style-name="T66"> </text:span><text:span text:style-name="T288">(messaging </text:span><text:span text:style-name="T288">platform), </text:span><text:span text:style-name="T66">Monzo </text:span><text:span text:style-name="T288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288">(monitoring &amp; </text:span><text:span text:style-name="T288">alerting toolkit)</text:span><text:span text:style-name="T66">, </text:span><text:span text:style-name="T66">Rend </text:span><text:span text:style-name="T288">(large scale </text:span><text:span text:style-name="T288">data caching @ </text:span><text:span text:style-name="T288">Netflix)</text:span><text:span text:style-name="T66">, </text:span><text:span text:style-name="T65">SoundCloud</text:span><text:span text:style-name="T66">, </text:span><text:span text:style-name="T66">Soundscape </text:span><text:span text:style-name="T288">(music streaming </text:span><text:span text:style-name="T288">server)</text:span><text:span text:style-name="T66">, </text:span><text:span text:style-name="T65">Terraform</text:span><text:span text:style-name="T66"> </text:span><text:span text:style-name="T288">(IaC)</text:span><text:span text:style-name="T66">, </text:span><text:span text:style-name="T66">Timesheets </text:span><text:span text:style-name="T288">(project </text:span><text:span text:style-name="T288">management), </text:span><text:span text:style-name="T66">Twitch </text:span><text:span text:style-name="T288">(live-</text:span><text:span text:style-name="T288">streaming)</text:span><text:span text:style-name="T66">, </text:span><text:span text:style-name="T66">VITESS </text:span><text:span text:style-name="T288">@ </text:span><text:span text:style-name="T288">YouTube</text:span><text:span text:style-name="T66">, </text:span><text:span text:style-name="T65">Zabbix</text:span><text:span text:style-name="T66"> </text:span><text:span text:style-name="T66">agent2, …</text:span></text:p>
            <text:p text:style-name="P18"><text:span text:style-name="T66"/></text:p>
            <text:p text:style-name="P13"><text:span text:style-name="T215"><text:a xlink:href="https://medevel.com/golang-apps-6729/#gsc.tab=0" xlink:type="simple">Top 60+ Open-source Apps Written with Golang in 2024 ▲</text:a></text:span><text:span text:style-name="T215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</text:span><text:span text:style-name="T24">ость: </text:span><text:span text:style-name="T24">рейтинги</text:span></text:p>
          </draw:text-box>
        </draw:frame>
        <draw:frame draw:style-name="gr100" draw:text-style-name="P26" draw:layer="layout" svg:width="26.8cm" svg:height="13.1cm" svg:x="0.6cm" svg:y="2.1cm">
          <draw:text-box>
            <text:p text:style-name="P18"><text:span text:style-name="T280"><text:a xlink:href="https://www.tiobe.com/tiobe-index/" xlink:type="simple">TIOBE index ▲</text:a></text:span><text:span text:style-name="T215"><text:s/></text:span><text:span text:style-name="T216">(since 2009):</text:span></text:p>
            <text:p text:style-name="P18"><text:span text:style-name="T215"><text:tab/></text:span><text:span text:style-name="T216">Now: </text:span><text:span text:style-name="T285">#7</text:span><text:span text:style-name="T216"> </text:span><text:span text:style-name="T216">(Apr 2025) ← </text:span><text:span text:style-name="T216">#13 (Nov 2023)</text:span></text:p>
            <text:p text:style-name="P18"><text:span text:style-name="T215"><text:tab/></text:span><text:span text:style-name="T215">Highest </text:span><text:span text:style-name="T215">Position </text:span><text:span text:style-name="T215">(before): #7 </text:span><text:span text:style-name="T215">(Apr 2024)</text:span></text:p>
            <text:p text:style-name="P18"><text:span text:style-name="T215"><text:tab/></text:span><text:span text:style-name="T215">Lowest </text:span><text:span text:style-name="T215">Position: #122 </text:span><text:span text:style-name="T215">(May 2015)</text:span></text:p>
            <text:p text:style-name="P18"><text:span text:style-name="T215"><text:tab/></text:span><text:span text:style-name="T215">Language </text:span><text:span text:style-name="T215">of the Year: </text:span><text:span text:style-name="T215">2009, 2016</text:span></text:p>
            <text:p text:style-name="P18"><text:span text:style-name="T280"><text:a xlink:href="https://radar.cloudflare.com/year-in-review/2024#api-client-language-popularity" xlink:type="simple">Cloudflare Radar ▲</text:a></text:span><text:span text:style-name="T215"><text:s/>API Client </text:span><text:span text:style-name="T215">Language </text:span><text:span text:style-name="T215">popularity: </text:span><text:span text:style-name="T280">#1</text:span><text:span text:style-name="T215"> </text:span><text:span text:style-name="T215">(2024)</text:span></text:p>
            <text:p text:style-name="P18"><text:span text:style-name="T280"><text:a xlink:href="https://github.blog/news-insights/octoverse/octoverse-2024/#the-most-popular-programming-languages" xlink:type="simple">GitHub Octoverse ▲</text:a></text:span><text:span text:style-name="T280"><text:s/></text:span><text:span text:style-name="T215">Top 10 fastest </text:span><text:span text:style-name="T215">growing </text:span><text:span text:style-name="T215">languages in </text:span><text:span text:style-name="T215">2024: </text:span><text:span text:style-name="T280">#3</text:span></text:p>
            <text:p text:style-name="P18"><text:span text:style-name="T280"><text:a xlink:href="https://blog.jetbrains.com/research/2025/04/is-golang-still-growing-go-language-popularity-trends-in-2024/" xlink:type="simple">JetBrains ▲</text:a></text:span><text:span text:style-name="T280"><text:s/></text:span><text:span text:style-name="T215">Language </text:span><text:span text:style-name="T215">Promise Index:</text:span><text:span text:style-name="T280"> </text:span><text:span text:style-name="T280">#4</text:span><text:span text:style-name="T215"> (2024)</text:span></text:p>
            <text:p text:style-name="P18"><text:span text:style-name="T280"><text:a xlink:href="https://spectrum.ieee.org/top-programming-languages-2024" xlink:type="simple">IEEE Spectrum ▲</text:a></text:span><text:span text:style-name="T215"><text:s/>Top </text:span><text:span text:style-name="T215">Programming </text:span><text:span text:style-name="T215">Languages: </text:span><text:span text:style-name="T280">#8</text:span><text:span text:style-name="T215"> </text:span><text:span text:style-name="T215">(</text:span><text:span text:style-name="T216">2024)</text:span></text:p>
            <text:p text:style-name="P18"><text:span text:style-name="T285"><text:a xlink:href="https://www.crossover.com/blog/top-10-in-demand-programming-languages-for-2024" xlink:type="simple">Crossover ▲</text:a></text:span><text:span text:style-name="T216"><text:s/></text:span><text:span text:style-name="T216">Top 10 In-</text:span><text:span text:style-name="T216">Demand </text:span><text:span text:style-name="T216">Programming </text:span><text:span text:style-name="T216">Languages for </text:span><text:span text:style-name="T216">2025: </text:span><text:span text:style-name="T285">#10</text:span><text:span text:style-name="T216"> </text:span></text:p>
            <text:p text:style-name="P18"><text:span text:style-name="T285"><text:a xlink:href="https://www.zdnet.com/article/the-most-popular-programming-languages-in-2024-and-what-that-even-means/" xlink:type="simple">ZDnet ▲</text:a></text:span><text:span text:style-name="T216"><text:s/>The </text:span><text:span text:style-name="T216">most popular </text:span><text:span text:style-name="T216">programming </text:span><text:span text:style-name="T216">languages in </text:span><text:span text:style-name="T216">2025: </text:span><text:span text:style-name="T285">#10</text:span></text:p>
            <text:p text:style-name="P18"><text:span text:style-name="T280"><text:a xlink:href="https://survey.stackoverflow.co/2024/technology#most-popular-technologies-language-prof" xlink:type="simple">StackOverflow ▲</text:a></text:span><text:span text:style-name="T280"><text:s/>#11</text:span><text:span text:style-name="T215"> Most </text:span><text:span text:style-name="T215">popular techs: </text:span><text:span text:style-name="T215">language </text:span><text:span text:style-name="T215">(professionals) </text:span><text:span text:style-name="T215">(2024)</text:span></text:p>
            <text:p text:style-name="P18"><text:span text:style-name="T280"><text:a xlink:href="https://pypl.github.io/PYPL.html" xlink:type="simple">PYPL ▲</text:a></text:span><text:span text:style-name="T215">: </text:span><text:span text:style-name="T280">#12</text:span><text:span text:style-name="T216"> </text:span><text:span text:style-name="T216">(May 2025)</text:span></text:p>
            <text:p text:style-name="P18"><text:span text:style-name="T285"><text:a xlink:href="https://redmonk.com/sogrady/2024/09/12/language-rankings-6-24/" xlink:type="simple">RedMonk ▲</text:a></text:span><text:span text:style-name="T216"><text:s/></text:span><text:span text:style-name="T216">Programming </text:span><text:span text:style-name="T216">Language </text:span><text:span text:style-name="T216">Rankings: </text:span><text:span text:style-name="T285">#12</text:span><text:span text:style-name="T216"> </text:span><text:span text:style-name="T216">(Jun 2024)</text:span></text:p>
            <text:p text:style-name="P18"><text:span text:style-name="T285"><text:a xlink:href="https://www.statista.com/statistics/793628/worldwide-developer-survey-most-used-languages/" xlink:type="simple">Statista ▲</text:a></text:span><text:span text:style-name="T216"><text:s/></text:span><text:span text:style-name="T216">Most used </text:span><text:span text:style-name="T216">programming </text:span><text:span text:style-name="T216">languages </text:span><text:span text:style-name="T216">among </text:span><text:span text:style-name="T216">developers </text:span><text:span text:style-name="T216">(2024): </text:span><text:span text:style-name="T285">#12</text:span></text:p>
            <text:p text:style-name="P18"><text:span text:style-name="T285"><text:a xlink:href="https://www.geeksforgeeks.org/top-programming-languages/" xlink:type="simple">GeeksForGeeks ▲</text:a></text:span><text:span text:style-name="T216"><text:s/>20 Best </text:span><text:span text:style-name="T216">Programming </text:span><text:span text:style-name="T216">Languages to </text:span><text:span text:style-name="T216">Learn in 2025: </text:span><text:span text:style-name="T285">#13</text:span></text:p>
            <text:p text:style-name="P24"><text:span text:style-name="T289"/></text:p>
            <text:p text:style-name="P24"><text:span text:style-name="T289">* я не учитывал в </text:span><text:span text:style-name="T289">индексах позицию </text:span><text:span text:style-name="T289">HTML/CSS</text:span></text:p>
            <text:p text:style-name="P24"><text:span text:style-name="T289"/></text:p>
          </draw:text-box>
        </draw:frame>
        <draw:frame draw:style-name="gr101" draw:text-style-name="P82" draw:layer="layout" svg:width="6cm" svg:height="2.4cm" svg:x="21.4cm" svg:y="2.6cm">
          <draw:text-box>
            <text:p text:style-name="P29"><text:span text:style-name="T290"><text:a xlink:href="https://blog.jetbrains.com/research/2025/04/is-golang-still-growing-go-language-popularity-trends-in-2024/" xlink:type="simple">Is Golang Still Growing? Go Language Popularity Trends in 2024</text:a></text:span><text:span text:style-name="T29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тика</text:span></text:p>
          </draw:text-box>
        </draw:frame>
        <draw:frame draw:style-name="gr102" draw:text-style-name="P19" draw:layer="layout" svg:width="26.8cm" svg:height="13.499cm" svg:x="0.6cm" svg:y="2.116cm">
          <draw:text-box>
            <text:p text:style-name="P18"><text:span text:style-name="T27">При разработке </text:span><text:span text:style-name="T27">и развитии </text:span><text:span text:style-name="T27">программных </text:span><text:span text:style-name="T27">комплексов, </text:span><text:span text:style-name="T27">написанных на </text:span><text:span text:style-name="T27">Go, выделяют </text:span><text:span text:style-name="T27">следующие </text:span><text:span text:style-name="T27">недостатки:</text:span></text:p>
            <text:list text:style-name="L1">
              <text:list-item>
                <text:p text:style-name="P18"><text:span text:style-name="T291">Синтаксис слишком </text:span><text:span text:style-name="T291">простой, мало </text:span><text:span text:style-name="T291">syntactic sugar.</text:span></text:p>
              </text:list-item>
              <text:list-item>
                <text:p text:style-name="P18"><text:span text:style-name="T291">Синтаксис </text:span><text:span text:style-name="T291">непривычный: </text:span><text:span text:style-name="T291">использование [] в </text:span><text:span text:style-name="T291">типах параметров и </text:span><text:span text:style-name="T291">в интерфейсах при </text:span><text:span text:style-name="T291">ограничениях </text:span><text:span text:style-name="T291">снижает </text:span><text:span text:style-name="T291">читабельность.</text:span></text:p>
              </text:list-item>
              <text:list-item>
                <text:p text:style-name="P18"><text:span text:style-name="T291">Нет настоящего </text:span><text:span text:style-name="T291">ООП.</text:span></text:p>
              </text:list-item>
              <text:list-item>
                <text:p text:style-name="P18"><text:span text:style-name="T291">Ограниченный </text:span><text:span text:style-name="T291">вывoд типов </text:span><text:span text:style-name="T291">(inference): явное </text:span><text:span text:style-name="T291">указание типов </text:span><text:span text:style-name="T291">параметров: </text:span><text:span text:style-name="T291">reduces the </text:span><text:span text:style-name="T291">simplicity and </text:span><text:span text:style-name="T291">reduces boilerplate </text:span><text:span text:style-name="T291">code benefits.</text:span></text:p>
              </text:list-item>
              <text:list-item>
                <text:p text:style-name="P18"><text:span text:style-name="T291">Ограничения </text:span><text:span text:style-name="T291">(constraints) </text:span><text:span text:style-name="T291">задаются только </text:span><text:span text:style-name="T291">интерфейсами и </text:span><text:span text:style-name="T291">могут ограничивать </text:span><text:span text:style-name="T291">гибкость generics в </text:span><text:span text:style-name="T291">определённых </text:span><text:span text:style-name="T291">сценариях работы.</text:span></text:p>
              </text:list-item>
              <text:list-item>
                <text:p text:style-name="P18"><text:span text:style-name="T291">Явная обработка </text:span><text:span text:style-name="T291">ошибок: смущает </text:span><text:span text:style-name="T291">разработчиков, кто </text:span><text:span text:style-name="T291">привык к </text:span><text:span text:style-name="T291">исключениям </text:span><text:span text:style-name="T291">(многословность, </text:span><text:span text:style-name="T291">нет прерывания </text:span><text:span text:style-name="T291">потока </text:span><text:span text:style-name="T291">выполнения).</text:span></text:p>
              </text:list-item>
              <text:list-item>
                <text:p text:style-name="P18"><text:span text:style-name="T291">Нет перегрузки </text:span><text:span text:style-name="T291">функций (function </text:span><text:span text:style-name="T291">overloading).</text:span></text:p>
              </text:list-item>
              <text:list-item>
                <text:p text:style-name="P18"><text:span text:style-name="T291">no support operator </text:span><text:span text:style-name="T291">overloading or </text:span><text:span text:style-name="T291">keyword extensibility, </text:span><text:span text:style-name="T291">no support </text:span><text:span text:style-name="T291">immutability </text:span><text:span text:style-name="T291">declarations.</text:span></text:p>
              </text:list-item>
              <text:list-item>
                <text:p text:style-name="P18"><text:span text:style-name="T291">Не хватает </text:span><text:span text:style-name="T291">значений по </text:span><text:span text:style-name="T291">умолчанию для </text:span><text:span text:style-name="T291">параметров </text:span><text:span text:style-name="T291">функций (default </text:span><text:span text:style-name="T291">values for </text:span><text:span text:style-name="T291">arguments).</text:span></text:p>
              </text:list-item>
              <text:list-item>
                <text:p text:style-name="P18"><text:span text:style-name="T291">Использование </text:span><text:span text:style-name="T59">nil</text:span><text:span text:style-name="T291"> и </text:span><text:span text:style-name="T291">weak type safety?</text:span></text:p>
              </text:list-item>
              <text:list-item>
                <text:p text:style-name="P18"><text:span text:style-name="T291">Диспетчер </text:span><text:span text:style-name="T291">сопрограмм </text:span><text:span text:style-name="T291">(goroutines </text:span><text:span text:style-name="T291">scheduler) </text:span><text:span text:style-name="T291">управляет </text:span><text:span text:style-name="T291">выполнением </text:span><text:span text:style-name="T291">goroutines, что </text:span><text:span text:style-name="T291">может привести к </text:span><text:span text:style-name="T291">недетерминирован</text:span><text:span text:style-name="T291">ному поведению.</text:span></text:p>
              </text:list-item>
              <text:list-item>
                <text:p text:style-name="P18"><text:span text:style-name="T291">Сборщик мусора </text:span><text:span text:style-name="T291">иногда вносит </text:span><text:span text:style-name="T291">недопустимые </text:span><text:span text:style-name="T291">задержки при </text:span><text:span text:style-name="T291">выполнении </text:span><text:span text:style-name="T291">программ.</text:span></text:p>
              </text:list-item>
              <text:list-item>
                <text:p text:style-name="P18"><text:span text:style-name="T291">Странный шаблон </text:span><text:span text:style-name="T291">при </text:span><text:span text:style-name="T291">форматировании </text:span><text:span text:style-name="T291">даты и времени.</text:span></text:p>
              </text:list-item>
              <text:list-item>
                <text:p text:style-name="P18"><text:span text:style-name="T291">Нет проверки </text:span><text:span text:style-name="T291">значений на </text:span><text:span text:style-name="T291">соответствие </text:span><text:span text:style-name="T291">перечислению, </text:span><text:span text:style-name="T291">объявленному </text:span><text:span text:style-name="T291">через </text:span><text:span text:style-name="T59">iota</text:span><text:span text:style-name="T291">.</text:span></text:p>
              </text:list-item>
              <text:list-item>
                <text:p text:style-name="P18"><text:span text:style-name="T291">В некоторых </text:span><text:span text:style-name="T291">случаях требуется </text:span><text:span text:style-name="T291">более </text:span><text:span text:style-name="T291">низкоуровневое </text:span><text:span text:style-name="T291">управление </text:span><text:span text:style-name="T291">распределением </text:span><text:span text:style-name="T291">памяти, как в Rust.</text:span></text:p>
              </text:list-item>
              <text:list-item>
                <text:p text:style-name="P18"><text:span text:style-name="T291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</text:span><text:span text:style-name="T27">компании </text:span><text:span text:style-name="T27">сочетают </text:span><text:span text:style-name="T27">применение Go </text:span><text:span text:style-name="T27">с </text:span><text:span text:style-name="T27">использованием </text:span><text:span text:style-name="T27">других новых </text:span><text:span text:style-name="T27">языков, таких как </text:span><text:span text:style-name="T27">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</text:span><text:span text:style-name="T64">впечатле</text:span><text:span text:style-name="T64">ния от Go </text:span></text:p>
          </draw:text-box>
        </draw:frame>
        <draw:frame draw:style-name="gr103" draw:text-style-name="P63" draw:layer="layout" svg:width="26.8cm" svg:height="13.049cm" svg:x="0.6cm" svg:y="2.1cm">
          <draw:text-box>
            <text:p text:style-name="P13"><text:span text:style-name="T67">Синтаксис </text:span><text:span text:style-name="T67">простой, но с </text:span><text:span text:style-name="T67">некоторыми </text:span><text:span text:style-name="T67">непривычными </text:span><text:span text:style-name="T67">конструкциями.</text:span></text:p>
            <text:p text:style-name="P13"><text:span text:style-name="T67">Логично </text:span><text:span text:style-name="T67">спроектирован, </text:span><text:span text:style-name="T67">предсказуем. </text:span><text:span text:style-name="T67">Исходники </text:span><text:span text:style-name="T67">хорошо </text:span><text:span text:style-name="T67">понимаются.</text:span></text:p>
            <text:p text:style-name="P13"><text:span text:style-name="T67">Непривычно </text:span><text:span text:style-name="T67">после </text:span><text:span text:style-name="T67">динамического </text:span><text:span text:style-name="T67">Ruby: все </text:span><text:span text:style-name="T67">объявления и </text:span><text:span text:style-name="T67">преобразования </text:span><text:span text:style-name="T67">надо делать </text:span><text:span text:style-name="T67">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</text:span><text:span text:style-name="T67">используется – </text:span><text:span text:style-name="T67">код </text:span><text:span text:style-name="T67">компилироваться </text:span><text:span text:style-name="T67">не будет!</text:span></text:p>
            <text:p text:style-name="P13"><text:span text:style-name="T67">Strong typing и </text:span><text:span text:style-name="T67">другие строгости </text:span><text:span text:style-name="T67">важны для </text:span><text:span text:style-name="T67">надёжности </text:span><text:span text:style-name="T67">больших </text:span><text:span text:style-name="T67">программ.</text:span></text:p>
            <text:p text:style-name="P13"><text:span text:style-name="T67">Явная работа с </text:span><text:span text:style-name="T67">ошибками </text:span><text:span text:style-name="T67">дисциплинирует </text:span><text:span text:style-name="T67">программиста: о </text:span><text:span text:style-name="T67">них надо думать </text:span><text:span text:style-name="T67">постоянно.</text:span></text:p>
            <text:p text:style-name="P13"><text:span text:style-name="T67">Убедился в </text:span><text:span text:style-name="T67">преимуществах </text:span><text:span text:style-name="T67">отказа от </text:span><text:span text:style-name="T67">традиционного </text:span><text:span text:style-name="T67">ООП в пользу </text:span><text:span text:style-name="T67">объектного </text:span><text:span text:style-name="T67">подхода в Go.</text:span></text:p>
            <text:p text:style-name="P13"><text:span text:style-name="T67">Интерфейсы в </text:span><text:span text:style-name="T67">Go — основа </text:span><text:span text:style-name="T67">динамичности и </text:span><text:span text:style-name="T67">гибкости при </text:span><text:span text:style-name="T67">разработке.</text:span></text:p>
            <text:p text:style-name="P13"><text:span text:style-name="T67"/></text:p>
            <text:p text:style-name="P13"><text:span text:style-name="T67">Довольно </text:span><text:span text:style-name="T67">низкоуровневый: </text:span><text:span text:style-name="T67">напоминает Си – </text:span><text:span text:style-name="T67">вспомнил </text:span><text:span text:style-name="T67">молодость!</text:span></text:p>
            <text:p text:style-name="P13"><text:span text:style-name="T67">Очень быстро </text:span><text:span text:style-name="T67">компилируется. </text:span><text:span text:style-name="T67">Удобно сразу </text:span><text:span text:style-name="T67">выполнить: </text:span><text:span text:style-name="T196">go </text:span><text:span text:style-name="T196">run </text:span><text:span text:style-name="T196">program.go</text:span></text:p>
            <text:p text:style-name="P13"><text:span text:style-name="T67">Легко </text:span><text:span text:style-name="T67">скомпилировать </text:span><text:span text:style-name="T67">исполняемую </text:span><text:span text:style-name="T67">программу для </text:span><text:span text:style-name="T67">другого </text:span><text:span text:style-name="T67">«железа» и ОС.</text:span></text:p>
            <text:p text:style-name="P13"><text:span text:style-name="T67">Действительно </text:span><text:span text:style-name="T67">очень быстро </text:span><text:span text:style-name="T67">выполняется: </text:span><text:span text:style-name="T67">переписывал на </text:span><text:span text:style-name="T67">Go c Python и </text:span><text:span text:style-name="T67">Ruby.</text:span></text:p>
            <text:p text:style-name="P13"><text:span text:style-name="T66"/></text:p>
            <text:p text:style-name="P13"><text:span text:style-name="T67">Много </text:span><text:span text:style-name="T180">стандартных</text:span><text:span text:style-name="T67"> </text:span><text:span text:style-name="T67">библиотек – на </text:span><text:span text:style-name="T67">все случаи </text:span><text:span text:style-name="T67">жизни.</text:span></text:p>
            <text:p text:style-name="P13"><text:span text:style-name="T67">Легко </text:span><text:span text:style-name="T67">подключать </text:span><text:span text:style-name="T67">сторонние </text:span><text:span text:style-name="T67">модули.</text:span></text:p>
            <text:p text:style-name="P13"><text:span text:style-name="T67">Хорошая </text:span><text:span text:style-name="T67">документация на </text:span><text:span text:style-name="T67">библиотеки (с </text:span><text:span text:style-name="T67">исполняемыми </text:span><text:span text:style-name="T67">примерами).</text:span></text:p>
            <text:p text:style-name="P13"><text:span text:style-name="T67">Много сайтов с </text:span><text:span text:style-name="T67">примерами – </text:span><text:span text:style-name="T67">изучать легко.</text:span></text:p>
            <text:p text:style-name="P13"><text:span text:style-name="T67"/></text:p>
          </draw:text-box>
        </draw:frame>
        <draw:custom-shape draw:style-name="gr104" draw:text-style-name="P84" draw:layer="layout" svg:width="8.4cm" svg:height="2.501cm" svg:x="19.2cm" svg:y="12.8cm">
          <text:p text:style-name="P83"><text:span text:style-name="T172">Наверное, это последний язык, </text:span></text:p>
          <text:p text:style-name="P83"><text:span text:style-name="T172">разработанный «классиками»,</text:span></text:p>
          <text:p text:style-name="P83"><text:span text:style-name="T172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</text:span><text:span text:style-name="T64">много </text:span><text:span text:style-name="T292">(лучше </text:span><text:span text:style-name="T292">читать на </text:span><text:span text:style-name="T292">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5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5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5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5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5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5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5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8">Ссылки </text:span><text:span text:style-name="T293">▲</text:span></text:p>
          </draw:text-box>
        </draw:frame>
        <draw:frame draw:style-name="gr107" draw:text-style-name="P86" draw:layer="layout" svg:width="26.4cm" svg:height="13.151cm" svg:x="0.8cm" svg:y="2.127cm">
          <draw:text-box>
            <text:list text:style-name="L1">
              <text:list-item>
                <text:p text:style-name="P85"><text:span text:style-name="T294"><text:a xlink:href="https://go.dev/" xlink:type="simple">go.dev/</text:a></text:span><text:span text:style-name="T294"><text:s text:c="8"/></text:span><text:span text:style-name="T294"><text:s text:c="15"/></text:span><text:span text:style-name="T294"><text:s text:c="12"/></text:span><text:span text:style-name="T295"><text:s text:c="3"/></text:span><text:span text:style-name="T295"><text:s/>// </text:span><text:span text:style-name="T295">Официальный </text:span><text:span text:style-name="T295">сайт языка</text:span></text:p>
              </text:list-item>
              <text:list-item>
                <text:p text:style-name="P85"><text:span text:style-name="T294"><text:a xlink:href="https://go.dev/play/" xlink:type="simple">go.dev/play/</text:a></text:span><text:span text:style-name="T228"><text:s text:c="3"/></text:span><text:span text:style-name="T228"><text:s text:c="15"/></text:span><text:span text:style-name="T228"><text:s text:c="12"/></text:span><text:span text:style-name="T295"><text:s text:c="3"/></text:span><text:span text:style-name="T295"><text:s/>// Go </text:span><text:span text:style-name="T295">Playground ~ </text:span><text:span text:style-name="T295">выполнение в </text:span><text:span text:style-name="T295">браузере</text:span></text:p>
              </text:list-item>
              <text:list-item>
                <text:p text:style-name="P85"><text:span text:style-name="T294"><text:a xlink:href="https://go.dev/ref/spec" xlink:type="simple">go.dev/ref/spec</text:a></text:span><text:span text:style-name="T294"><text:s text:c="15"/></text:span><text:span text:style-name="T294"><text:s text:c="12"/></text:span><text:span text:style-name="T295"><text:s text:c="3"/></text:span><text:span text:style-name="T295"><text:s/></text:span><text:span text:style-name="T296">// </text:span><text:span text:style-name="T296">Спецификация </text:span><text:span text:style-name="T296">языка</text:span><text:span text:style-name="T295"> (!!!)</text:span></text:p>
              </text:list-item>
              <text:list-item>
                <text:p text:style-name="P85"><text:span text:style-name="T294"><text:a xlink:href="https://go.dev/doc/" xlink:type="simple">go.dev/doc/</text:a></text:span><text:span text:style-name="T228"><text:s text:c="4"/></text:span><text:span text:style-name="T228"><text:s text:c="15"/></text:span><text:span text:style-name="T228"><text:s text:c="12"/></text:span><text:span text:style-name="T295"><text:s text:c="3"/></text:span><text:span text:style-name="T295"><text:s/>// </text:span><text:span text:style-name="T295">Документация</text:span></text:p>
              </text:list-item>
              <text:list-item>
                <text:p text:style-name="P85"><text:span text:style-name="T294"><text:a xlink:href="https://go.dev/doc/code" xlink:type="simple">go.dev/doc/code</text:a></text:span><text:span text:style-name="T228"><text:s text:c="15"/></text:span><text:span text:style-name="T228"><text:s text:c="12"/></text:span><text:span text:style-name="T295"><text:s text:c="3"/></text:span><text:span text:style-name="T295"><text:s/>// How to </text:span><text:span text:style-name="T295">Write Go Code</text:span></text:p>
              </text:list-item>
              <text:list-item>
                <text:p text:style-name="P85"><text:span text:style-name="T294"><text:a xlink:href="https://pkg.go.dev/std" xlink:type="simple">pkg.go.dev/std</text:a></text:span><text:span text:style-name="T294"><text:s/></text:span><text:span text:style-name="T294"><text:s text:c="15"/></text:span><text:span text:style-name="T294"><text:s text:c="4"/></text:span><text:span text:style-name="T228"><text:s text:c="8"/></text:span><text:span text:style-name="T295"><text:s text:c="3"/></text:span><text:span text:style-name="T295"><text:s/>// </text:span><text:span text:style-name="T295">стандартная </text:span><text:span text:style-name="T295">библиотека</text:span></text:p>
              </text:list-item>
              <text:list-item>
                <text:p text:style-name="P18"><text:span text:style-name="T294"><text:a xlink:href="https://gobyexample.com/" xlink:type="simple">gobyexample.com</text:a></text:span><text:span text:style-name="T228"><text:s text:c="15"/></text:span><text:span text:style-name="T228"><text:s text:c="12"/></text:span><text:span text:style-name="T295"><text:s text:c="3"/></text:span><text:span text:style-name="T295"><text:s/>// Go в </text:span><text:span text:style-name="T295">примерах</text:span></text:p>
              </text:list-item>
              <text:list-item>
                <text:p text:style-name="P18"><text:span text:style-name="T296"><text:a xlink:href="https://go.dev/doc/modules/layout" xlink:type="simple">go.dev/doc/modules/layout</text:a></text:span><text:span text:style-name="T295"><text:s text:c="15"/></text:span><text:span text:style-name="T295"><text:s text:c="6"/>// </text:span><text:span text:style-name="T295">Структура </text:span><text:span text:style-name="T295">каталогов</text:span></text:p>
              </text:list-item>
              <text:list-item>
                <text:p text:style-name="P18"><text:span text:style-name="T294"><text:a xlink:href="https://github.com/golang-standards/project-layout/blob/master/README_ru.md" xlink:type="simple">github.com/golang-standards/project-layout</text:a></text:span><text:span text:style-name="T228"><text:s text:c="4"/>// </text:span><text:span text:style-name="T295">Стандартный </text:span><text:span text:style-name="T295">макет </text:span><text:span text:style-name="T295">[большого] Go </text:span><text:span text:style-name="T295">проекта</text:span></text:p>
              </text:list-item>
            </text:list>
            <text:p text:style-name="P85"><text:span text:style-name="T295"/></text:p>
            <text:list text:continue-numbering="true" text:style-name="L1">
              <text:list-item>
                <text:p text:style-name="P85"><text:span text:style-name="T294"><text:a xlink:href="https://tour.golang.org/" xlink:type="simple">tour.golang.org</text:a></text:span><text:span text:style-name="T228"><text:s text:c="15"/></text:span><text:span text:style-name="T228"><text:s text:c="12"/></text:span><text:span text:style-name="T295"><text:s text:c="3"/></text:span><text:span text:style-name="T295"><text:s/>// Экскурсия </text:span><text:span text:style-name="T295">по </text:span><text:span text:style-name="T295">возможностям </text:span><text:span text:style-name="T295">Go</text:span></text:p>
              </text:list-item>
              <text:list-item>
                <text:p text:style-name="P85"><text:span text:style-name="T294"><text:a xlink:href="https://golangdocs.com/" xlink:type="simple">golangdocs.com</text:a></text:span><text:span text:style-name="T228"><text:s/></text:span><text:span text:style-name="T228"><text:s text:c="15"/></text:span><text:span text:style-name="T228"><text:s text:c="12"/></text:span><text:span text:style-name="T295"><text:s text:c="3"/></text:span><text:span text:style-name="T295"><text:s/>// примеры </text:span><text:span text:style-name="T295">конструкций</text:span></text:p>
              </text:list-item>
              <text:list-item>
                <text:p text:style-name="P85"><text:span text:style-name="T296"><text:a xlink:href="https://appliedgo.net/why-go/" xlink:type="simple">appliedgo.net/why-go/</text:a></text:span><text:span text:style-name="T295"><text:s text:c="15"/></text:span><text:span text:style-name="T295"><text:s text:c="10"/>// </text:span><text:span text:style-name="T295">15 Reasons I </text:span><text:span text:style-name="T295">Love Go</text:span></text:p>
              </text:list-item>
              <text:list-item>
                <text:p text:style-name="P85"><text:span text:style-name="T296"><text:a xlink:href="https://github.com/avelino/awesome-go" xlink:type="simple">awesome-go</text:a></text:span><text:span text:style-name="T295"><text:s text:c="5"/></text:span><text:span text:style-name="T295"><text:s text:c="15"/></text:span><text:span text:style-name="T295"><text:s text:c="15"/></text:span><text:span text:style-name="T295"><text:s/>// libraries </text:span><text:span text:style-name="T295">for </text:span><text:span text:style-name="T295">everything...</text:span></text:p>
              </text:list-item>
            </text:list>
            <text:p text:style-name="P85"><text:span text:style-name="T296"/></text:p>
            <text:list text:continue-numbering="true" text:style-name="L1">
              <text:list-item>
                <text:p text:style-name="P18"><text:span text:style-name="T294"><text:a xlink:href="https://go.dev/doc/effective_go" xlink:type="simple">go.dev/doc/effective_go</text:a></text:span><text:span text:style-name="T294"><text:s text:c="4"/></text:span><text:span text:style-name="T228"><text:s text:c="9"/></text:span><text:span text:style-name="T295"><text:s text:c="2"/></text:span><text:span text:style-name="T295"><text:s text:c="8"/>// </text:span><text:span text:style-name="T295">"Effecive Go" </text:span><text:span text:style-name="T295">бесплатная </text:span><text:span text:style-name="T295">web-книга</text:span></text:p>
              </text:list-item>
              <text:list-item>
                <text:p text:style-name="P85"><text:span text:style-name="T296"><text:a xlink:href="https://gopl.io/" xlink:type="simple">gopl.io</text:a></text:span><text:span text:style-name="T295"><text:s text:c="8"/></text:span><text:span text:style-name="T295"><text:s text:c="10"/>// </text:span><text:span text:style-name="T295">"The Go </text:span><text:span text:style-name="T295">Programming </text:span><text:span text:style-name="T295">Language" by </text:span><text:span text:style-name="T295">A.A.A.Donovan </text:span><text:span text:style-name="T295">&amp; </text:span><text:span text:style-name="T295">B.W.Kernighan</text:span></text:p>
              </text:list-item>
            </text:list>
            <text:p text:style-name="P85"><text:span text:style-name="T295"/></text:p>
            <text:list text:continue-numbering="true" text:style-name="L1">
              <text:list-item>
                <text:p text:style-name="P85"><text:span text:style-name="T294"><text:a xlink:href="https://www.w3schools.com/go/index.php" xlink:type="simple">w3schools.com/go/</text:a></text:span><text:span text:style-name="T228"><text:s text:c="15"/></text:span><text:span text:style-name="T228"><text:s/></text:span><text:span text:style-name="T295">@ </text:span><text:span text:style-name="T295">w3schools <text:s/>// </text:span><text:span text:style-name="T295">Справочник</text:span></text:p>
              </text:list-item>
              <text:list-item>
                <text:p text:style-name="P85"><text:span text:style-name="T29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28"><text:s/></text:span><text:span text:style-name="T295">@ </text:span><text:span text:style-name="T295">proglib.io // </text:span><text:span text:style-name="T295">Самоучитель</text:span></text:p>
              </text:list-item>
              <text:list-item>
                <text:p text:style-name="P85"><text:span text:style-name="T294"><text:a xlink:href="https://proglib.io/p/dorozhnaya-karta-go-razrabotchika-v-2023-godu-2023-11-01" xlink:type="simple">Дорожная карта Go-разработчика</text:a></text:span><text:span text:style-name="T228"><text:s text:c="3"/></text:span><text:span text:style-name="T295">@ </text:span><text:span text:style-name="T295">proglib.io // </text:span><text:span text:style-name="T295">План изучения</text:span></text:p>
              </text:list-item>
              <text:list-item>
                <text:p text:style-name="P85"><text:span text:style-name="T296"><text:a xlink:href="https://lyceum.yandex.ru/go" xlink:type="simple">lyceum.yandex.ru/go</text:a></text:span><text:span text:style-name="T295"><text:s text:c="15"/></text:span><text:span text:style-name="T295"><text:s text:c="12"/>// </text:span><text:span text:style-name="T295">Яндекс-лицей: </text:span><text:span text:style-name="T295">Программирован</text:span><text:span text:style-name="T295">ие на Go</text:span></text:p>
              </text:list-item>
              <text:list-item>
                <text:p text:style-name="P85"><text:span text:style-name="T296"><text:a xlink:href="https://codelibs.ru/category/go/" xlink:type="simple">Книги по Go</text:a></text:span><text:span text:style-name="T295"><text:s text:c="4"/></text:span><text:span text:style-name="T295"><text:s text:c="15"/></text:span><text:span text:style-name="T295"><text:s text:c="3"/></text:span><text:span text:style-name="T295">@codelibs.ru /</text:span><text:span text:style-name="T295">/</text:span></text:p>
              </text:list-item>
            </text:list>
            <text:p text:style-name="P85"><text:span text:style-name="T295"/></text:p>
            <text:list text:continue-numbering="true" text:style-name="L1">
              <text:list-item>
                <text:p text:style-name="P85"><text:span text:style-name="T296"><text:a xlink:href="https://tinygo.org/" xlink:type="simple">tinygo.org</text:a></text:span><text:span text:style-name="T295"><text:s text:c="5"/></text:span><text:span text:style-name="T295"><text:s text:c="15"/></text:span><text:span text:style-name="T295"><text:s text:c="15"/></text:span><text:span text:style-name="T295"><text:s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08" draw:text-style-name="P8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8">Готов </text:span><text:span text:style-name="T128">ответить </text:span><text:span text:style-name="T128">на </text:span><text:span text:style-name="T128">вопросы</text:span></text:p>
          </draw:text-box>
        </draw:frame>
        <draw:frame draw:style-name="gr12" draw:text-style-name="P8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9" draw:text-style-name="P89" draw:layer="layout" svg:width="6.527cm" svg:height="3.405cm" svg:x="10cm" svg:y="6.834cm">
          <draw:text-box>
            <text:p text:style-name="P2"><text:span text:style-name="T298">??</text:span><text:span text:style-name="T298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8">Словарик</text:span></text:p>
          </draw:text-box>
        </draw:frame>
        <draw:frame draw:style-name="gr110" draw:text-style-name="P90" draw:layer="layout" svg:width="26.4cm" svg:height="12.473cm" svg:x="0.8cm" svg:y="2.527cm">
          <draw:text-box>
            <text:p text:style-name="P18"><text:span text:style-name="T299">communicating </text:span><text:span text:style-name="T299">sequential processes </text:span><text:span text:style-name="T299">~ взаимодействие </text:span><text:span text:style-name="T299">последовательных </text:span><text:span text:style-name="T299">процессов </text:span></text:p>
            <text:p text:style-name="P18"><text:span text:style-name="T299">concurrency ~ </text:span><text:span text:style-name="T299">свойство </text:span><text:span text:style-name="T299">программы, </text:span><text:span text:style-name="T299">допускающее </text:span><text:span text:style-name="T299">одновременное </text:span><text:span text:style-name="T299">выполнение </text:span><text:span text:style-name="T299">нескольких </text:span><text:span text:style-name="T299">вычислительных </text:span><text:span text:style-name="T299">процессов</text:span></text:p>
            <text:p text:style-name="P18"><text:span text:style-name="T299">CSP <text:s/>= </text:span><text:span text:style-name="T299">communicating </text:span><text:span text:style-name="T299">sequential processes</text:span></text:p>
            <text:p text:style-name="P18"><text:span text:style-name="T299">gopher ~ </text:span><text:span text:style-name="T299">программист на Go</text:span></text:p>
            <text:p text:style-name="P18"><text:span text:style-name="T299">goroutine ~ </text:span><text:span text:style-name="T299">подпрограмма, </text:span><text:span text:style-name="T299">возможно, </text:span><text:span text:style-name="T299">выполняемая </text:span><text:span text:style-name="T299">параллельно</text:span></text:p>
            <text:p text:style-name="P18"><text:span text:style-name="T299">multitasking ~ </text:span><text:span text:style-name="T299">многозадачность</text:span></text:p>
            <text:p text:style-name="P18"><text:span text:style-name="T299">parallelism ~ </text:span><text:span text:style-name="T299">параллелизм = </text:span><text:span text:style-name="T299">параллельное </text:span><text:span text:style-name="T299">выполнение </text:span><text:span text:style-name="T299">вычислений</text:span></text:p>
            <text:p text:style-name="P18"><text:span text:style-name="T299">process ~ процесс</text:span></text:p>
            <text:p text:style-name="P18"><text:span text:style-name="T299">subprocess ~ </text:span><text:span text:style-name="T299">подпроцесс</text:span></text:p>
            <text:p text:style-name="P18"><text:span text:style-name="T299">subtask ~ подзадача</text:span></text:p>
            <text:p text:style-name="P18"><text:span text:style-name="T299">task ~ задача</text:span></text:p>
            <text:p text:style-name="P18"><text:span text:style-name="T299"/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7-18T19:18:29.776880236</dc:date>
    <meta:editing-duration>P8DT7H33M7S</meta:editing-duration>
    <meta:editing-cycles>1390</meta:editing-cycles>
    <meta:generator>LibreOffice/7.4.7.2$Linux_X86_64 LibreOffice_project/40$Build-2</meta:generator>
    <meta:document-statistic meta:object-count="576"/>
  </office:meta>
</office:document-meta>
</file>